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nstantia" svg:font-family="Constantia"/>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automatic-styles>
    <style:style style:name="sposoby_5f_slovotvoru" style:display-name="sposoby_slovotvoru" style:family="table">
      <style:table-properties style:width="6.4965in" style:rel-width="100%" table:align="left"/>
    </style:style>
    <style:style style:name="sposoby_5f_slovotvoru.A" style:display-name="sposoby_slovotvoru.A" style:family="table-column">
      <style:table-column-properties style:column-width="0.325in" style:rel-column-width="468*"/>
    </style:style>
    <style:style style:name="sposoby_5f_slovotvoru.B" style:display-name="sposoby_slovotvoru.B" style:family="table-column">
      <style:table-column-properties style:column-width="1.7535in" style:rel-column-width="2525*"/>
    </style:style>
    <style:style style:name="sposoby_5f_slovotvoru.C" style:display-name="sposoby_slovotvoru.C" style:family="table-column">
      <style:table-column-properties style:column-width="3.1188in" style:rel-column-width="4491*"/>
    </style:style>
    <style:style style:name="sposoby_5f_slovotvoru.D" style:display-name="sposoby_slovotvoru.D" style:family="table-column">
      <style:table-column-properties style:column-width="1.2993in" style:rel-column-width="1871*"/>
    </style:style>
    <style:style style:name="sposoby_5f_slovotvoru.A1" style:display-name="sposoby_slovotvoru.A1" style:family="table-cell">
      <style:table-cell-properties style:vertical-align="bottom" fo:background-color="transparent" fo:padding="0.0382in" fo:border-left="0.05pt solid #000000" fo:border-right="none" fo:border-top="0.05pt solid #000000" fo:border-bottom="0.05pt solid #000000">
        <style:background-image/>
      </style:table-cell-properties>
    </style:style>
    <style:style style:name="sposoby_5f_slovotvoru.D1" style:display-name="sposoby_slovotvoru.D1" style:family="table-cell">
      <style:table-cell-properties style:vertical-align="bottom" fo:background-color="transparent" fo:padding="0.0382in" fo:border="0.05pt solid #000000">
        <style:background-image/>
      </style:table-cell-properties>
    </style:style>
    <style:style style:name="sposoby_5f_slovotvoru.A2" style:display-name="sposoby_slovotvoru.A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sposoby_5f_slovotvoru.D2" style:display-name="sposoby_slovotvoru.D2" style:family="table-cell">
      <style:table-cell-properties style:vertical-align="bottom" fo:background-color="transparent" fo:padding="0.0382in" fo:border-left="0.05pt solid #000000" fo:border-right="0.05pt solid #000000" fo:border-top="none" fo:border-bottom="0.05pt solid #000000">
        <style:background-image/>
      </style:table-cell-properties>
    </style:style>
    <style:style style:name="Dictionary" style:family="table">
      <style:table-properties style:width="6.4965in" fo:margin-top="0in" fo:margin-bottom="0in" fo:break-before="auto" fo:break-after="auto" table:align="margins"/>
    </style:style>
    <style:style style:name="Dictionary.A" style:family="table-column">
      <style:table-column-properties style:column-width="3.2472in" style:rel-column-width="32760*"/>
    </style:style>
    <style:style style:name="Dictionary.B" style:family="table-column">
      <style:table-column-properties style:column-width="3.2493in" style:rel-column-width="32775*"/>
    </style:style>
    <style:style style:name="Dictionary.A1" style:family="table-cell">
      <style:table-cell-properties fo:padding="0.0201in" fo:border-left="0.25pt solid #000000" fo:border-right="none" fo:border-top="0.25pt solid #000000" fo:border-bottom="0.25pt solid #000000"/>
    </style:style>
    <style:style style:name="Dictionary.B1" style:family="table-cell">
      <style:table-cell-properties fo:padding="0.0201in" fo:border="0.25pt solid #000000"/>
    </style:style>
    <style:style style:name="Dictionary.A2" style:family="table-cell">
      <style:table-cell-properties fo:padding="0.0201in" fo:border-left="0.25pt solid #000000" fo:border-right="none" fo:border-top="none" fo:border-bottom="0.25pt solid #000000"/>
    </style:style>
    <style:style style:name="Dictionary.B2" style:family="table-cell">
      <style:table-cell-properties fo:padding="0.0201in" fo:border-left="0.25pt solid #000000" fo:border-right="0.25pt solid #000000" fo:border-top="none" fo:border-bottom="0.25pt solid #000000"/>
    </style:style>
    <style:style style:name="P1" style:family="paragraph" style:parent-style-name="Standard">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150%" fo:text-align="start" style:justify-single-word="false"/>
      <style:text-properties style:font-name="Times New Roman" fo:font-size="14pt" fo:language="uk" fo:country="UA" fo:font-style="italic" style:font-size-asian="14pt" style:font-style-asian="italic" style:font-size-complex="14pt" style:font-style-complex="italic"/>
    </style:style>
    <style:style style:name="P3"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4"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6"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bold" style:font-size-asian="14pt" style:language-asian="ru" style:country-asian="RU" style:font-style-asian="normal" style:font-weight-asian="bold" style:font-size-complex="14pt" style:font-style-complex="normal" style:font-weight-complex="bold"/>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Table_20_Contents">
      <style:paragraph-properties fo:margin-left="0in" fo:margin-right="0in" fo:text-align="justify" style:justify-single-word="false" fo:text-indent="0in" style:auto-text-indent="fals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Table_20_Contents">
      <style:paragraph-properties fo:margin-left="0in" fo:margin-right="0in"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Д_5f_Абзац_20_после_20_таблицы">
      <style:paragraph-properties fo:margin-left="0in" fo:margin-right="0in" fo:text-indent="0in" style:auto-text-indent="false"/>
    </style:style>
    <style:style style:name="P11" style:family="paragraph" style:parent-style-name="Д_5f_Абзац_20_перед_20_рисунком">
      <style:paragraph-properties fo:margin-left="0in" fo:margin-right="0in" fo:text-indent="0in" style:auto-text-indent="false"/>
    </style:style>
    <style:style style:name="P12" style:family="paragraph" style:parent-style-name="Text_20_body">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13" style:family="paragraph" style:parent-style-name="Text_20_body">
      <style:paragraph-properties fo:line-height="150%" fo:text-align="start" style:justify-single-word="false"/>
      <style:text-properties style:font-name="Times New Roman" fo:font-size="14pt" fo:font-weight="bold" style:font-size-asian="14pt" style:font-size-complex="14pt"/>
    </style:style>
    <style:style style:name="P14" style:family="paragraph" style:parent-style-name="Text_20_body">
      <style:paragraph-properties fo:line-height="150%" fo:text-align="start" style:justify-single-word="false"/>
      <style:text-properties style:font-name="Times New Roman" fo:font-size="14pt" fo:font-weight="bold"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Times New Roman" fo:font-size="14pt" fo:font-weight="bold" style:font-size-asian="14pt" style:font-style-asian="italic" style:font-weight-asian="bold" style:font-size-complex="14pt" style:font-style-complex="italic" style:font-weight-complex="bold" style:text-overline-style="none" style:text-overline-color="font-color"/>
    </style:style>
    <style:style style:name="P16" style:family="paragraph" style:parent-style-name="Text_20_body">
      <style:paragraph-properties fo:line-height="150%" fo:text-align="start" style:justify-single-word="false"/>
      <style:text-properties style:font-name="Times New Roman" fo:font-size="14pt" style:font-size-asian="14pt" style:font-size-complex="14pt"/>
    </style:style>
    <style:style style:name="P17" style:family="paragraph" style:parent-style-name="Text_20_body">
      <style:paragraph-properties fo:line-height="150%" fo:text-align="start" style:justify-single-word="false"/>
      <style:text-properties style:font-name="Times New Roman" fo:font-size="14pt" fo:font-style="italic" style:font-size-asian="14pt" style:font-style-asian="italic" style:font-size-complex="14pt" style:font-style-complex="italic"/>
    </style:style>
    <style:style style:name="P18" style:family="paragraph" style:parent-style-name="Text_20_body">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19" style:family="paragraph" style:parent-style-name="Text_20_body">
      <style:paragraph-properties fo:line-height="150%" fo:text-align="start" style:justify-single-word="false"/>
      <style:text-properties style:font-name="Times New Roman" fo:font-size="14pt"/>
    </style:style>
    <style:style style:name="P20"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size-complex="14pt"/>
    </style:style>
    <style:style style:name="P21"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P22" style:family="paragraph" style:parent-style-name="Text_20_body">
      <style:paragraph-properties fo:line-height="150%" fo:text-align="start" style:justify-single-word="false"/>
    </style:style>
    <style:style style:name="P23" style:family="paragraph" style:parent-style-name="Д_5f_Згл._20_Общий">
      <style:paragraph-properties fo:break-before="page"/>
    </style:style>
    <style:style style:name="P24" style:family="paragraph" style:parent-style-name="Д_5f_Згл._20_Глава">
      <style:paragraph-properties fo:break-before="page"/>
    </style:style>
    <style:style style:name="P25" style:family="paragraph" style:parent-style-name="Д_5f_Згл._20_Пункт">
      <style:paragraph-properties fo:break-before="page"/>
      <style:text-properties fo:font-size="14pt" fo:font-weight="normal" style:font-size-asian="14pt" style:font-weight-asian="normal" style:font-size-complex="14pt" style:font-weight-complex="normal"/>
    </style:style>
    <style:style style:name="P26" style:family="paragraph" style:parent-style-name="Д_5f_Згл._20_Пункт">
      <style:text-properties style:font-weight-asian="bold" style:font-weight-complex="bold"/>
    </style:style>
    <style:style style:name="P27" style:family="paragraph" style:parent-style-name="Д_5f_Згл._20_Пункт">
      <style:text-properties fo:font-variant="normal" fo:text-transform="none" fo:color="#000000" fo:letter-spacing="normal"/>
    </style:style>
    <style:style style:name="P28" style:family="paragraph" style:parent-style-name="Д_5f_Основной_20_текст">
      <style:paragraph-properties fo:text-align="end" style:justify-single-word="false"/>
      <style:text-properties fo:font-style="italic" style:font-style-asian="italic" style:font-style-complex="italic"/>
    </style:style>
    <style:style style:name="P29" style:family="paragraph" style:parent-style-name="Д_5f_Основной_20_текст">
      <style:text-properties fo:font-variant="normal" fo:text-transform="none" fo:color="#000000" fo:letter-spacing="normal"/>
    </style:style>
    <style:style style:name="P30" style:family="paragraph" style:parent-style-name="Д_5f_Основной_20_текст">
      <style:text-properties fo:font-variant="normal" fo:text-transform="none" fo:color="#000000" fo:letter-spacing="normal" fo:font-style="normal" fo:font-weight="normal"/>
    </style:style>
    <style:style style:name="P31" style:family="paragraph" style:parent-style-name="Д_5f_Основной_20_текст">
      <style:text-properties fo:font-size="14pt" fo:font-weight="normal" style:font-size-asian="14pt" style:font-weight-asian="normal" style:font-size-complex="14pt" style:font-weight-complex="normal"/>
    </style:style>
    <style:style style:name="P32" style:family="paragraph" style:parent-style-name="Д_5f_Абзац_20_перед_20_рисунком">
      <style:paragraph-properties fo:text-align="end" style:justify-single-word="false"/>
      <style:text-properties fo:font-size="14pt" fo:font-style="normal" style:font-size-asian="14pt" style:font-style-asian="normal" style:font-size-complex="14pt" style:font-style-complex="normal"/>
    </style:style>
    <style:style style:name="P33" style:family="paragraph" style:parent-style-name="Д_5f_Сноска_5f_Постраничная">
      <style:text-properties fo:font-style="normal" style:text-underline-style="none" fo:font-weight="normal" style:font-style-asian="normal" style:font-weight-asian="normal" style:font-style-complex="normal" style:font-weight-complex="normal"/>
    </style:style>
    <style:style style:name="P34" style:family="paragraph" style:parent-style-name="Д_5f_Сноска_5f_Постраничная">
      <style:text-properties fo:font-variant="normal" fo:text-transform="none" fo:color="#000000" style:font-name="Times New Roman" fo:letter-spacing="normal" fo:font-style="normal" fo:font-weight="normal"/>
    </style:style>
    <style:style style:name="P35" style:family="paragraph" style:parent-style-name="Д_5f_Сноска_5f_Постраничная">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P36" style:family="paragraph" style:parent-style-name="Д_5f_Сноска_5f_Постраничная">
      <style:text-properties style:font-name="Times New Roman"/>
    </style:style>
    <style:style style:name="P37" style:family="paragraph" style:parent-style-name="Д_5f_Сноска_5f_Постраничная">
      <style:text-properties fo:font-size="12pt" style:font-size-asian="12pt" style:font-size-complex="12pt"/>
    </style:style>
    <style:style style:name="P38" style:family="paragraph" style:parent-style-name="Д_5f_Згл._20_Глава" style:list-style-name="L36">
      <style:paragraph-properties fo:break-before="page"/>
    </style:style>
    <style:style style:name="P39" style:family="paragraph" style:parent-style-name="Д_5f_Згл._20_Общий" style:master-page-name="Standard">
      <style:paragraph-properties style:page-number="4"/>
    </style:style>
    <style:style style:name="P40" style:family="paragraph" style:parent-style-name="Д_5f_Згл._20_Пункт">
      <style:paragraph-properties fo:margin-left="0.4925in" fo:margin-right="0in" fo:text-indent="0in" style:auto-text-indent="false"/>
    </style:style>
    <style:style style:name="P41" style:family="paragraph" style:parent-style-name="Д_5f_Основной_20_текст" style:list-style-name="L1"/>
    <style:style style:name="P42" style:family="paragraph" style:parent-style-name="Д_5f_Основной_20_текст" style:list-style-name="L2"/>
    <style:style style:name="P43" style:family="paragraph" style:parent-style-name="Д_5f_Основной_20_текст" style:list-style-name="L3"/>
    <style:style style:name="P44" style:family="paragraph" style:parent-style-name="Д_5f_Основной_20_текст" style:list-style-name="L4"/>
    <style:style style:name="P45" style:family="paragraph" style:parent-style-name="Д_5f_Основной_20_текст" style:list-style-name="L5"/>
    <style:style style:name="P46" style:family="paragraph" style:parent-style-name="Д_5f_Основной_20_текст" style:list-style-name="L6"/>
    <style:style style:name="P47" style:family="paragraph" style:parent-style-name="Д_5f_Основной_20_текст" style:list-style-name="L7"/>
    <style:style style:name="P48" style:family="paragraph" style:parent-style-name="Д_5f_Основной_20_текст" style:list-style-name="L8"/>
    <style:style style:name="P49" style:family="paragraph" style:parent-style-name="Д_5f_Основной_20_текст" style:list-style-name="L9"/>
    <style:style style:name="P50" style:family="paragraph" style:parent-style-name="Д_5f_Основной_20_текст" style:list-style-name="L10"/>
    <style:style style:name="P51" style:family="paragraph" style:parent-style-name="Д_5f_Основной_20_текст" style:list-style-name="L11"/>
    <style:style style:name="P52" style:family="paragraph" style:parent-style-name="Д_5f_Основной_20_текст" style:list-style-name="L12">
      <style:text-properties fo:font-variant="normal" fo:text-transform="none" fo:color="#000000" fo:letter-spacing="normal" fo:font-style="normal" fo:font-weight="normal"/>
    </style:style>
    <style:style style:name="P53" style:family="paragraph" style:parent-style-name="Д_5f_Основной_20_текст" style:list-style-name="L13">
      <style:text-properties fo:font-variant="normal" fo:text-transform="none" fo:color="#000000" fo:letter-spacing="normal" fo:font-style="normal" fo:font-weight="normal"/>
    </style:style>
    <style:style style:name="P54" style:family="paragraph" style:parent-style-name="Д_5f_Основной_20_текст" style:list-style-name="L14">
      <style:text-properties fo:font-variant="normal" fo:text-transform="none" fo:color="#000000" fo:letter-spacing="normal" fo:font-style="normal" fo:font-weight="normal"/>
    </style:style>
    <style:style style:name="P55" style:family="paragraph" style:parent-style-name="Д_5f_Основной_20_текст" style:list-style-name="L17">
      <style:text-properties fo:font-variant="normal" fo:text-transform="none" fo:color="#000000" fo:letter-spacing="normal"/>
    </style:style>
    <style:style style:name="P56" style:family="paragraph" style:parent-style-name="Д_5f_Основной_20_текст" style:list-style-name="L19">
      <style:text-properties fo:font-variant="normal" fo:text-transform="none" fo:color="#000000" fo:letter-spacing="normal"/>
    </style:style>
    <style:style style:name="P57" style:family="paragraph" style:parent-style-name="Д_5f_Основной_20_текст" style:list-style-name="L20">
      <style:text-properties fo:font-variant="normal" fo:text-transform="none" fo:color="#000000" fo:letter-spacing="normal"/>
    </style:style>
    <style:style style:name="P58" style:family="paragraph" style:parent-style-name="Д_5f_Основной_20_текст" style:list-style-name="L26">
      <style:text-properties fo:font-variant="normal" fo:text-transform="none" fo:color="#000000" fo:letter-spacing="normal"/>
    </style:style>
    <style:style style:name="P59" style:family="paragraph" style:parent-style-name="Д_5f_Основной_20_текст" style:list-style-name="L28">
      <style:text-properties fo:font-variant="normal" fo:text-transform="none" fo:color="#000000" fo:letter-spacing="normal"/>
    </style:style>
    <style:style style:name="P60" style:family="paragraph" style:parent-style-name="Д_5f_Основной_20_текст" style:list-style-name="L29">
      <style:text-properties fo:font-variant="normal" fo:text-transform="none" fo:color="#000000" fo:letter-spacing="normal"/>
    </style:style>
    <style:style style:name="P61" style:family="paragraph" style:parent-style-name="Д_5f_Основной_20_текст" style:list-style-name="L30">
      <style:text-properties fo:font-variant="normal" fo:text-transform="none" fo:color="#000000" fo:letter-spacing="normal"/>
    </style:style>
    <style:style style:name="P62" style:family="paragraph" style:parent-style-name="Д_5f_Основной_20_текст" style:list-style-name="L18">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63" style:family="paragraph" style:parent-style-name="Д_5f_Основной_20_текст" style:list-style-name="L22">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64" style:family="paragraph" style:parent-style-name="Д_5f_Основной_20_текст" style:list-style-name="L13"/>
    <style:style style:name="P65" style:family="paragraph" style:parent-style-name="Д_5f_Основной_20_текст" style:list-style-name="L14"/>
    <style:style style:name="P66" style:family="paragraph" style:parent-style-name="Д_5f_Основной_20_текст" style:list-style-name="L15"/>
    <style:style style:name="P67" style:family="paragraph" style:parent-style-name="Д_5f_Основной_20_текст" style:list-style-name="L16"/>
    <style:style style:name="P68" style:family="paragraph" style:parent-style-name="Д_5f_Основной_20_текст" style:list-style-name="L18"/>
    <style:style style:name="P69" style:family="paragraph" style:parent-style-name="Д_5f_Основной_20_текст" style:list-style-name="L20"/>
    <style:style style:name="P70" style:family="paragraph" style:parent-style-name="Д_5f_Основной_20_текст" style:list-style-name="L21"/>
    <style:style style:name="P71" style:family="paragraph" style:parent-style-name="Д_5f_Основной_20_текст" style:list-style-name="L22"/>
    <style:style style:name="P72" style:family="paragraph" style:parent-style-name="Д_5f_Основной_20_текст" style:list-style-name="L23"/>
    <style:style style:name="P73" style:family="paragraph" style:parent-style-name="Д_5f_Основной_20_текст" style:list-style-name="L24"/>
    <style:style style:name="P74" style:family="paragraph" style:parent-style-name="Д_5f_Основной_20_текст" style:list-style-name="L25"/>
    <style:style style:name="P75" style:family="paragraph" style:parent-style-name="Д_5f_Основной_20_текст" style:list-style-name="L27"/>
    <style:style style:name="P76" style:family="paragraph" style:parent-style-name="Д_5f_Основной_20_текст" style:list-style-name="L28"/>
    <style:style style:name="P77" style:family="paragraph" style:parent-style-name="Д_5f_Основной_20_текст" style:list-style-name="L31"/>
    <style:style style:name="P78" style:family="paragraph" style:parent-style-name="Д_5f_Основной_20_текст" style:list-style-name="L31">
      <style:text-properties fo:font-weight="normal" style:font-weight-asian="normal" style:font-weight-complex="normal"/>
    </style:style>
    <style:style style:name="P79" style:family="paragraph" style:parent-style-name="Д_5f_Основной_20_текст">
      <style:paragraph-properties fo:text-align="center" style:justify-single-word="false"/>
      <style:text-properties fo:font-weight="normal" style:font-weight-asian="normal" style:font-weight-complex="normal"/>
    </style:style>
    <style:style style:name="P80" style:family="paragraph" style:parent-style-name="Д_5f_Основной_20_текст">
      <style:paragraph-properties fo:text-align="end" style:justify-single-word="false"/>
      <style:text-properties fo:font-weight="normal" style:font-weight-asian="normal" style:font-weight-complex="normal"/>
    </style:style>
    <style:style style:name="P81" style:family="paragraph" style:parent-style-name="Д_5f_Основной_20_текст" style:list-style-name="L32"/>
    <style:style style:name="P82" style:family="paragraph" style:parent-style-name="Д_5f_Основной_20_текст" style:list-style-name="L33"/>
    <style:style style:name="P83" style:family="paragraph" style:parent-style-name="Д_5f_Основной_20_текст" style:list-style-name="WW8Num2"/>
    <style:style style:name="P84" style:family="paragraph" style:parent-style-name="Д_5f_Основной_20_текст">
      <style:paragraph-properties fo:text-align="center" style:justify-single-word="false"/>
    </style:style>
    <style:style style:name="P85" style:family="paragraph" style:parent-style-name="Д_5f_Основной_20_текст">
      <style:paragraph-properties fo:text-align="end" style:justify-single-word="false"/>
    </style:style>
    <style:style style:name="P86" style:family="paragraph" style:parent-style-name="Д_5f_Основной_20_текст">
      <style:paragraph-properties fo:text-align="center" style:justify-single-word="false"/>
      <style:text-properties fo:font-size="22pt" style:font-size-asian="22pt" style:font-size-complex="22pt"/>
    </style:style>
    <style:style style:name="P87" style:family="paragraph" style:parent-style-name="Д_5f_Основной_20_текст" style:list-style-name="L39"/>
    <style:style style:name="P88" style:family="paragraph" style:parent-style-name="Д_5f_Основной_20_текст" style:list-style-name="L40"/>
    <style:style style:name="P89" style:family="paragraph" style:parent-style-name="Д_5f_Основной_20_текст" style:list-style-name="L40">
      <style:text-properties style:text-underline-style="solid" style:text-underline-width="auto" style:text-underline-color="font-color"/>
    </style:style>
    <style:style style:name="P90" style:family="paragraph" style:parent-style-name="Д_5f_Основной_20_текст" style:master-page-name="First_20_Page">
      <style:paragraph-properties fo:text-align="center" style:justify-single-word="false" style:page-number="4" fo:break-before="page"/>
    </style:style>
    <style:style style:name="P91" style:family="paragraph" style:parent-style-name="Д_5f_Оглавление">
      <style:paragraph-properties>
        <style:tab-stops>
          <style:tab-stop style:position="6.4965in" style:type="right" style:leader-style="dotted" style:leader-text="."/>
        </style:tab-stops>
      </style:paragraph-properties>
    </style:style>
    <style:style style:name="P92" style:family="paragraph" style:parent-style-name="Д_5f_Библиография" style:list-style-name="L34"/>
    <style:style style:name="P93" style:family="paragraph" style:parent-style-name="Д_5f_Абзац_20_перед_20_рисунком" style:list-style-name="L18"/>
    <style:style style:name="P94" style:family="paragraph" style:parent-style-name="Д_5f_Абзац_20_перед_20_рисунком" style:list-style-name="L20"/>
    <style:style style:name="P95" style:family="paragraph" style:parent-style-name="Д_5f_Абзац_20_перед_20_рисунком" style:list-style-name="L22"/>
    <style:style style:name="P96" style:family="paragraph" style:parent-style-name="Д_5f_Абзац_20_перед_20_рисунком" style:list-style-name="L25"/>
    <style:style style:name="P97" style:family="paragraph" style:parent-style-name="Д_5f_Абзац_20_перед_20_рисунком" style:list-style-name="L26"/>
    <style:style style:name="P98" style:family="paragraph" style:parent-style-name="Д_5f_Абзац_20_перед_20_рисунком" style:list-style-name="L28"/>
    <style:style style:name="P99" style:family="paragraph" style:parent-style-name="Д_5f_Абзац_20_перед_20_рисунком" style:list-style-name="L30"/>
    <style:style style:name="P100" style:family="paragraph" style:parent-style-name="Д_5f_Абзац_20_перед_20_рисунком" style:list-style-name="L31"/>
    <style:style style:name="P101" style:family="paragraph" style:parent-style-name="Д_5f_Верх.Колонтитул">
      <style:paragraph-properties fo:text-align="center" style:justify-single-word="false"/>
    </style:style>
    <style:style style:name="P102" style:family="paragraph" style:parent-style-name="Д_5f_Сноска_5f_Постраничная">
      <style:text-properties fo:font-weight="normal" style:font-weight-asian="normal" style:font-weight-complex="normal"/>
    </style:style>
    <style:style style:name="P103" style:family="paragraph" style:parent-style-name="Д_5f_Сноска_5f_Постраничная">
      <style:text-properties fo:font-size="12pt" style:font-size-asian="12pt" style:font-size-complex="12pt"/>
    </style:style>
    <style:style style:name="T1" style:family="text">
      <style:text-properties style:use-window-font-color="true" style:font-name="Times New Roman" fo:font-size="14pt" style:font-size-asian="14pt" style:font-size-complex="14pt"/>
    </style:style>
    <style:style style:name="T2" style:family="text">
      <style:text-properties fo:font-style="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text-overline-style="none" style:text-overline-color="font-color"/>
    </style:style>
    <style:style style:name="T8" style:family="text">
      <style:text-properties fo:font-style="normal" fo:font-weight="normal"/>
    </style:style>
    <style:style style:name="T9" style:family="text">
      <style:text-properties fo:font-style="normal" fo:font-weight="normal" style:font-style-asian="italic"/>
    </style:style>
    <style:style style:name="T10" style:family="text">
      <style:text-properties fo:font-style="normal" fo:font-weight="normal" style:font-style-asian="italic" style:font-style-complex="italic"/>
    </style:style>
    <style:style style:name="T11" style:family="text">
      <style:text-properties fo:font-style="normal" fo:font-weight="normal"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italic"/>
    </style:style>
    <style:style style:name="T14" style:family="text">
      <style:text-properties fo:font-style="normal" style:font-style-asian="italic"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italic" style:font-weight-complex="bold"/>
    </style:style>
    <style:style style:name="T17"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Times New Roman" fo:font-size="14pt" fo:language="uk" fo:country="UA" fo:font-weight="normal" style:font-size-asian="14pt" style:font-weight-asian="normal" style:font-size-complex="14pt" style:font-weight-complex="normal"/>
    </style:style>
    <style:style style:name="T20" style:family="text">
      <style:text-properties style:font-name="Times New Roman" fo:font-size="14pt" fo:language="uk" fo:country="UA" fo:font-weight="normal" style:font-size-asian="14pt" style:font-weight-asian="normal" style:font-name-complex="Calibri" style:font-size-complex="14pt" style:font-weight-complex="normal"/>
    </style:style>
    <style:style style:name="T21"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2" style:family="text">
      <style:text-properties style:font-name="Times New Roman" fo:font-size="14pt" fo:font-weight="normal" style:font-size-asian="14pt" style:font-weight-asian="normal" style:font-size-complex="14pt" style:font-weight-complex="normal"/>
    </style:style>
    <style:style style:name="T23" style:family="text">
      <style:text-properties style:font-name="Times New Roman" fo:font-size="14pt" fo:font-weight="bold" style:font-size-asian="14pt" style:font-weight-asian="bold" style:font-size-complex="14pt" style:font-weight-complex="bold"/>
    </style:style>
    <style:style style:name="T24" style:family="text">
      <style:text-properties style:font-name="Times New Roman" fo:font-size="12pt" fo:language="uk" fo:country="UA" style:font-size-asian="12pt" style:font-size-complex="12pt"/>
    </style:style>
    <style:style style:name="T25" style:family="text">
      <style:text-properties style:font-name="Times New Roman" fo:font-size="10pt" fo:language="uk" fo:country="UA" style:font-size-asian="10pt" style:font-size-complex="10pt"/>
    </style:style>
    <style:style style:name="T26" style:family="text">
      <style:text-properties style:font-name="Times New Roman" fo:font-size="10pt" fo:language="uk" fo:country="UA" fo:font-weight="normal" style:font-size-asian="10pt" style:font-weight-asian="normal" style:font-size-complex="10pt" style:font-weight-complex="normal"/>
    </style:style>
    <style:style style:name="T27" style:family="text">
      <style:text-properties style:font-name="Times New Roman" fo:language="en" fo:country="US" fo:font-style="normal" style:text-underline-style="none" fo:font-weight="normal" style:font-style-asian="normal" style:font-weight-asian="normal" style:font-style-complex="normal" style:font-weight-complex="normal"/>
    </style:style>
    <style:style style:name="T28" style:family="text">
      <style:text-properties style:font-name="Times New Roman" fo:font-style="normal" style:text-underline-style="none" fo:font-weight="normal" style:font-style-asian="normal" style:font-weight-asian="normal" style:font-style-complex="normal" style:font-weight-complex="normal"/>
    </style:style>
    <style:style style:name="T29" style:family="text">
      <style:text-properties style:font-name="Times New Roman" fo:font-style="normal" style:text-underline-style="none" style:font-style-asian="normal" style:font-style-complex="normal"/>
    </style:style>
    <style:style style:name="T30"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31" style:family="text">
      <style:text-properties style:font-name="Times New Roman" style:text-underline-style="none" fo:font-weight="normal" style:font-weight-asian="normal" style:font-weight-complex="normal"/>
    </style:style>
    <style:style style:name="T32" style:family="text">
      <style:text-properties fo:language="en" fo:country="US"/>
    </style:style>
    <style:style style:name="T33" style:family="text">
      <style:text-properties fo:language="en" fo:country="US" fo:font-style="normal" style:font-style-asian="normal" style:font-style-complex="normal"/>
    </style:style>
    <style:style style:name="T34" style:family="text">
      <style:text-properties fo:language="en" fo:country="US" fo:font-style="italic" style:font-style-asian="italic" style:font-style-complex="italic"/>
    </style:style>
    <style:style style:name="T35" style:family="text">
      <style:text-properties fo:font-weight="bold"/>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style:font-weight-asian="bold" style:font-style-complex="italic" style:font-weight-complex="bold"/>
    </style:style>
    <style:style style:name="T39" style:family="text">
      <style:text-properties fo:font-weight="bold" style:font-style-asian="normal" style:font-weight-asian="normal" style:font-style-complex="normal" style:font-weight-complex="normal" style:text-overline-style="none" style:text-overline-color="font-color"/>
    </style:style>
    <style:style style:name="T40" style:family="text">
      <style:text-properties fo:language="uk" fo:country="UA"/>
    </style:style>
    <style:style style:name="T41" style:family="text">
      <style:text-properties fo:language="uk" fo:country="UA" fo:font-style="normal"/>
    </style:style>
    <style:style style:name="T42" style:family="text">
      <style:text-properties fo:language="uk" fo:country="UA" fo:font-style="normal" style:font-style-asian="normal" style:font-style-complex="normal"/>
    </style:style>
    <style:style style:name="T43" style:family="text">
      <style:text-properties fo:language="uk" fo:country="UA" fo:font-style="normal" style:font-style-asian="normal" style:font-style-complex="normal" style:font-weight-complex="bold"/>
    </style:style>
    <style:style style:name="T44" style:family="text">
      <style:text-properties fo:language="uk" fo:country="UA" fo:font-style="normal" fo:font-weight="normal" style:font-style-asian="normal" style:font-weight-asian="normal" style:font-style-complex="normal" style:font-weight-complex="normal"/>
    </style:style>
    <style:style style:name="T45" style:family="text">
      <style:text-properties fo:language="uk" fo:country="UA" fo:font-style="normal" fo:font-weight="bold" style:font-style-asian="normal" style:font-weight-asian="bold" style:font-style-complex="normal" style:font-weight-complex="bold"/>
    </style:style>
    <style:style style:name="T46" style:family="text">
      <style:text-properties fo:language="uk" fo:country="UA" fo:font-style="italic" style:font-style-asian="italic" style:font-style-complex="italic"/>
    </style:style>
    <style:style style:name="T47" style:family="text">
      <style:text-properties fo:language="uk" fo:country="UA" fo:font-style="italic" fo:font-weight="bold" style:font-style-asian="italic" style:font-weight-asian="bold" style:font-style-complex="italic"/>
    </style:style>
    <style:style style:name="T48" style:family="text">
      <style:text-properties fo:language="uk" fo:country="UA" style:font-style-complex="normal"/>
    </style:style>
    <style:style style:name="T49" style:family="text">
      <style:text-properties fo:language="uk" fo:country="UA" style:font-weight-complex="bold"/>
    </style:style>
    <style:style style:name="T50" style:family="text">
      <style:text-properties fo:language="uk" fo:country="UA" fo:font-weight="normal" style:font-weight-asian="normal" style:font-weight-complex="normal"/>
    </style:style>
    <style:style style:name="T51" style:family="text">
      <style:text-properties fo:font-size="14pt" style:font-size-asian="14pt" style:font-size-complex="14pt"/>
    </style:style>
    <style:style style:name="T52" style:family="text">
      <style:text-properties fo:font-size="14pt" style:font-size-asian="14pt" style:font-name-complex="Calibri" style:font-size-complex="14pt"/>
    </style:style>
    <style:style style:name="T53" style:family="text">
      <style:text-properties fo:font-size="14pt" fo:background-color="transparent" style:font-size-asian="14pt" style:font-size-complex="14pt"/>
    </style:style>
    <style:style style:name="T54" style:family="text">
      <style:text-properties fo:font-size="14pt" fo:font-weight="normal" style:font-size-asian="14pt" style:font-weight-asian="normal" style:font-size-complex="14pt" style:font-weight-complex="normal"/>
    </style:style>
    <style:style style:name="T55" style:family="text">
      <style:text-properties fo:font-size="14pt" fo:font-weight="normal" style:font-size-asian="14pt" style:font-weight-asian="normal" style:font-name-complex="Calibri" style:font-size-complex="14pt" style:font-weight-complex="normal"/>
    </style:style>
    <style:style style:name="T56" style:family="text">
      <style:text-properties fo:font-size="14pt" fo:language="uk" fo:country="UA" fo:background-color="transparent" style:font-size-asian="14pt" style:font-size-complex="14pt"/>
    </style:style>
    <style:style style:name="T57" style:family="text">
      <style:text-properties fo:font-size="14pt" fo:language="uk" fo:country="UA" style:text-underline-style="none" fo:font-weight="normal" fo:background-color="transparent" style:font-size-asian="14pt" style:font-weight-asian="normal" style:font-name-complex="Calibri" style:font-size-complex="14pt" style:font-weight-complex="normal"/>
    </style:style>
    <style:style style:name="T58" style:family="text">
      <style:text-properties fo:font-size="14pt" fo:font-weight="bold" style:font-size-asian="14pt" style:font-weight-asian="bold" style:font-size-complex="14pt" style:font-weight-complex="bold"/>
    </style:style>
    <style:style style:name="T59" style:family="text">
      <style:text-properties fo:font-size="14pt" fo:font-weight="bold" style:font-size-asian="14pt" style:font-weight-asian="bold" style:font-name-complex="Calibri" style:font-size-complex="14pt" style:font-weight-complex="bold"/>
    </style:style>
    <style:style style:name="T60" style:family="text">
      <style:text-properties fo:font-size="14pt" style:text-underline-style="solid" style:text-underline-width="auto" style:text-underline-color="font-color" style:font-size-asian="14pt" style:font-name-complex="Calibri" style:font-size-complex="14pt"/>
    </style:style>
    <style:style style:name="T61" style:family="text">
      <style:text-properties fo:font-size="14pt" style:text-underline-style="none" fo:font-weight="normal" style:font-size-asian="14pt" style:font-weight-asian="normal" style:font-name-complex="Calibri" style:font-size-complex="14pt" style:font-weight-complex="normal"/>
    </style:style>
    <style:style style:name="T62" style:family="text">
      <style:text-properties fo:font-size="14pt" fo:font-style="normal" style:text-underline-style="none" style:font-size-asian="14pt" style:font-style-asian="normal" style:font-name-complex="Calibri" style:font-size-complex="14pt" style:font-style-complex="normal"/>
    </style:style>
    <style:style style:name="T63" style:family="text">
      <style:text-properties fo:font-variant="small-caps"/>
    </style:style>
    <style:style style:name="T64" style:family="text">
      <style:text-properties fo:font-variant="small-caps" fo:color="#000000" fo:letter-spacing="0.0055in"/>
    </style:style>
    <style:style style:name="T65" style:family="text">
      <style:text-properties fo:font-size="12pt" fo:language="uk" fo:country="UA" fo:font-style="normal" style:font-size-asian="12pt" style:font-style-asian="normal" style:font-size-complex="12pt"/>
    </style:style>
    <style:style style:name="T66" style:family="text">
      <style:text-properties fo:font-size="12pt" fo:language="uk" fo:country="UA" fo:font-style="normal" style:font-size-asian="12pt" style:font-style-asian="normal" style:font-size-complex="12pt" style:font-style-complex="normal"/>
    </style:style>
    <style:style style:name="T67"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68" style:family="text">
      <style:text-properties fo:font-size="12pt" fo:language="uk" fo:country="UA" fo:font-style="italic" style:font-size-asian="12pt" style:font-style-asian="italic" style:font-size-complex="12pt" style:font-style-complex="italic"/>
    </style:style>
    <style:style style:name="T69" style:family="text">
      <style:text-properties fo:font-size="12pt" fo:language="uk" fo:country="UA" fo:font-style="italic" fo:font-weight="normal" style:font-size-asian="12pt" style:font-style-asian="italic" style:font-weight-asian="normal" style:font-size-complex="12pt" style:font-style-complex="italic" style:font-weight-complex="normal"/>
    </style:style>
    <style:style style:name="T70" style:family="text">
      <style:text-properties fo:font-size="12pt" fo:language="uk" fo:country="UA" fo:font-weight="normal" style:font-size-asian="12pt" style:font-weight-asian="normal" style:font-size-complex="12pt" style:font-weight-complex="normal"/>
    </style:style>
    <style:style style:name="T71" style:family="text">
      <style:text-properties fo:font-size="12pt" fo:language="uk" fo:country="UA" fo:font-weight="normal" style:font-size-asian="12pt" style:font-weight-asian="normal" style:font-size-complex="12pt" style:font-style-complex="italic" style:font-weight-complex="normal"/>
    </style:style>
    <style:style style:name="T72" style:family="text">
      <style:text-properties fo:font-size="12pt" fo:language="ru" fo:country="RU" fo:font-style="normal" style:font-size-asian="12pt" style:font-style-asian="normal" style:font-size-complex="12pt"/>
    </style:style>
    <style:style style:name="T73" style:family="text">
      <style:text-properties fo:font-size="12pt" fo:font-style="normal" style:text-underline-style="none" style:font-size-asian="12pt" style:font-style-asian="normal" style:font-size-complex="12pt" style:font-style-complex="normal"/>
    </style:style>
    <style:style style:name="T74" style:family="text">
      <style:text-properties fo:font-size="12pt" fo:language="en" fo:country="US" fo:font-weight="normal" style:font-size-asian="12pt" style:font-weight-asian="normal" style:font-size-complex="12pt" style:font-weight-complex="normal"/>
    </style:style>
    <style:style style:name="T75" style:family="text">
      <style:text-properties fo:font-size="12pt" fo:language="en" fo:country="US" fo:font-weight="normal" style:font-size-asian="12pt" style:font-weight-asian="normal" style:font-size-complex="12pt" style:font-style-complex="italic" style:font-weight-complex="normal"/>
    </style:style>
    <style:style style:name="T76" style:family="text">
      <style:text-properties style:font-name-asian="Times New Roman1" style:font-name-complex="Times New Roman1"/>
    </style:style>
    <style:style style:name="T77" style:family="text">
      <style:text-properties style:font-name-asian="Droid Sans Fallback" style:font-name-complex="Lohit Hindi"/>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uk" fo:country="UA" fo:font-style="normal"/>
    </style:style>
    <style:style style:name="T80"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1" style:family="text">
      <style:text-properties fo:font-variant="normal" fo:text-transform="none" fo:color="#000000" fo:letter-spacing="normal" fo:language="uk" fo:country="UA" fo:font-style="normal" fo:font-weight="normal"/>
    </style:style>
    <style:style style:name="T82" style:family="text">
      <style:text-properties fo:font-variant="normal" fo:text-transform="none" fo:color="#000000" fo:letter-spacing="normal" fo:font-style="normal" fo:font-weight="normal"/>
    </style:style>
    <style:style style:name="T83" style:family="text">
      <style:text-properties fo:font-variant="normal" fo:text-transform="none" fo:color="#000000" fo:letter-spacing="normal" fo:font-weight="bold" style:font-weight-asian="bold" style:font-weight-complex="bold"/>
    </style:style>
    <style:style style:name="T84" style:family="text">
      <style:text-properties fo:font-variant="normal" fo:text-transform="none" fo:color="#000000" fo:letter-spacing="normal" fo:font-style="italic" style:font-style-asian="italic" style:font-style-complex="italic"/>
    </style:style>
    <style:style style:name="T85"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6" style:family="text">
      <style:text-properties fo:font-variant="normal" fo:text-transform="none" fo:color="#000000" style:font-name="Times New Roman"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7" style:family="text">
      <style:text-properties fo:font-variant="normal" fo:text-transform="none" fo:color="#000000" style:font-name="Times New Roman" fo:letter-spacing="normal" fo:language="uk" fo:country="UA" fo:font-style="normal" fo:font-weight="normal"/>
    </style:style>
    <style:style style:name="T88" style:family="text">
      <style:text-properties fo:font-variant="normal" fo:text-transform="none" fo:color="#000000" style:font-name="Times New Roman" fo:font-size="10pt" fo:letter-spacing="normal" fo:language="uk" fo:country="UA" fo:font-style="normal" fo:font-weight="normal" style:font-size-asian="10pt" style:font-size-complex="10pt"/>
    </style:style>
    <style:style style:name="T89" style:family="text">
      <style:text-properties fo:font-variant="normal" fo:text-transform="none"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90" style:family="text">
      <style:text-properties fo:font-variant="normal" fo:text-transform="none" fo:color="#0000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1" style:family="text">
      <style:text-properties fo:font-variant="normal" fo:text-transform="none" fo:color="#000000" style:font-name="Times New Roman1" fo:letter-spacing="normal"/>
    </style:style>
    <style:style style:name="T92" style:family="text">
      <style:text-properties fo:font-variant="normal" fo:text-transform="none" fo:color="#000000" style:font-name="Times New Roman2" fo:letter-spacing="0.0008in" fo:language="ru" fo:country="RU" fo:font-style="normal" style:font-style-asian="normal" style:font-weight-asian="normal" style:font-weight-complex="normal"/>
    </style:style>
    <style:style style:name="T93" style:family="text">
      <style:text-properties fo:font-variant="normal" fo:text-transform="none" fo:color="#000000" style:font-name="Times New Roman2" fo:letter-spacing="normal" fo:language="ru" fo:country="RU" fo:font-style="normal" style:font-style-asian="normal" style:font-weight-asian="normal" style:font-weight-complex="normal"/>
    </style:style>
    <style:style style:name="T94" style:family="text">
      <style:text-properties fo:font-variant="normal" fo:text-transform="none" fo:letter-spacing="normal"/>
    </style:style>
    <style:style style:name="T95" style:family="text">
      <style:text-properties fo:font-variant="normal" fo:text-transform="none" fo:letter-spacing="normal" fo:font-style="normal"/>
    </style:style>
    <style:style style:name="T96" style:family="text">
      <style:text-properties fo:font-variant="normal" fo:text-transform="none" fo:letter-spacing="normal" fo:font-style="normal" fo:font-weight="normal"/>
    </style:style>
    <style:style style:name="T97" style:family="text">
      <style:text-properties fo:font-variant="normal" fo:text-transform="none" fo:letter-spacing="normal" fo:font-style="normal" fo:font-weight="normal" style:font-style-asian="normal" style:font-style-complex="normal"/>
    </style:style>
    <style:style style:name="T98" style:family="text">
      <style:text-properties fo:font-variant="normal" fo:text-transform="none" fo:letter-spacing="normal" fo:font-style="normal" fo:font-weight="normal" style:font-style-asian="normal" style:font-weight-asian="bold" style:font-style-complex="normal" style:font-weight-complex="bold"/>
    </style:style>
    <style:style style:name="T99" style:family="text">
      <style:text-properties fo:font-variant="normal" fo:text-transform="none" fo:letter-spacing="normal" fo:font-style="normal" fo:font-weight="normal" style:font-weight-asian="bold" style:font-weight-complex="bold"/>
    </style:style>
    <style:style style:name="T100" style:family="text">
      <style:text-properties fo:font-variant="normal" fo:text-transform="none" fo:letter-spacing="normal" fo:font-style="normal" fo:font-weight="normal" style:font-style-complex="italic"/>
    </style:style>
    <style:style style:name="T101" style:family="text">
      <style:text-properties fo:font-variant="normal" fo:text-transform="none" fo:letter-spacing="normal" fo:font-style="normal" fo:font-weight="normal" style:font-weight-asian="normal" style:font-style-complex="italic" style:font-weight-complex="normal"/>
    </style:style>
    <style:style style:name="T102" style:family="text">
      <style:text-properties fo:font-variant="normal" fo:text-transform="none" fo:letter-spacing="normal" fo:font-style="normal" fo:font-weight="normal" style:font-style-asian="italic"/>
    </style:style>
    <style:style style:name="T103" style:family="text">
      <style:text-properties fo:font-variant="normal" fo:text-transform="none" fo:letter-spacing="normal" fo:font-style="normal" fo:font-weight="normal" style:font-style-asian="italic" style:font-style-complex="italic" style:text-overline-style="none" style:text-overline-color="font-color"/>
    </style:style>
    <style:style style:name="T104" style:family="text">
      <style:text-properties fo:font-variant="normal" fo:text-transform="none" fo:letter-spacing="normal" fo:font-style="normal" fo:font-weight="normal" style:font-size-asian="14pt" style:font-size-complex="14pt"/>
    </style:style>
    <style:style style:name="T105" style:family="text">
      <style:text-properties fo:font-variant="normal" fo:text-transform="none" fo:letter-spacing="normal" fo:font-style="normal" fo:font-weight="normal" style:font-size-asian="14pt" style:font-weight-asian="bold" style:font-size-complex="14pt" style:font-weight-complex="bold"/>
    </style:style>
    <style:style style:name="T106" style:family="text">
      <style:text-properties fo:font-variant="normal" fo:text-transform="none" fo:letter-spacing="normal" fo:font-style="normal" style:font-weight-asian="bold" style:font-weight-complex="bold"/>
    </style:style>
    <style:style style:name="T107" style:family="text">
      <style:text-properties fo:font-variant="normal" fo:text-transform="none" fo:letter-spacing="normal" fo:font-style="normal" style:font-style-asian="normal" style:font-style-complex="normal"/>
    </style:style>
    <style:style style:name="T108" style:family="text">
      <style:text-properties fo:font-variant="normal" fo:text-transform="none" fo:letter-spacing="normal" fo:font-style="normal" style:font-style-asian="normal" style:font-weight-asian="bold" style:font-style-complex="normal" style:font-weight-complex="bold"/>
    </style:style>
    <style:style style:name="T109" style:family="text">
      <style:text-properties fo:font-variant="normal" fo:text-transform="none" fo:letter-spacing="normal" fo:font-style="normal" fo:font-weight="bold" style:font-weight-asian="bold" style:font-style-complex="italic" style:font-weight-complex="bold"/>
    </style:style>
    <style:style style:name="T110" style:family="text">
      <style:text-properties fo:font-variant="normal" fo:text-transform="none" fo:letter-spacing="normal" fo:font-style="normal" fo:font-weight="bold" style:font-weight-asian="bold" style:font-weight-complex="bold"/>
    </style:style>
    <style:style style:name="T111" style:family="text">
      <style:text-properties fo:font-variant="normal" fo:text-transform="none" fo:letter-spacing="normal" fo:font-style="italic"/>
    </style:style>
    <style:style style:name="T112" style:family="text">
      <style:text-properties fo:font-variant="normal" fo:text-transform="none" fo:letter-spacing="normal" fo:font-style="italic" fo:font-weight="normal"/>
    </style:style>
    <style:style style:name="T113" style:family="text">
      <style:text-properties fo:font-variant="normal" fo:text-transform="none" fo:letter-spacing="normal" fo:font-style="italic" fo:font-weight="normal" style:font-size-asian="14pt" style:font-size-complex="14pt"/>
    </style:style>
    <style:style style:name="T114" style:family="text">
      <style:text-properties fo:font-variant="normal" fo:text-transform="none" fo:letter-spacing="normal" fo:font-style="italic" fo:font-weight="normal" style:font-style-asian="italic" style:font-style-complex="italic" style:text-overline-style="none" style:text-overline-color="font-color"/>
    </style:style>
    <style:style style:name="T115" style:family="text">
      <style:text-properties fo:font-variant="normal" fo:text-transform="none" fo:letter-spacing="normal" style:font-weight-asian="bold" style:font-weight-complex="bold"/>
    </style:style>
    <style:style style:name="T116" style:family="text">
      <style:text-properties fo:font-variant="normal" fo:text-transform="none" style:use-window-font-color="true" fo:letter-spacing="normal" fo:font-style="normal" fo:font-weight="bold"/>
    </style:style>
    <style:style style:name="T117" style:family="text">
      <style:text-properties fo:font-variant="normal" fo:text-transform="none" style:use-window-font-color="true" fo:letter-spacing="normal" fo:font-style="normal" fo:font-weight="normal"/>
    </style:style>
    <style:style style:name="T118" style:family="text">
      <style:text-properties fo:font-variant="normal" fo:text-transform="none" style:use-window-font-color="true" fo:letter-spacing="normal" fo:font-style="normal" fo:font-weight="normal" style:font-style-asian="normal" style:font-weight-asian="normal" style:font-style-complex="normal" style:font-weight-complex="normal" style:text-overline-style="none" style:text-overline-color="font-color"/>
    </style:style>
    <style:style style:name="T119" style:family="text">
      <style:text-properties fo:font-variant="normal" fo:text-transform="none" style:use-window-font-color="true" fo:letter-spacing="normal" fo:font-style="normal" fo:font-weight="normal" style:font-style-asian="normal" style:font-style-complex="normal"/>
    </style:style>
    <style:style style:name="T120" style:family="text">
      <style:text-properties fo:font-variant="normal" fo:text-transform="none" style:use-window-font-color="true" fo:letter-spacing="normal" fo:font-style="normal" fo:font-weight="normal" style:font-style-asian="normal" style:font-weight-asian="bold" style:font-style-complex="normal" style:font-weight-complex="bold"/>
    </style:style>
    <style:style style:name="T121" style:family="text">
      <style:text-properties fo:font-variant="normal" fo:text-transform="none" style:use-window-font-color="true" fo:letter-spacing="normal" fo:font-style="normal" fo:font-weight="normal" style:font-weight-asian="bold" style:font-weight-complex="bold"/>
    </style:style>
    <style:style style:name="T122" style:family="text">
      <style:text-properties fo:font-variant="normal" fo:text-transform="none" style:use-window-font-color="true" fo:letter-spacing="normal" fo:font-style="italic" fo:font-weight="normal"/>
    </style:style>
    <style:style style:name="T123" style:family="text">
      <style:text-properties fo:font-variant="normal" fo:text-transform="none" style:use-window-font-color="true" fo:letter-spacing="normal" fo:font-style="italic" fo:font-weight="normal" style:font-style-asian="normal" style:font-weight-asian="normal" style:font-style-complex="normal" style:font-weight-complex="normal" style:text-overline-style="none" style:text-overline-color="font-color"/>
    </style:style>
    <style:style style:name="T124" style:family="text">
      <style:text-properties fo:font-variant="normal" fo:text-transform="none" style:use-window-font-color="true" fo:letter-spacing="normal" fo:font-style="italic" fo:font-weight="bold"/>
    </style:style>
    <style:style style:name="T125"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26" style:family="text">
      <style:text-properties fo:font-variant="normal" fo:text-transform="none" style:use-window-font-color="true" style:font-name="Times New Roman" fo:font-size="14pt" fo:letter-spacing="normal" fo:font-style="normal" fo:font-weight="normal" style:font-size-asian="14pt" style:font-style-asian="normal" style:font-size-complex="14pt" style:font-style-complex="normal"/>
    </style:style>
    <style:style style:name="T127" style:family="text">
      <style:text-properties fo:font-variant="normal" fo:text-transform="none" style:use-window-font-color="true" style:font-name="Times New Roman" fo:font-size="14pt" fo:letter-spacing="normal" fo:font-style="normal" fo:font-weight="normal" style:font-size-asian="14pt" style:font-style-asian="normal" style:font-weight-asian="bold" style:font-size-complex="14pt" style:font-style-complex="normal" style:font-weight-complex="bold"/>
    </style:style>
    <style:style style:name="T128" style:family="text">
      <style:text-properties fo:font-variant="normal" fo:text-transform="none" style:use-window-font-color="true" style:font-name="Times New Roman" fo:font-size="14pt" fo:letter-spacing="normal" fo:font-style="italic" fo:font-weight="normal" style:font-size-asian="14pt" style:font-size-complex="14pt"/>
    </style:style>
    <style:style style:name="T129" style:family="text">
      <style:text-properties fo:font-style="italic"/>
    </style:style>
    <style:style style:name="T130" style:family="text">
      <style:text-properties fo:font-style="italic" style:font-style-asian="italic"/>
    </style:style>
    <style:style style:name="T131" style:family="text">
      <style:text-properties fo:font-style="italic" style:font-style-asian="italic" style:font-style-complex="italic"/>
    </style:style>
    <style:style style:name="T132" style:family="text">
      <style:text-properties fo:font-style="italic" fo:font-weight="bold" style:font-style-asian="italic" style:font-weight-asian="bold"/>
    </style:style>
    <style:style style:name="T133" style:family="text">
      <style:text-properties fo:font-style="italic" fo:font-weight="bold" style:font-style-asian="italic" style:font-weight-asian="bold" style:font-style-complex="italic"/>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fo:font-style="italic" fo:font-weight="bold" style:font-style-asian="italic" style:font-weight-asian="bold" style:font-weight-complex="bold"/>
    </style:style>
    <style:style style:name="T136" style:family="text">
      <style:text-properties fo:font-style="italic" fo:font-weight="normal"/>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italic" fo:font-weight="normal" style:font-style-asian="italic" style:font-weight-asian="normal" style:font-weight-complex="normal"/>
    </style:style>
    <style:style style:name="T139" style:family="text">
      <style:text-properties fo:font-weight="normal"/>
    </style:style>
    <style:style style:name="T140" style:family="text">
      <style:text-properties fo:font-weight="normal" style:font-weight-asian="normal" style:font-weight-complex="normal"/>
    </style:style>
    <style:style style:name="T141" style:family="text">
      <style:text-properties fo:font-weight="normal" style:font-weight-asian="normal" style:font-style-complex="italic" style:font-weight-complex="normal"/>
    </style:style>
    <style:style style:name="T142" style:family="text">
      <style:text-properties fo:font-weight="normal" style:font-style-asian="normal" style:font-style-complex="normal"/>
    </style:style>
    <style:style style:name="T143" style:family="text">
      <style:text-properties fo:font-weight="normal" style:font-style-asian="normal" style:font-weight-asian="bold" style:font-style-complex="normal" style:font-weight-complex="bold"/>
    </style:style>
    <style:style style:name="T144" style:family="text">
      <style:text-properties fo:font-weight="normal" style:font-style-complex="italic"/>
    </style:style>
    <style:style style:name="T145" style:family="text">
      <style:text-properties fo:font-weight="normal" style:font-weight-complex="normal"/>
    </style:style>
    <style:style style:name="T146" style:family="text">
      <style:text-properties style:font-style-asian="normal" style:font-weight-asian="bold" style:font-style-complex="normal" style:font-weight-complex="bold"/>
    </style:style>
    <style:style style:name="T147" style:family="text">
      <style:text-properties style:font-style-asian="normal" style:font-style-complex="normal"/>
    </style:style>
    <style:style style:name="T148" style:family="text">
      <style:text-properties style:font-style-asian="normal" style:font-weight-asian="normal" style:font-style-complex="normal" style:font-weight-complex="normal" style:text-overline-style="none" style:text-overline-color="font-color"/>
    </style:style>
    <style:style style:name="T149" style:family="text">
      <style:text-properties style:font-style-complex="italic"/>
    </style:style>
    <style:style style:name="T150" style:family="text">
      <style:text-properties fo:text-transform="uppercase"/>
    </style:style>
    <style:style style:name="T151" style:family="text">
      <style:text-properties fo:text-transform="uppercase" fo:font-weight="bold" style:font-weight-asian="bold"/>
    </style:style>
    <style:style style:name="T152" style:family="text">
      <style:text-properties fo:text-transform="uppercase" fo:font-weight="bold" style:font-weight-asian="bold" style:font-style-complex="italic" style:font-weight-complex="bold"/>
    </style:style>
    <style:style style:name="T153" style:family="text">
      <style:text-properties fo:text-transform="uppercase" fo:font-weight="bold" style:font-weight-asian="bold" style:font-weight-complex="bold"/>
    </style:style>
    <style:style style:name="T154" style:family="text">
      <style:text-properties fo:text-transform="uppercase" fo:font-style="normal" fo:font-weight="bold" style:font-style-asian="normal" style:font-weight-asian="bold" style:font-style-complex="italic" style:font-weight-complex="bold"/>
    </style:style>
    <style:style style:name="T155" style:family="text">
      <style:text-properties fo:text-transform="uppercase" style:font-name="Times New Roman" fo:language="uk" fo:country="UA" fo:font-weight="normal" style:font-weight-asian="normal" style:font-weight-complex="normal"/>
    </style:style>
    <style:style style:name="T156" style:family="text">
      <style:text-properties fo:text-transform="uppercase" style:font-name="Times New Roman" fo:language="ru" fo:country="RU" fo:font-weight="normal" style:font-weight-asian="normal" style:font-weight-complex="normal"/>
    </style:style>
    <style:style style:name="T157" style:family="text">
      <style:text-properties style:font-weight-asian="bold" style:font-weight-complex="bold"/>
    </style:style>
    <style:style style:name="T158" style:family="text">
      <style:text-properties style:font-weight-asian="normal" style:font-weight-complex="normal"/>
    </style:style>
    <style:style style:name="T159" style:family="text">
      <style:text-properties style:font-weight-complex="bold"/>
    </style:style>
    <style:style style:name="T160" style:family="text">
      <style:text-properties style:font-style-asian="italic"/>
    </style:style>
    <style:style style:name="T161" style:family="text">
      <style:text-properties style:font-weight-complex="normal"/>
    </style:style>
    <style:style style:name="T162" style:family="text">
      <style:text-properties fo:language="ru" fo:country="RU"/>
    </style:style>
    <style:style style:name="T163" style:family="text">
      <style:text-properties fo:color="#000000" style:font-name="Times New Roman" fo:letter-spacing="0.0055in" fo:font-style="normal" style:text-underline-style="none" fo:font-weight="normal" style:font-style-asian="normal" style:font-weight-asian="normal" style:font-style-complex="italic" style:font-weight-complex="bold"/>
    </style:style>
    <style:style style:name="T164"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165" style:family="text">
      <style:text-properties fo:color="#000000" style:font-name="Times New Roman" fo:letter-spacing="0.0055in" fo:language="ru" fo:country="RU" fo:font-style="normal" style:text-underline-style="none" fo:font-weight="normal" style:font-style-asian="normal" style:font-weight-asian="normal" style:font-style-complex="italic" style:font-weight-complex="bold"/>
    </style:style>
    <style:style style:name="T166" style:family="text">
      <style:text-properties fo:color="#000000" style:font-name="Times New Roman" fo:letter-spacing="0.0055in" fo:language="ru" fo:country="RU" fo:font-style="normal" style:text-underline-style="none" fo:background-color="transparent" style:font-style-asian="normal" style:font-style-complex="normal"/>
    </style:style>
    <style:style style:name="T167"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68"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169" style:family="text">
      <style:text-properties fo:color="#000000" style:font-name="Times New Roman" fo:letter-spacing="0.0055in" fo:language="en" fo:country="US" fo:font-style="normal" style:text-underline-style="none" fo:background-color="transparent" style:font-style-asian="normal" style:font-style-complex="normal"/>
    </style:style>
    <style:style style:name="T170" style:family="text">
      <style:text-properties fo:color="#000000" fo:letter-spacing="0.0055in"/>
    </style:style>
    <style:style style:name="T171"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prefix=" " style:num-suffix=" "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Оглавление1_Head">
            <text:h text:style-name="P39" text:outline-level="1"><text:soft-page-break/>Зміст</text:h>
          </text:index-title>
          <text:p text:style-name="P91"><text:a xlink:type="simple" xlink:href="#__RefHeading__18019_1600925806" text:style-name="Index_20_Link" text:visited-style-name="Index_20_Link">Вступ<text:tab/>5</text:a></text:p>
          <text:p text:style-name="P91"><text:a xlink:type="simple" xlink:href="#__RefHeading__18021_1600925806" text:style-name="Index_20_Link" text:visited-style-name="Index_20_Link">1. Деривація та способи словотворення в СУЛМ<text:tab/>14</text:a></text:p>
          <text:p text:style-name="P91"><text:a xlink:type="simple" xlink:href="#__RefHeading__25740_1443281443" text:style-name="Index_20_Link" text:visited-style-name="Index_20_Link"><text:s/>1.1 Таблиця способів словотворення<text:tab/>23</text:a></text:p>
          <text:p text:style-name="P91"><text:a xlink:type="simple" xlink:href="#__RefHeading__18023_1600925806" text:style-name="Index_20_Link" text:visited-style-name="Index_20_Link"><text:s text:c="2"/>1.1.1 Суфіксальний спосіб<text:tab/>25</text:a></text:p>
          <text:p text:style-name="P91"><text:a xlink:type="simple" xlink:href="#__RefHeading__18025_1600925806" text:style-name="Index_20_Link" text:visited-style-name="Index_20_Link"><text:s text:c="2"/>1.1.2 Префіксальний спосіб<text:tab/>26</text:a></text:p>
          <text:p text:style-name="P91"><text:a xlink:type="simple" xlink:href="#__RefHeading__18027_1600925806" text:style-name="Index_20_Link" text:visited-style-name="Index_20_Link"><text:s text:c="2"/>1.1.3 Постфіксальний спосіб<text:tab/>27</text:a></text:p>
          <text:p text:style-name="P91"><text:a xlink:type="simple" xlink:href="#__RefHeading__18029_1600925806" text:style-name="Index_20_Link" text:visited-style-name="Index_20_Link"><text:s text:c="2"/>1.1.4 Суфіксально-префіксальний спосіб<text:tab/>27</text:a></text:p>
          <text:p text:style-name="P91"><text:a xlink:type="simple" xlink:href="#__RefHeading__18031_1600925806" text:style-name="Index_20_Link" text:visited-style-name="Index_20_Link"><text:s text:c="2"/>1.1.5 Суфіксально-постфіксальний спосіб<text:tab/>28</text:a></text:p>
          <text:p text:style-name="P91"><text:a xlink:type="simple" xlink:href="#__RefHeading__18033_1600925806" text:style-name="Index_20_Link" text:visited-style-name="Index_20_Link"><text:s text:c="2"/>1.1.6 Суфіксально-префіксально-постфіксальний спосіб<text:tab/>29</text:a></text:p>
          <text:p text:style-name="P91"><text:a xlink:type="simple" xlink:href="#__RefHeading__18035_1600925806" text:style-name="Index_20_Link" text:visited-style-name="Index_20_Link"><text:s text:c="2"/>1.1.7 Префіксально-постфіксальний спосіб<text:tab/>29</text:a></text:p>
          <text:p text:style-name="P91"><text:a xlink:type="simple" xlink:href="#__RefHeading__18037_1600925806" text:style-name="Index_20_Link" text:visited-style-name="Index_20_Link"><text:s text:c="2"/>1.1.8 Спосіб основоскладання<text:tab/>30</text:a></text:p>
          <text:p text:style-name="P91"><text:a xlink:type="simple" xlink:href="#__RefHeading__18039_1600925806" text:style-name="Index_20_Link" text:visited-style-name="Index_20_Link"><text:s text:c="2"/>1.1.9 Спосіб словоскладання<text:tab/>30</text:a></text:p>
          <text:p text:style-name="P91"><text:a xlink:type="simple" xlink:href="#__RefHeading__18041_1600925806" text:style-name="Index_20_Link" text:visited-style-name="Index_20_Link"><text:s text:c="2"/>1.1.10 Абревіатурний спосіб<text:tab/>32</text:a></text:p>
          <text:p text:style-name="P91"><text:a xlink:type="simple" xlink:href="#__RefHeading__18043_1600925806" text:style-name="Index_20_Link" text:visited-style-name="Index_20_Link"><text:s text:c="2"/>1.1.11 Спосіб зрощення<text:tab/>33</text:a></text:p>
          <text:p text:style-name="P91"><text:a xlink:type="simple" xlink:href="#__RefHeading__18045_1600925806" text:style-name="Index_20_Link" text:visited-style-name="Index_20_Link"><text:s text:c="2"/>1.1.13 Універбаційний спосіб<text:tab/>34</text:a></text:p>
          <text:p text:style-name="P91"><text:a xlink:type="simple" xlink:href="#__RefHeading__18047_1600925806" text:style-name="Index_20_Link" text:visited-style-name="Index_20_Link"><text:s text:c="2"/>1.1.14 Конверсійний спосіб<text:tab/>34</text:a></text:p>
          <text:p text:style-name="P91"><text:a xlink:type="simple" xlink:href="#__RefHeading__18049_1600925806" text:style-name="Index_20_Link" text:visited-style-name="Index_20_Link"><text:s text:c="2"/>1.1.15 Флективний спосіб<text:tab/>35</text:a></text:p>
          <text:p text:style-name="P91"><text:a xlink:type="simple" xlink:href="#__RefHeading__18051_1600925806" text:style-name="Index_20_Link" text:visited-style-name="Index_20_Link"><text:s text:c="2"/>1.1.16 Акцентуаційний спосіб<text:tab/>36</text:a></text:p>
          <text:p text:style-name="P91"><text:a xlink:type="simple" xlink:href="#__RefHeading__18053_1600925806" text:style-name="Index_20_Link" text:visited-style-name="Index_20_Link">2. Індивідуально-авторське словотворення у збірці В. Стуса «Палімпсести»<text:tab/>37</text:a></text:p>
          <text:p text:style-name="P91"><text:a xlink:type="simple" xlink:href="#__RefHeading__18055_1600925806" text:style-name="Index_20_Link" text:visited-style-name="Index_20_Link"><text:s/>2.1 Словникова стаття. Характеристика слів реєстру<text:tab/>39</text:a></text:p>
          <text:p text:style-name="P91"><text:a xlink:type="simple" xlink:href="#__RefHeading__18057_1600925806" text:style-name="Index_20_Link" text:visited-style-name="Index_20_Link"><text:s/>2.2 Умовні позначення<text:tab/>41</text:a></text:p>
          <text:p text:style-name="P91"><text:a xlink:type="simple" xlink:href="#__RefHeading__18059_1600925806" text:style-name="Index_20_Link" text:visited-style-name="Index_20_Link"><text:s/>2.3 Словник індивідуально‑авторських новотворів В. Стуса<text:tab/>43</text:a></text:p>
          <text:p text:style-name="P91"><text:a xlink:type="simple" xlink:href="#__RefHeading__18061_1600925806" text:style-name="Index_20_Link" text:visited-style-name="Index_20_Link">3. Структурно‑семантичні та стилістичні функції індивідуально‑авторської лексики В. Стуса<text:tab/>138</text:a></text:p>
          <text:p text:style-name="P91"><text:a xlink:type="simple" xlink:href="#__RefHeading__18063_1600925806" text:style-name="Index_20_Link" text:visited-style-name="Index_20_Link">Висновки<text:tab/>151</text:a></text:p>
          <text:p text:style-name="P91"><text:a xlink:type="simple" xlink:href="#__RefHeading__18065_1600925806" text:style-name="Index_20_Link" text:visited-style-name="Index_20_Link">Список використаної літератури<text:tab/>153</text:a></text:p>
        </text:index-body>
      </text:table-of-content>
      <text:h text:style-name="P23" text:outline-level="1"><text:bookmark text:name="__RefHeading__18019_1600925806"/>Вступ<text:bookmark-end text:name="__RefHeading__18019_1600925806"/></text:h>
      <text:p text:style-name="P28">Той, хто продукує оказіоналізм-новацію,<text:tab/><text:tab/><text:tab/></text:p>
      <text:p text:style-name="P28">свідомо деформує норму і відчуває при цьому<text:tab/><text:tab/></text:p>
      <text:p text:style-name="P28">естетичне задоволення від своїх мовотворчих<text:tab/><text:tab/></text:p>
      <text:p text:style-name="P28">здібностей, а той, хто сприймає, дивується<text:tab/><text:tab/></text:p>
      <text:p text:style-name="P28">хистові автора і &lt;…&gt; дістає естетичне<text:tab/><text:tab/></text:p>
      <text:p text:style-name="P28">задоволення від співучасті в акті творчості, від<text:tab/></text:p>
      <text:p text:style-name="P28">розуміння своєї підготовленості до цього акту.<text:tab/></text:p>
      <text:p text:style-name="P32">В. Чабаненко</text:p>
      <text:p text:style-name="Д_5f_Абзац_20_после_20_таблицы"><text:span text:style-name="T3">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3"><text:note text:id="ftn1" text:note-class="footnote"><text:note-citation>1</text:note-citation><text:note-body><text:p text:style-name="Д_5f_Сноска_5f_Постраничная">Колоїз Ж. В.Українська оказіональна деривація: Монографія. — Київ: Акцент, 2007. — С. 5</text:p></text:note-body></text:note></text:span></text:p>
      <text:p text:style-name="Д_5f_Основной_20_текст">Кінець ХХ століття, за влучним висловом О. Земської, називають «віком оказіоналізмів»<text:note text:id="ftn2" text:note-class="footnote"><text:note-citation>2</text:note-citation><text:note-body><text:p text:style-name="P33">Земская Е. А. Активные процессы современного словопроизводства // Русский язык конца ХХ столетия (1985‑1995). — М.: Языки русской культуры, 1996. — С. 128</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Д_5f_Сноска_5f_Постраничная">Колоїз Ж. В. Українська оказіональна деривація: Монографія. — Київ: Акцент, 2007. — С. 8</text:p></text:note-body></text:note></text:p>
      <text:p text:style-name="Д_5f_Основной_20_текст"><text:span text:style-name="T3">«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усезагальному вжитку».</text:span><text:span text:style-name="T3"><text:note text:id="ftn4" text:note-class="footnote"><text:note-citation>4</text:note-citation><text:note-body><text:p text:style-name="P33">Лыков А. Г. Современная русская лексикология (русское окказиональное слово). — М.: Высшая школа, 1976. — С. 78</text:p></text:note-body></text:note></text:span><text:span text:style-name="T3"> О. Ликов протиставляє категорію оказіональності </text:span><text:soft-page-break/><text:span text:style-name="T3">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3"><text:note text:id="ftn5" text:note-class="footnote"><text:note-citation>1</text:note-citation><text:note-body><text:p text:style-name="P33">Лыков А. Г. Современная русская лексикология (русское окказиональное слово). — М.: Высшая школа, 1976. — С. 78</text:p></text:note-body></text:note></text:span></text:p>
      <text:p text:style-name="Д_5f_Основной_20_текст">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Д_5f_Основной_20_текст"><text:span text:style-name="T3">Термін «</text:span><text:span text:style-name="T4">неологія</text:span><text:span text:style-name="T3">» використовується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3"><text:note text:id="ftn6" text:note-class="footnote"><text:note-citation>2</text:note-citation><text:note-body><text:p text:style-name="P33">Українська мова: Енциклопедія. — К.: Українська енциклопедія, 2000. — С. 377</text:p></text:note-body></text:note></text:span></text:p>
      <text:p text:style-name="Д_5f_Основной_20_текст">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Д_5f_Основной_20_текст"><text:span text:style-name="T3">У перекладі з грецької </text:span><text:span text:style-name="T4">неологізм</text:span><text:span text:style-name="T3">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3"><text:note text:id="ftn7" text:note-class="footnote"><text:note-citation>3</text:note-citation><text:note-body><text:p text:style-name="Д_5f_Сноска_5f_Постраничная">Шанский Н. М. Неологизмы // Лексикология современного русского языка: Пособие для студентов пед. ин‑тов. — М.: Просвещение, 1964. — С. 156</text:p></text:note-body></text:note></text:span><text:span text:style-name="T3"> До розряду неологізмів зараховують новопредставлені лексеми, що, отримавши нову, нетрадиційну форму вираження, набувають, відповідно, й нового, </text:span><text:span text:style-name="T3">нетрадиційного змісту. Подібні визначення з’ясовують сутність, так би </text:span><text:soft-page-break/><text:span text:style-name="T3">мовити, лексичних неологізмів, «у яких на тому чи іншому етапі розвитку мови новими є і зміст, і звукова оболонка слова».</text:span><text:span text:style-name="T3"><text:note text:id="ftn8" text:note-class="footnote"><text:note-citation>1</text:note-citation><text:note-body><text:p text:style-name="P33">Сучасна українська літературна мова: Лексика і фразеологія / За заг. ред. І. К. Білодіда. — К.: Наукова думка, 1973. – С. 243</text:p></text:note-body></text:note></text:span><text:span text:style-name="T3"> Термінологічне сполучення «лексичний неологізм»</text:span><text:span text:style-name="T3"><text:note text:id="ftn9" text:note-class="footnote"><text:note-citation>2</text:note-citation><text:note-body><text:p text:style-name="Д_5f_Сноска_5f_Постраничная">Фомина М. И. Новые слова и их типы // Современный русский язык: Лексикология. — М.: Высшая школа, 1990. — С. 290</text:p></text:note-body></text:note></text:span><text:span text:style-name="T3">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3"><text:note text:id="ftn10" text:note-class="footnote"><text:note-citation>3</text:note-citation><text:note-body><text:p text:style-name="P33">Сучасна українська літературна мова: Лексика і фразеологія / За заг. ред. І. К. Білодіда. — К.: Наукова думка, 1973. — С. 243</text:p></text:note-body></text:note></text:span></text:p>
      <text:p text:style-name="Д_5f_Основной_20_текст">Майстерне використання новотворів ми можемо простежити у творчому доробку В. Стуса.</text:p>
      <text:p text:style-name="Д_5f_Основной_20_текст"><text:span text:style-name="T18">Василь Стус </text:span><text:span text:style-name="T17">—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7">Караюсь, мучусь, але не каюсь»</text:span></text:span><text:span text:style-name="T17">.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Д_5f_Основной_20_текст">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Д_5f_Основной_20_текст">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Д_5f_Основной_20_текст"><text:soft-page-break/>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Д_5f_Основной_20_текст">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Д_5f_Основной_20_текст">Василь Стус вважав, що воля — найвище в світі, чого потребує людина.</text:p>
      <text:p text:style-name="Д_5f_Основной_20_текст"><text:span text:style-name="Emphasis"><text:span text:style-name="T17">...Сто чорних тіней довжаться, ростуть</text:span></text:span></text:p>
      <text:p text:style-name="Д_5f_Основной_20_текст"><text:span text:style-name="Emphasis"><text:span text:style-name="T17">І вже, як ліс соснової малечі,</text:span></text:span></text:p>
      <text:p text:style-name="Д_5f_Основной_20_текст"><text:span text:style-name="Emphasis"><text:span text:style-name="T17">Устріч рушають. Вдатися до втечі,</text:span></text:span></text:p>
      <text:p text:style-name="Д_5f_Основной_20_текст"><text:span text:style-name="Emphasis"><text:span text:style-name="T17">Стежину власну, ніби дріт згорнуть?</text:span></text:span></text:p>
      <text:p text:style-name="Д_5f_Основной_20_текст"><text:span text:style-name="Emphasis"><text:span text:style-name="T17">Ні. Вистояти. Вистояти. Ні —</text:span></text:span></text:p>
      <text:p text:style-name="Д_5f_Основной_20_текст"><text:span text:style-name="Emphasis"><text:span text:style-name="T17">Стояти. Тільки тут, у цьому полі,</text:span></text:span></text:p>
      <text:p text:style-name="Д_5f_Основной_20_текст"><text:span text:style-name="Emphasis"><text:span text:style-name="T17">Що наче льон, і власної неволі</text:span></text:span></text:p>
      <text:p text:style-name="Д_5f_Основной_20_текст"><text:span text:style-name="Emphasis"><text:span text:style-name="T17">Спізнати тут на рідній чужині.</text:span></text:span></text:p>
      <text:p text:style-name="Д_5f_Основной_20_текст">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Д_5f_Основной_20_текст"><text:span text:style-name="Emphasis"><text:span text:style-name="T17">«У суботу, 4 вересня, під час виступу автора фільму та його учасників, а 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text:span></text:span><text:soft-page-break/><text:span text:style-name="Emphasis"><text:span text:style-name="T17">стриматись. Я вважаю, що в таких умовах мовчанка є злочином...».</text:span></text:span><text:span text:style-name="Emphasis"><text:span text:style-name="T17"><text:note text:id="ftn0" text:note-class="footnote"><text:note-citation>1</text:note-citation><text:note-body><text:p text:style-name="Д_5f_Сноска_5f_Постраничная"><text:span text:style-name="T82">Стус Д. Василь Стус: життя як творчість. — К.: Факт, 2005. — С. 30</text:span></text:p></text:note-body></text:note></text:span></text:span></text:p>
      <text:p text:style-name="Д_5f_Основной_20_текст"><text:span text:style-name="T21">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21"><text:note text:id="ftn11" text:note-class="footnote"><text:note-citation>2</text:note-citation><text:note-body><text:p text:style-name="Д_5f_Сноска_5f_Постраничная"><text:a xlink:type="simple" xlink:href="http://blog.i.ua/community/3252/752359/"><text:span text:style-name="T40">Документальна трилогія «Просвітлої дороги свічка чорна». Пам’яті Василя Стуса</text:span></text:a></text:p></text:note-body></text:note></text:span></text:p>
      <text:p text:style-name="Д_5f_Основной_20_текст">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Д_5f_Основной_20_текст"><text:span text:style-name="T21">Хто знайомий з віршами Стуса, той знає, наскільки вони є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text:span><text:span text:style-name="T21">тлумаченні деяких слів та словосполучень.</text:span><text:span text:style-name="T21"><text:note text:id="ftn12" text:note-class="footnote"><text:note-citation>3</text:note-citation><text:note-body><text:p text:style-name="Д_5f_Сноска_5f_Постраничная"><text:span text:style-name="T5">Словник поетичної мови Василя Стуса. Рідковживані слова та індивідуально-авторські новотвори / Уклад. Л. В. Оліфіренко. — К.: Абрис, 2003. — 90 с.</text:span></text:p></text:note-body></text:note></text:span></text:p>
      <text:p text:style-name="Д_5f_Основной_20_текст">Поетична творчість В. Стуса під час «тривання на межі» ознаменувалась невольничою збіркою «Палімпсести».<text:note text:id="ftn13" text:note-class="footnote"><text:note-citation>4</text:note-citation><text:note-body><text:p text:style-name="Д_5f_Сноска_5f_Постраничная"><text:a xlink:type="simple" xlink:href="http://stus.kiev.ua/stusoznavstvo.files/11%20Rar1.zip">Олег Рарицький. «Палімпсести» Василя </text:a><text:a xlink:type="simple" xlink:href="http://stus.kiev.ua/stusoznavstvo.files/11%20Rar1.zip">Стуса — </text:a><text:a xlink:type="simple" xlink:href="http://stus.kiev.ua/stusoznavstvo.files/11%20Rar1.zip">духовна домінанта.</text:a></text:p></text:note-body></text:note></text:p>
      <text:p text:style-name="Д_5f_Основной_20_текст"><text:soft-page-break/><text:span text:style-name="T51">Саме так — </text:span><text:span text:style-name="T58">палімпсестами </text:span><text:span text:style-name="T51">—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 визначення, що зближувало його творче самовираження з тим давнім, забутим, історично зумовленим способом фіксування нового змісту?</text:span><text:span text:style-name="T51"><text:note text:id="ftn14" text:note-class="footnote"><text:note-citation>1</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4">»</text:span></text:p></text:note-body></text:note></text:span></text:p>
      <text:p text:style-name="Д_5f_Основной_20_текст">Михайлина Коцюбинська вбачає в цьому кілька асоціацій ідей, що накладаються одна на одну, творячи багатозначний образ.</text:p>
      <text:p text:style-name="Д_5f_Основной_20_текст">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Д_5f_Основной_20_текст">У поезії Стуса весь час нашаровуються різні стани душі, які на перший погляд<text:span text:style-name="T63">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інш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p>
      <text:p text:style-name="Д_5f_Основной_20_текст"><text:span text:style-name="T21">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text:span><text:soft-page-break/><text:span text:style-name="T21">людину такої емоційної наснаги, такого кришталевого сумління, такої абсолютної безкомпромісності, як він, на Голгофу.</text:span><text:span text:style-name="T21"><text:note text:id="ftn15" text:note-class="footnote"><text:note-citation>1</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4">»</text:span></text:p></text:note-body></text:note></text:span></text:p>
      <text:p text:style-name="Д_5f_Основной_20_текст"><text:span text:style-name="T21">Починаючи підготовку «Палімпсестів», що складають дві книги третього тому видання</text:span><text:span text:style-name="T21"><text:note text:id="ftn16" text:note-class="footnote"><text:note-citation>2</text:note-citation><text:note-body><text:p text:style-name="P33">Стус В. Зібрання творів: У 4‑х т., 6‑ти кн. — Львів: Просвіта, 1999.</text:p></text:note-body></text:note></text:span><text:span text:style-name="T21">,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21"><text:note text:id="ftn17" text:note-class="footnote"><text:note-citation>3</text:note-citation><text:note-body><text:p text:style-name="Д_5f_Сноска_5f_Постраничная"><text:a xlink:type="simple" xlink:href="http://stus.kiev.ua/stusoznavstvo.files/7%20D.Stus2.zip">Дмитро Стус. «ПАЛІМПСЕСТИ Василя Стуса</text:a><text:span text:style-name="T24">»</text:span></text:p></text:note-body></text:note></text:span></text:p>
      <text:p text:style-name="Д_5f_Основной_20_текст"><text:span text:style-name="T53">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53"><text:note text:id="ftn18" text:note-class="footnote"><text:note-citation>4</text:note-citation><text:note-body><text:p text:style-name="Д_5f_Сноска_5f_Постраничная"><text:span text:style-name="T65">Шум А. Поезія Василя Стуса // «Зимові дерева», Брюссель, Література і мистецтво, 1970, </text:span><text:span text:style-name="T72">С. 1‑2</text:span></text:p></text:note-body></text:note></text:span></text:p>
      <text:p text:style-name="Д_5f_Основной_20_текст"><text:span text:style-name="T51">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text:span><text:span text:style-name="T51"><text:note text:id="ftn19" text:note-class="footnote"><text:note-citation>5</text:note-citation><text:note-body><text:p text:style-name="Д_5f_Сноска_5f_Постраничная">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Д_5f_Основной_20_текст"><text:span text:style-name="T21">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text:span><text:span text:style-name="T21"><text:note text:id="ftn20" text:note-class="footnote"><text:note-citation>6</text:note-citation><text:note-body><text:p text:style-name="Д_5f_Сноска_5f_Постраничная"><text:span text:style-name="T25"><text:s/></text:span><text:a xlink:type="simple" xlink:href="http://stus.kiev.ua/stusoznavstvo.files/7%20D.Stus2.zip">Дмитро Стус. «ПАЛІМПСЕСТИ Василя Стуса</text:a><text:span text:style-name="T25">»</text:span></text:p></text:note-body></text:note></text:span></text:p>
      <text:p text:style-name="Д_5f_Основной_20_текст"><text:span text:style-name="T21">Іншою проблемою, яку довелося вирішувати Василю Стусу при </text:span><text:soft-page-break/><text:span text:style-name="T21">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21"><text:note text:id="ftn21" text:note-class="footnote"><text:note-citation>1</text:note-citation><text:note-body><text:p text:style-name="Д_5f_Сноска_5f_Постраничная"><text:span text:style-name="T25"><text:s/></text:span><text:a xlink:type="simple" xlink:href="http://stus.kiev.ua/stusoznavstvo.files/7%20D.Stus2.zip">Дмитро Стус. «ПАЛІМПСЕСТИ Василя Стуса</text:a><text:span text:style-name="T26">»</text:span></text:p></text:note-body></text:note></text:span></text:p>
      <text:p text:style-name="Д_5f_Основной_20_текст"><text:span text:style-name="T22">Саме відсутністю такого всебічного дослідження пояснюється </text:span><text:span text:style-name="T23">актуальність </text:span><text:span text:style-name="T22">роботи.</text:span></text:p>
      <text:p text:style-name="Д_5f_Основной_20_текст">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 Герман (1999 р.), «Оказіоналізми у творчості Павла Загребельного: структурно-семантичний і стилістичний аспекти» Т. Юрченко (2003 р.).</text:p>
      <text:p text:style-name="Д_5f_Основной_20_текст">Дослідження проводилося на <text:span text:style-name="T37">матеріалах наукових праць</text:span>:</text:p>
      <text:list xml:id="list1648211729" text:style-name="L39">
        <text:list-item>
          <text:p text:style-name="P87"><text:span text:style-name="T5">Словник поетичної мови Василя Стуса. Рідковживані слова та індивідуально-авторські новотвори / Уклад. Л. В. Оліфіренко. — К.: Абрис, 2003. — 90 с.</text:span></text:p>
        </text:list-item>
        <text:list-item>
          <text:p text:style-name="P87"><text:span text:style-name="T5">Стус В.Зібрання творів: У 4-х т., 6-ти кн. — Львів: Просвіта, 1999.</text:span></text:p>
        </text:list-item>
        <text:list-item>
          <text:p text:style-name="P87"><text:span text:style-name="T5">Бусел В. Т. Великий тлумачний словник сучасної української мови. — Київ, Ірпінь. — Перун, 2005. — 1728 с.</text:span></text:p>
        </text:list-item>
      </text:list>
      <text:p text:style-name="Д_5f_Основной_20_текст"><text:span text:style-name="T37">Тема дослідження</text:span> <text:span text:style-name="T3">— індивідуально-авторські новотвори у збірці В. Стуса «Палімпсести».</text:span></text:p>
      <text:p text:style-name="Д_5f_Основной_20_текст"><text:span text:style-name="T37">Метою роботи </text:span>є дослідження та опис індивідуально-авторських <text:soft-page-break/>новотворів і аналіз отриманих результатів.</text:p>
      <text:p text:style-name="Д_5f_Основной_20_текст"><text:span text:style-name="T37">Об’єктом дослідження</text:span> в роботі виступає збірка В. Стуса «Палімпсести».</text:p>
      <text:p text:style-name="Д_5f_Основной_20_текст"><text:span text:style-name="T37">Предметом дослідження</text:span> є індивідуально‑авторські новотвори, знайдені у збірці В. Стуса «Палімпсести».</text:p>
      <text:p text:style-name="Д_5f_Основной_20_текст"><text:span text:style-name="T37">Завдання дипломної роботи:</text:span></text:p>
      <text:list xml:id="list1531882088" text:style-name="L1">
        <text:list-item>
          <text:p text:style-name="P41"><text:span text:style-name="T52">опрацювати статті та книги відомих учених, науковців з даної теми;</text:span></text:p>
        </text:list-item>
        <text:list-item>
          <text:p text:style-name="P41">розглянути життєвий і творчий шлях письменника;</text:p>
        </text:list-item>
        <text:list-item>
          <text:p text:style-name="P41">розкрити теоретичні питання деривації та неології, підтверджувати їх прикладами;</text:p>
        </text:list-item>
        <text:list-item>
          <text:p text:style-name="P41">розглянути основні способи словотворення в СУЛМ;</text:p>
        </text:list-item>
        <text:list-item>
          <text:p text:style-name="P41"><text:span text:style-name="T52">розглянути основні критерії класифікації неологізмів;</text:span></text:p>
        </text:list-item>
        <text:list-item>
          <text:p text:style-name="P41"><text:span text:style-name="T52">познайомитися з матеріалами с</text:span><text:span text:style-name="T62">ловника поетичної мови Василя Стуса</text:span><text:span text:style-name="T62"><text:note text:id="ftn92" text:note-class="footnote"><text:note-citation>1</text:note-citation><text:note-body><text:p text:style-name="Д_5f_Сноска_5f_Постраничная"><text:span text:style-name="T5">Словник поетичної мови Василя Стуса. Рідковживані слова та індивідуально-авторські новотвори / Уклад. Л. В. Оліфіренко. — К.: Абрис, 2003. — 90 с.</text:span></text:p></text:note-body></text:note></text:span><text:span text:style-name="T62">, використовувати його як джерельну базу;</text:span></text:p>
        </text:list-item>
        <text:list-item>
          <text:p text:style-name="P41"><text:span text:style-name="T62">укласти словник індивідуально‑авторських новотворів письменника.</text:span></text:p>
        </text:list-item>
      </text:list>
      <text:p text:style-name="Д_5f_Основной_20_текст"><text:span text:style-name="T52">Дипломна робота </text:span><text:span text:style-name="T55">складається із </text:span><text:span text:style-name="T59">таких частин</text:span><text:span text:style-name="T52">:</text:span></text:p>
      <text:list xml:id="list1563589494" text:style-name="L40">
        <text:list-item>
          <text:p text:style-name="P88"><text:span text:style-name="T60">Вступ</text:span><text:span text:style-name="T52">, у якому окреслюються межі дослідження.</text:span></text:p>
        </text:list-item>
        <text:list-item>
          <text:p text:style-name="P88"><text:span text:style-name="T60">Розділ І</text:span><text:span text:style-name="T52">. </text:span><text:span text:style-name="T20">Деривація та способи словотворення в СУЛМ.</text:span></text:p>
        </text:list-item>
        <text:list-item>
          <text:p text:style-name="P88"><text:span text:style-name="T60">Розділ ІІ</text:span><text:span text:style-name="T52">. </text:span><text:span text:style-name="T55">Індивідуально-авторське словотворення у збірці В. Стуса «Палімпсести».</text:span></text:p>
        </text:list-item>
        <text:list-item>
          <text:p text:style-name="P89"><text:span text:style-name="T55">Розділ ІІІ.</text:span><text:span text:style-name="T61"> </text:span><text:span text:style-name="T57">Структурно‑семантичні та стилістичні функції індивідуально‑авторської лексики В. Стуса.</text:span></text:p>
        </text:list-item>
        <text:list-item>
          <text:p text:style-name="P88"><text:span text:style-name="T60">Висновки</text:span><text:span text:style-name="T52">.</text:span></text:p>
        </text:list-item>
        <text:list-item>
          <text:p text:style-name="P88"><text:span text:style-name="T60">Бібліографія</text:span><text:span text:style-name="T52">, що містить використані у роботі джерела.</text:span></text:p>
        </text:list-item>
      </text:list>
      <text:list xml:id="list1806015043" text:style-name="L36">
        <text:list-header>
          <text:h text:style-name="P38" text:outline-level="1"><text:bookmark text:name="__RefHeading__18021_1600925806"/><text:span text:style-name="T19">1. Деривація та способи словотворення в СУЛМ</text:span><text:bookmark-end text:name="__RefHeading__18021_1600925806"/></text:h>
        </text:list-header>
      </text:list>
      <text:p text:style-name="Д_5f_Основной_20_текст">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p>
      <text:p text:style-name="Д_5f_Основной_20_текст">Термін <text:span text:style-name="T32">«</text:span>деривація» має двояке значення:</text:p>
      <text:list xml:id="list1731695410" text:style-name="L2">
        <text:list-item>
          <text:p text:style-name="P42">це сама система словотвірної будови мови, яка утворювалася за своїми внутрішніми законами протягом усього історичного розвитку мови;<text:note text:id="ftn22" text:note-class="footnote"><text:note-citation>1</text:note-citation><text:note-body><text:p text:style-name="Д_5f_Сноска_5f_Постраничная">Вакарюк Л., Панцьо С. Українська мова. Морфеміка і словотвір. — Тернопіль, 2004, C. 89</text:p></text:note-body></text:note></text:p>
        </text:list-item>
        <text:list-item>
          <text:p text:style-name="P42">вчення про словотвірну будову мови як мовознавчу дисципліну, Перше значення — словотвір як процес є первинним, а друге — словотвір як вчення про словотвірну будову мови — вторинним.<text:note text:id="ftn23" text:note-class="footnote"><text:note-citation>2</text:note-citation><text:note-body><text:p text:style-name="Д_5f_Сноска_5f_Постраничная">Ковалик І. Вчення про словотвір. Вип. 2. — Львів, 1961, С. 54</text:p></text:note-body></text:note></text:p>
        </text:list-item>
      </text:list>
      <text:p text:style-name="Д_5f_Основной_20_текст">Словотвір, як і мову в цілому, можна вивчати у двох аспектах: діахронічному і синхронічному.</text:p>
      <text:p text:style-name="Д_5f_Основной_20_текст"><text:span text:style-name="T37">Діахронічний</text:span>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p>
      <text:p text:style-name="Д_5f_Основной_20_текст"><text:span text:style-name="T37">Синхронічний</text:span> (описовий) — це вчення про похідну лексику у її взаємовідношенні з іншими словами на певному етапі розвитку мови протягом певного часу.<text:note text:id="ftn24" text:note-class="footnote"><text:note-citation>3</text:note-citation><text:note-body><text:p text:style-name="Д_5f_Сноска_5f_Постраничная">Вакарюк Л., Панцьо С. Українська мова. Морфеміка і словотвір. — Тернопіль, 2004, C. 89</text:p></text:note-body></text:note></text:p>
      <text:p text:style-name="Д_5f_Основной_20_текст">Об’єктом словотвору є слово, яке вивчається також в інших розділах лінгвістичної науки. 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Компонентами словотвірних відношень є похідність за формою і мотивованість за смислом. Отже, об’єктом словотвору є похідні лексичні одиниці, які розглядаються не лише як окремі похідні слова, а як певні <text:soft-page-break/>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text:p>
      <text:list xml:id="list1005640933" text:style-name="L3">
        <text:list-item>
          <text:p text:style-name="P43">вивчення конкретних формальних і семантичних ознак похідних слів, якими вони відрізняються від непохідних;</text:p>
        </text:list-item>
        <text:list-item>
          <text:p text:style-name="P43">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text:p>
        </text:list-item>
        <text:list-item>
          <text:p text:style-name="P43">виявлення основних закономірностей і тенденцій, що активно діють у словотворчих процесах постійного збагачення лексичного складу новими утвореннями.<text:note text:id="ftn25" text:note-class="footnote"><text:note-citation>1</text:note-citation><text:note-body><text:p text:style-name="Д_5f_Сноска_5f_Постраничная">Словотвір сучасної української літературної мови. — К., 1979, С. 7</text:p></text:note-body></text:note></text:p>
        </text:list-item>
      </text:list>
      <text:p text:style-name="Д_5f_Основной_20_текст">Похідне слово — це найменша одиниця словотвірної системи. З формального боку її треба трактувати як найменше “синтагматичне ціле”, як комбінацію одиниць нижчого порядку.</text:p>
      <text:p text:style-name="Д_5f_Основной_20_текст">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p>
      <text:p text:style-name="Д_5f_Основной_20_текст">Похідне слово виникає в мові як результат процесів словотворення, які у підсумку зводяться до процесів комбінаторики та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text:span text:style-name="T76">‪‫‪‏‪</text:span><text:span text:style-name="T77"> </text:span>— твірної основи і форманта.</text:p>
      <text:p text:style-name="Д_5f_Основной_20_текст">Комбінаторний характер похідного слова в ході здійснення словотвірного аналізу вимагає не лише виявлення твірної основи та форманта, а, насамперед, — з’ясування словотвірної структури похідного слова. Термін «словотвірна структура похідного слова» набув поширення у науковій літературі, однак розуміється вченими по-різному і досить часто <text:soft-page-break/>сплутується з іншим терміном — «морфемна (морфологічна) структура слова».</text:p>
      <text:p text:style-name="Д_5f_Основной_20_текст">Словотвірна стуктура — це подільність слова на елементи, які безпосередньо беруть участь у творенні даного слова.</text:p>
      <text:p text:style-name="Д_5f_Основной_20_текст">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p>
      <text:p text:style-name="Д_5f_Основной_20_текст">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p>
      <text:p text:style-name="Д_5f_Основной_20_текст">Як формальна, так і смислова структура похідного слова може бути виявлена лише як результат зіставлення двох одиниць — твірного слова та похідного. Як свідчать диференційні ознаки похідності, а також критерій Г. Винокура, будь-яке похідне слово завжди має поруч із собою слово твірне.</text:p>
      <text:p text:style-name="Д_5f_Основной_20_текст">Похідне та його твірне слово у словотвірній парі мають різний характер. Похідне слово структурою та семантикою зумовлюється твірним. Це означає, що будь-яке похідне слово з «необхідністю» «шукає» своє твірне, а тому зіставлення членів словотвірної пари відбувається в напрямку від похідного до твірного, хоча сам процес словотворення відбувається у зворотньому напрямку: від твірного до похідного, наприклад: край → краянин.</text:p>
      <text:p text:style-name="Д_5f_Основной_20_текст">Твірне слово відображає джерело деривації, а також — опосередковано — і спосіб його творення. Основа похідного слова завжди містить у собі «натяк» на безпосередньо мотивувальне слово, яке цілком або частково <text:soft-page-break/>входить до семантичної формули похідного слова.</text:p>
      <text:p text:style-name="Д_5f_Основной_20_текст">Твірне слово разом із похідним складають таку комплексну одиницю словотвірної системи, як словотвірна пара.</text:p>
      <text:p text:style-name="Д_5f_Основной_20_текст">Словотвірна пара — це таке зіставлення однокореневих слів, при якому одне з них включає мотиватор, інше, крім мотиватора, — ще й формант.</text:p>
      <text:p text:style-name="Д_5f_Основной_20_текст">Наприклад: інструмент → інструментарій, міський → приміський, комедія → комедіант та ін.</text:p>
      <text:p text:style-name="Д_5f_Основной_20_текст">Словотвірна пара як комплексна одиниця принципово важлива в системі словотвору. Це пояснюється рядом причин. Так, максимальна об’єктивність результатів словотвірного аналізу слова може бути досягнута лише за умови, коли цей аналіз здійснюватиметься на базі словотвірної пари.</text:p>
      <text:p text:style-name="Д_5f_Основной_20_текст">Словотвірна пара — це мінімальний, бінарний ланцюжок, який є складовим елементом словотвірного гнізда.<text:note text:id="ftn26" text:note-class="footnote"><text:note-citation>1</text:note-citation><text:note-body><text:p text:style-name="P34">Вакарюк Л., Панцьо С. Українська мова. Морфеміка і словотвір. — Тернопіль, 2004, C. 100‑105</text:p></text:note-body></text:note></text:p>
      <text:p text:style-name="Д_5f_Основной_20_текст">Найменша комплексна одиниця словотвірної системи називається словотвірним типом. Він становить одне з центральних понять системи словотворення. Словотвірний тип — це група слів однієї частини мови, які побудовані за єдиною схемою і об’єднуються за такими рисами:</text:p>
      <text:list xml:id="list1776066358" text:style-name="L4">
        <text:list-item>
          <text:p text:style-name="P44">спільністю частиномовної належності твірних слів;</text:p>
        </text:list-item>
        <text:list-item>
          <text:p text:style-name="P44">спільністю (за значенням і структурою) форманта або навіть і способу словотворення (тобто спільністю формального зв’язку між твірним і похідним);</text:p>
        </text:list-item>
        <text:list-item>
          <text:p text:style-name="P44">спільністю словотвірного значення (тобто спільністю семантичного зв’язку між твірним і похідним). Словотвірний тип — це схема побудови слів певної частини мови. </text:p>
        </text:list-item>
      </text:list>
      <text:p text:style-name="Д_5f_Основной_20_текст">Між похідним словом і твірною базою існують такі різновиди семантичних відношень (семантичної мотивації):</text:p>
      <text:list xml:id="list878020681" text:style-name="L5">
        <text:list-item>
          <text:p text:style-name="P45">Транспозиційні відношення. При транспозиції твірного в похідне лексичне значення залишається незмінним, а саме твірне переходить в іншу частину мови, набуваючи нових категоріальних і граматичних <text:soft-page-break/>ознак: перескладати → перескладання — лексичне значення залишилося незмінним, змінилася морфемна будова (зник інфінітивний суфікс -ти і з’явився іменниковий суфікс -нн-я), змінилася частина мови (від дієслова утворився іменник), похідне слово набуло нових граматичних ознак (іменник набув здатності відмінюватися, має відмінні морфологічні ознаки і нові синтаксичні функції): світлий → світлість, пишний → пишність.</text:p>
        </text:list-item>
        <text:list-item>
          <text:p text:style-name="P45">Мутаційні відношення. При мутації за допомогою словотвірних засобів змінюється лексичне значення (малювати → малюнок). Що ж до частиномовної належності і граматичного значення, то вони істотної ролі не відіграють, тобто можуть змінюватися, а можуть і не змінюватися:</text:p>
          <text:p text:style-name="P45">а) змінюються: кума → кумувати, куратор → кураторський, купити → купець;</text:p>
          <text:p text:style-name="P45">б) не змінюються: Байрон → байронізм, балет → балетник, ліс → лісник, бігун (особа) → бігунок (предмет) тощо.</text:p>
        </text:list-item>
        <text:list-item>
          <text:p text:style-name="P45">Еквівалентні відношення. Лексичне значення похідного при еквівалентних відношеннях є рівноцінним, тотожним значенню словотвірної бази (твірному слову чи словосполученню). Цей тип відношень характерний для таких типів словотворення:</text:p>
          <text:p text:style-name="P45">а) абревіації: ООН — Організація Об’єднаних Націй, профком — профспілковий комітет;</text:p>
          <text:p text:style-name="P45">б) усічення: зам → замісник, спец → спеціаліст, маг → магнітофон, телек → телевізор;</text:p>
          <text:p text:style-name="P45">в) універбації (семантичної конденсації): манна каша → манка, «Вечірній Київ» → «Вечірка», електричний поїзд → електричка, кімната для прання → пральня.</text:p>
        </text:list-item>
        <text:list-item>
          <text:p text:style-name="P45">Модифікаційні відношення. Частиномовна належність і лексико-номінаційне значення не змінюються, семантика також не змінюється, але ускладнюється лише стилістичними відтінками.</text:p>
          <text:p text:style-name="P45"><text:soft-page-break/>Модифікаційні відношення виникають при утворенні:</text:p>
          <text:p text:style-name="P45">а) іменників, прикметників і прислівників за допомогою суфіксів суб’єктивної оцінки: відро → відерце, відерко, <text:s/>відеречко; мати → мама, ма, мамуня, матуся; Інна → Інночка, Іннуся; голубий → голубенький, голубуватий;</text:p>
          <text:p text:style-name="P45">б) збірних і одиничних іменників: студент → студентство, професор → професура, горох → горошина;</text:p>
          <text:p text:style-name="P45">в) назв істот із значенням недорослості: лисиця → лисеня, вовк → вовчата, кіт → котята;</text:p>
          <text:p text:style-name="P45">г) дієслів із значенням обмеженої дії: мовчати → помовчати, сидіти → посидіти, шуміти → відшуміти, говорити → заговорити.<text:note text:id="ftn27" text:note-class="footnote"><text:note-citation>1</text:note-citation><text:note-body><text:p text:style-name="P36">Горпинич В. О. Сучасна українська літературна мова. Морфеміка. Словотвір. Морфонологія: Навч. посіб. — К.: Вища шк., 1999. — С. 99‑100</text:p></text:note-body></text:note></text:p>
        </text:list-item>
      </text:list>
      <text:p text:style-name="Д_5f_Основной_20_текст">На базі семантичних відношень між твірною базою (твірним) і похідними словами формується словотвірне значення. Воно є суттєвою ознакою словотвірного типу як загальної схеми побудови слів. Існує два підходи до визначення словотвірного значення — вузький і широкий. У вузькому розумінні словотвірне значення — це той елемент значення похідного слова, яким воно відрізняється від твірного: Чернігів → чернігівець («той, хто з Чернігова»), жати → жнець («той, хто жне»), білий → біліти («виявляти білий колір»), сталь → стальний («той, що зі сталі»). Це «різницеве» визначення словотвірного значення, тому що воно базується на різниці в лексичному значенні похідного і твірного слова. Носієм словотвірного значення є формант, за яким воно і визначається. У широкому розумінні «під словотвірним значенням мають на увазі загальне категоріальне значення слів, об’єднаних у словотвірний тип, що ґрунтується на семантичному співвідношенні мотивованої і мотивуючої основ», тобто словотвірне значення є спільним для похідних певного типу і виявляється на основі семантичного співвідношення твірних і похідних. Це «сумарне» визначення словотвірного значення, бо воно базується на взаємодії семантики форманта із семантикою твірних слів цілого словотвірного типу. За <text:soft-page-break/>О. С. Кубряковою, нове значення, що виникає в дериваті як результат поєднання даної твірної частини з певною формантною частиною, називається словотвірним значенням. <text:span text:style-name="T32">[</text:span><text:span text:style-name="T37">ПОКЛИКАННЯ</text:span><text:span text:style-name="T32">]</text:span> Наприклад:</text:p>
      <text:list xml:id="list1278464515" text:style-name="L6">
        <text:list-item>
          <text:p text:style-name="P46">стріляти → стрілець — має словотвірне значення «особа за дією»;</text:p>
        </text:list-item>
        <text:list-item>
          <text:p text:style-name="P46">Суми → сумчани — має словотвірне значення «особа за місцем проживання»;</text:p>
        </text:list-item>
        <text:list-item>
          <text:p text:style-name="P46">Україна → українець — має словотвірне значення «особа за національністю»;</text:p>
        </text:list-item>
        <text:list-item>
          <text:p text:style-name="P46">соціалізм → соціаліст — має словотвірне значення «особа за політичними поглядами».</text:p>
        </text:list-item>
      </text:list>
      <text:p text:style-name="Д_5f_Основной_20_текст">Ці окремі (часткові) словотвірні значення об’єднуються в загальне словотвірне значення «особа за ознакою, названою твірним словом».</text:p>
      <text:p text:style-name="Д_5f_Основной_20_текст">На думку дериватологів, обидва визначення (і «різницеве», і «сумарне») правомірні і випливають із різних рівнів абстракції («різницеве» — з вищого рівня, а «сумарне» — з нижчого).<text:note text:id="ftn28" text:note-class="footnote"><text:note-citation>1</text:note-citation><text:note-body><text:p text:style-name="P36">Горпинич В. О. Сучасна українська літературна мова. Морфеміка. Словотвір. Морфонологія: Навч. посіб. — К.: Вища шк., 1999. — С. 102</text:p></text:note-body></text:note></text:p>
      <text:p text:style-name="Д_5f_Основной_20_текст">У мовознавчій літературі немає чіткого визначення таких лінгвістичних понять, як «словотвірна модель», а терміни «модель» і «тип» вживаються як синоніми, які наділяються тим змістом, що й поняття «тип».</text:p>
      <text:p text:style-name="Д_5f_Основной_20_текст">Одні дериватологи вважають, що «модель» — це структурна схема похідних слів з афіксами і категоріальною характеристикою твірної основи, наприклад: основа дієслова + тель ( + система флексій II відміни), основа прикметника + ість ( + система флексій III відміни) (Н. Янко-Триницька). <text:span text:style-name="T32">[</text:span><text:span text:style-name="T37">ПОКЛИКАННЯ</text:span><text:span text:style-name="T32">]</text:span></text:p>
      <text:p text:style-name="Д_5f_Основной_20_текст">Модель — це еталон структури слова, який імітує граматичну (дериваційну) правильність відповідно до певної теорії. Словотворення за моделлю — це утворення за правилами: якщо в топонімі наголос не падає на флексію і основа закінчується на [х], то прикметник від такого топоніма утворюється за допомогою суфікса -ськ-ий, перед яким х : с зливається з <text:soft-page-break/>початковим звуком суфікса: Чорнухи → чорнуський; якщо топонім закінчується на -н- після приголосного (*-ьн-), то прикметник утворюється за допомогою суфікса -ський (*-ьск-), при цьому звук [ь] в -ьск- занепадає як слабкий, а в -ьн- перетворюється на [е] як сильний: Рівне → рівенський (рівьн+ьский → <text:s/>рівненс'кий). <text:span text:style-name="T32">[</text:span><text:span text:style-name="T37">ПОКЛИКАННЯ</text:span><text:span text:style-name="T32">]</text:span></text:p>
      <text:p text:style-name="Д_5f_Основной_20_текст">Складниками моделі є:</text:p>
      <text:list xml:id="list760363526" text:style-name="L7">
        <text:list-item>
          <text:p text:style-name="P47">основа твірного слова як компонент семантичної бази похідного (тема похідного);</text:p>
        </text:list-item>
        <text:list-item>
          <text:p text:style-name="P47">дериватор як носій нового значення похідного (рема похідного);</text:p>
        </text:list-item>
        <text:list-item>
          <text:p text:style-name="P47">морфонологічні явища як засоби сполучуваності твірного слова з дериватором: вухо → вушний (тема вух-, рема -н-ий, морфонологічні явища х : ш і перехід наголосу з кореня на закінчення).</text:p>
        </text:list-item>
      </text:list>
      <text:p text:style-name="Д_5f_Основной_20_текст">Моделі поділяються на групи за частинами мови похідних: іменникові, прикметникові, дієслівні, прислівникові (Варшава, варшавський, варшавити, по-варшавськи). Кожна частина мови має свої моделі, оскільки кожна з них має свої власні суфікси.</text:p>
      <text:p text:style-name="Д_5f_Основной_20_текст">Словотвірні моделі розрізняються і за характером морфонологічних явищ. За цією ознакою виділяються моделі:</text:p>
      <text:list xml:id="list631893188" text:style-name="L8">
        <text:list-item>
          <text:p text:style-name="P48">з усіченням (елізією) і без нього: Шебелинка → шебелин(ка)ський, Харків → харківський;</text:p>
        </text:list-item>
        <text:list-item>
          <text:p text:style-name="P48">з інтерфіксацією і без неї: Борзна → борзн-ян-ський, Ніжин → ніжинський;</text:p>
        </text:list-item>
        <text:list-item>
          <text:p text:style-name="P48">з чергуванням і без нього: Кривий Ріг → криворізький, Полтава → полтавський;</text:p>
        </text:list-item>
        <text:list-item>
          <text:p text:style-name="P48">з накладанням і без нього: Одеса → одеський (одес+ський), Глухів → глухівський;</text:p>
        </text:list-item>
        <text:list-item>
          <text:p text:style-name="P48">зі зміною наголосу і без неї: Одеса → <text:s/>одесити, Херсон → <text:s/>херсонці.<text:note text:id="ftn29" text:note-class="footnote"><text:note-citation>1</text:note-citation><text:note-body><text:p text:style-name="P36">Горпинич В. О. Сучасна українська літературна мова. Морфеміка. Словотвір. Морфонологія: Навч. посіб. — К.: Вища шк., 1999. — С. 106‑107</text:p></text:note-body></text:note></text:p>
        </text:list-item>
      </text:list>
      <text:p text:style-name="Д_5f_Основной_20_текст">Важливе явище у словотворенні — твірна основа. Це ті спільні для твірної бази і похідного слова структурно-семантичні або структурні <text:soft-page-break/>компоненти, до яких приєднується формант у момент завершення словотвірного акту. Наприклад:</text:p>
      <text:list xml:id="list1377217677" text:style-name="L9">
        <text:list-item>
          <text:p text:style-name="P49">дарувати → дарунок — тут спільна частина дару-, до якої приєднується формант -нок;</text:p>
        </text:list-item>
        <text:list-item>
          <text:p text:style-name="P49">білий сніг → білосніжний — спільна частина біл-...сніг (сніж), до якої приєднується формант -о-...-ний.<text:note text:id="ftn30" text:note-class="footnote"><text:note-citation>1</text:note-citation><text:note-body><text:p text:style-name="P36">Горпинич В. О. Сучасна українська літературна мова. Морфеміка. Словотвір. Морфонологія: Навч. посіб. — К.: Вища шк., 1999. — С. 110</text:p></text:note-body></text:note></text:p>
        </text:list-item>
      </text:list>
      <text:p text:style-name="Д_5f_Основной_20_текст">Науково прийнятного визначення способу словотворення сучасна лінгвістика ще не сформулювала. Існують такі визначення:</text:p>
      <text:list xml:id="list1701801633" text:style-name="L10">
        <text:list-item>
          <text:p text:style-name="P50">«Спосіб словотворення — це спосіб змінювання твірного слова чи словосполучення, внаслідок якого виникає нова лексична одиниця» або «формальна схема побудови похідного слова» (М. В. Нємченко); <text:span text:style-name="T32">[</text:span><text:span text:style-name="T37">ПОКЛИКАННЯ</text:span><text:span text:style-name="T32">]</text:span></text:p>
        </text:list-item>
        <text:list-item>
          <text:p text:style-name="P50">«Способом словотворення називаються ті дії, які здійснює мова, утворюючи нове слово» (Б. М. Головін); <text:span text:style-name="T32">[</text:span><text:span text:style-name="T37">ПОКЛИКАННЯ</text:span><text:span text:style-name="T32">]</text:span></text:p>
        </text:list-item>
        <text:list-item>
          <text:p text:style-name="P50">«Під способами словотворення слід розуміти тип словотворення або метод, за допомогою якого утворене те чи інше слово» (М. Д. Степанова); <text:span text:style-name="T32">[</text:span><text:span text:style-name="T37">ПОКЛИКАННЯ</text:span><text:span text:style-name="T32">]</text:span></text:p>
        </text:list-item>
        <text:list-item>
          <text:p text:style-name="P50">«Способи словотворення — це узагальнено-диференційоване визначення того, як утворені й утворюються нові слова» (О. І. Моісеєв); <text:span text:style-name="T32">[</text:span><text:span text:style-name="T37">ПОКЛИКАННЯ</text:span><text:span text:style-name="T32">]</text:span></text:p>
        </text:list-item>
        <text:list-item>
          <text:p text:style-name="P50">«Способи словотворення — це групи похідних слів, об’єднаних основним компонентом форманта» (О. М. Тихонов). <text:span text:style-name="T32">[</text:span><text:span text:style-name="T37">ПОКЛИКАННЯ</text:span><text:span text:style-name="T32">]</text:span></text:p>
          <text:p text:style-name="P50">Усі вони є робочими і якоюсь мірою розкривають поняття способу словотворення, але повністю не відповідають основним вимогам наукових дефініцій.</text:p>
        </text:list-item>
      </text:list>
      <text:p text:style-name="Д_5f_Основной_20_текст">Існують дві основні класифікації способів словотворення:</text:p>
      <text:list xml:id="list246724804" text:style-name="L11">
        <text:list-item>
          <text:p text:style-name="P51">за лексико-граматичним характером словотвірної бази та словотвірних засобів (словотвірних ресурсів), вона називається традиційною;</text:p>
        </text:list-item>
        <text:list-item>
          <text:p text:style-name="P51"><text:soft-page-break/>за видом словотвірних формантів, точніше, за основними компонентами словотвірних формантів.</text:p>
        </text:list-item>
      </text:list>
      <text:p text:style-name="Д_5f_Абзац_20_перед_20_рисунком">У нашій дипломній роботі ми будемо використовувати останню. За цією класифікацією виділяються способи словотворення, наведені у таблиці:</text:p>
      <text:h text:style-name="Д_5f_Згл._20_Глава" text:outline-level="1"><text:bookmark text:name="__RefHeading__25740_1443281443"/><text:tab/>1.1 Таблиця способів словотворення<text:bookmark-end text:name="__RefHeading__25740_1443281443"/></text:h>
      <table:table table:name="sposoby_slovotvoru" table:style-name="sposoby_5f_slovotvoru">
        <table:table-column table:style-name="sposoby_5f_slovotvoru.A"/>
        <table:table-column table:style-name="sposoby_5f_slovotvoru.B"/>
        <table:table-column table:style-name="sposoby_5f_slovotvoru.C"/>
        <table:table-column table:style-name="sposoby_5f_slovotvoru.D"/>
        <table:table-row>
          <table:table-cell table:style-name="sposoby_5f_slovotvoru.A1" office:value-type="string">
            <text:p text:style-name="P8">№</text:p>
          </table:table-cell>
          <table:table-cell table:style-name="sposoby_5f_slovotvoru.A1" office:value-type="string">
            <text:p text:style-name="P8">Спосіб словотвору</text:p>
          </table:table-cell>
          <table:table-cell table:style-name="sposoby_5f_slovotvoru.A1" office:value-type="string">
            <text:p text:style-name="P8">У чому полягає спосіб творення</text:p>
          </table:table-cell>
          <table:table-cell table:style-name="sposoby_5f_slovotvoru.D1" office:value-type="string">
            <text:p text:style-name="P8">Приклади</text:p>
          </table:table-cell>
        </table:table-row>
        <table:table-row>
          <table:table-cell table:style-name="sposoby_5f_slovotvoru.A2" office:value-type="string">
            <text:p text:style-name="P8">1</text:p>
          </table:table-cell>
          <table:table-cell table:style-name="sposoby_5f_slovotvoru.A2" office:value-type="string">
            <text:p text:style-name="P4">Суфіксальний</text:p>
          </table:table-cell>
          <table:table-cell table:style-name="sposoby_5f_slovotvoru.A2" office:value-type="string">
            <text:p text:style-name="P5">Творення нових слів за допомогою суфіксальних формантів</text:p>
          </table:table-cell>
          <table:table-cell table:style-name="sposoby_5f_slovotvoru.D2" office:value-type="string">
            <text:p text:style-name="P5">Низьк-ий → низьк-о</text:p>
          </table:table-cell>
        </table:table-row>
        <table:table-row>
          <table:table-cell table:style-name="sposoby_5f_slovotvoru.A2" office:value-type="string">
            <text:p text:style-name="P8">2</text:p>
          </table:table-cell>
          <table:table-cell table:style-name="sposoby_5f_slovotvoru.A2" office:value-type="string">
            <text:p text:style-name="P7"><text:span text:style-name="Emphasis"><text:span text:style-name="T79">Нульсуфіксальний</text:span></text:span></text:p>
          </table:table-cell>
          <table:table-cell table:style-name="sposoby_5f_slovotvoru.A2" office:value-type="string">
            <text:p text:style-name="P6">???</text:p>
          </table:table-cell>
          <table:table-cell table:style-name="sposoby_5f_slovotvoru.D2" office:value-type="string">
            <text:p text:style-name="P5"/>
          </table:table-cell>
        </table:table-row>
        <table:table-row>
          <table:table-cell table:style-name="sposoby_5f_slovotvoru.A2" office:value-type="string">
            <text:p text:style-name="P8">3</text:p>
          </table:table-cell>
          <table:table-cell table:style-name="sposoby_5f_slovotvoru.A2" office:value-type="string">
            <text:p text:style-name="P4">Складносуфіксальний</text:p>
          </table:table-cell>
          <table:table-cell table:style-name="sposoby_5f_slovotvoru.A2" office:value-type="string">
            <text:p text:style-name="P6">???Основоскладання, яке доповнюється суфіксацією</text:p>
          </table:table-cell>
          <table:table-cell table:style-name="sposoby_5f_slovotvoru.D2" office:value-type="string">
            <text:p text:style-name="P5"/>
          </table:table-cell>
        </table:table-row>
        <table:table-row>
          <table:table-cell table:style-name="sposoby_5f_slovotvoru.A2" office:value-type="string">
            <text:p text:style-name="P8">4</text:p>
          </table:table-cell>
          <table:table-cell table:style-name="sposoby_5f_slovotvoru.A2" office:value-type="string">
            <text:p text:style-name="P4">Префіксальний</text:p>
          </table:table-cell>
          <table:table-cell table:style-name="sposoby_5f_slovotvoru.A2" office:value-type="string">
            <text:p text:style-name="P5">Утворення нових слів шляхом приєднання префіксального форманта до твірного слова</text:p>
          </table:table-cell>
          <table:table-cell table:style-name="sposoby_5f_slovotvoru.D2" office:value-type="string">
            <text:p text:style-name="P5">День → перед-день</text:p>
          </table:table-cell>
        </table:table-row>
        <table:table-row>
          <table:table-cell table:style-name="sposoby_5f_slovotvoru.A2" office:value-type="string">
            <text:p text:style-name="P8">5</text:p>
          </table:table-cell>
          <table:table-cell table:style-name="sposoby_5f_slovotvoru.A2" office:value-type="string">
            <text:p text:style-name="P4">Префіксально-нульсуфіксальний</text:p>
          </table:table-cell>
          <table:table-cell table:style-name="sposoby_5f_slovotvoru.A2" office:value-type="string">
            <text:p text:style-name="P6">???</text:p>
          </table:table-cell>
          <table:table-cell table:style-name="sposoby_5f_slovotvoru.D2" office:value-type="string">
            <text:p text:style-name="P5">Надвищ</text:p>
          </table:table-cell>
        </table:table-row>
        <table:table-row>
          <table:table-cell table:style-name="sposoby_5f_slovotvoru.A2" office:value-type="string">
            <text:p text:style-name="P8">6</text:p>
          </table:table-cell>
          <table:table-cell table:style-name="sposoby_5f_slovotvoru.A2" office:value-type="string">
            <text:p text:style-name="P4">Постфіксальний</text:p>
          </table:table-cell>
          <table:table-cell table:style-name="sposoby_5f_slovotvoru.A2" office:value-type="string">
            <text:p text:style-name="P5">Утворення нових слів за допомогою постфіксів</text:p>
          </table:table-cell>
          <table:table-cell table:style-name="sposoby_5f_slovotvoru.D2" office:value-type="string">
            <text:p text:style-name="P4">Навчати → навчати-ся</text:p>
          </table:table-cell>
        </table:table-row>
        <table:table-row>
          <table:table-cell table:style-name="sposoby_5f_slovotvoru.A2" office:value-type="string">
            <text:p text:style-name="P8">7</text:p>
          </table:table-cell>
          <table:table-cell table:style-name="sposoby_5f_slovotvoru.A2" office:value-type="string">
            <text:p text:style-name="P4">Суфіксально-префіксальний</text:p>
          </table:table-cell>
          <table:table-cell table:style-name="sposoby_5f_slovotvoru.A2" office:value-type="string">
            <text:p text:style-name="P5">Спосіб утворення нових слів шляхом одночасного приєднання префікса і суфікса</text:p>
          </table:table-cell>
          <table:table-cell table:style-name="sposoby_5f_slovotvoru.D2" office:value-type="string">
            <text:p text:style-name="P4">Берег → при-береж-ний</text:p>
          </table:table-cell>
        </table:table-row>
        <table:table-row>
          <table:table-cell table:style-name="sposoby_5f_slovotvoru.A2" office:value-type="string">
            <text:p text:style-name="P8">8</text:p>
          </table:table-cell>
          <table:table-cell table:style-name="sposoby_5f_slovotvoru.A2" office:value-type="string">
            <text:p text:style-name="P4">Суфіксально-постфіксальний</text:p>
          </table:table-cell>
          <table:table-cell table:style-name="sposoby_5f_slovotvoru.A2" office:value-type="string">
            <text:p text:style-name="P5">Творення полягає в одночасному приєднанні до твірної основи суфікса і постфікса</text:p>
          </table:table-cell>
          <table:table-cell table:style-name="sposoby_5f_slovotvoru.D2" office:value-type="string">
            <text:p text:style-name="P9">Кристал → <text:s/>кристал-ізувати-ся</text:p>
          </table:table-cell>
        </table:table-row>
        <table:table-row>
          <table:table-cell table:style-name="sposoby_5f_slovotvoru.A2" office:value-type="string">
            <text:p text:style-name="P8">9</text:p>
          </table:table-cell>
          <table:table-cell table:style-name="sposoby_5f_slovotvoru.A2" office:value-type="string">
            <text:p text:style-name="P4">Суфіксально-префіксально-постфіксальний</text:p>
          </table:table-cell>
          <table:table-cell table:style-name="sposoby_5f_slovotvoru.A2" office:value-type="string">
            <text:p text:style-name="P5">Спосіб, при якому для творення похідних використовується комбінація трьох словотворчих засобів: префікса, суфікса, постфікса</text:p>
          </table:table-cell>
          <table:table-cell table:style-name="sposoby_5f_slovotvoru.D2" office:value-type="string">
            <text:p text:style-name="P5">Щедр-ий → роз-щедр-и-ти-ся</text:p>
          </table:table-cell>
        </table:table-row>
        <table:table-row>
          <table:table-cell table:style-name="sposoby_5f_slovotvoru.A2" office:value-type="string">
            <text:p text:style-name="P8">10</text:p>
          </table:table-cell>
          <table:table-cell table:style-name="sposoby_5f_slovotvoru.A2" office:value-type="string">
            <text:p text:style-name="P4">Префіксально-<text:soft-page-break/>постфіксальний</text:p>
          </table:table-cell>
          <table:table-cell table:style-name="sposoby_5f_slovotvoru.A2" office:value-type="string">
            <text:p text:style-name="P5">Спосіб, при якому основним <text:soft-page-break/>творчим засобом виступають префікс і постфікс, що одночасно приєднуються до твірних основ</text:p>
          </table:table-cell>
          <table:table-cell table:style-name="sposoby_5f_slovotvoru.D2" office:value-type="string">
            <text:p text:style-name="P9">Їсти → <text:s/>на-<text:soft-page-break/>їсти-ся</text:p>
          </table:table-cell>
        </table:table-row>
        <table:table-row>
          <table:table-cell table:style-name="sposoby_5f_slovotvoru.A2" office:value-type="string">
            <text:p text:style-name="P8">11</text:p>
          </table:table-cell>
          <table:table-cell table:style-name="sposoby_5f_slovotvoru.A2" office:value-type="string">
            <text:p text:style-name="P4">Основоскладання</text:p>
          </table:table-cell>
          <table:table-cell table:style-name="sposoby_5f_slovotvoru.A2" office:value-type="string">
            <text:p text:style-name="P5">Поєднання кількох основ за допомогою інтерфіксів о, е або без них</text:p>
          </table:table-cell>
          <table:table-cell table:style-name="sposoby_5f_slovotvoru.D2" office:value-type="string">
            <text:p text:style-name="P5">Лісоруб</text:p>
          </table:table-cell>
        </table:table-row>
        <table:table-row>
          <table:table-cell table:style-name="sposoby_5f_slovotvoru.A2" office:value-type="string">
            <text:p text:style-name="P8">12</text:p>
          </table:table-cell>
          <table:table-cell table:style-name="sposoby_5f_slovotvoru.A2" office:value-type="string">
            <text:p text:style-name="P4">Словоскладання</text:p>
          </table:table-cell>
          <table:table-cell table:style-name="sposoby_5f_slovotvoru.A2" office:value-type="string">
            <text:p text:style-name="P5">Різновид морфрологічного словотворення, при якому нове слово утворюється шляхом об’єднання в одне ціле двох чи більше слів</text:p>
          </table:table-cell>
          <table:table-cell table:style-name="sposoby_5f_slovotvoru.D2" office:value-type="string">
            <text:p text:style-name="P5">Хліб-сіль</text:p>
          </table:table-cell>
        </table:table-row>
        <table:table-row>
          <table:table-cell table:style-name="sposoby_5f_slovotvoru.A2" office:value-type="string">
            <text:p text:style-name="P8">13</text:p>
          </table:table-cell>
          <table:table-cell table:style-name="sposoby_5f_slovotvoru.A2" office:value-type="string">
            <text:p text:style-name="P4">Основословоскладання</text:p>
          </table:table-cell>
          <table:table-cell table:style-name="sposoby_5f_slovotvoru.A2" office:value-type="string">
            <text:p text:style-name="P6">???</text:p>
          </table:table-cell>
          <table:table-cell table:style-name="sposoby_5f_slovotvoru.D2" office:value-type="string">
            <text:p text:style-name="P5">Чорно-синій</text:p>
          </table:table-cell>
        </table:table-row>
        <table:table-row>
          <table:table-cell table:style-name="sposoby_5f_slovotvoru.A2" office:value-type="string">
            <text:p text:style-name="P8">14</text:p>
          </table:table-cell>
          <table:table-cell table:style-name="sposoby_5f_slovotvoru.A2" office:value-type="string">
            <text:p text:style-name="P4">Абревіатурний</text:p>
          </table:table-cell>
          <table:table-cell table:style-name="sposoby_5f_slovotvoru.A2" office:value-type="string">
            <text:p text:style-name="P9">Спосіб, при якому похідне слово утворюється з’єднанням компонентів кількох слів</text:p>
          </table:table-cell>
          <table:table-cell table:style-name="sposoby_5f_slovotvoru.D2" office:value-type="string">
            <text:p text:style-name="P9">УжНУ</text:p>
          </table:table-cell>
        </table:table-row>
        <table:table-row>
          <table:table-cell table:style-name="sposoby_5f_slovotvoru.A2" office:value-type="string">
            <text:p text:style-name="P8">15</text:p>
          </table:table-cell>
          <table:table-cell table:style-name="sposoby_5f_slovotvoru.A2" office:value-type="string">
            <text:p text:style-name="P4">Зрощення</text:p>
          </table:table-cell>
          <table:table-cell table:style-name="sposoby_5f_slovotvoru.A2" office:value-type="string">
            <text:p text:style-name="P5">Спосіб, при якому похідне слово утворюється на базі синтаксично вільного словосполучення, компоненти якого зливаються в єдину цілісну лексичну одиницю без будь-яких формально-граматичних змін</text:p>
          </table:table-cell>
          <table:table-cell table:style-name="sposoby_5f_slovotvoru.D2" office:value-type="string">
            <text:p text:style-name="P5">Добра ніч → добраніч</text:p>
          </table:table-cell>
        </table:table-row>
        <table:table-row>
          <table:table-cell table:style-name="sposoby_5f_slovotvoru.A2" office:value-type="string">
            <text:p text:style-name="P8">16</text:p>
          </table:table-cell>
          <table:table-cell table:style-name="sposoby_5f_slovotvoru.A2" office:value-type="string">
            <text:p text:style-name="P4">Семантичний</text:p>
          </table:table-cell>
          <table:table-cell table:style-name="sposoby_5f_slovotvoru.A2" office:value-type="string">
            <text:p text:style-name="P5">Спосіб, при якому звукова оболонка твірного слова залишається незмінною, але слово набуває нового значення і стає похідним</text:p>
          </table:table-cell>
          <table:table-cell table:style-name="sposoby_5f_slovotvoru.D2" office:value-type="string">
            <text:p text:style-name="P5">Свобода (воля) і “Свобода” (назва газети)</text:p>
          </table:table-cell>
        </table:table-row>
        <table:table-row>
          <table:table-cell table:style-name="sposoby_5f_slovotvoru.A2" office:value-type="string">
            <text:p text:style-name="P8">17</text:p>
          </table:table-cell>
          <table:table-cell table:style-name="sposoby_5f_slovotvoru.A2" office:value-type="string">
            <text:p text:style-name="P4">Універбаційний</text:p>
          </table:table-cell>
          <table:table-cell table:style-name="sposoby_5f_slovotvoru.A2" office:value-type="string">
            <text:p text:style-name="P8">???Спосіб, при якому за допомогою універбації утворюється похідне слово</text:p>
          </table:table-cell>
          <table:table-cell table:style-name="sposoby_5f_slovotvoru.D2" office:value-type="string">
            <text:p text:style-name="P4">«Вечірка» → <text:s/>«Вечірній Київ»</text:p>
          </table:table-cell>
        </table:table-row>
        <table:table-row>
          <table:table-cell table:style-name="sposoby_5f_slovotvoru.A2" office:value-type="string">
            <text:p text:style-name="P8">18</text:p>
          </table:table-cell>
          <table:table-cell table:style-name="sposoby_5f_slovotvoru.A2" office:value-type="string">
            <text:p text:style-name="P4">Конверсійний</text:p>
          </table:table-cell>
          <table:table-cell table:style-name="sposoby_5f_slovotvoru.A2" office:value-type="string">
            <text:p text:style-name="P9">Спосіб, при якому словотвірним засобом виступає лише парадигма <text:soft-page-break/>слова без застосування якихось інших словотвірних засобів</text:p>
          </table:table-cell>
          <table:table-cell table:style-name="sposoby_5f_slovotvoru.D2" office:value-type="string">
            <text:p text:style-name="P4">Наречена</text:p>
          </table:table-cell>
        </table:table-row>
        <table:table-row>
          <table:table-cell table:style-name="sposoby_5f_slovotvoru.A2" office:value-type="string">
            <text:p text:style-name="P8">19</text:p>
          </table:table-cell>
          <table:table-cell table:style-name="sposoby_5f_slovotvoru.A2" office:value-type="string">
            <text:p text:style-name="P4">Флективний</text:p>
          </table:table-cell>
          <table:table-cell table:style-name="sposoby_5f_slovotvoru.A2" office:value-type="string">
            <text:p text:style-name="P9">Спосіб, при якому за допомогою флексій утворюються нові слова</text:p>
          </table:table-cell>
          <table:table-cell table:style-name="sposoby_5f_slovotvoru.D2" office:value-type="string">
            <text:p text:style-name="P4">Кум → кума</text:p>
          </table:table-cell>
        </table:table-row>
        <table:table-row>
          <table:table-cell table:style-name="sposoby_5f_slovotvoru.A2" office:value-type="string">
            <text:p text:style-name="P8">20</text:p>
          </table:table-cell>
          <table:table-cell table:style-name="sposoby_5f_slovotvoru.A2" office:value-type="string">
            <text:p text:style-name="P4">Складнофлективний</text:p>
          </table:table-cell>
          <table:table-cell table:style-name="sposoby_5f_slovotvoru.A2" office:value-type="string">
            <text:p text:style-name="P6">???Основоскладання, яке доповнюється флексацією</text:p>
          </table:table-cell>
          <table:table-cell table:style-name="sposoby_5f_slovotvoru.D2" office:value-type="string">
            <text:p text:style-name="P4"/>
          </table:table-cell>
        </table:table-row>
        <table:table-row>
          <table:table-cell table:style-name="sposoby_5f_slovotvoru.A2" office:value-type="string">
            <text:p text:style-name="P8">21</text:p>
          </table:table-cell>
          <table:table-cell table:style-name="sposoby_5f_slovotvoru.A2" office:value-type="string">
            <text:p text:style-name="P4">Акцентуаційний</text:p>
          </table:table-cell>
          <table:table-cell table:style-name="sposoby_5f_slovotvoru.A2" office:value-type="string">
            <text:p text:style-name="P9">Спосіб, при якому за допомогою зміни наголосу утворюється похідне слово</text:p>
          </table:table-cell>
          <table:table-cell table:style-name="sposoby_5f_slovotvoru.D2" office:value-type="string">
            <text:p text:style-name="P4">ЗАмок → замОк</text:p>
          </table:table-cell>
        </table:table-row>
      </table:table>
      <text:p text:style-name="P10"><text:note text:id="ftn31" text:note-class="footnote"><text:note-citation>1</text:note-citation><text:note-body><text:p text:style-name="P36">Горпинич В. О. Сучасна українська літературна мова. Морфеміка. Словотвір. Морфонологія: Навч. посіб. — К.: Вища шк., 1999.— С. 112—113</text:p></text:note-body></text:note></text:p>
      <text:h text:style-name="Д_5f_Згл._20_Пункт" text:outline-level="1"><text:bookmark text:name="__RefHeading__18023_1600925806"/><text:tab/><text:tab/>1.1.1 Суфіксальний спосіб<text:bookmark-end text:name="__RefHeading__18023_1600925806"/></text:h>
      <text:p text:style-name="Д_5f_Основной_20_текст">Суфіксальний спосіб є провідним в індоєвропейських мовах. Мабуть, найбільша кількість слів утворена саме суфіксальним способом. Суфіксальний спосіб застосовується при утворенні всіх повнозначних частин мови, крім займенників: іменників — вмик-ач, переселен-ець, танцюр-ист; прикметників — капрон- ов-ий, денн-и-ий, борзн-янськ-ий; числівників — сем-ер-о; дієслова — жир-ува-ти, гик-а-ти; прислівників — швидк-о, три-чі, пішк-и.<text:note text:id="ftn32"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16</text:p></text:note-body></text:note></text:p>
      <text:p text:style-name="Д_5f_Основной_20_текст">Суфіксальний спосіб має свої особливості:</text:p>
      <text:p text:style-name="Д_5f_Основной_20_текст">суфікси приєднуються як до твірної основи, так і до твірного слова (розум → розуміти);</text:p>
      <text:p text:style-name="Д_5f_Основной_20_текст">суфікси утворюють слова з новим лексичним значенням (ворог → ворогувати);</text:p>
      <text:p text:style-name="Д_5f_Основной_20_текст">суфікси утворюють слова з відтінком у значенні (гарний → гарнесенький);</text:p>
      <text:p text:style-name="Д_5f_Основной_20_текст">суфікси мають здатність переводити одну частину мови в іншу (дивний → дивно);</text:p>
      <text:p text:style-name="Д_5f_Основной_20_текст">суфікси служать класифікаційним засобом, показником певної частини мови, а також визначають граматичні особливості слів, формують <text:soft-page-break/>категоріальне значення (суфікс -ість — показник жін. р.).</text:p>
      <text:p text:style-name="Д_5f_Абзац_20_перед_20_рисунком">Суфіксальним способом творяться усі повнозначні частини мови, крім займенника. Суфіксація діє також у межах однієї частини мови, зокрема іменників, прикметників, рідше <text:span text:style-name="T82">—</text:span> дієслів. Наприклад: Україна → українець.<text:note text:id="ftn33" text:note-class="footnote"><text:note-citation>1</text:note-citation><text:note-body><text:p text:style-name="P34">Вакарюк Л., Панцьо С. Українська мова. Морфеміка і словотвір. — Тернопіль, 2004, C. 141</text:p></text:note-body></text:note></text:p>
      <text:h text:style-name="Д_5f_Згл._20_Пункт" text:outline-level="1"><text:bookmark text:name="__RefHeading__18025_1600925806"/><text:tab/><text:tab/>1.1.2 Префіксальний спосіб<text:bookmark-end text:name="__RefHeading__18025_1600925806"/></text:h>
      <text:p text:style-name="Д_5f_Основной_20_текст">Префіксальний спосіб словотворення <text:span text:style-name="T82">— вираження дериваційного значення похідного слова за допомогою перфіксів.</text:span></text:p>
      <text:p text:style-name="Д_5f_Основной_20_текст">Префіксальним способом творяться:</text:p>
      <text:list xml:id="list648047680" text:style-name="L12">
        <text:list-item>
          <text:p text:style-name="P52">іменники: внук → правнук;</text:p>
        </text:list-item>
        <text:list-item>
          <text:p text:style-name="P52">прикметники: потужний → надпотужний;</text:p>
        </text:list-item>
        <text:list-item>
          <text:p text:style-name="P52">дієслова: бути → прибути;</text:p>
        </text:list-item>
        <text:list-item>
          <text:p text:style-name="P52">прислівники: завтра → післязавтра;</text:p>
        </text:list-item>
      </text:list>
      <text:p text:style-name="Д_5f_Основной_20_текст">Префіксація має свої особливості:</text:p>
      <text:p text:style-name="Д_5f_Основной_20_текст">а) при префіксації твірна основа може формально збігатися з твірним словом: співпраця, прадавній;</text:p>
      <text:p text:style-name="P30">б) нездатність префікса змінювати частиномовну належність похідного слова: науковий → антинауковий;</text:p>
      <text:p text:style-name="Д_5f_Основной_20_текст">Морфологічні явища префіксального способу:</text:p>
      <text:list xml:id="list2045394834" text:style-name="L13">
        <text:list-item>
          <text:p text:style-name="P53">зміна наголосу: куток → закуток;</text:p>
        </text:list-item>
        <text:list-item>
          <text:p text:style-name="P64">чергування: поїхати, пізнати.</text:p>
        </text:list-item>
      </text:list>
      <text:p text:style-name="Д_5f_Основной_20_текст">У процесі словотворення префікси виконують лише мутаційну функцію:</text:p>
      <text:p text:style-name="P30">воля → неволя, вічний → правічний.</text:p>
      <text:p text:style-name="Д_5f_Абзац_20_перед_20_рисунком"><text:span text:style-name="T82">Активними засобами префікси виступають у сфері дієслова, утворюючи видові пари: читати — прочитати, перечитати, вичитати, </text:span><text:span text:style-name="T82">зачитати, підчитати.</text:span><text:span text:style-name="T82"><text:note text:id="ftn34" text:note-class="footnote"><text:note-citation>2</text:note-citation><text:note-body><text:p text:style-name="P34">Вакарюк Л., Панцьо С. Українська мова. Морфеміка і словотвір. — Тернопіль, 2004, C. 145</text:p></text:note-body></text:note></text:span></text:p>
      <text:h text:style-name="P26" text:outline-level="1"><text:bookmark text:name="__RefHeading__18027_1600925806"/><text:soft-page-break/><text:tab/><text:tab/>1.1.3 Постфіксальний спосіб<text:bookmark-end text:name="__RefHeading__18027_1600925806"/></text:h>
      <text:p text:style-name="Д_5f_Основной_20_текст">В українській мові виділяється п’ять постфіксів:</text:p>
      <text:list xml:id="list1101182749" text:style-name="L14">
        <text:list-item>
          <text:p text:style-name="P54">постфікс -ся вживається при дієслівних основах: витирати → витиратися</text:p>
        </text:list-item>
        <text:list-item>
          <text:p text:style-name="P65"><text:s/>постфікс -сь вживається при займенникових і прислівникових основах: хтось, щось;</text:p>
        </text:list-item>
        <text:list-item>
          <text:p text:style-name="P65">постфікс -небудь вживається при займенникових і прислівникових основах: який-небудь, котрий-небудь</text:p>
        </text:list-item>
        <text:list-item>
          <text:p text:style-name="P65">постфікс -будь (нерегулярний): хто-будь, що-будь</text:p>
        </text:list-item>
        <text:list-item>
          <text:p text:style-name="P65">постфікс -то (нерегулярний): десь-то, якось-то.</text:p>
        </text:list-item>
      </text:list>
      <text:p text:style-name="Д_5f_Абзац_20_перед_20_рисунком">Постфікси в процесі словотворення виконують мутаційну функцію і цим зближуються з суфіксами. Однак відрізняються від них тим, що, на відміну від суфіксів, вони, змінюючи лексичне значення похідного слова, не змінюють його частиномовної належності: дістати (дієслово) — дістатися (дієслово), але пакувати (дієслово) — пакування (іменник); куди (прислівник) — кудись (прислівник), куди-небудь (прислівник), але куди (прислівник) — кудикати (дієслово).<text:span text:style-name="T82"><text:note text:id="ftn35"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0</text:p></text:note-body></text:note></text:span></text:p>
      <text:h text:style-name="P27" text:outline-level="1"><text:bookmark text:name="__RefHeading__18029_1600925806"/><text:tab/><text:tab/>1.1.4 Суфіксально-префіксальний спосіб<text:bookmark-end text:name="__RefHeading__18029_1600925806"/></text:h>
      <text:p text:style-name="Д_5f_Основной_20_текст">Суфіксально-префіксальним способом утворюються усі основні частини мови:</text:p>
      <text:list xml:id="list1168014958" text:style-name="L15">
        <text:list-item>
          <text:p text:style-name="P66">іменики;</text:p>
        </text:list-item>
        <text:list-item>
          <text:p text:style-name="P66">прикметники;</text:p>
        </text:list-item>
        <text:list-item>
          <text:p text:style-name="P66">дієслова;</text:p>
        </text:list-item>
        <text:list-item>
          <text:p text:style-name="P66">прислівники.</text:p>
        </text:list-item>
      </text:list>
      <text:p text:style-name="Д_5f_Основной_20_текст">У кожній частині мови існують комплекси своїх префіксів і суфіксів. Багато з них використовуються широко і є продуктивними; інші <text:soft-page-break/>використовуються рідко і є малопродуктивними.<text:note text:id="ftn36" text:note-class="footnote"><text:note-citation>1</text:note-citation><text:note-body><text:p text:style-name="Д_5f_Сноска_5f_Постраничная">Вакарюк Л., Панцьо С. Українська мова. Морфеміка і словотвір. — Тернопіль, 2004, C. 146</text:p></text:note-body></text:note></text:p>
      <text:p text:style-name="Д_5f_Основной_20_текст">Нерідко трапляється така структура ізольованого слова, яка допускає неоднозначне тлумачення; наприклад, слово безграмотність:</text:p>
      <text:list xml:id="list315759712" text:style-name="L16">
        <text:list-item>
          <text:p text:style-name="P67">якщо його співвідносити з прийменниково-відмінковою формою <text:span text:style-name="T131">без грамоти</text:span>, слід говорити про суфіксально-префіксальний спосіб: без + грамот(и) + ність = безграмотність;</text:p>
        </text:list-item>
        <text:list-item>
          <text:p text:style-name="P67">якщо його співвідносити з прикметником безграмотний, слід говорити про суфіксальний спосіб: безграмотн(ий) + ість;</text:p>
        </text:list-item>
        <text:list-item>
          <text:p text:style-name="P67">якщо його співвідносити з іменником грамотність, то треба говорити про префіксальний спосіб: без + грамотність. У мовленні (тексті) реалізується один із трьох можливих способів: «Перед нами поле, що не має меж. Ця безмежність приваблює» (тут суфіксально-префіксальний спосіб: безмеж → без+меж+ність); «Перед нами безмежне поле. Ця безмежність приваблює» (тут суфіксація: безмежний → безмежн + ість).</text:p>
        </text:list-item>
      </text:list>
      <text:p text:style-name="Д_5f_Абзац_20_перед_20_рисунком"><text:span text:style-name="T78">До суфіксально-префіксальних утворень належать похідні, в яких суфіксальний компонент форманта виражається і нульовою морфемою: безвихідь, безвість, нетель, безмаль, безмір, обмаль. За допомогою цього способу утворюються іменники, прикметники, дієслова і прислівники: ліс → Полісся, бік → узбіччя, звук → співзвучний, час → сучасний; низ → понизити, кров → знекровити; наш → по-нашому, добрий → по-доброму.</text:span><text:span text:style-name="T78"><text:note text:id="ftn37"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2</text:p></text:note-body></text:note></text:span></text:p>
      <text:h text:style-name="P27" text:outline-level="1"><text:bookmark text:name="__RefHeading__18031_1600925806"/><text:tab/><text:tab/>1.1.5 Суфіксально-постфіксальний спосіб<text:bookmark-end text:name="__RefHeading__18031_1600925806"/></text:h>
      <text:p text:style-name="Д_5f_Основной_20_текст">Цей спосіб властивий лише дієслову. Твірною базою суфіксально-постфіксальних дієслів виступають іменники, прикметники, формантом — постфікс -ся та дієслівні суфікси:</text:p>
      <text:list xml:id="list198479794" text:style-name="L17">
        <text:list-item>
          <text:p text:style-name="P55">-а-ти: брат → брататися;</text:p>
        </text:list-item>
        <text:list-item>
          <text:p text:style-name="P55"><text:soft-page-break/>-и-ти: гніздо → гніздитися;</text:p>
        </text:list-item>
        <text:list-item>
          <text:p text:style-name="P55">-ува-ти: краса → красуватися;</text:p>
        </text:list-item>
        <text:list-item>
          <text:p text:style-name="P55">-і-ти: видно → виднітися.</text:p>
        </text:list-item>
      </text:list>
      <text:p text:style-name="Д_5f_Абзац_20_перед_20_рисунком">Суфіксально-постфіксальний спосіб утворює похідні слова з новим значенням і новою частиномовною належністю.<text:note text:id="ftn38"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P40" text:outline-level="1"><text:bookmark text:name="__RefHeading__18033_1600925806"/><text:tab/><text:tab/>1.1.6 Суфіксально-префіксально-постфіксальний спосіб<text:bookmark-end text:name="__RefHeading__18033_1600925806"/></text:h>
      <text:p text:style-name="Д_5f_Основной_20_текст">Формантом є поєднання префікса, суфікса і постфікса. Похідні можливі лише у сфері дієслова. Твірною базою дериватів виступають:</text:p>
      <text:list xml:id="list1504944146" text:style-name="L18">
        <text:list-item>
          <text:p text:style-name="P62">іменники: сміх → посміхатися;</text:p>
        </text:list-item>
        <text:list-item>
          <text:p text:style-name="P68">прикметники: <text:s/>щедрий → розщедритися;</text:p>
        </text:list-item>
        <text:list-item>
          <text:p text:style-name="P93"><text:span text:style-name="T85">дієслова: дзвонити → передзвонюватися.</text:span><text:span text:style-name="T85"><text:note text:id="ftn39" text:note-class="footnote"><text:note-citation>2</text:note-citation><text:note-body><text:p text:style-name="Д_5f_Сноска_5f_Постраничная">Вакарюк Л., Панцьо С. Українська мова. Морфеміка і словотвір. — Тернопіль, 2004, C. 151</text:p></text:note-body></text:note></text:span></text:p>
        </text:list-item>
      </text:list>
      <text:h text:style-name="P27" text:outline-level="1"><text:bookmark text:name="__RefHeading__18035_1600925806"/><text:tab/><text:tab/>1.1.7 Префіксально-постфіксальний спосіб<text:bookmark-end text:name="__RefHeading__18035_1600925806"/></text:h>
      <text:p text:style-name="Д_5f_Основной_20_текст">Твірною базою служать дієслова недоконаного виду. Цим способом утворюються дієслова. У префіксально-постфіксальному способі формантом є постфікс -ся і такі префікси:</text:p>
      <text:list xml:id="list180233666" text:style-name="L19">
        <text:list-item>
          <text:p text:style-name="P56">в-: думати → вдуматися;</text:p>
        </text:list-item>
        <text:list-item>
          <text:p text:style-name="P56">ви-: бігати → вибігатися;</text:p>
        </text:list-item>
        <text:list-item>
          <text:p text:style-name="P56">від-: мовчати → відмовчатися;</text:p>
        </text:list-item>
        <text:list-item>
          <text:p text:style-name="P56">за-: горіти → загорітися;</text:p>
        </text:list-item>
        <text:list-item>
          <text:p text:style-name="P56">на-: воювати → навоюватися;</text:p>
        </text:list-item>
        <text:list-item>
          <text:p text:style-name="P56">до-: копати → докопатися;</text:p>
        </text:list-item>
        <text:list-item>
          <text:p text:style-name="P56">об-: мовити → обмовитися;</text:p>
        </text:list-item>
        <text:list-item>
          <text:p text:style-name="P56">роз-: плакати → розплакатися;</text:p>
        </text:list-item>
        <text:list-item>
          <text:p text:style-name="P56"><text:soft-page-break/>при-: слухати → прислухатися;</text:p>
        </text:list-item>
        <text:list-item>
          <text:p text:style-name="P56">про-: рахувати → прорахуватися.</text:p>
        </text:list-item>
      </text:list>
      <text:p text:style-name="Д_5f_Абзац_20_перед_20_рисунком">Префіксально-постфіксальний спосіб виконує мутаційну функцію (змінює лексичне значення слова, а також зберігає частиномовну належність похідного слова).<text:note text:id="ftn40"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Д_5f_Згл._20_Пункт" text:outline-level="1"><text:bookmark text:name="__RefHeading__18037_1600925806"/><text:tab/><text:tab/>1.1.8 Спосіб основоскладання<text:bookmark-end text:name="__RefHeading__18037_1600925806"/></text:h>
      <text:p text:style-name="Д_5f_Основной_20_текст">Основоскладання може супроводжуватися такими морфонологічними явищами, як інтерфікси й усічення: пішохід (від ходити пішки — обидві основи усікалися: ход-, піш-, а поєднання їх відбулося за допомогою інтерфікса -о-), те саме у словах водовоз, вертоліт, криголам тощо.</text:p>
      <text:p text:style-name="Д_5f_Основной_20_текст">За характером словотвірних засобів розрізняють основоскладання:</text:p>
      <text:list xml:id="list1013643476" text:style-name="L20">
        <text:list-item>
          <text:p text:style-name="P69">чисте (похідне утворюється від основи залежного компонента і самостійного слова): водосховище (вод + о + сховище);</text:p>
        </text:list-item>
        <text:list-item>
          <text:p text:style-name="P57">складно-суфіксальне (процес злучення основ у похідне, що супроводжується суфіксацією): стара віра → старовірство (стар + о + вір + ство);</text:p>
        </text:list-item>
        <text:list-item>
          <text:p text:style-name="P69">складно-суфіксально-префіксальне:</text:p>
          <text:p text:style-name="P57">а) складно-флективний (похідні слова устворюються основоскладанням, яке завершується за допомогою флексії-суфікса): довгі крила → довгокрилий (довг + о + крил + ий);</text:p>
          <text:p text:style-name="P94"><text:span text:style-name="T78">б) складно-нульовий (основоскладання завершується нульовою суфіксацією): сталевар, шовкопряд, однолюб.</text:span><text:span text:style-name="T78"><text:note text:id="ftn41"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8‑129</text:p></text:note-body></text:note></text:span></text:p>
        </text:list-item>
      </text:list>
      <text:h text:style-name="P27" text:outline-level="1"><text:bookmark text:name="__RefHeading__18039_1600925806"/><text:tab/><text:tab/>1.1.9 Спосіб словоскладання<text:bookmark-end text:name="__RefHeading__18039_1600925806"/></text:h>
      <text:p text:style-name="Д_5f_Основной_20_текст">За допомогою словоскладання виражаються:</text:p>
      <text:list xml:id="list133909716" text:style-name="L21">
        <text:list-item>
          <text:p text:style-name="P70"><text:soft-page-break/>родо-видові відношення (читець-декламатор);</text:p>
        </text:list-item>
        <text:list-item>
          <text:p text:style-name="P70">частина від цілого (бурят-монгол);</text:p>
        </text:list-item>
        <text:list-item>
          <text:p text:style-name="P70">функціональне призначення (салон-перукарня);</text:p>
        </text:list-item>
        <text:list-item>
          <text:p text:style-name="P70">підсилена ознака (перший-ліпший);</text:p>
        </text:list-item>
        <text:list-item>
          <text:p text:style-name="P70">невизначеність (хтозна-звідки);</text:p>
        </text:list-item>
        <text:list-item>
          <text:p text:style-name="P70">визначеність (навік-віки);</text:p>
        </text:list-item>
        <text:list-item>
          <text:p text:style-name="P70">терміни (гамма-проміння);</text:p>
        </text:list-item>
        <text:list-item>
          <text:p text:style-name="P70">народні назви рослин (сон-трава).</text:p>
        </text:list-item>
      </text:list>
      <text:p text:style-name="Д_5f_Основной_20_текст">У системі складних слів існує чисте і змішане словоскладання.</text:p>
      <text:p text:style-name="Д_5f_Основной_20_текст">Чисте складання досить продуктивно діє у мові у межах композитних дериватів іменників, прикметників, прислівників. Композитні похідні співвідносяться з кількома типами словосполучень:</text:p>
      <text:list xml:id="list539324805" text:style-name="L22">
        <text:list-item>
          <text:p text:style-name="P71">Складні іменники, утворені на базі словосполучення іменник + іменник:</text:p>
          <text:p text:style-name="P63">залізо і цемент → залізоцемент.</text:p>
          <text:p text:style-name="P71">До цього типу відносимо і похідні слова, в яких у словосполученні один з іменників є вторинним, віддієслівним утворенням і містить у собі афікси, проте ці віддієслівні іменники існують у мові як самостійні слова, наприклад: оновлення сорту → сортооновлення; але результатом складання з суфіксацією будуть композити на зразок білокрівці.</text:p>
        </text:list-item>
        <text:list-item>
          <text:p text:style-name="P71">Складні іменники, мотивовані сполученням прикметник + іменник:</text:p>
          <text:p text:style-name="P63">сухі фрукти → сухофрукти.</text:p>
          <text:p text:style-name="P71"><text:span text:style-name="T85">Утворення на зразок жовтобрюх</text:span><text:span text:style-name="T90">Ø, чорноземØ та ін. належать до змішаного складання (складання з нуль-суфіксацією).</text:span></text:p>
        </text:list-item>
        <text:list-item>
          <text:p text:style-name="P71">Складні іменники, мотивовані сполученням числівник + іменник:</text:p>
          <text:p text:style-name="P63">перше джерело → першоджерело.</text:p>
        </text:list-item>
        <text:list-item>
          <text:p text:style-name="P71">Іменики, мотивовані сполученням займенник + іменник:</text:p>
          <text:p text:style-name="P71">самоцвіт, самоконтроль.</text:p>
          <text:p text:style-name="P71">У цих утвореннях займенник <text:span text:style-name="T131">сам</text:span> набуває значення префіксоїда, однак <text:soft-page-break/>подібні похідні вважаються композитними. До цього типу дериватів належить і слово всесвіт.</text:p>
        </text:list-item>
        <text:list-item>
          <text:p text:style-name="P95">Декілька іменників, утворених на основі сполучення прислівника та іменника:</text:p>
          <text:p text:style-name="P95">багатоніжка.<text:note text:id="ftn42" text:note-class="footnote"><text:note-citation>1</text:note-citation><text:note-body><text:p text:style-name="Д_5f_Сноска_5f_Постраничная">Вакарюк Л., Панцьо С. Українська мова. Морфеміка і словотвір. — Тернопіль, 2004, C. 157‑158</text:p></text:note-body></text:note></text:p>
        </text:list-item>
      </text:list>
      <text:h text:style-name="Д_5f_Згл._20_Пункт" text:outline-level="1"><text:bookmark text:name="__RefHeading__18041_1600925806"/><text:tab/><text:tab/>1.1.10 Абревіатурний спосіб<text:bookmark-end text:name="__RefHeading__18041_1600925806"/></text:h>
      <text:p text:style-name="Д_5f_Основной_20_текст">При абревіації з’єднувані компоненти є найчастіше асемантичними частинами слова або окремими звуками, «уламками» слів: колгосп (колективне господарство). Компонентом абревіатури може бути й ціле (неусічене) слово: </text:p>
      <text:list xml:id="list2068528646" text:style-name="L23">
        <text:list-item>
          <text:p text:style-name="P72">райрада, земснаряд;</text:p>
        </text:list-item>
        <text:list-item>
          <text:p text:style-name="P72">метробуд, Львівсільмаш, Київметробуд.</text:p>
        </text:list-item>
      </text:list>
      <text:p text:style-name="Д_5f_Основной_20_текст">За допомогою абревіаційного способу утворюються головним чином іменники, зрідка — прикметники:</text:p>
      <text:list xml:id="list1032641568" text:style-name="L24">
        <text:list-item>
          <text:p text:style-name="P73">лісостеп, медсанбат;</text:p>
        </text:list-item>
        <text:list-item>
          <text:p text:style-name="P73">агітмасовий, культмасовий.</text:p>
        </text:list-item>
      </text:list>
      <text:p text:style-name="Д_5f_Основной_20_текст">За структурою абревіатури поділяються на такі групи:</text:p>
      <text:list xml:id="list137005193" text:style-name="L25">
        <text:list-item>
          <text:p text:style-name="P74">ініціальні — поєднання в абревіатуру початкових звуків або літер: ПТУ</text:p>
        </text:list-item>
        <text:list-item>
          <text:p text:style-name="P74">уламкові — поєднання в абревіатуру асемантичних частин слова: філфак</text:p>
        </text:list-item>
        <text:list-item>
          <text:p text:style-name="P74">змішані — поєднання частин слова з ініціальними звуками (літерами): міськвно;</text:p>
        </text:list-item>
        <text:list-item>
          <text:p text:style-name="P74">усічено-словесні — поєднання частини слова з повноцінним словом: запчастини;</text:p>
        </text:list-item>
        <text:list-item>
          <text:p text:style-name="P74">словоформні — поєднання частини слова з відмінковою словоформою: завкафедрою</text:p>
        </text:list-item>
        <text:list-item>
          <text:p text:style-name="P74"><text:soft-page-break/>комбіновані — поєднання початкової частини першого слова з кінцем другого: мерон (малоелестичний капрон);</text:p>
        </text:list-item>
        <text:list-item>
          <text:p text:style-name="P96">ініціально-цифрові: Ту-134.<text:note text:id="ftn43"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9‑130</text:p></text:note-body></text:note></text:p>
        </text:list-item>
      </text:list>
      <text:h text:style-name="Д_5f_Згл._20_Пункт" text:outline-level="1"><text:bookmark text:name="__RefHeading__18043_1600925806"/><text:tab/><text:tab/>1.1.11 Спосіб зрощення<text:bookmark-end text:name="__RefHeading__18043_1600925806"/></text:h>
      <text:p text:style-name="P29">За характером словотвірної бази зрощення подібне до основоскладання, тому що в нове слово зливаються значеннєві компоненти синтаксичного словосполучення: вічно зелений → вічнозелений.</text:p>
      <text:p text:style-name="Д_5f_Основной_20_текст">Зрощення в усіх своїх формах тотожні компонентам твірного словосполучення: сьогодні, триста. Проте відмінності існують:</text:p>
      <text:list xml:id="list619519955" text:style-name="L26">
        <text:list-item>
          <text:p text:style-name="P58">у словосполученнях кілька наголосів, у зрощенні — один: цього дня → <text:s/>сьогодні</text:p>
        </text:list-item>
        <text:list-item>
          <text:p text:style-name="P97"><text:span text:style-name="T78">при трансформації словосполучення в зрощення може змінюватися порядок компонентів: плинний швидко (час) → швидкоплинний.</text:span><text:span text:style-name="T78"><text:note text:id="ftn44"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30</text:p></text:note-body></text:note></text:span></text:p>
        </text:list-item>
      </text:list>
      <text:p text:style-name="Д_5f_Абзац_20_перед_20_рисунком"><text:tab/><text:tab/>1.1.12 Семантичний спосіб</text:p>
      <text:p text:style-name="Д_5f_Основной_20_текст"><text:span text:style-name="T78">При семантичному способі не застосовуються спеціальні словотворчі засоби, а формантом виступає зміна семантики.</text:span><text:span text:style-name="T78"><text:note text:id="ftn45" text:note-class="footnote"><text:note-citation>3</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8"> Семантичний спосіб словотвору заснований на тому, що з колишнього багатозначного слова виділяється омонім, який втрачає семантичний зв’язок зі значенням цього багатозначного слова і, в результаті додаткового навантаження отримує нове лексичне значення.</text:span><text:span text:style-name="T78"><text:note text:id="ftn46" text:note-class="footnote"><text:note-citation>4</text:note-citation><text:note-body><text:p text:style-name="Д_5f_Сноска_5f_Постраничная">Ковалик И. И. Вопросы словообразования имен существительных восточнославянских языков в сравнении с другими славянскими языками. — АДД: Львов, 1961, С. 24</text:p></text:note-body></text:note></text:span></text:p>
      <text:p text:style-name="Д_5f_Основной_20_текст">Виділяють три різновиди семантичного словотворення:</text:p>
      <text:list xml:id="list247730994" text:style-name="L27">
        <text:list-item>
          <text:p text:style-name="P75">розщеплення полісемічного слова на омоніми: рукав (1) — частина одягу, рукав (2) — ріки;</text:p>
        </text:list-item>
        <text:list-item>
          <text:p text:style-name="P75"><text:soft-page-break/>концентрація значень фразеологічного звороту в одному опорному слові і в пропуску залежних від нього слів: температура — підвищена (висока температура)</text:p>
        </text:list-item>
        <text:list-item>
          <text:p text:style-name="P75"><text:span text:style-name="T78">існуючим словам дається значення, непов’язане з основним (умовна номінація):</text:span><text:span text:style-name="T78"><text:note text:id="ftn47" text:note-class="footnote"><text:note-citation>1</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8"> “Україна”, “Галичина” (готелі), “Дзвін”, ”Сучасник” (журнали), “Зустріч”, “Планета” (заклади харчування), “Промінь”, “Сонечко” (дитячі садки), “Електрон”, “Славутич” (телевізори).</text:span></text:p>
        </text:list-item>
      </text:list>
      <text:p text:style-name="Д_5f_Абзац_20_перед_20_рисунком"><text:span text:style-name="T78">При семантичному способі нових слів не виникає, переосмислюються значення наявних лексичних одиниць. Це дало підставу деяким мовознавцям розглядати цей спосіб як суто лексичне явище, пов’язане з темами “Полісемія”, “Омонімія”.</text:span><text:span text:style-name="T78"><text:note text:id="ftn48" text:note-class="footnote"><text:note-citation>2</text:note-citation><text:note-body><text:p text:style-name="P35">Потиха З. А. Современное русское словообразование. Пособие для учителя. — М., 1970, С. 150</text:p></text:note-body></text:note></text:span><text:span text:style-name="T78"><text:note text:id="ftn49" text:note-class="footnote"><text:note-citation>3</text:note-citation><text:note-body><text:p text:style-name="Д_5f_Сноска_5f_Постраничная">Вакарюк Л., Панцьо С. Українська мова. Морфеміка і словотвір. — Тернопіль, 2004, C. 172—173</text:p></text:note-body></text:note></text:span></text:p>
      <text:h text:style-name="P27" text:outline-level="1"><text:bookmark text:name="__RefHeading__18045_1600925806"/><text:tab/><text:tab/>1.1.13 Універбаційний спосіб<text:bookmark-end text:name="__RefHeading__18045_1600925806"/></text:h>
      <text:p text:style-name="Д_5f_Абзац_20_перед_20_рисунком">ДОПИСАТИ!!!</text:p>
      <text:h text:style-name="P27" text:outline-level="1"><text:bookmark text:name="__RefHeading__18047_1600925806"/><text:tab/><text:tab/>1.1.14 Конверсійний спосіб<text:bookmark-end text:name="__RefHeading__18047_1600925806"/></text:h>
      <text:p text:style-name="Д_5f_Основной_20_текст"><text:span text:style-name="T78">Термін «</text:span><text:span text:style-name="T83">конверсія</text:span><text:span text:style-name="T78">» вживається у вузькому і широкому значенні. При вузькому розумінні конверсією називають лише випадки повного структурного збігу початкових форм твірного і похідного слів: прикметник </text:span><text:span text:style-name="T84">майбутнє</text:span><text:span text:style-name="T78"> (майбутнє життя) і іменник </text:span><text:span text:style-name="T84">майбутнє</text:span><text:span text:style-name="T78"> (наше майбутнє), дієприкметник </text:span><text:span text:style-name="T84">придане</text:span><text:span text:style-name="T78"> (майно нареченої) й іменник </text:span><text:span text:style-name="T84">придане</text:span><text:span text:style-name="T78"> (посаг нареченої — її придане). При широкому розумінні до конверсії відносять і </text:span><text:span text:style-name="T78">випадки структурного збігу тільки основ твірних і похідних слів у їх початковій формі: золот-о і золот-ий, сіль-</text:span><text:span text:style-name="T91">Ø</text:span><text:span text:style-name="T78"> і сол-и-ти.</text:span></text:p>
      <text:p text:style-name="Д_5f_Основной_20_текст">Конверсія — це різновид транспозиції. За її допомогою в українській <text:soft-page-break/>мові утворюються:</text:p>
      <text:list xml:id="list995790213" text:style-name="L28">
        <text:list-item>
          <text:p text:style-name="P76">відприкметникові іменники — так звані субстантивовані прикметники: молода, молодий, бідний, багатий, ситий, голодний, мудрий, майбутнє, учительська, набережна, черговий;</text:p>
        </text:list-item>
        <text:list-item>
          <text:p text:style-name="P76">відіменникові прикметники: вулиця Шевченка (вулиця яка? — Шевченка), майдан Незалежності (майдан який? — Незалежності);</text:p>
        </text:list-item>
        <text:list-item>
          <text:p text:style-name="P59">відприкметникові топоніми на -ин, -ів та ін.: Батура → Батурин — місто Батурин, Чигар → Чигирин — місто Чигирин;</text:p>
        </text:list-item>
        <text:list-item>
          <text:p text:style-name="P59">відприкметникові прізвища на -ів, -ин: прикметник Сеня → Сенів — прізвище Сенів, прикметник Степан → Степанів — прізвище Степанів; прикметник Іваниха → Іванишин — прізвище Іванишин;</text:p>
        </text:list-item>
        <text:list-item>
          <text:p text:style-name="P76">віддієприкметникові іменники: наречена, наречений, придане, гнані, ранені, підданий, хрещена (мати), хрещений (батько) (субстантивація дієприкметників);</text:p>
        </text:list-item>
        <text:list-item>
          <text:p text:style-name="P76">віддієприкметникові прикметники: пекучий, палаючий, сипучий, зрячий, любимий, невловимий, мислимий, терпимий, зримий, непримиримий, зрілий, загорілий (ад’єктивація дієприкметників);</text:p>
        </text:list-item>
        <text:list-item>
          <text:p text:style-name="P76">віддієприслівникові прислівники: лежачи, стоячи (пор. у Т. Г. Шевченка: «де люди плачуть живучи»);</text:p>
        </text:list-item>
        <text:list-item>
          <text:p text:style-name="P98">відіменникові вигуки: Боже!, Господи!, жах!, горе!, лихо!, матінко!, нене!, мамо! (інтер’єктивація).<text:note text:id="ftn50" text:note-class="footnote"><text:note-citation>1</text:note-citation><text:note-body><text:p text:style-name="Д_5f_Сноска_5f_Постраничная">Горпинич В. О. Українська словотвірна дериватологія. — Дніпропетровськ, 1998, С. 126‑127</text:p></text:note-body></text:note></text:p>
        </text:list-item>
      </text:list>
      <text:h text:style-name="P27" text:outline-level="1"><text:bookmark text:name="__RefHeading__18049_1600925806"/><text:tab/><text:tab/>1.1.15 Флективний спосіб<text:bookmark-end text:name="__RefHeading__18049_1600925806"/></text:h>
      <text:p text:style-name="Д_5f_Основной_20_текст"><text:span text:style-name="T78">Своєрідність цього способу у тому, що флексія виконує не лише свою основну формотворчу роль, а ще й словотворчу. Словотворчим засобом </text:span><text:span text:style-name="T78">служить не ізольована морфема, а система флексій, які утворюють парадигму слова.</text:span><text:span text:style-name="T78"><text:note text:id="ftn51" text:note-class="footnote"><text:note-citation>2</text:note-citation><text:note-body><text:p text:style-name="P35">Ващук В. О. Флективний спосіб творення похідних іменників // УМВШ. — 1973. — № 10, С. 39‑42</text:p></text:note-body></text:note></text:span></text:p>
      <text:p text:style-name="Д_5f_Основной_20_текст"><text:soft-page-break/>До словотворчих флексій відносять:</text:p>
      <text:list xml:id="list261676431" text:style-name="L29">
        <text:list-item>
          <text:p text:style-name="P60">іменникову флексію -а із семантико-граматичним значенням особи жіночої статі: змій → змія;</text:p>
        </text:list-item>
        <text:list-item>
          <text:p text:style-name="P60">іменникову флексію -а з ономастичним значенням: Володимир → Володимира;</text:p>
        </text:list-item>
        <text:list-item>
          <text:p text:style-name="P60">прикметникові флексії із семантико-граматичним значенням відносності -ий, -а, -е: зло → злий; присвійності: куниця → куничий; флексію -ий у порядкових числівниках: десять → десятий.</text:p>
        </text:list-item>
      </text:list>
      <text:p text:style-name="Д_5f_Основной_20_текст">У цьому ж способі виділяють такі різновиди:</text:p>
      <text:list xml:id="list1004069033" text:style-name="L30">
        <text:list-item>
          <text:p text:style-name="P61">утворення нових слів тієї ж частини мови: Олександр → Олександра;</text:p>
        </text:list-item>
        <text:list-item>
          <text:p text:style-name="P99"><text:span text:style-name="T78">утворення нових слів іншої частини мови: золото → золотий.</text:span><text:span text:style-name="T78"><text:note text:id="ftn52" text:note-class="footnote"><text:note-citation>1</text:note-citation><text:note-body><text:p text:style-name="Д_5f_Сноска_5f_Постраничная">Вакарюк Л., Панцьо С. Українська мова. Морфеміка і словотвір. — Тернопіль, 2004, C. 151‑152</text:p></text:note-body></text:note></text:span></text:p>
        </text:list-item>
      </text:list>
      <text:h text:style-name="P27" text:outline-level="1"><text:bookmark text:name="__RefHeading__18051_1600925806"/><text:tab/><text:tab/>1.1.16 Акцентуаційний спосіб<text:bookmark-end text:name="__RefHeading__18051_1600925806"/></text:h>
      <text:p text:style-name="P29">ДОПИСАТИ!!!</text:p>
      <text:h text:style-name="P24" text:outline-level="1"><text:bookmark text:name="__RefHeading__18053_1600925806"/><text:span text:style-name="T140">2. </text:span><text:span text:style-name="T54">Індивідуально-авторське словотворення у збірці В. Стуса «Палімпсести»</text:span><text:bookmark-end text:name="__RefHeading__18053_1600925806"/></text:h>
      <text:p text:style-name="Д_5f_Основной_20_текст"><text:span text:style-name="T6">І. Огієнко формулює основну причину, що спонукає митців художнього слова до продукування нового, зауважуючи: «Кожна літературна мова вільно поповнюється новими словами, так званими новотворами (неологізмами), які дає нам біжуче життя безперервно, дає головно в творах письменників, менше від самого народу. Коли б не поставали в нашій мові новотвори, літературна мова остаточно завмерла б. Культурне людське духовне життя невпинно зростає й потребує нових слів на своє означення, а тому й постають новотвори. Звичайно, кожна людина мислить значно ширше, аніж можна висловити те своїми словами, – їй завжди бракує слів, а тому вона кидається й до новотворів, щоб таки висловити можливо повно свою думку».</text:span><text:span text:style-name="T6"><text:note text:id="ftn53" text:note-class="footnote"><text:note-citation>1</text:note-citation><text:note-body><text:p text:style-name="Д_5f_Сноска_5f_Постраничная">Огієнко І. І. Історія української літературної мови. — К.: Либідь, 1995. — С. 221</text:p></text:note-body></text:note></text:span><text:span text:style-name="T27"><text:note text:id="ftn54" text:note-class="footnote"><text:note-citation>2</text:note-citation><text:note-body><text:p text:style-name="Д_5f_Сноска_5f_Постраничная">Колоїз Ж. В. Українська оказіональна деривація: Монографія. — Київ: Акцент, 2007. — С. 39</text:p></text:note-body></text:note></text:span></text:p>
      <text:p text:style-name="Д_5f_Основной_20_текст">П. Горецький у «Курсі сучасної української літературної мови» розглядає неологізми як нові слова, що переважно вносяться в літературну мову окремими особами – ученими певних ділянок знання, письменниками, перекладачами.<text:note text:id="ftn55" text:note-class="footnote"><text:note-citation>3</text:note-citation><text:note-body><text:p text:style-name="Д_5f_Сноска_5f_Постраничная">Курс сучасної української літературної мови / За заг. ред. Л. А. Булаховського. — К.: Рад. Школа, 1951. — Т. 1. — С. 99</text:p></text:note-body></text:note></text:p>
      <text:p text:style-name="Д_5f_Основной_20_текст">Науковець обстоює «право на з’явлення» індивідуально-авторських новотворів, наголошуючи: «Значне число неологізмів у художній мові свідчить, що до з’явлення їх не можна ставитися як до якоїсь примхи, як до небажаної поетичної сваволі. У неологізмах їх творці шукають засобу дати поетично-образне виявлення своєї думки, почуття, настрою новим словом, утворити своєрідний змістовий і звуковий, «етимологічний» або «морфологічний» ефект».<text:note text:id="ftn56" text:note-class="footnote"><text:note-citation>4</text:note-citation><text:note-body><text:p text:style-name="Д_5f_Сноска_5f_Постраничная"><text:span text:style-name="T42">Курс сучасної української літературної мови / За заг. ред. Л. А. Булаховського. — К.: Рад. Школа, 1951. — Т. 1. — С. </text:span><text:span text:style-name="T40">103</text:span></text:p></text:note-body></text:note></text:p>
      <text:p text:style-name="Д_5f_Основной_20_текст">Подібну позицію підтримував і Л. Булаховський. Про художні неологізми він писав: «Хай вигадані відповідними художниками нові слова <text:soft-page-break/>залишаються назавжди тільки їх словами, хай вони не поступають до активного фонду загальної мови, – але там, де їх ужито, вони живуть і довго житимуть своїм повним художньо-естетичним життям, на своєму місці вони є збагаченням мови як засобу служити виявом певної дієвої образності та емоційності і, подобаючись хоча б певному колу читачів, тим самим виправдовують своє народження і своє існування».<text:note text:id="ftn57" text:note-class="footnote"><text:note-citation>1</text:note-citation><text:note-body><text:p text:style-name="Д_5f_Сноска_5f_Постраничная">Булаховський Л. А. Виникнення і розвиток літературних мов // Мовознавство. — 1947. — Т. 4‑5. — С. 136</text:p></text:note-body></text:note><text:span text:style-name="T27"><text:note text:id="ftn58" text:note-class="footnote"><text:note-citation>2</text:note-citation><text:note-body><text:p text:style-name="Д_5f_Сноска_5f_Постраничная">Колоїз Ж. В. Українська оказіональна деривація: Монографія. — Київ: Акцент, 2007. — С. 39‑40</text:p></text:note-body></text:note></text:span></text:p>
      <text:p text:style-name="Д_5f_Основной_20_текст"><text:span text:style-name="T6">Василь Стус зумів активізувати багато рідкісних, призабутих слів, у такий спосіб естетично збагативши свої тексти та стилістично увиразнивши тексти творів, наприклад: </text:span><text:span text:style-name="T131">благовістувати</text:span>, <text:span text:style-name="T131">благостиня</text:span>, <text:span text:style-name="T131">вої</text:span>, <text:span text:style-name="T131">глас</text:span>, <text:span text:style-name="T131">десниця</text:span>, <text:span text:style-name="T131">длань</text:span>, <text:span text:style-name="T131">єдваб</text:span>, <text:span text:style-name="T131">кимвали</text:span>, <text:span text:style-name="T131">комоні</text:span>, <text:span text:style-name="T131">ладо</text:span>, <text:span text:style-name="T131">ліпота</text:span> <text:span text:style-name="T6">тощо.</text:span></text:p>
      <text:p text:style-name="Д_5f_Основной_20_текст"><text:span text:style-name="T6">Поет виявляє себе знавцем багатьох рідковживаних слів типу </text:span>мосяж, вільглий, рахманний, шамотіти, скруші, літепло <text:span text:style-name="T6">та багато ін., що в поетичному дискурсі митця зумовлюють неординарну атмосферу світосприйняття, впливають на стиль поетичного мислення, набуваючи значення поетизмів — слів особливого естетичного змісту, що витворюють специфічне враження, породжують стан духовного піднесення, а отже, творять естетичну категорію піднесеного.</text:span></text:p>
      <text:p text:style-name="Д_5f_Основной_20_текст"><text:span text:style-name="T6">З метою підсилення поетичного, незвичного, віддаленого від приземленої реальності звучання тексту, створення враження давнини описуваного або просто окреслення таких реалій, назв яких немає у сучасній українській літературній мові, автор часто звертається й до діалектизмів, наприклад: </text:span><text:span text:style-name="T131">басан</text:span>, <text:span text:style-name="T131">брость</text:span>, <text:span text:style-name="T131">вижини</text:span>, <text:span text:style-name="T131">зимно</text:span>, <text:span text:style-name="T131">куріти</text:span>, <text:span text:style-name="T131">кушпелити</text:span>, <text:span text:style-name="T131">марчіти</text:span>, <text:span text:style-name="T131">мева</text:span>, <text:span text:style-name="T131">ненатлий</text:span> <text:span text:style-name="T6">тощо. Таким чином, для В. Стуса діалектний зріз загальнонародної мови — це природне середовище, що гармонує з його внутрішнім світом. Діалектні, рідковживані лексеми постають у ліричних творах митця не варіантами, а єдиною формою вираження думок.</text:span></text:p>
      <text:p text:style-name="Д_5f_Основной_20_текст">В. Стус створив новотвори, значення яких є настільки прозорим, вони <text:soft-page-break/>настільки влучно підкреслюють думку автора та органічно вплітаються в зміст твору, що сприймаються, як давно відомі, і не можна уявити, якими іншими одиницями можна було б їх замінити (напр. білота, вискалок ізвомплений тощо).</text:p>
      <text:p text:style-name="Д_5f_Основной_20_текст">Індивідуально-авторські неологізми Стуса художньо відтворюють високу напругу внутрішнього життя, для точного і глибокого осмислення якого, здається, бракує звичайних слів.</text:p>
      <text:p text:style-name="Д_5f_Основной_20_текст"><text:span text:style-name="T6">Хоча лексичний внесок В. Стуса в сучасну українську літературну мову не обмежується його власними новотворами, проте саме на цьому аспекті творчості поета ми зосередимо увагу у нашій дипломній роботі.</text:span><text:span text:style-name="T28"><text:note text:id="ftn59" text:note-class="footnote"><text:note-citation>1</text:note-citation><text:note-body><text:p text:style-name="Д_5f_Сноска_5f_Постраничная"><text:span text:style-name="T73">Словник поетичної мови Василя Стуса. Рідковживані слова та індивідуально‑авторські новотвори / Уклад. Л. В. Оліфіренко. — К.: Абрис, 2003. — 90 с.</text:span></text:p></text:note-body></text:note></text:span></text:p>
      <text:p text:style-name="Д_5f_Основной_20_текст"><text:span text:style-name="T28">Нами було укладено словник, до реєстру якого внесено індивідуально-авторські новотвори — оказіоналізми — як характерну ознаку лірики письменника. Укладаючи словник, ми користувалися наробками попередніх досліджень, що стосуються нашої теми.</text:span><text:span text:style-name="T28"><text:note text:id="ftn60" text:note-class="footnote"><text:note-citation>2</text:note-citation><text:note-body><text:p text:style-name="Д_5f_Сноска_5f_Постраничная"><text:span text:style-name="T73">Словник поетичної мови Василя Стуса. Рідковживані слова та індивідуально‑авторські новотвори / Уклад. Л. В. Оліфіренко. — К.: Абрис, 2003. — 90 с.</text:span></text:p></text:note-body></text:note></text:span></text:p>
      <text:p text:style-name="Д_5f_Основной_20_текст"><text:span text:style-name="T44">Д</text:span><text:span text:style-name="T42">ля підтвердження існування слова в поетичній мові Василя Стуса, для точнішого й повнішого розкриття його значення, синтаксичних зв’язків, вживання в певному контексті й з певним стилістичним забарвленням до слів реєстру даються ілюстрації — приклади використання їх у збірці автора.</text:span></text:p>
      <text:p text:style-name="Д_5f_Основной_20_текст">При цитатах-ілюстраціях у круглих дужках вказується джерело (назва поетичної збірки, том, сторінка). Пропуски слів у цитатах позначаються трьома крапками. Назва поетичної збірки подається скорочено:</text:p>
      <text:list xml:id="list1960298303" text:style-name="L31">
        <text:list-header>
          <text:p text:style-name="P78"><text:span text:style-name="T42">П, І — «Палімпсести, книга 1».</text:span><text:span text:style-name="T42"><text:note text:id="ftn61" text:note-class="footnote"><text:note-citation>3</text:note-citation><text:note-body><text:p text:style-name="Д_5f_Сноска_5f_Постраничная">Стус В. Зібрання творів: У 4‑х т., 6‑ти кн. — Львів: Просвіта, 1999. — Т. 3., кн. 1. — 486 с.</text:p></text:note-body></text:note></text:span></text:p>
          <text:p text:style-name="P100"><text:span text:style-name="T42">П, ІІ — «Палімпсести, книга 2»</text:span><text:span text:style-name="T33">.</text:span><text:span text:style-name="T33"><text:note text:id="ftn62" text:note-class="footnote"><text:note-citation>4</text:note-citation><text:note-body><text:p text:style-name="Д_5f_Сноска_5f_Постраничная">Стус В. Зібрання творів: У 4‑х т., 6‑ти кн. — Львів: Просвіта, 1999. — Т. 3., кн. 2. — 495 с.</text:p></text:note-body></text:note></text:span></text:p>
        </text:list-header>
      </text:list>
      <text:h text:style-name="Д_5f_Згл._20_Пункт" text:outline-level="1"><text:bookmark text:name="__RefHeading__18055_1600925806"/><text:tab/>2.1 Словникова стаття. Характеристика слів реєстру<text:bookmark-end text:name="__RefHeading__18055_1600925806"/></text:h>
      <text:list xml:id="list2089348831" text:continue-numbering="true" text:style-name="L31">
        <text:list-item>
          <text:p text:style-name="P77"><text:soft-page-break/>Слова вносяться до реєстру словника за алфавітом.</text:p>
        </text:list-item>
        <text:list-item>
          <text:p text:style-name="P77">Відмінювані слова вносяться до реєстру словника в початковій граматичній формі:</text:p>
          <text:list>
            <text:list-item>
              <text:p text:style-name="P77">іменники — в називному відмінку однини;</text:p>
            </text:list-item>
            <text:list-item>
              <text:p text:style-name="P77">іменники, що вживаються тільки в множині, — в називному відмінку множини;</text:p>
            </text:list-item>
            <text:list-item>
              <text:p text:style-name="P77"><text:span text:style-name="T42">прикметники</text:span><text:span text:style-name="T45"> </text:span><text:span text:style-name="T42">та дієприкметники — в чоловічому роді однини;</text:span></text:p>
            </text:list-item>
            <text:list-item>
              <text:p text:style-name="P77">дієслова — в інфінітиві.</text:p>
            </text:list-item>
          </text:list>
        </text:list-item>
        <text:list-item>
          <text:p text:style-name="P77"><text:span text:style-name="T42">При відмінюваних іменниках наводиться (скорочено або повністю) форма родового відмінка однини</text:span><text:span text:style-name="T44">.</text:span></text:p>
          <text:list>
            <text:list-item>
              <text:p text:style-name="P77">Граматичні форми відмінюваних слів подаються найчастіше скорочено, тільки в кінцевих змінних частинах, які потрібні для показу основи слова, належності його до певної граматичної категорії, типу його відмінювання і його наголошення.</text:p>
            </text:list-item>
            <text:list-item>
              <text:p text:style-name="P77"><text:span text:style-name="T42">При іменниках, які не відмінюються, ставиться позначка </text:span><text:span text:style-name="T46">незм</text:span><text:span text:style-name="T40">.</text:span></text:p>
            </text:list-item>
            <text:list-item>
              <text:p text:style-name="P77"><text:span text:style-name="T42">При іменниках, що вживаються тільки в множині, дається (скорочено або повністю) родовий відмінок множини й ставиться позначка </text:span><text:span text:style-name="T46">мн</text:span><text:span text:style-name="T40">.</text:span></text:p>
            </text:list-item>
            <text:list-item>
              <text:p text:style-name="P77"><text:span text:style-name="T42">При збірних іменниках ставиться позначка </text:span><text:span text:style-name="T46">збірн</text:span><text:span text:style-name="T40">.</text:span></text:p>
            </text:list-item>
          </text:list>
        </text:list-item>
        <text:list-item>
          <text:p text:style-name="P77"><text:span text:style-name="T42">При розробці іменників визначається їх рід: </text:span><text:span text:style-name="T46">ч</text:span><text:span text:style-name="T48">.</text:span><text:span text:style-name="T42"> (чоловічий), </text:span><text:span text:style-name="T46">ж</text:span><text:span text:style-name="T40">. </text:span><text:span text:style-name="T42">(жіночий), </text:span><text:span text:style-name="T46">с</text:span><text:span text:style-name="T40">. </text:span><text:span text:style-name="T42">(середній)</text:span><text:span text:style-name="T49">.</text:span></text:p>
        </text:list-item>
        <text:list-item>
          <text:p text:style-name="P77"><text:span text:style-name="T42">Після граматичних форм дієслова позначається його вид — </text:span><text:span text:style-name="T46">недок</text:span><text:span text:style-name="T40">. </text:span><text:span text:style-name="T42">(недоконаний) або </text:span><text:span text:style-name="T46">док</text:span><text:span text:style-name="T48">.</text:span><text:span text:style-name="T42"> (доконаний)</text:span><text:span text:style-name="T49">.</text:span></text:p>
        </text:list-item>
        <text:list-item>
          <text:p text:style-name="P77"><text:span text:style-name="T42">При дієсловах, що вживаються з прямим додатком, подається позначка </text:span><text:span text:style-name="T46">перех</text:span><text:span text:style-name="T40">. </text:span><text:span text:style-name="T42">(перехідне дієслово)</text:span><text:span text:style-name="T40">.</text:span></text:p>
        </text:list-item>
        <text:list-item>
          <text:p text:style-name="P77"><text:span text:style-name="T42">При початкових формах прикметників та дієприкметників подаються їхні закінчення у формах жіночого або середнього роду</text:span><text:span text:style-name="T43">.</text:span></text:p>
        </text:list-item>
        <text:list-item>
          <text:p text:style-name="P77"><text:span text:style-name="T42">Прислівники подаються з позначкою </text:span><text:span text:style-name="T40">присл. </text:span><text:span text:style-name="T42">(з відповідним тлумаченням і прикладами).</text:span></text:p>
        </text:list-item>
        <text:list-item>
          <text:p text:style-name="P77"><text:span text:style-name="T42">Лексичні елементи, властиві поетичній мові, подаються з позначкою </text:span><text:soft-page-break/><text:span text:style-name="T46">поет</text:span><text:span text:style-name="T40">.</text:span></text:p>
        </text:list-item>
        <text:list-item>
          <text:p text:style-name="P77"><text:span text:style-name="T42">При індивідуально-авторських новотворах подається позначка </text:span><text:span text:style-name="T46">інд.-авт.</text:span></text:p>
        </text:list-item>
        <text:list-item>
          <text:p text:style-name="P77">У кожній словниковій статті подається спосіб словотворення.</text:p>
        </text:list-item>
        <text:list-item>
          <text:p text:style-name="P100"><text:span text:style-name="T42">Значення ряду похідних слів розкривається через посилання на основі слова, з яким вони етимологічно пов’язані. Так, дієслівні іменники на -</text:span><text:span text:style-name="T45">ння, </text:span><text:span text:style-name="T44">-</text:span><text:span text:style-name="T45">ття </text:span><text:span text:style-name="T42">зі значенням дії тлумачаться через відповідні дієслова</text:span><text:span text:style-name="T44">.</text:span></text:p>
        </text:list-item>
      </text:list>
      <text:h text:style-name="Д_5f_Згл._20_Пункт" text:outline-level="1"><text:bookmark text:name="__RefHeading__18057_1600925806"/><text:tab/>2.2 Умовні позначення<text:bookmark-end text:name="__RefHeading__18057_1600925806"/></text:h>
      <text:p text:style-name="Д_5f_Основной_20_текст">дієпр. — дієприкметник</text:p>
      <text:p text:style-name="Д_5f_Основной_20_текст">дієприсл. — дієприслівник</text:p>
      <text:p text:style-name="Д_5f_Основной_20_текст">дієсл. — дієслово</text:p>
      <text:p text:style-name="Д_5f_Основной_20_текст">дія за знач. — дія за значенням</text:p>
      <text:p text:style-name="Д_5f_Основной_20_текст">док. — доконаний вид</text:p>
      <text:p text:style-name="Д_5f_Основной_20_текст">ж. — жіночий рід</text:p>
      <text:p text:style-name="Д_5f_Основной_20_текст">збірн. — збірне слово</text:p>
      <text:p text:style-name="Д_5f_Основной_20_текст">ім. — іменник</text:p>
      <text:p text:style-name="Д_5f_Основной_20_текст">інд.-авт. — індивідуально-авторське слово</text:p>
      <text:p text:style-name="Д_5f_Основной_20_текст">мин. ч. — минулий час</text:p>
      <text:p text:style-name="Д_5f_Основной_20_текст">недок. — недоконаний вид</text:p>
      <text:p text:style-name="Д_5f_Основной_20_текст">незм. — незмінне слово</text:p>
      <text:p text:style-name="Д_5f_Основной_20_текст">неперех. — неперехідне дієслово</text:p>
      <text:p text:style-name="Д_5f_Основной_20_текст">одн. — однина</text:p>
      <text:p text:style-name="Д_5f_Основной_20_текст">пас. — пасивний стан</text:p>
      <text:p text:style-name="Д_5f_Основной_20_текст">перех. — перехідне дієслово</text:p>
      <text:p text:style-name="Д_5f_Основной_20_текст">поет. — поетичне слово</text:p>
      <text:p text:style-name="Д_5f_Основной_20_текст">прикм. — прикметник</text:p>
      <text:p text:style-name="Д_5f_Основной_20_текст">присл. — прислівник</text:p>
      <text:p text:style-name="Д_5f_Основной_20_текст"><text:soft-page-break/>с. — середній рід</text:p>
      <text:p text:style-name="Д_5f_Основной_20_текст">теп. ч. — теперішній час</text:p>
      <text:p text:style-name="P31">ч. — чоловічий рід</text:p>
      <text:h text:style-name="P25" text:outline-level="1"><text:bookmark text:name="__RefHeading__18059_1600925806"/><text:tab/>2.3 Словник індивідуально‑авторських новотворів В. Стуса<text:bookmark-end text:name="__RefHeading__18059_1600925806"/></text:h>
      <table:table table:name="Dictionary" table:style-name="Dictionary">
        <table:table-column table:style-name="Dictionary.A"/>
        <table:table-column table:style-name="Dictionary.B"/>
        <table:table-row>
          <table:table-cell table:style-name="Dictionary.A1" office:value-type="string">
            <text:p text:style-name="P12">БАСАМА́НИТИ</text:p>
            <text:p text:style-name="P16"><text:span text:style-name="T6">-ню, -ниш,</text:span> <text:span text:style-name="T131">інд.-авт.,</text:span></text:p>
            <text:p text:style-name="P16"><text:span text:style-name="T8">утворене суфіксальним способом, похідне від слова </text:span><text:span text:style-name="T35">басама́н.</text:span></text:p>
            <text:p text:style-name="P17">Гойдається вечора зламана віть,</text:p>
            <text:p text:style-name="P17">і синню тяжкою в осінній пожежі</text:p>
            <text:p text:style-name="P16"><text:span text:style-name="T131">мій дух </text:span><text:span text:style-name="T134">басаманить</text:span><text:span text:style-name="T131">.</text:span> <text:span text:style-name="T6">(П, І, 27)</text:span></text:p>
          </table:table-cell>
          <table:table-cell table:style-name="Dictionary.B1" office:value-type="string">
            <text:p text:style-name="P20">басама́н</text:p>
            <text:p text:style-name="P16"><text:span text:style-name="T96">-у, </text:span><text:span text:style-name="T112">ч.</text:span><text:span text:style-name="T96">, </text:span><text:span text:style-name="T112">розм.</text:span></text:p>
            <text:p text:style-name="P16">Смуга на тілі від удару. || Смуга на тканині і т. ін. <text:span text:style-name="T146">(ВТСУМ, 63)</text:span></text:p>
          </table:table-cell>
        </table:table-row>
        <table:table-row>
          <table:table-cell table:style-name="Dictionary.A2" table:number-rows-spanned="2" office:value-type="string">
            <text:p text:style-name="P12">БІ́ЛЬ-ЖАДА́</text:p>
            <text:p text:style-name="P16"><text:span text:style-name="T2">-и́,</text:span><text:span text:style-name="T130"> ім., ж., інд.-авт.,</text:span></text:p>
            <text:p text:style-name="P16"><text:span text:style-name="T2">утворене способом словоскладання, похідне від слів:</text:span><text:span text:style-name="T149"> </text:span><text:span text:style-name="T38">бі́ль</text:span><text:span text:style-name="T149"> і </text:span><text:span text:style-name="T38">жада́</text:span><text:span text:style-name="T152">.</text:span></text:p>
            <text:p text:style-name="P17"><text:span text:style-name="T94">Рі́</text:span>чки тепла ковбаня,</text:p>
            <text:p text:style-name="P17">літеплена вода.</text:p>
            <text:p text:style-name="P17">Ось тобі, сну — смеркання,</text:p>
            <text:p text:style-name="P16"><text:span text:style-name="T131">спогад твій — </text:span><text:span text:style-name="T133">біль-жада</text:span><text:span text:style-name="T131">.</text:span> (П, ІІ, 28)</text:p>
          </table:table-cell>
          <table:table-cell table:style-name="Dictionary.B2" office:value-type="string">
            <text:p text:style-name="P12">біль</text:p>
            <text:p text:style-name="P16"><text:span text:style-name="T116">I </text:span><text:span text:style-name="T117">бо́лю, </text:span><text:span text:style-name="T122">ч.</text:span></text:p>
            <text:p text:style-name="P16">Відчуття фізичного страждання. || Своєрідний психофізіологічний стан людини, який проявляється в неприємному, гнітючому, інколи нестерпному відчутті. || Відчуття прикрості, образи, смутку. <text:span text:style-name="T157">(ВТСУМ, 81)</text:span></text:p>
          </table:table-cell>
        </table:table-row>
        <table:table-row>
          <table:covered-table-cell/>
          <table:table-cell table:style-name="Dictionary.B2" office:value-type="string">
            <text:p text:style-name="P20">жага́ (жада́)</text:p>
            <text:p text:style-name="P16"><text:span text:style-name="T117">-и, </text:span><text:span text:style-name="T122">ч.</text:span></text:p>
            <text:p text:style-name="P16">1) Велике бажання пити; спрага.</text:p>
            <text:p text:style-name="P16"><text:span text:style-name="T139">2) </text:span><text:span text:style-name="T136">перен.</text:span><text:span text:style-name="T139"> Велике, нестримне бажання чого-небудь. || </text:span><text:span text:style-name="T136">до чого</text:span><text:span text:style-name="T139">, </text:span><text:span text:style-name="T136">чого</text:span><text:span text:style-name="T139">. Прагнення до чого-небудь, до </text:span><text:span text:style-name="T139">володіння чим-небудь, до досягнення якоїсь мети.</text:span><text:span text:style-name="T142"> </text:span><text:span text:style-name="T143">(ВТСУМ, 363)</text:span></text:p>
          </table:table-cell>
        </table:table-row>
        <table:table-row>
          <table:table-cell table:style-name="Dictionary.A2" table:number-rows-spanned="2" office:value-type="string">
            <text:p text:style-name="P12">БІ́ЛЬ-САМОТА́</text:p>
            <text:p text:style-name="P16"><text:soft-page-break/>-и́, <text:span text:style-name="T130">ім., ж., інд.-авт.,</text:span></text:p>
            <text:p text:style-name="P16">утворене способом словоскладання, похідне від слів: <text:span text:style-name="T37">бі́ль</text:span> і <text:span text:style-name="T37">самота́</text:span><text:span text:style-name="T153">.</text:span></text:p>
            <text:p text:style-name="P17">…і вже ти, як цятка, і вже над пітьмою</text:p>
            <text:p text:style-name="P16"><text:span text:style-name="T131">спалахуєш зойками </text:span><text:span text:style-name="T133">біль-самоти</text:span><text:span text:style-name="T131">.</text:span> (П, ІІ, 18).</text:p>
          </table:table-cell>
          <table:table-cell table:style-name="Dictionary.B2" office:value-type="string">
            <text:p text:style-name="P16"><text:span text:style-name="T37">бі́ль </text:span><text:span text:style-name="T140">(див. </text:span><text:span text:style-name="T37">БІ́ЛЬ-ЖАДА́</text:span><text:span text:style-name="T140">)</text:span></text:p>
          </table:table-cell>
        </table:table-row>
        <table:table-row>
          <table:covered-table-cell/>
          <table:table-cell table:style-name="Dictionary.B2" office:value-type="string">
            <text:p text:style-name="P13">самота́</text:p>
            <text:p text:style-name="P16"><text:span text:style-name="T117">-и, </text:span><text:span text:style-name="T122">ж.</text:span></text:p>
            <text:p text:style-name="P16">1) Стан за знач. самітний, самотній; самотність. || Гостре відчуття відокремленості, ізольованості від кого-, чого-небудь.</text:p>
            <text:p text:style-name="P16"><text:span text:style-name="T96">2) </text:span><text:span text:style-name="T112">у знач.</text:span><text:span text:style-name="T96"> </text:span><text:span text:style-name="T112">присл.</text:span><text:span text:style-name="T96"> самотою. Без нікого; наодинці. || Без сім’ї, рідних, близьких, друзів; сам. || Окремо від інших; осібно.</text:span><text:span text:style-name="T97"> </text:span><text:span text:style-name="T98">(ВТСУМ, 1291)</text:span></text:p>
          </table:table-cell>
        </table:table-row>
        <table:table-row>
          <table:table-cell table:style-name="Dictionary.A2" office:value-type="string">
            <text:p text:style-name="P12">ВИ́ЧАМРІЛИЙ</text:p>
            <text:p text:style-name="P16">-а, -е, <text:span text:style-name="T131">дієпр. пас. мин. ч., інд.-авт.,</text:span></text:p>
            <text:p text:style-name="P16"><text:span text:style-name="T9">утворене суфіксальним способом, похідне від слова </text:span><text:span text:style-name="T37">ви́чамріти.</text:span></text:p>
            <text:p text:style-name="P17">…оце Дніпро, це жайвірна — Софія,</text:p>
            <text:p text:style-name="P16"><text:span text:style-name="T131">а це Ярила </text:span><text:span text:style-name="T133">вичамрілий</text:span><text:span text:style-name="T131"> яр.</text:span> (П, ІІ, 195)</text:p>
          </table:table-cell>
          <table:table-cell table:style-name="Dictionary.B2" office:value-type="string">
            <text:p text:style-name="P16"><text:span text:style-name="T37">ви́чамріти </text:span><text:span text:style-name="T140">(не подано у словнику)</text:span></text:p>
          </table:table-cell>
        </table:table-row>
        <table:table-row>
          <table:table-cell table:style-name="Dictionary.A2" table:number-rows-spanned="2" office:value-type="string">
            <text:p text:style-name="P12">ВІДТОНКОГОЛÓСИТИ</text:p>
            <text:p text:style-name="P16"><text:span text:style-name="T6">-шу, -сиш,</text:span><text:span text:style-name="T130"> дієсл., </text:span><text:span text:style-name="T131">недок., перех., інд.-авт.,</text:span></text:p>
            <text:p text:style-name="P16"><text:span text:style-name="T14">утворене способом зрощення і префіксальним, похідне від слів:</text:span> <text:span text:style-name="T37">тóнко</text:span> і <text:span text:style-name="T37">голóсити.</text:span></text:p>
            <text:p text:style-name="P17">Нехай-но і помру - </text:p>
            <text:p text:style-name="P17">та він за мене <text:span text:style-name="T36">відтонкоголосить</text:span></text:p>
            <text:p text:style-name="P16"><text:span text:style-name="T131">три тисячі пропащих вечорів… </text:span><text:span text:style-name="T2">(П, І, 47)</text:span></text:p>
          </table:table-cell>
          <table:table-cell table:style-name="Dictionary.B2" office:value-type="string">
            <text:p text:style-name="P13">то́нко</text:p>
            <text:p text:style-name="P16"><text:span text:style-name="T131">Присл.</text:span> до тонкий. <text:span text:style-name="T157">(ВТСУМ, 1460)</text:span></text:p>
          </table:table-cell>
        </table:table-row>
        <table:table-row>
          <table:covered-table-cell/>
          <table:table-cell table:style-name="Dictionary.B2" office:value-type="string">
            <text:p text:style-name="P13">голоси́ти</text:p>
            <text:p text:style-name="P16"><text:span text:style-name="T116">I </text:span><text:span text:style-name="T117">-ошу, -осиш, </text:span><text:span text:style-name="T122">недок.</text:span></text:p>
            <text:p text:style-name="P16">1) Голосно плакати.</text:p>
            <text:p text:style-name="P16"><text:span text:style-name="T96">3) Кричати, вигукувати що-небудь. </text:span><text:span text:style-name="T112">Ґвалтом голосити</text:span><text:span text:style-name="T96">.</text:span><text:span text:style-name="T97"> </text:span><text:span text:style-name="T98">(ВТСУМ, 251)</text:span></text:p>
          </table:table-cell>
        </table:table-row>
        <table:table-row>
          <table:table-cell table:style-name="Dictionary.A2" table:number-rows-spanned="2" office:value-type="string">
            <text:p text:style-name="P1">ВСЕБЕЗО́ДНЯ</text:p>
            <text:p text:style-name="P16"><text:soft-page-break/>-і, <text:span text:style-name="T130">ім., ж., інд.-авт.,</text:span></text:p>
            <text:p text:style-name="P16"><text:span text:style-name="T9">утворене способом основословоскладання, похідне від слів:</text:span> <text:span text:style-name="T37">все</text:span><text:span text:style-name="T140"> і</text:span><text:span text:style-name="T37"> безо́дня.</text:span></text:p>
            <text:p text:style-name="P17">Земля посовгнулась. Пливе</text:p>
            <text:p text:style-name="P16"><text:span text:style-name="T131">розщілиною </text:span><text:span text:style-name="T133">всебезодні</text:span><text:span text:style-name="T131">.</text:span> (П, І, 185)</text:p>
          </table:table-cell>
          <table:table-cell table:style-name="Dictionary.B2" office:value-type="string">
            <text:p text:style-name="P12">весь (все)<text:soft-page-break/></text:p>
            <text:p text:style-name="P16"><text:span text:style-name="T116">I </text:span><text:span text:style-name="T117">(ввесь, увесь), всього (усього), </text:span><text:span text:style-name="T122">ч.</text:span><text:span text:style-name="T117">, вся (уся), всієї (усієї), </text:span><text:span text:style-name="T122">ж.</text:span><text:span text:style-name="T117">, все (усе), всього (усього), </text:span><text:span text:style-name="T122">с.</text:span><text:span text:style-name="T117">, </text:span><text:span text:style-name="T122">займ.</text:span><text:span text:style-name="T117"> </text:span><text:span text:style-name="T122">означ.</text:span><text:span text:style-name="T117">,</text:span></text:p>
            <text:p text:style-name="P16">1) Означає щось як ціле, неподільне, взяте повністю. || Означає цілковите охоплення чим-небудь якоїсь особи, предмета, явища. || всі, всіх, <text:span text:style-name="T129">мн.</text:span> Означає цілковите охоплення окремих однорідних осіб, предметів, явищ — кожного у нерозривному зв’язку з іншим. || <text:span text:style-name="T129">у сполуч.</text:span> <text:span text:style-name="T129">з абстр.</text:span> <text:span text:style-name="T129">ім.</text:span> Означає вищий ступінь виявлення якості, стану і т. ін.</text:p>
            <text:p text:style-name="P16">2) <text:span text:style-name="T129">у знач.</text:span> <text:span text:style-name="T129">ім.</text:span> все, всього, <text:span text:style-name="T129">с.</text:span> Вичерпне охоплення, сукупність предметів, явищ, дій, понять; те, що є, без винятку. || всі, всіх, <text:span text:style-name="T129">мн.</text:span> У повному складі, без винятку. || все, <text:span text:style-name="T129">мн.</text:span> всі. Уживається як узагальнююче слово в переліку.</text:p>
            <text:p text:style-name="P16">3) <text:span text:style-name="T129">при ім.</text:span> <text:span text:style-name="T129">з прийм.</text:span> з (зо), на. Утворює сполуки способу дії, що означають повноту, посилений перебіг дії. <text:span text:style-name="T157">(ВТСУМ, 124)</text:span></text:p>
          </table:table-cell>
        </table:table-row>
        <table:table-row>
          <table:covered-table-cell/>
          <table:table-cell table:style-name="Dictionary.B2" office:value-type="string">
            <text:p text:style-name="P13">безо́дня</text:p>
            <text:p text:style-name="P16"><text:span text:style-name="T117">-і, </text:span><text:span text:style-name="T122">ж.</text:span></text:p>
            <text:p text:style-name="P16">1) Глибоке провалля; прірва.</text:p>
            <text:p text:style-name="P16"><text:soft-page-break/>2) <text:span text:style-name="T129">чого</text:span>, <text:span text:style-name="T129">перен.</text:span> Про дуже велику кількість, найвищий ступінь вияву чого-небудь.<text:span text:style-name="T147"> </text:span><text:span text:style-name="T146">(ВТСУМ, 70)</text:span></text:p>
          </table:table-cell>
        </table:table-row>
        <table:table-row>
          <table:table-cell table:style-name="Dictionary.A2" table:number-rows-spanned="3" office:value-type="string">
            <text:p text:style-name="P1">ВСЕБЕ́ЗРУХ</text:p>
            <text:p text:style-name="P16">-у, <text:span text:style-name="T130">ім., ч., інд.-авт.,</text:span></text:p>
            <text:p text:style-name="P16"><text:span text:style-name="T9">утворене способом основоскладання, похідне від слів:</text:span> <text:span text:style-name="T37">все</text:span><text:span text:style-name="T140">,</text:span><text:span text:style-name="T37"> без </text:span><text:span text:style-name="T140">і</text:span><text:span text:style-name="T37"> рух.</text:span></text:p>
            <text:p text:style-name="P17">У штольнях ночей вертикальних</text:p>
            <text:p text:style-name="P17">іде схарапуджене дляння</text:p>
            <text:p text:style-name="P16"><text:span text:style-name="T133">всебезруху</text:span><text:span text:style-name="T131">…</text:span> (П, І, 87)</text:p>
          </table:table-cell>
          <table:table-cell table:style-name="Dictionary.B2" office:value-type="string">
            <text:p text:style-name="P16"><text:span text:style-name="T37">все</text:span> <text:span text:style-name="T139">(див. </text:span><text:span text:style-name="T37">ВСЕБЕЗО́ДНЯ</text:span><text:span text:style-name="T139">)</text:span></text:p>
          </table:table-cell>
        </table:table-row>
        <table:table-row>
          <table:covered-table-cell/>
          <table:table-cell table:style-name="Dictionary.B2" office:value-type="string">
            <text:p text:style-name="P12">без</text:p>
            <text:p text:style-name="P16"><text:span text:style-name="T116">I </text:span><text:span text:style-name="T122">прийм.</text:span><text:span text:style-name="T117">, </text:span><text:span text:style-name="T122">з род. в.</text:span></text:p>
            <text:p text:style-name="P16"><text:span text:style-name="T95">1) Вказує на відсутність кого-, чого-небудь. || </text:span><text:span text:style-name="T111">у сполуч.</text:span><text:span text:style-name="T95"> </text:span><text:span text:style-name="T111">з ім.</text:span><text:span text:style-name="T95"> </text:span><text:span text:style-name="T111">у род. в.</text:span><text:span text:style-name="T95">Уживається як означення (предмета або особи). || </text:span><text:span text:style-name="T111">у сполуч.</text:span><text:span text:style-name="T95"> </text:span><text:span text:style-name="T111">з деякимиім.</text:span><text:span text:style-name="T95"> </text:span><text:span text:style-name="T95">Уживається у значенні прислівника від відповідного іменника з префіксом без або не. || </text:span><text:span text:style-name="T111">у сполуч.</text:span><text:span text:style-name="T95"> </text:span><text:span text:style-name="T111">з абстр.</text:span><text:span text:style-name="T95"> </text:span><text:span text:style-name="T111">ім.</text:span><text:span text:style-name="T95"> </text:span><text:span text:style-name="T111">перев.</text:span><text:span text:style-name="T95"> </text:span><text:span text:style-name="T111">із знач.</text:span><text:span text:style-name="T95"> </text:span><text:span text:style-name="T111">дії або стану</text:span><text:span text:style-name="T95">. Передає заперечення дії. </text:span><text:span text:style-name="T106">(ВТСУМ, 65)</text:span></text:p>
          </table:table-cell>
        </table:table-row>
        <table:table-row>
          <table:covered-table-cell/>
          <table:table-cell table:style-name="Dictionary.B2" office:value-type="string">
            <text:p text:style-name="P12">рух</text:p>
            <text:p text:style-name="P16"><text:span text:style-name="T117">-у, </text:span><text:span text:style-name="T122">ч.</text:span></text:p>
            <text:p text:style-name="P16">1) <text:span text:style-name="T129">філос.</text:span> Спосіб існування матерії, який полягає в безперервній зміні всього сущого і виявляється в безпосередній єдності перервності й неперервності простору і часу.</text:p>
            <text:p text:style-name="P16">6) Зміна в душевному стані, викликана яким-небудь почуттям, переживанням і т. ін. || Розвиток процесу мислення в людини.<text:span text:style-name="T147"> </text:span><text:span text:style-name="T146">(ВТСУМ, 1280)</text:span></text:p>
          </table:table-cell>
        </table:table-row>
        <table:table-row>
          <table:table-cell table:style-name="Dictionary.A1" table:number-rows-spanned="2" office:value-type="string">
            <text:p text:style-name="P1">ВСЕБІ́ДИЙ</text:p>
            <text:p text:style-name="P16"><text:soft-page-break/>-а, -е, <text:span text:style-name="T131">прикм., інд.-авт.,</text:span></text:p>
            <text:p text:style-name="P16">утворене складнофлективним способом, похідне від слів: <text:span text:style-name="T37">все </text:span><text:span text:style-name="T140">і</text:span><text:span text:style-name="T37"> бі́дний.</text:span></text:p>
            <text:p text:style-name="P17">Тож — в неба провалля в бездоння, бездолий</text:p>
            <text:p text:style-name="P17">нагірний, невірний, западистий рай,</text:p>
            <text:p text:style-name="P17"><text:span text:style-name="T36">всебідий</text:span>, всегнівний, всещедрий, всекволий.</text:p>
            <text:p text:style-name="P16"><text:span text:style-name="T131">А що під крилом твоїм? Кара — </text:span><text:span text:style-name="T131">карай.</text:span> (П, І, 98)</text:p>
          </table:table-cell>
          <table:table-cell table:style-name="Dictionary.B1"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бі́дний</text:p>
            <text:p text:style-name="P16">-а, -е.</text:p>
            <text:p text:style-name="P16">1) Який живе в нужді, нестатках; убогий; <text:span text:style-name="T129">прот.</text:span> багатий. || Недостатньо забезпечений матеріально; небагатий, незаможний. || <text:span text:style-name="T129">у знач.</text:span> <text:span text:style-name="T129">ім.</text:span> бідний, -ного, <text:span text:style-name="T129">ч.</text:span> Убога людина, бідняк.</text:p>
            <text:p text:style-name="P16">2) Такий, як у бідняка, <text:span text:style-name="T129">власт.</text:span> біднякові; недорогий, непишний.</text:p>
            <text:p text:style-name="P16">3) Невеликий кількістю, недостатній.</text:p>
            <text:p text:style-name="P16">4) Який має в незначній кількості потрібні риси, ознаки.</text:p>
            <text:p text:style-name="P16">5) <text:span text:style-name="T129">на що</text:span>, <text:span text:style-name="T129">чим</text:span>. Який має, містить мало, недостатньо чого-небудь.</text:p>
            <text:p text:style-name="P16">6) Який викликає співчуття; нещасний, бідолашний.<text:span text:style-name="T147"> </text:span><text:span text:style-name="T146">(ВТСУМ, 79)</text:span></text:p>
          </table:table-cell>
        </table:table-row>
        <table:table-row>
          <table:table-cell table:style-name="Dictionary.A2" table:number-rows-spanned="2" office:value-type="string">
            <text:p text:style-name="P12">ВСЕВЕЛЬМО́ЖНИЙ (УСЕВЕЛЬМО́ЖНИЙ)</text:p>
            <text:p text:style-name="P16">-а, -е, <text:span text:style-name="T131">прикм., </text:span><text:span text:style-name="T130">інд.-авт.,</text:span></text:p>
            <text:p text:style-name="P16"><text:span text:style-name="T9">утворене способом основоскладання, похідне від слів:</text:span> <text:span text:style-name="T37">все</text:span> і <text:span text:style-name="T37">вельмо́жний.</text:span></text:p>
            <text:p text:style-name="P17">Розкоше світу, йми мене в полон,</text:p>
            <text:p text:style-name="P17">адже і ти така, як я, порожня.</text:p>
            <text:p text:style-name="P17">Тож полони мене, <text:span text:style-name="T36">усевельможна</text:span>,</text:p>
            <text:p text:style-name="P16"><text:span text:style-name="T131">дай перейти з тобою Рубікон.</text:span> (П, І, 88)</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вельмо́жний</text:p>
            <text:p text:style-name="P16"><text:span text:style-name="T117">-а, -е, </text:span><text:span text:style-name="T122">заст.</text:span></text:p>
            <text:p text:style-name="P16">1) Родовитий, знатний, багатий, який має значну владу. || <text:span text:style-name="T129">у знач.</text:span> <text:span text:style-name="T129">ім. </text:span>вельможний, -ного, <text:span text:style-name="T129">ч.</text:span>; вельможна, -ної, <text:span text:style-name="T129">ж.</text:span></text:p>
            <text:p text:style-name="P16"><text:span text:style-name="T96">2) </text:span><text:span text:style-name="T112">у сполуч.</text:span><text:span text:style-name="T96"> </text:span><text:span text:style-name="T112">зі сл.</text:span><text:span text:style-name="T96"> пан, пані. Вживалось у звертанні до особи (або в розмові про неї), яка посідала високе суспільне становище, мала значну </text:span><text:soft-page-break/><text:span text:style-name="T96">владу.</text:span><text:span text:style-name="T97"> </text:span><text:span text:style-name="T98">(ВТСУМ, 120)</text:span></text:p>
          </table:table-cell>
        </table:table-row>
        <table:table-row>
          <table:table-cell table:style-name="Dictionary.A2" table:number-rows-spanned="2" office:value-type="string">
            <text:p text:style-name="P12">ВСЕВІДРА́ДА</text:p>
            <text:p text:style-name="P16">-и, <text:span text:style-name="T130">ім., інд.-авт.,</text:span></text:p>
            <text:p text:style-name="P16"><text:span text:style-name="T2">утворене способом основословоскладання, похідне від слів:</text:span> <text:span text:style-name="T37">все</text:span> і <text:span text:style-name="T37">відра́да.</text:span></text:p>
            <text:p text:style-name="P17">Треба щедро — серцем одним, устами</text:p>
            <text:p text:style-name="P17">ледь розпуклими — розпелюстити втіхи гін,</text:p>
            <text:p text:style-name="P17"><text:span text:style-name="T36">всевідради</text:span>! Сонце бо йде — за нами. <text:span text:style-name="T6">(П, І, 106);</text:span></text:p>
            <text:p text:style-name="P17">Снують думок рої,</text:p>
            <text:p text:style-name="P17">котрим немає ради</text:p>
            <text:p text:style-name="P17">(смертельні перепади!),</text:p>
            <text:p text:style-name="P17">а сонце <text:span text:style-name="T36">всевідради</text:span></text:p>
            <text:p text:style-name="P16"><text:span text:style-name="T131">всеглядно постає.</text:span> (П, І, 179)</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відра́да</text:p>
            <text:p text:style-name="P16"><text:span text:style-name="T117">-и, </text:span><text:span text:style-name="T122">ж.</text:span></text:p>
            <text:p text:style-name="P16">Те, що заспокоює, сповнює радістю; втіха, задоволення.<text:span text:style-name="T147"> </text:span><text:span text:style-name="T146">(ВТСУМ, 178)</text:span></text:p>
          </table:table-cell>
        </table:table-row>
        <table:table-row>
          <table:table-cell table:style-name="Dictionary.A2" table:number-rows-spanned="2" office:value-type="string">
            <text:p text:style-name="P12">ВСЕВІКИ́ (ВСЕВІ́К)</text:p>
            <text:p text:style-name="P17">присл., інд.-авт.</text:p>
            <text:p text:style-name="P16"><text:span text:style-name="T2">утворене способом основоскладання, похідне від слів:</text:span> <text:span text:style-name="T37">все</text:span> і <text:span text:style-name="T37">віки́</text:span><text:span text:style-name="T152">.</text:span></text:p>
            <text:p text:style-name="P17">Задосить. Приостань. Упився гроз?</text:p>
            <text:p text:style-name="P17">Від правіків на <text:span text:style-name="T36">всевіки</text:span> упився? <text:span text:style-name="T6">(П, І, 165);</text:span></text:p>
            <text:p text:style-name="P17">Забарні слова,</text:p>
            <text:p text:style-name="P17">що з тіла мертвого летіли</text:p>
            <text:p text:style-name="P17"><text:soft-page-break/>і споминами душу гріли,</text:p>
            <text:p text:style-name="P17">що, наче дошка гробова,</text:p>
            <text:p text:style-name="P16"><text:span text:style-name="T131">позаклякала на </text:span><text:span text:style-name="T133">всевік</text:span><text:span text:style-name="T131">.</text:span> (П, ІІ, 19)</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2">вік</text:p>
            <text:p text:style-name="P16"><text:span text:style-name="T117">-у, </text:span><text:span text:style-name="T122">ч.</text:span></text:p>
            <text:p text:style-name="P16">1) Тривалість життя людини, тварини, рослини. || Період, ступінь у рості, розвитку людини; літа. || Відрізок життя людини від зрілого періоду до смерті.</text:p>
            <text:p text:style-name="P16">2) Те саме, що сторіччя.</text:p>
            <text:p text:style-name="P16"><text:soft-page-break/>3) <text:span text:style-name="T129">з означ.</text:span> Період часу, виокремлений за певними ознаками; епоха.<text:span text:style-name="T129">Середні </text:span><text:span text:style-name="T129">віки</text:span>. || Відрізок часу, який відповідає геологічному ярусові Землі.</text:p>
            <text:p text:style-name="P16">4) <text:span text:style-name="T129">розм.</text:span> Надзвичайно довгий час; вічність.</text:p>
            <text:p text:style-name="P12"><text:span text:style-name="T96">5) </text:span><text:span text:style-name="T112">у знач.</text:span><text:span text:style-name="T96"> </text:span><text:span text:style-name="T112">присл.</text:span><text:span text:style-name="T96"> Надзвичайно довго; </text:span><text:span text:style-name="T96">завжди.</text:span><text:span text:style-name="T97"> (ВТСУМ, 187)</text:span></text:p>
          </table:table-cell>
        </table:table-row>
        <table:table-row>
          <table:table-cell table:style-name="Dictionary.A2" table:number-rows-spanned="2" office:value-type="string">
            <text:p text:style-name="P12">ВСЕВІ́КНА</text:p>
            <text:p text:style-name="P16">всеві́кон, <text:span text:style-name="T130">ім., мн., інд.-авт.,</text:span></text:p>
            <text:p text:style-name="P16"><text:span text:style-name="T2">утворене способом основоскладання, похідне від слів:</text:span> <text:span text:style-name="T37">все</text:span> і <text:span text:style-name="T37">вікно́</text:span><text:span text:style-name="T152">.</text:span></text:p>
            <text:p text:style-name="P17">Заплакані вікна. <text:span text:style-name="T36">Всевікна</text:span> твої.</text:p>
            <text:p text:style-name="P16"><text:span text:style-name="T131">Готуйся до злету. Кінець животінню.</text:span><text:span text:style-name="T130"> </text:span><text:span text:style-name="T2">(П, І, 98)</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вікно́</text:p>
            <text:p text:style-name="P16"><text:span text:style-name="T117">-а, </text:span><text:span text:style-name="T122">с.</text:span></text:p>
            <text:p text:style-name="P16">1) Отвір для світла й повітря в стіні приміщення (будинку, вагона тощо), куди вставлено раму з шибками. || Шибки. || Підвіконня.<text:span text:style-name="T147"> </text:span><text:span text:style-name="T146">(ВТСУМ, 187)</text:span></text:p>
          </table:table-cell>
        </table:table-row>
        <table:table-row>
          <table:table-cell table:style-name="Dictionary.A2" table:number-rows-spanned="2" office:value-type="string">
            <text:p text:style-name="P12">ВСЕГÍН</text:p>
            <text:p text:style-name="P16">-гóну, <text:span text:style-name="T130">ім., ч., інд.-авт.,</text:span></text:p>
            <text:p text:style-name="P16"><text:span text:style-name="T9">утворене способом основоскладання, похідне від слів:</text:span> <text:span text:style-name="T37">все</text:span> і <text:span text:style-name="T37">гін.</text:span></text:p>
            <text:p text:style-name="P17">Ця дорога вседороги</text:p>
            <text:p text:style-name="P17">всенезустрічі — <text:span text:style-name="T36">всегону</text:span>.</text:p>
            <text:p text:style-name="P17">Позирай із заквагону</text:p>
            <text:p text:style-name="P16"><text:span text:style-name="T131">за сузір’ям Козерога.</text:span><text:span text:style-name="T130"> </text:span><text:span text:style-name="T2">(П, І, 67)</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2">гін</text:p>
            <text:p text:style-name="P16"><text:span text:style-name="T117">го́ну, </text:span><text:span text:style-name="T122">ч.</text:span></text:p>
            <text:p text:style-name="P16">1) Дія за знач. гнати і гнатися. <text:span text:style-name="T157">(ВТСУМ, 239)</text:span></text:p>
          </table:table-cell>
        </table:table-row>
        <table:table-row>
          <table:table-cell table:style-name="Dictionary.A2" office:value-type="string">
            <text:p text:style-name="P12">ВСЕГЛЯ́ДНО</text:p>
            <text:p text:style-name="P17">присл., інд.-авт.,</text:p>
            <text:p text:style-name="P16"><text:span text:style-name="T8">утворене суфіксальним способом, </text:span><text:soft-page-break/><text:span text:style-name="T8">похідне від слова</text:span><text:span text:style-name="T11"> </text:span><text:span text:style-name="T38">всегля́дний.</text:span></text:p>
            <text:p text:style-name="P17">Снують думок рої,</text:p>
            <text:p text:style-name="P17">котрим немає ради</text:p>
            <text:p text:style-name="P17">(смертельні перепади!),</text:p>
            <text:p text:style-name="P17">а сонце всевідради</text:p>
            <text:p text:style-name="P16"><text:span text:style-name="T133">всеглядно</text:span><text:span text:style-name="T131"> постає.</text:span><text:span text:style-name="T130"> </text:span><text:span text:style-name="T2">(П, І, 179)</text:span></text:p>
          </table:table-cell>
          <table:table-cell table:style-name="Dictionary.B2" office:value-type="string">
            <text:p text:style-name="P16"><text:span text:style-name="T38">всегля́дний </text:span><text:span text:style-name="T141">(не подано у словнику)</text:span></text:p>
          </table:table-cell>
        </table:table-row>
        <table:table-row>
          <table:table-cell table:style-name="Dictionary.A2" table:number-rows-spanned="2" office:value-type="string">
            <text:p text:style-name="P12">ВСЕГНІ́ВНИЙ</text:p>
            <text:p text:style-name="P16">-а, -е, <text:span text:style-name="T131">прикм., </text:span><text:span text:style-name="T130">інд.-авт.,</text:span></text:p>
            <text:p text:style-name="P16"><text:span text:style-name="T8">утворене складносуфіксальним способом або способом основословоскладання, похідне від </text:span><text:span text:style-name="T8">слів:</text:span> <text:span text:style-name="T37">все</text:span> і <text:span text:style-name="T37">гні́вний.</text:span></text:p>
            <text:p text:style-name="P2">Тож — в неба провалля в бездоння, бездолий</text:p>
            <text:p text:style-name="P2">нагірний, невірний, западистий рай,</text:p>
            <text:p text:style-name="P3"><text:span text:style-name="T46">всебідий, </text:span><text:span text:style-name="T47">всегнівний</text:span><text:span text:style-name="T46">, всещедрий, всекволий.</text:span></text:p>
            <text:p text:style-name="P3"><text:span text:style-name="T46">А що під крилом твоїм? Кара — карай.</text:span><text:span text:style-name="T40"> </text:span><text:span text:style-name="T41">(П, І, 98)</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гні́вний</text:p>
            <text:p text:style-name="P16">-а, -е.</text:p>
            <text:p text:style-name="P16">Який перебуває в стані нервового збудження, гніву. || Який виражає гнів, перейнятий гнівом.<text:span text:style-name="T147"> </text:span><text:span text:style-name="T146">(ВТСУМ, 248)</text:span></text:p>
          </table:table-cell>
        </table:table-row>
        <table:table-row>
          <table:table-cell table:style-name="Dictionary.A2" table:number-rows-spanned="2" office:value-type="string">
            <text:p text:style-name="P12">ВСЕГОЛО́ДНИЙ</text:p>
            <text:p text:style-name="P16">-а, -е, <text:span text:style-name="T131">прикм., </text:span><text:span text:style-name="T130">інд.-авт.,</text:span></text:p>
            <text:p text:style-name="P16"><text:span text:style-name="T8">утворене складносуфіксальним способом або способом </text:span><text:span text:style-name="T8">основословоскладання, похідне від слів:</text:span> <text:span text:style-name="T37">все </text:span>і <text:span text:style-name="T37">голо́дний</text:span></text:p>
            <text:p text:style-name="P17">Народжені мої бажання,</text:p>
            <text:p text:style-name="P17">усенестерпні, <text:span text:style-name="T36">всеголодні</text:span>,</text:p>
            <text:p text:style-name="P17"><text:soft-page-break/>такі вітри зняли довкола,</text:p>
            <text:p text:style-name="P16"><text:span text:style-name="T131">що все несеться шкереберть.</text:span><text:span text:style-name="T130"> </text:span><text:span text:style-name="T2">(П, ІІ, 195)</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голо́дний</text:p>
            <text:p text:style-name="P16">-а, -е.</text:p>
            <text:p text:style-name="P16">1) Який відчуває голод (у 1 <text:span text:style-name="T129">знач.</text:span>). || Який виражає голод. || <text:span text:style-name="T129">у знач.ім.</text:span> голодний, -ного, <text:span text:style-name="T129">ч.</text:span> Той, хто відчуває голод, постійно голодує.</text:p>
            <text:p text:style-name="P16">2) Який настає від голоду; викликаний <text:soft-page-break/>голодом.<text:span text:style-name="T147"> </text:span><text:span text:style-name="T146">(ВТСУМ, 251)</text:span></text:p>
          </table:table-cell>
        </table:table-row>
        <table:table-row>
          <table:table-cell table:style-name="Dictionary.A2" table:number-rows-spanned="2" office:value-type="string">
            <text:p text:style-name="P12">ВСЕДОБРО́</text:p>
            <text:p text:style-name="P16">-а́, <text:span text:style-name="T130">ім., с., інд.-авт.,</text:span></text:p>
            <text:p text:style-name="P16"><text:span text:style-name="T2">утворене способом основословоскладання, похідне від </text:span><text:span text:style-name="T2">слів:</text:span> <text:span text:style-name="T37">все</text:span> і <text:span text:style-name="T37">добро́</text:span><text:span text:style-name="T152">.</text:span></text:p>
            <text:p text:style-name="P17">Спасенної тримайся криги,</text:p>
            <text:p text:style-name="P17">пречистої тримайся туги,</text:p>
            <text:p text:style-name="P17">шаленої тримайся муки</text:p>
            <text:p text:style-name="P16"><text:span text:style-name="T131">і так існуй — на </text:span><text:span text:style-name="T133">вседобро</text:span><text:span text:style-name="T131">.</text:span><text:span text:style-name="T130"> </text:span><text:span text:style-name="T2">(П, ІІ, 83)</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добро́</text:p>
            <text:p text:style-name="P16"><text:span text:style-name="T117">-а, </text:span><text:span text:style-name="T122">с.</text:span></text:p>
            <text:p text:style-name="P16"><text:span text:style-name="T96">1) Усе позитивне в житті людей, що відповідає їхнім інтересам, бажанням, мріям; благо; </text:span><text:span text:style-name="T112">прот.</text:span><text:span text:style-name="T96"> лихо, зло. || Добра, корисна справа, вчинок і т. ін.</text:span><text:span text:style-name="T97"> </text:span><text:span text:style-name="T98">(ВТСУМ, 307)</text:span></text:p>
          </table:table-cell>
        </table:table-row>
        <table:table-row>
          <table:table-cell table:style-name="Dictionary.A2" table:number-rows-spanned="2" office:value-type="string">
            <text:p text:style-name="P12">ВСЕДОРО́ГА</text:p>
            <text:p text:style-name="P16">-и́, <text:span text:style-name="T130">ім., ж., інд.-авт.,</text:span></text:p>
            <text:p text:style-name="P16"><text:span text:style-name="T9">утворене способом основоскладання, похідне від слів:</text:span> <text:span text:style-name="T37">все</text:span> і <text:span text:style-name="T37">доро́га.</text:span></text:p>
            <text:p text:style-name="P17">Ця дорога <text:span text:style-name="T36">вседороги</text:span></text:p>
            <text:p text:style-name="P17">всенезустрічі — всегону.</text:p>
            <text:p text:style-name="P17">Позирай із заквагону</text:p>
            <text:p text:style-name="P17">за сузір’ям Козерога. <text:span text:style-name="T6">(П, І, 67);</text:span></text:p>
            <text:p text:style-name="P17">Ламка і витка всеспадна <text:span text:style-name="T36">вседорога</text:span>.</text:p>
            <text:p text:style-name="P16"><text:span text:style-name="T131">Дорога до Бога — ламка і витка.</text:span><text:span text:style-name="T130"> </text:span><text:span text:style-name="T2">(П, І, 98)</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доро́га</text:p>
            <text:p text:style-name="P16"><text:span text:style-name="T117">-и, </text:span><text:span text:style-name="T122">ж.</text:span></text:p>
            <text:p text:style-name="P16">1) Смуга землі, по якій їздять і ходять. || Смуга, що лишається як слід після руху кого-, чого-небудь.</text:p>
            <text:p text:style-name="P16">2) Місце для проходу, проїзду. || <text:span text:style-name="T129">перен.</text:span> Доступ куди-небудь, можливість потрапити куди-небудь.</text:p>
            <text:p text:style-name="P16">3) Перебування в русі (йдучи або їдучи куди-небудь).</text:p>
            <text:p text:style-name="P18">4) <text:span text:style-name="T129">у знач.</text:span> <text:span text:style-name="T129">присл.</text:span> дорогою. Під час руху, подорожування куди-небудь.</text:p>
            <text:p text:style-name="P18"><text:span text:style-name="T95">5) Правильний напрямок для руху </text:span><text:soft-page-break/><text:span text:style-name="T95">кого-небудь. || </text:span><text:span text:style-name="T111">перен.</text:span><text:span text:style-name="T95"> Напрямок діяльності, шлях розвитку.</text:span><text:span text:style-name="T107"> (ВТСУМ, 320)</text:span></text:p>
          </table:table-cell>
        </table:table-row>
        <table:table-row>
          <table:table-cell table:style-name="Dictionary.A2" table:number-rows-spanned="2" office:value-type="string">
            <text:p text:style-name="P12">ВСЕДОРОГИ́Й</text:p>
            <text:p text:style-name="P16">-а́, -е́, <text:span text:style-name="T131">прикм., </text:span><text:span text:style-name="T130">інд.-авт.,</text:span></text:p>
            <text:p text:style-name="P16"><text:span text:style-name="T9">утворене способом основоскладання, похідне від слів:</text:span> <text:span text:style-name="T37">все</text:span> і <text:span text:style-name="T37">дороги́й.</text:span></text:p>
            <text:p text:style-name="P17">Земля — хитлива і плавка — <text:span text:style-name="T36">вседорога</text:span> і всепрощальна - </text:p>
            <text:p text:style-name="P17">здоліла стати, щоб благальна помічена була рука. <text:span text:style-name="T6">(П, ІІ, 147);</text:span></text:p>
            <text:p text:style-name="P17">Який бо холод довкруги!</text:p>
            <text:p text:style-name="P17">Самотності! Ніде нікого.</text:p>
            <text:p text:style-name="P17">Одна підтримка — голос Бога</text:p>
            <text:p text:style-name="P16"><text:span text:style-name="T133">вседорогий, вседорогий</text:span><text:span text:style-name="T131">.</text:span><text:span text:style-name="T130"> </text:span><text:span text:style-name="T2">(П, ІІ, 184)</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дороги́й</text:p>
            <text:p text:style-name="P16">-а, -е.</text:p>
            <text:p text:style-name="P16">1) Який коштує великі гроші; <text:span text:style-name="T129">прот.</text:span> дешевий. || Високий (про ціну).</text:p>
            <text:p text:style-name="P16">2) <text:span text:style-name="T129">перен.</text:span> Який високо ціниться, оберігається, яким дорожать.</text:p>
            <text:p text:style-name="P16">3) Близький, милий серцю. || Бажаний, жданий (про гостей). || У звертанні — для вираження любові, приязні.<text:span text:style-name="T147"> </text:span><text:span text:style-name="T146">(ВТСУМ, 320)</text:span></text:p>
          </table:table-cell>
        </table:table-row>
        <table:table-row>
          <table:table-cell table:style-name="Dictionary.A2" table:number-rows-spanned="2" office:value-type="string">
            <text:p text:style-name="P12">ВСЕЗАДУ́́МА</text:p>
            <text:p text:style-name="P16">-и, <text:span text:style-name="T130">ім., ж., інд.-авт.,</text:span></text:p>
            <text:p text:style-name="P16"><text:span text:style-name="T9">утворене способом основоскладання, похідне від слів:</text:span> <text:span text:style-name="T37">все</text:span> і <text:span text:style-name="T37">заду́ма.</text:span></text:p>
            <text:p text:style-name="P17">Пірни</text:p>
            <text:p text:style-name="P16"><text:span text:style-name="T131">у </text:span><text:span text:style-name="T133">всезадуму</text:span><text:span text:style-name="T131"> і збавляй безчасся.</text:span><text:span text:style-name="T130"> </text:span><text:span text:style-name="T2">(П, І, 178)</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заду́ма</text:p>
            <text:p text:style-name="P16"><text:span text:style-name="T117">-и, </text:span><text:span text:style-name="T122">ж.</text:span></text:p>
            <text:p text:style-name="P16">Стан того, хто заглибився в думки, роздуми.<text:span text:style-name="T147"> </text:span><text:span text:style-name="T146">(ВТСУМ, 390)</text:span></text:p>
          </table:table-cell>
        </table:table-row>
        <table:table-row>
          <table:table-cell table:style-name="Dictionary.A2" table:number-rows-spanned="2" office:value-type="string">
            <text:p text:style-name="P12">ВСЕКВО́ЛИЙ</text:p>
            <text:p text:style-name="P16">-а, -е, <text:span text:style-name="T131">прикм., </text:span><text:span text:style-name="T130">інд.-авт.,</text:span></text:p>
            <text:p text:style-name="P16"><text:span text:style-name="T9">утворене способом основословоскладання, похідне від </text:span><text:soft-page-break/><text:span text:style-name="T9">слів:</text:span> <text:span text:style-name="T37">все </text:span>і <text:span text:style-name="T37">кво́лий.</text:span></text:p>
            <text:p text:style-name="P17">Тож — в неба провалля в бездоння, бездолий</text:p>
            <text:p text:style-name="P17">нагірний, невірний, западистий рай,</text:p>
            <text:p text:style-name="P17">всебідий, всегнівний, всещедрий, <text:span text:style-name="T36">всекволий</text:span>.</text:p>
            <text:p text:style-name="P16"><text:span text:style-name="T131">А що під крилом твоїм? Кара — карай</text:span><text:span text:style-name="T6">. (П, І, 98)</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кво́лий</text:p>
            <text:p text:style-name="P16">-а, -е.</text:p>
            <text:p text:style-name="P16">1) Який має неміцну будову тіла, <text:soft-page-break/>фізично нерозвинутий; тендітний. || Який утратив силу через хворобу, втому тощо; слабий, безсилий, немічний. || Неміцний, слабкий (про здоров’я). || Який погано росте; негустий, невисокий, прив’ялий (про рослини). || Неміцний, нестійкий (про будівлі, їх частини).</text:p>
            <text:p text:style-name="P16"><text:span text:style-name="T95">2) </text:span><text:span text:style-name="T111">перен.</text:span><text:span text:style-name="T95"> Позбавлений душевної стійкості, твердості, сили волі. || </text:span><text:span text:style-name="T95">Небадьорий, млявий.</text:span><text:span text:style-name="T107"> </text:span><text:span text:style-name="T108">(ВТСУМ, 534)</text:span></text:p>
          </table:table-cell>
        </table:table-row>
        <table:table-row>
          <table:table-cell table:style-name="Dictionary.A2" table:number-rows-spanned="2" office:value-type="string">
            <text:p text:style-name="P12">ВСЕМЕЖА́</text:p>
            <text:p text:style-name="P16">-и́, <text:span text:style-name="T130">ім., ж., інд.-авт.,</text:span></text:p>
            <text:p text:style-name="P16"><text:span text:style-name="T9">утворене способом основоскладання, похідне від слів:</text:span> <text:span text:style-name="T37">все</text:span> і <text:span text:style-name="T37">межа́</text:span><text:span text:style-name="T154">.</text:span></text:p>
            <text:p text:style-name="P17">Ти ще — ось-ось. Допіру-но ступив</text:p>
            <text:p text:style-name="P16"><text:span text:style-name="T131">за </text:span><text:span text:style-name="T133">всемежу</text:span><text:span text:style-name="T131">.</text:span><text:span text:style-name="T130"> </text:span><text:span text:style-name="T2">(П, І, 182)</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межа́</text:p>
            <text:p text:style-name="P16"><text:span text:style-name="T117">-і, </text:span><text:span text:style-name="T122">ж.</text:span></text:p>
            <text:p text:style-name="P16"><text:span text:style-name="T95">1) Лінія поділу якої-небудь території; границя (у 1 </text:span><text:span text:style-name="T111">знач.</text:span><text:span text:style-name="T95">). || Лінія, що </text:span><text:span text:style-name="T95">поділяє землі або води суміжних держав; кордон. || Лінія (умовна), що розділяє між собою якісь частини поверхні. || Зорова лінія, що відділяє що-небудь від чогось. || </text:span><text:span text:style-name="T111">перен.</text:span><text:span text:style-name="T95"> Уявна точка на сонячній орбіті, що поділяє </text:span><text:span text:style-name="T95">лінію орбіти на відрізки, відповідні до ранку, дня або вечора. ||</text:span><text:span text:style-name="T111">між чим і чим</text:span><text:span text:style-name="T95">, </text:span><text:span text:style-name="T111">чого і чого</text:span><text:span text:style-name="T95">, </text:span><text:span text:style-name="T111">перен.</text:span><text:span text:style-name="T95"> Границя поділу, розрізнення яких-небудь явищ, предметів тощо.</text:span><text:span text:style-name="T107"> </text:span><text:span text:style-name="T108">(ВТСУМ, 656)</text:span></text:p>
          </table:table-cell>
        </table:table-row>
        <table:table-row>
          <table:table-cell table:style-name="Dictionary.A2" table:number-rows-spanned="2" office:value-type="string">
            <text:p text:style-name="P12">ВСЕМОЛОДИ́Й</text:p>
            <text:p text:style-name="P16"><text:soft-page-break/>-а́, -е́, <text:span text:style-name="T131">прикм., </text:span><text:span text:style-name="T130">інд.-авт.,</text:span></text:p>
            <text:p text:style-name="P16"><text:span text:style-name="T2">утворене способом основоскладання, похідне від слів:</text:span> <text:span text:style-name="T37">все</text:span> і <text:span text:style-name="T37">молоди́й.</text:span></text:p>
            <text:p text:style-name="P17">Усесвіту пустеля</text:p>
            <text:p text:style-name="P17">небавом нас огорне,</text:p>
            <text:p text:style-name="P17">і мертва не воскресне</text:p>
            <text:p text:style-name="P17"><text:span text:style-name="T36">всемолода</text:span> біда. <text:span text:style-name="T6">(П, І, 212);</text:span></text:p>
            <text:p text:style-name="P17">І, хилячи <text:span text:style-name="T36">всемолоде</text:span> чоло,</text:p>
            <text:p text:style-name="P16"><text:span text:style-name="T131">пройти під поглядом, немов під градом…</text:span><text:span text:style-name="T130"> </text:span><text:span text:style-name="T2">(П, ІІ, 83)</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молоди́й</text:p>
            <text:p text:style-name="P16"><text:soft-page-break/><text:span text:style-name="T117">-а, -е, </text:span><text:span text:style-name="T122">нар.-поет.</text:span></text:p>
            <text:p text:style-name="P16"><text:span text:style-name="T118">1) Який має небагато років, не досяг зрілого віку; юний. || Не старий. || </text:span><text:span text:style-name="T123">у знач.</text:span><text:span text:style-name="T118"> </text:span><text:span text:style-name="T123">ім.</text:span><text:span text:style-name="T118"> молодий, -дого, </text:span><text:span text:style-name="T123">ч.</text:span><text:span text:style-name="T118">; молода, -дої, </text:span><text:span text:style-name="T123">ж.</text:span><text:span text:style-name="T118">; молоде, -дого, </text:span><text:span text:style-name="T123">с.</text:span><text:span text:style-name="T118"> Той, хто має </text:span><text:span text:style-name="T118">небагато років, ще не старий. || З прізвищем, прізвиськом і т. ін. — означає дітей (на відміну від батьків). || </text:span><text:span text:style-name="T123">у знач.</text:span><text:span text:style-name="T118"> </text:span><text:span text:style-name="T123">ім.</text:span><text:span text:style-name="T118"> молоді, -дих,</text:span><text:span text:style-name="T123">мн.</text:span><text:span text:style-name="T118"> Діти (</text:span><text:span text:style-name="T123">див.</text:span><text:span text:style-name="T118"> діти I 2)). || Стос. до молодості, належний, </text:span><text:span text:style-name="T123">власт.</text:span><text:span text:style-name="T118"> їй.</text:span><text:span text:style-name="T119"> </text:span><text:span text:style-name="T120">(ВТСУМ, 685)</text:span></text:p>
          </table:table-cell>
        </table:table-row>
        <table:table-row>
          <table:table-cell table:style-name="Dictionary.A2" table:number-rows-spanned="2" office:value-type="string">
            <text:p text:style-name="P12">ВСЕНАЧУВА́ННИЙ</text:p>
            <text:p text:style-name="P16"><text:span text:style-name="T140">-а, -е, </text:span><text:span text:style-name="T137">прикм., </text:span><text:span text:style-name="T138">інд.-авт.,</text:span></text:p>
            <text:p text:style-name="P16"><text:span text:style-name="T9">утворене складносуфіксальним способом, похідне від слів:</text:span> <text:span text:style-name="T37">все </text:span>і <text:span text:style-name="T37">начува́тися.</text:span></text:p>
            <text:p text:style-name="P17">І торопкі <text:span text:style-name="T36">всеначуванні</text:span> кроки,</text:p>
            <text:p text:style-name="P16"><text:span text:style-name="T131">то лис блукає — із хвостом рудим.</text:span><text:span text:style-name="T130"> </text:span><text:span text:style-name="T2">(П, ІІ, 156)</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начува́тися</text:p>
            <text:p text:style-name="P16"><text:span text:style-name="T117">-аюся, -аєшся, </text:span><text:span text:style-name="T122">недок.</text:span></text:p>
            <text:p text:style-name="P16"><text:span text:style-name="T96">Чекати розплати, помсти. || </text:span><text:span text:style-name="T112">чого</text:span><text:span text:style-name="T96">. Чекати чого-небудь неприємного.</text:span><text:span text:style-name="T97"> </text:span><text:span text:style-name="T98">(ВТСУМ, 745)</text:span></text:p>
          </table:table-cell>
        </table:table-row>
        <table:table-row>
          <table:table-cell table:style-name="Dictionary.A2" table:number-rows-spanned="3" office:value-type="string">
            <text:p text:style-name="P12">ВСЕНЕДОЧЕКА́ВШИСЯ</text:p>
            <text:p text:style-name="P17">дієприсл., док., інд.-авт.,</text:p>
            <text:p text:style-name="P16"><text:span text:style-name="T8">утворене способом основоскладання і суфіксально-префіксальним, похідне від слів:</text:span> <text:span text:style-name="T37">все</text:span> і <text:span text:style-name="T37">не дочека́тися.</text:span></text:p>
            <text:p text:style-name="P17">Ну й долечка! Прождати на життя -</text:p>
            <text:p text:style-name="P16"><text:span text:style-name="T131">і </text:span><text:span text:style-name="T133">всенедочекавшися</text:span><text:span text:style-name="T131"> — померти!</text:span><text:span text:style-name="T130"> </text:span><text:soft-page-break/><text:span text:style-name="T2">(П, І, 188)</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2">не</text:p>
            <text:p text:style-name="P16"><text:span text:style-name="T122">запереч.</text:span><text:span text:style-name="T117"> </text:span><text:span text:style-name="T122">част.</text:span></text:p>
            <text:p text:style-name="P16">1) Уживається перед присудком для повного заперечення змісту висловленого. || Уживається перед підметом або другорядним членом речення для повного заперечення їх <text:soft-page-break/>змісту. || Уживається для повного заперечення чого-небудь після заперечних прислівників, займенників та деяких часток («навіть», «ще», «й» і т. ін.), що підсилюють заперечення. || Уживається для повного заперечення чого-небудь у разі протиставлення. || Уживається для підсилення заперечення у поєднанні з повторюваним словом. <text:span text:style-name="T157">(ВТСУМ, 746)</text:span></text:p>
          </table:table-cell>
        </table:table-row>
        <table:table-row>
          <table:covered-table-cell/>
          <table:table-cell table:style-name="Dictionary.B2" office:value-type="string">
            <text:p text:style-name="P13">дочека́тися</text:p>
            <text:p text:style-name="P16"><text:span text:style-name="T117">-аюся, -аєшся, </text:span><text:span text:style-name="T122">док.</text:span><text:span text:style-name="T117">, дочікуватися, </text:span><text:span text:style-name="T117">-уюся, -уєшся, </text:span><text:span text:style-name="T122">недок.</text:span></text:p>
            <text:p text:style-name="P16">Пробути, прожити до того часу, поки настане, з’явиться очікуване; діждатися.<text:span text:style-name="T147"> </text:span><text:span text:style-name="T146">(ВТСУМ, 325)</text:span></text:p>
          </table:table-cell>
        </table:table-row>
        <table:table-row>
          <table:table-cell table:style-name="Dictionary.A1" table:number-rows-spanned="3" office:value-type="string">
            <text:p text:style-name="P12">ВСЕНЕНАЖДА́ННИЙ</text:p>
            <text:p text:style-name="P16"><text:span text:style-name="T140">-а, -е, </text:span><text:span text:style-name="T137">прикм., </text:span><text:span text:style-name="T138">інд.-авт.,</text:span></text:p>
            <text:p text:style-name="P16"><text:span text:style-name="T139">утворене способом основоскладання і суфіксально-префіксальним, похідне від слів:</text:span><text:span text:style-name="T140"> </text:span><text:span text:style-name="T37">все</text:span><text:span text:style-name="T140"> і </text:span><text:span text:style-name="T37">не</text:span> <text:span text:style-name="T37">жда́ти.</text:span></text:p>
            <text:p text:style-name="P17">я забуваюся, коли цнота</text:p>
            <text:p text:style-name="P17">пречистого пребілого паперу</text:p>
            <text:p text:style-name="P17">почне мене, відкривши добру еру</text:p>
            <text:p text:style-name="P17">натхнення в тиші, і коли мета</text:p>
            <text:p text:style-name="P16"><text:span text:style-name="T131">мене в полон імкне, </text:span><text:span text:style-name="T133">всененажданна</text:span><text:span text:style-name="T131">.</text:span><text:span text:style-name="T130"> </text:span><text:span text:style-name="T2">(П, ІІ, 169)</text:span></text:p>
          </table:table-cell>
          <table:table-cell table:style-name="Dictionary.B1"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6"><text:span text:style-name="T37">не</text:span> <text:span text:style-name="T139">(див. </text:span><text:span text:style-name="T37">ВСЕНЕДОЧЕКА́ВШИСЯ</text:span><text:span text:style-name="T139">)</text:span></text:p>
          </table:table-cell>
        </table:table-row>
        <table:table-row>
          <table:covered-table-cell/>
          <table:table-cell table:style-name="Dictionary.B2" office:value-type="string">
            <text:p text:style-name="P13">жда́ти</text:p>
            <text:p text:style-name="P16"><text:span text:style-name="T117">жду, ждеш, </text:span><text:span text:style-name="T122">недок.</text:span></text:p>
            <text:p text:style-name="P16">1) <text:span text:style-name="T129">перех.</text:span> Перебувати де-небудь, щоб побачити когось, зустрітися з кимось; чекати, очікувати. || <text:span text:style-name="T129">перех.</text:span> <text:span text:style-name="T129">і неперех.</text:span>, <text:span text:style-name="T129">кого</text:span>, <text:span text:style-name="T129">чого</text:span>, <text:span text:style-name="T129">на кого </text:span>–<text:span text:style-name="T129">що</text:span>, <text:span text:style-name="T129">зі спол.</text:span> Розраховувати на чиє-небудь повернення, на прихід, появу когось, чогось, на здійснення чогось.</text:p>
            <text:p text:style-name="P16"><text:span text:style-name="T96">2) </text:span><text:span text:style-name="T112">перех.</text:span><text:span text:style-name="T96"> </text:span><text:span text:style-name="T112">і неперех.</text:span><text:span text:style-name="T96"> Надіятися на що-</text:span><text:soft-page-break/><text:span text:style-name="T96">небудь, сподіватися чогось; чекати.</text:span><text:span text:style-name="T97"> </text:span><text:span text:style-name="T98">(ВТСУМ, 365)</text:span></text:p>
          </table:table-cell>
        </table:table-row>
        <table:table-row>
          <table:table-cell table:style-name="Dictionary.A1" table:number-rows-spanned="3" office:value-type="string">
            <text:p text:style-name="P12">ВСЕНЕЗУ́́СТРІЧ</text:p>
            <text:p text:style-name="P16">-і, <text:span text:style-name="T130">ім., ж., інд.-авт.,</text:span></text:p>
            <text:p text:style-name="P16"><text:span text:style-name="T9">утворене способом зрощення, похідне від слів:</text:span> <text:span text:style-name="T37">все</text:span> і <text:span text:style-name="T37">незу́стріч.</text:span></text:p>
            <text:p text:style-name="P17">Ця дорога вседороги</text:p>
            <text:p text:style-name="P17"><text:span text:style-name="T36">всенезустрічі</text:span> — всегону.</text:p>
            <text:p text:style-name="P17">Позирай із заквагону</text:p>
            <text:p text:style-name="P17">за сузір’ям Козерога. <text:span text:style-name="T6">(П, І, 67);</text:span></text:p>
            <text:p text:style-name="P17">Що мав — привиділось, причулося,</text:p>
            <text:p text:style-name="P16"><text:span text:style-name="T131">на </text:span><text:span text:style-name="T133">всенезустріч</text:span><text:span text:style-name="T131">, всепрощання.</text:span><text:span text:style-name="T130"> </text:span><text:span text:style-name="T2">(П, І, 199)</text:span></text:p>
          </table:table-cell>
          <table:table-cell table:style-name="Dictionary.B1"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2">не <text:span text:style-name="T139">(див. </text:span>ВСЕНЕДОЧЕКА́ВШИСЯ<text:span text:style-name="T139">)</text:span></text:p>
          </table:table-cell>
        </table:table-row>
        <table:table-row>
          <table:covered-table-cell/>
          <table:table-cell table:style-name="Dictionary.B2" office:value-type="string">
            <text:p text:style-name="P13">зу́стріч</text:p>
            <text:p text:style-name="P16"><text:span text:style-name="T117">-і, </text:span><text:span text:style-name="T122">ж.</text:span><text:span text:style-name="T117">, </text:span><text:span text:style-name="T122">кого</text:span><text:span text:style-name="T117">, </text:span><text:span text:style-name="T122">чого</text:span><text:span text:style-name="T117">, </text:span><text:span text:style-name="T122">з ким </text:span><text:span text:style-name="T117">— </text:span><text:span text:style-name="T122">чим і без додатка</text:span><text:span text:style-name="T117">.</text:span></text:p>
            <text:p text:style-name="P16">1) Зближення з ким-, чим-небудь, хто (що) рухається навпроти.</text:p>
            <text:p text:style-name="P16"><text:span text:style-name="T95">2) Випадкове або наперед домовлене побачення з ким-небудь. || Тимчасове спільне перебування де-небудь з метою обговорення яких-небудь питань, для бесіди, наради і т. ін. || </text:span><text:span text:style-name="T95">Спортивне змагання. || </text:span><text:span text:style-name="T111">рідко</text:span><text:span text:style-name="T95">. Знайомство.</text:span><text:span text:style-name="T107"> </text:span><text:span text:style-name="T108">(ВТСУМ, 483)</text:span></text:p>
          </table:table-cell>
        </table:table-row>
        <table:table-row>
          <table:table-cell table:style-name="Dictionary.A1" table:number-rows-spanned="2" office:value-type="string">
            <text:p text:style-name="P12">ВСЕНЕЗУ́́СТРІЧ-ВСЕГÍН</text:p>
            <text:p text:style-name="P16">-го́ну, <text:span text:style-name="T130">ім., ж., інд.-авт.,</text:span></text:p>
            <text:p text:style-name="P16"><text:span text:style-name="T9">утворене способом словоскладання, похідне від слів:</text:span><text:span text:style-name="T149"> </text:span><text:span text:style-name="T38">всенезу́стріч</text:span><text:span text:style-name="T149"> і </text:span><text:span text:style-name="T38">всегі́н.</text:span></text:p>
            <text:p text:style-name="P17">Ця дорога вседороги,</text:p>
            <text:p text:style-name="P17"><text:span text:style-name="T36">всенезустрічі-всегону</text:span>,</text:p>
            <text:p text:style-name="P17">позирай із зак-вагону</text:p>
            <text:p text:style-name="P16"><text:span text:style-name="T131">за сузір’ям Козерога.</text:span><text:span text:style-name="T130"> </text:span><text:span text:style-name="T2">(П, І, 118)</text:span></text:p>
          </table:table-cell>
          <table:table-cell table:style-name="Dictionary.B1" office:value-type="string">
            <text:p text:style-name="P16"><text:span text:style-name="T38">всенезу́стріч </text:span><text:span text:style-name="T141">(див. </text:span><text:span text:style-name="T38">ВСЕНЕЗУ́́СТРІЧ</text:span><text:span text:style-name="T141">)</text:span></text:p>
          </table:table-cell>
        </table:table-row>
        <table:table-row>
          <table:covered-table-cell/>
          <table:table-cell table:style-name="Dictionary.B2" office:value-type="string">
            <text:p text:style-name="P16"><text:span text:style-name="T38">всегі́н </text:span><text:span text:style-name="T141">(див. </text:span><text:span text:style-name="T38">ВСЕГÍН</text:span><text:span text:style-name="T141">)</text:span></text:p>
          </table:table-cell>
        </table:table-row>
        <table:table-row>
          <table:table-cell table:style-name="Dictionary.A2" table:number-rows-spanned="2" office:value-type="string">
            <text:p text:style-name="P12">ВСЕНЕПІ́ЗНАНИЙ</text:p>
            <text:p text:style-name="P16">-а, -е, <text:span text:style-name="T131">прикм., </text:span><text:span text:style-name="T130">інд.-авт.,</text:span></text:p>
            <text:p text:style-name="P16"><text:soft-page-break/><text:span text:style-name="T9">утворене способом основоскладання, похідне від слів:</text:span> <text:span text:style-name="T37">все</text:span> і <text:span text:style-name="T37">непі́знаний.</text:span></text:p>
            <text:p text:style-name="P17">…попелясті зозулі</text:p>
            <text:p text:style-name="P17">вістили роки: жий однині</text:p>
            <text:p text:style-name="P16"><text:span text:style-name="T131">на </text:span><text:span text:style-name="T133">всенепізнаній</text:span><text:span text:style-name="T131"> землі.</text:span><text:span text:style-name="T130"> </text:span><text:span text:style-name="T2">(П, І, 128)</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непі́знаний</text:p>
            <text:p text:style-name="P16"><text:soft-page-break/>-а, -е.</text:p>
            <text:p text:style-name="P16">Якого ще не пізнали, не вивчили. <text:span text:style-name="T146">(ВТСУМ, 772)</text:span></text:p>
          </table:table-cell>
        </table:table-row>
        <table:table-row>
          <table:table-cell table:style-name="Dictionary.A2" table:number-rows-spanned="2" office:value-type="string">
            <text:p text:style-name="P12">ВСЕНЕПОГА́СНИЙ</text:p>
            <text:p text:style-name="P16">-а, -е, <text:span text:style-name="T131">прикм., </text:span><text:span text:style-name="T130">інд.-авт.,</text:span></text:p>
            <text:p text:style-name="P16"><text:span text:style-name="T9">утворене способом основоскладання, похідне від слів:</text:span> <text:span text:style-name="T37">все</text:span> і <text:span text:style-name="T37">непога́́сний</text:span></text:p>
            <text:p text:style-name="P17">оце світіння полохких світань</text:p>
            <text:p text:style-name="P17">світів жертовних, що мене запалює</text:p>
            <text:p text:style-name="P17"><text:span text:style-name="T36">всенепогасним</text:span> і ламким, як крига,</text:p>
            <text:p text:style-name="P16"><text:span text:style-name="T131">огнем співучих надторосів — криг.</text:span><text:span text:style-name="T130"> </text:span><text:span text:style-name="T2">(П, І, 80)</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непога́сний</text:p>
            <text:p text:style-name="P16">-а, -е.</text:p>
            <text:p text:style-name="P16">1) Який не гасне, якого не можна погасити; невгасимий.</text:p>
            <text:p text:style-name="P16"><text:span text:style-name="T96">2) </text:span><text:span text:style-name="T112">перен.</text:span><text:span text:style-name="T96"> Який з часом не втрачає своєї сили; неослабний. || Якого не можна стримати, угамувати.</text:span><text:span text:style-name="T97"> </text:span><text:span text:style-name="T98">(ВТСУМ, 773)</text:span></text:p>
          </table:table-cell>
        </table:table-row>
        <table:table-row>
          <table:table-cell table:style-name="Dictionary.A2" table:number-rows-spanned="2" office:value-type="string">
            <text:p text:style-name="P12">ВСЕНЕПОКО́РА</text:p>
            <text:p text:style-name="P16">-и, <text:span text:style-name="T130">ім., ж., інд.-авт.,</text:span></text:p>
            <text:p text:style-name="P16"><text:span text:style-name="T9">утворене способом основоскладання, похідне від слів:</text:span> <text:span text:style-name="T37">все</text:span> і <text:span text:style-name="T37">непоко́ра.</text:span></text:p>
            <text:p text:style-name="P17">Страшна ковбаня — чорна і масна.</text:p>
            <text:p text:style-name="P17">І дух тяжкий повзе, немов потвора,</text:p>
            <text:p text:style-name="P17">в лещатах дум твоя <text:span text:style-name="T36">всенепокора</text:span>,</text:p>
            <text:p text:style-name="P16"><text:span text:style-name="T131">стою на кладці. Дозираю дна.</text:span><text:span text:style-name="T130"> </text:span><text:span text:style-name="T2">(П, І, 151)</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непоко́ра</text:p>
            <text:p text:style-name="P16"><text:span text:style-name="T117">-и, </text:span><text:span text:style-name="T122">ж.</text:span></text:p>
            <text:p text:style-name="P16">Небажання або відмова підкорятися кому-небудь, слухатися когось і т. ін.<text:span text:style-name="T147"> </text:span><text:span text:style-name="T146">(ВТСУМ, 774)</text:span></text:p>
          </table:table-cell>
        </table:table-row>
        <table:table-row>
          <table:table-cell table:style-name="Dictionary.A2" table:number-rows-spanned="2" office:value-type="string">
            <text:p text:style-name="P12">ВСЕНИЩІ́ВНІСТЬ</text:p>
            <text:p text:style-name="P16">-ності, <text:span text:style-name="T130">ім., ж., інд.-авт.,</text:span></text:p>
            <text:p text:style-name="P16"><text:span text:style-name="T9">утворене складносуфіксальним </text:span><text:soft-page-break/><text:span text:style-name="T9">способом, похідне від слів:</text:span><text:span text:style-name="T149"> </text:span><text:span text:style-name="T38">все </text:span><text:span text:style-name="T141">і </text:span><text:span text:style-name="T38">нищі́вний.</text:span></text:p>
            <text:p text:style-name="P17">І ти збагнеш</text:p>
            <text:p text:style-name="P16"><text:span text:style-name="T131">обнавіснілу </text:span><text:span text:style-name="T133">всенищівність</text:span><text:span text:style-name="T131"> роду.</text:span><text:span text:style-name="T130"> </text:span><text:span text:style-name="T2">(П, І, 144)</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нищівни́й</text:p>
            <text:p text:style-name="P16">-а, -е.</text:p>
            <text:p text:style-name="P16"><text:soft-page-break/>Який має велику руйнівну, знищувальну силу. || Дуже великий, сильний. || Різкий, нещадний, непримиренний. || Сповнений зневаги, осуду, презирства.<text:span text:style-name="T147"> </text:span><text:span text:style-name="T146">(ВТСУМ, 786)</text:span></text:p>
          </table:table-cell>
        </table:table-row>
        <table:table-row>
          <table:table-cell table:style-name="Dictionary.A2" table:number-rows-spanned="2" office:value-type="string">
            <text:p text:style-name="P12">ВСЕО́БРІЙ</text:p>
            <text:p text:style-name="P16">-ю, <text:span text:style-name="T130">ім., ч., інд.-авт.,</text:span></text:p>
            <text:p text:style-name="P16"><text:span text:style-name="T9">утворене способом основоскладання, похідне від слів:</text:span> <text:span text:style-name="T37">все </text:span>і <text:span text:style-name="T37">о́брій.</text:span></text:p>
            <text:p text:style-name="P17">Старечою ходою</text:p>
            <text:p text:style-name="P17">із костуром — іще бриниш мені</text:p>
            <text:p text:style-name="P16"><text:span text:style-name="T133">всеобрієм</text:span><text:span text:style-name="T131">.</text:span><text:span text:style-name="T130"> </text:span><text:span text:style-name="T2">(П, І, 182)</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о́брій</text:p>
            <text:p text:style-name="P16"><text:span text:style-name="T117">-ю, </text:span><text:span text:style-name="T122">ч.</text:span></text:p>
            <text:p text:style-name="P16">1) Лінія позірного зіткнення неба з землею чи водною поверхнею; горизонт, небокрай. || Прилегла до землі частина небесного простору; небосхил.</text:p>
            <text:p text:style-name="P16">2) Простір, який постає перед очима на відкритій місцевості; видноколо.<text:span text:style-name="T147"> </text:span><text:span text:style-name="T146">(ВТСУМ, 816)</text:span></text:p>
          </table:table-cell>
        </table:table-row>
        <table:table-row>
          <table:table-cell table:style-name="Dictionary.A2" table:number-rows-spanned="2" office:value-type="string">
            <text:p text:style-name="P12">ВСЕОБРУША́ТИ</text:p>
            <text:p text:style-name="P16">-а́ю, -єш, дієсл., <text:span text:style-name="T131">недок., перех., інд.-авт.,</text:span></text:p>
            <text:p text:style-name="P16"><text:span text:style-name="T2">утворене способом основоскладання, похідне від слів:</text:span> <text:span text:style-name="T37">все</text:span> і <text:span text:style-name="T37">обруша́ти.</text:span></text:p>
            <text:p text:style-name="P17">Та <text:span text:style-name="T36">всеобрушає</text:span> нестерпно</text:p>
            <text:p text:style-name="P17">двопогляд. У ньому ти сущий,</text:p>
            <text:p text:style-name="P17">померлий, пантруєш живого,</text:p>
            <text:p text:style-name="P16"><text:span text:style-name="T131">зориш за померлим — живий.</text:span><text:span text:style-name="T130"> </text:span><text:span text:style-name="T2">(П, І, 87)</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21">обру́шувати</text:p>
            <text:p text:style-name="P16"><text:span text:style-name="T117">-ую, -уєш </text:span><text:span text:style-name="T122">і рідко </text:span><text:span text:style-name="T117">обрушати, -аю, -аєш, </text:span><text:span text:style-name="T122">недок.</text:span><text:span text:style-name="T117">, обрушити, -шу, -шиш,</text:span><text:span text:style-name="T122">док.</text:span><text:span text:style-name="T117">, </text:span><text:span text:style-name="T122">перех.</text:span></text:p>
            <text:p text:style-name="P16"><text:span text:style-name="T95">3) </text:span><text:span text:style-name="T111">перен.</text:span><text:span text:style-name="T95"> Навально спрямовувати щось (сили, удар і т. ін.) на кого-, що-небудь, проти кого-, чого-небудь. || Спрямовувати на кого-, що-небудь усю силу негативних почуттів (гніву, ненависті і т. ін.).</text:span><text:span text:style-name="T107"> </text:span><text:span text:style-name="T108">(ВТСУМ, 817)</text:span></text:p>
          </table:table-cell>
        </table:table-row>
        <table:table-row>
          <table:table-cell table:style-name="Dictionary.A1" table:number-rows-spanned="2" office:value-type="string">
            <text:p text:style-name="P12">ВСЕО́ЧІ</text:p>
            <text:p text:style-name="P16"><text:soft-page-break/>-чéй, <text:span text:style-name="T130">ім., мн., інд.-авт.,</text:span></text:p>
            <text:p text:style-name="P16"><text:span text:style-name="T9">утворене способом основоскладання, похідне від слів:</text:span> <text:span text:style-name="T37">все</text:span> і <text:span text:style-name="T37">о́чі.</text:span></text:p>
            <text:p text:style-name="P17">Узорені, роздумані, прозорі -</text:p>
            <text:p text:style-name="P17">вони — одне високе чудування -</text:p>
            <text:p text:style-name="P17">недоторканна є оця зчужілість</text:p>
            <text:p text:style-name="P16"><text:span text:style-name="T131">і всепрозріння добрих </text:span><text:span text:style-name="T133">всеочей</text:span><text:span text:style-name="T131">.</text:span><text:span text:style-name="T130"> </text:span><text:span text:style-name="T2">(П, ІІ, 198)</text:span></text:p>
          </table:table-cell>
          <table:table-cell table:style-name="Dictionary.B1"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20">О́ко (о́чі)</text:p>
            <text:p text:style-name="P16"><text:span text:style-name="T116">I </text:span><text:span text:style-name="T117">-а, </text:span><text:span text:style-name="T122">с.</text:span><text:span text:style-name="T117"> (</text:span><text:span text:style-name="T122">мн.</text:span><text:span text:style-name="T117"> очі, </text:span><text:span text:style-name="T122">рідко </text:span><text:span text:style-name="T117">вічі, очей — </text:span><text:span text:style-name="T122">перев.</text:span><text:span text:style-name="T117"> </text:span><text:span text:style-name="T122">з прийм.</text:span><text:span text:style-name="T117"> у).</text:span></text:p>
            <text:p text:style-name="P16">1) Орган зору у людини, всіх хребетних та деяких безхребетних тварин. || Те саме, що погляд.</text:p>
            <text:p text:style-name="P16">2) <text:span text:style-name="T129">розм.</text:span> Здатність бачити; зір. || <text:span text:style-name="T129">тільки одн.</text:span> Особлива здатність бачення, властива людині завдяки певній професії, досвіду і т. ін.</text:p>
            <text:p text:style-name="P16"><text:span text:style-name="T96">3) </text:span><text:span text:style-name="T112">перен.</text:span><text:span text:style-name="T96">, </text:span><text:span text:style-name="T112">розм.</text:span><text:span text:style-name="T96"> Піклування, догляд.</text:span><text:span text:style-name="T97"> </text:span><text:span text:style-name="T98">(ВТСУМ, 837)</text:span></text:p>
          </table:table-cell>
        </table:table-row>
        <table:table-row>
          <table:table-cell table:style-name="Dictionary.A1" table:number-rows-spanned="2" office:value-type="string">
            <text:p text:style-name="P12">ВСЕПАМ’ЯТКИ́Й</text:p>
            <text:p text:style-name="P16">-á, -é, <text:span text:style-name="T131">прикм., </text:span><text:span text:style-name="T130">інд.-авт.,</text:span></text:p>
            <text:p text:style-name="P16"><text:span text:style-name="T9">утворене способом основоскладання, похідне від слів:</text:span> <text:span text:style-name="T37">все</text:span> і <text:span text:style-name="T38">пам’ятки́й.</text:span></text:p>
            <text:p text:style-name="P17">Володарю своєї смерті, доля - </text:p>
            <text:p text:style-name="P17"><text:span text:style-name="T36">всепам’ятка</text:span>, всечула, всевидюща - </text:p>
            <text:p text:style-name="P16"><text:span text:style-name="T131">нічого не забуде, не простить.</text:span><text:span text:style-name="T130"> </text:span><text:span text:style-name="T2">(П, І, 144)</text:span></text:p>
          </table:table-cell>
          <table:table-cell table:style-name="Dictionary.B1"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21">Пам’ятли́вий (пам’ятки́й)</text:p>
            <text:p text:style-name="P16">-а, -е.</text:p>
            <text:p text:style-name="P16">1) Який має добру пам’ять, здатний легко запам’ятовувати.<text:span text:style-name="T147"> </text:span><text:span text:style-name="T146">(ВТСУМ, 879)</text:span></text:p>
          </table:table-cell>
        </table:table-row>
        <table:table-row>
          <table:table-cell table:style-name="Dictionary.A1" table:number-rows-spanned="2" office:value-type="string">
            <text:p text:style-name="P12">ВСЕПЕКЕ́ЛЬНИЙ</text:p>
            <text:p text:style-name="P16">-а, -е, <text:span text:style-name="T131">прикм., </text:span><text:span text:style-name="T130">інд.-авт.,</text:span></text:p>
            <text:p text:style-name="P16"><text:span text:style-name="T139">утворене способом основоскладання, похідне від слів:</text:span> <text:span text:style-name="T37">все</text:span> і <text:span text:style-name="T37">пекéльний.</text:span></text:p>
            <text:p text:style-name="P17">Сяє срібне серце землі</text:p>
            <text:p text:style-name="P16"><text:span text:style-name="T133">всепекельними </text:span><text:span text:style-name="T131">калюжами.</text:span><text:span text:style-name="T130"> </text:span><text:span text:style-name="T2">(П, І, 173)</text:span></text:p>
          </table:table-cell>
          <table:table-cell table:style-name="Dictionary.B1"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пеке́льний</text:p>
            <text:p text:style-name="P16">-а, -е.</text:p>
            <text:p text:style-name="P16">1) Прикм. до пекло 1). || Який уявно спостерігається в пеклі.</text:p>
            <text:p text:style-name="P16">2) <text:span text:style-name="T129">перен.</text:span> Важкий, жахливий, нестерпний; такий, як у пеклі. || <text:soft-page-break/>Надзвичайний за ступенем прояву; дуже великий.</text:p>
            <text:p text:style-name="P16"><text:span text:style-name="T96">3) </text:span><text:span text:style-name="T112">перен.</text:span><text:span text:style-name="T96"> Злий, підступний. || </text:span><text:span text:style-name="T112">розм.</text:span><text:span text:style-name="T96"> Уживається як лайливе слово.</text:span><text:span text:style-name="T97"> </text:span><text:span text:style-name="T98">(ВТСУМ, 896-897)</text:span></text:p>
          </table:table-cell>
        </table:table-row>
        <table:table-row>
          <table:table-cell table:style-name="Dictionary.A2" table:number-rows-spanned="2" office:value-type="string">
            <text:p text:style-name="P12">ВСЕПЕРЕЛЕ́Т</text:p>
            <text:p text:style-name="P16">-у, <text:span text:style-name="T130">ім., ч., інд.-авт.,</text:span></text:p>
            <text:p text:style-name="P16"><text:span text:style-name="T9">утворене способом основоскладання, похідне від слів:</text:span><text:span text:style-name="T149"> </text:span><text:span text:style-name="T38">все</text:span><text:span text:style-name="T149"> і </text:span><text:span text:style-name="T38">перелі́т.</text:span></text:p>
            <text:p text:style-name="P17">Це божевілля пориву, ця рвань</text:p>
            <text:p text:style-name="P17"><text:span text:style-name="T36">всеперелетів</text:span> — з пекла і до раю,</text:p>
            <text:p text:style-name="P16"><text:span text:style-name="T131">це надвисання в смерть…</text:span><text:span text:style-name="T130"> </text:span><text:span text:style-name="T2">(П, І, 144)</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перелі́т</text:p>
            <text:p text:style-name="P16"><text:span text:style-name="T117">-льоту, </text:span><text:span text:style-name="T122">ч.</text:span></text:p>
            <text:p text:style-name="P16">1) Дія і стан за знач. перелетіти 1), перелітати. <text:span text:style-name="T157">(ВТСУМ, 916)</text:span></text:p>
          </table:table-cell>
        </table:table-row>
        <table:table-row>
          <table:table-cell table:style-name="Dictionary.A2" table:number-rows-spanned="2" office:value-type="string">
            <text:p text:style-name="P12">ВСЕПЕРЕЛЯ́К</text:p>
            <text:p text:style-name="P16">-у, <text:span text:style-name="T130">ім., ч., інд.-авт.,</text:span></text:p>
            <text:p text:style-name="P16"><text:span text:style-name="T9">утворене способом основоскладання, похідне від слів:</text:span><text:span text:style-name="T149"> </text:span><text:span text:style-name="T38">все</text:span><text:span text:style-name="T149"> і </text:span><text:span text:style-name="T38">переля́к.</text:span></text:p>
            <text:p text:style-name="P17">Куди сховатись,</text:p>
            <text:p text:style-name="P17">аби втекти глухонімого болю</text:p>
            <text:p text:style-name="P17">і таємничого <text:span text:style-name="T36">Всепереляку</text:span></text:p>
            <text:p text:style-name="P16"><text:span text:style-name="T131">і ницого рятунку Порожнеч?</text:span><text:span text:style-name="T130"> </text:span><text:span text:style-name="T2">(П, І, 136)</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переля́к</text:p>
            <text:p text:style-name="P16"><text:span text:style-name="T117">-у, </text:span><text:span text:style-name="T122">ч.</text:span></text:p>
            <text:p text:style-name="P16">Почуття страху, боязні. || Стан, викликаний таким почуттям; зовнішні ознаки такого почуття.<text:span text:style-name="T147"> </text:span><text:span text:style-name="T146">(ВТСУМ, 916)</text:span></text:p>
          </table:table-cell>
        </table:table-row>
        <table:table-row>
          <table:table-cell table:style-name="Dictionary.A2" table:number-rows-spanned="2" office:value-type="string">
            <text:p text:style-name="P12">ВСЕПОПÉРЕДУ</text:p>
            <text:p text:style-name="P17">присл., інд.-авт.,</text:p>
            <text:p text:style-name="P16"><text:span text:style-name="T8">утворене способом зрощення, похідне від слів:</text:span><text:span text:style-name="T149"> </text:span><text:span text:style-name="T38">все</text:span><text:span text:style-name="T149"> і </text:span><text:span text:style-name="T38">попéреду</text:span></text:p>
            <text:p text:style-name="P17">Іду до вас — ви <text:span text:style-name="T36">всепопереду</text:span>,</text:p>
            <text:p text:style-name="P16"><text:soft-page-break/><text:span text:style-name="T131">за заримим обрієм моїм.</text:span><text:span text:style-name="T130"> </text:span><text:span text:style-name="T2">(П, ІІ, 78)</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попе́реду</text:p>
            <text:p text:style-name="P16"><text:span text:style-name="T116">I </text:span><text:span text:style-name="T122">присл.</text:span></text:p>
            <text:p text:style-name="P16">1) Перед ким-, чим-небудь, на чолі когось, чогось; <text:span text:style-name="T129">прот.</text:span> позаду. || У <text:soft-page-break/>передній частині чого-небудь. || У числі перших, передових, в авангарді.</text:p>
            <text:p text:style-name="P16">2) Раніше від кого-, чого-небудь; спершу. || За якийсь час до чого-небудь; заздалегідь, наперед. || У минулому, раніше.</text:p>
            <text:p text:style-name="P16">3) На деякій відстані перед ким-, чим-небудь. || На значній віддалі на шляху під час пересування.</text:p>
            <text:p text:style-name="P16">4) У майбутньому.<text:span text:style-name="T147"> </text:span><text:span text:style-name="T146">(ВТСУМ, 1054)</text:span></text:p>
          </table:table-cell>
        </table:table-row>
        <table:table-row>
          <table:table-cell table:style-name="Dictionary.A2" table:number-rows-spanned="2" office:value-type="string">
            <text:p text:style-name="P12">ВСЕПРОЗРÍННЯ</text:p>
            <text:p text:style-name="P17">ім., с., інд.-авт.,</text:p>
            <text:p text:style-name="P16"><text:span text:style-name="T8">утворене способом основоскладання, похідне від слів:</text:span><text:span text:style-name="T149"> </text:span><text:span text:style-name="T38">все</text:span><text:span text:style-name="T149"> і </text:span><text:span text:style-name="T38">прозрíння.</text:span></text:p>
            <text:p text:style-name="P17">На всерозхресті люті і жаху,</text:p>
            <text:p text:style-name="P17">на <text:span text:style-name="T36">всепрозрінні</text:span> смертного скрику</text:p>
            <text:p text:style-name="P17">дай мені, Боже, чесного шляху,</text:p>
            <text:p text:style-name="P16"><text:span text:style-name="T131">дай мені, Боже, гордого лику!</text:span><text:span text:style-name="T130"> </text:span><text:span text:style-name="T2">(П, І, 153);</text:span></text:p>
            <text:p text:style-name="P17">Узорені, роздумані, прозорі - </text:p>
            <text:p text:style-name="P17">вони — одне високе чудування - </text:p>
            <text:p text:style-name="P17">недоторканна є оця зчужілість</text:p>
            <text:p text:style-name="P16"><text:span text:style-name="T131">і </text:span><text:span text:style-name="T133">всепрозріння</text:span><text:span text:style-name="T131"> добрих всеочей.</text:span><text:span text:style-name="T130"> </text:span><text:span text:style-name="T2">(П, ІІ, 198)</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прозрі́ння</text:p>
            <text:p text:style-name="P16"><text:span text:style-name="T117">-я, </text:span><text:span text:style-name="T122">с.</text:span></text:p>
            <text:p text:style-name="P16">1) Дія і стан за знач. прозріти. <text:span text:style-name="T157">(ВТСУМ, 1153)</text:span></text:p>
          </table:table-cell>
        </table:table-row>
        <table:table-row>
          <table:table-cell table:style-name="Dictionary.A2" table:number-rows-spanned="2" office:value-type="string">
            <text:p text:style-name="P12">ВСЕПРОЩÁЛЬНИЙ</text:p>
            <text:p text:style-name="P16">-а, -е, <text:span text:style-name="T131">прикм., </text:span><text:span text:style-name="T130">інд.-авт.,</text:span></text:p>
            <text:p text:style-name="P16"><text:soft-page-break/><text:span text:style-name="T9">утворене способом основословоскладання, похідне від слів:</text:span><text:span text:style-name="T149"> </text:span><text:span text:style-name="T38">все</text:span><text:span text:style-name="T149"> і </text:span><text:span text:style-name="T38">прощáльний.</text:span></text:p>
            <text:p text:style-name="P17">Земля — хитлива і плавка — вседорога і <text:span text:style-name="T36">всепрощальна</text:span> —</text:p>
            <text:p text:style-name="P16"><text:span text:style-name="T131">здоліла стати, щоб благальна помічена була рука.</text:span><text:span text:style-name="T130"> </text:span><text:span text:style-name="T2">(П, ІІ, 147)</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проща́льний</text:p>
            <text:p text:style-name="P16"><text:soft-page-break/>-а, -е.</text:p>
            <text:p text:style-name="P16">1) Стос. до прощання. ||Викликаний прощанням. || Який буває, відбувається тощо під час прощання з покійником. || Який влаштовується з нагоди від’їзду.</text:p>
            <text:p text:style-name="P16"><text:span text:style-name="T95">2) </text:span><text:span text:style-name="T111">перен.</text:span><text:span text:style-name="T95"> Останній.</text:span><text:span text:style-name="T107"> </text:span><text:span text:style-name="T108">(ВТСУМ, 1181)</text:span></text:p>
          </table:table-cell>
        </table:table-row>
        <table:table-row>
          <table:table-cell table:style-name="Dictionary.A2" table:number-rows-spanned="2" office:value-type="string">
            <text:p text:style-name="P12">ВСЕПРОЩÁННЯ</text:p>
            <text:p text:style-name="P16">-я, <text:span text:style-name="T130">ім., с., інд.-авт.,</text:span></text:p>
            <text:p text:style-name="P16"><text:span text:style-name="T9">утворене способом основословоскладання, похідне від </text:span><text:span text:style-name="T9">слів:</text:span><text:span text:style-name="T149"> </text:span><text:span text:style-name="T38">все</text:span><text:span text:style-name="T149"> і </text:span><text:span text:style-name="T38">прощáння.</text:span></text:p>
            <text:p text:style-name="P17">Що мав — привиділось, причулося,</text:p>
            <text:p text:style-name="P16"><text:span text:style-name="T131">на всенезустріч, </text:span><text:span text:style-name="T133">всепрощання</text:span><text:span text:style-name="T131">.</text:span><text:span text:style-name="T130"> </text:span><text:span text:style-name="T2">(П, І, 199)</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проща́ння</text:p>
            <text:p text:style-name="P16"><text:span text:style-name="T117">-я, </text:span><text:span text:style-name="T122">с.</text:span></text:p>
            <text:p text:style-name="P16"><text:span text:style-name="T118">1) Дія за знач. прощатися 1). || Слова, </text:span><text:span text:style-name="T118">які вимовляються перед розлукою, розставанням. </text:span><text:span text:style-name="T123">Час прощання</text:span><text:span text:style-name="T118">.</text:span></text:p>
            <text:p text:style-name="P16"><text:span text:style-name="T96">2) </text:span><text:span text:style-name="T112">перен.</text:span><text:span text:style-name="T96"> Розставання з чим-небудь.</text:span><text:span text:style-name="T97"> </text:span><text:span text:style-name="T98">(ВТСУМ, 1181)</text:span></text:p>
          </table:table-cell>
        </table:table-row>
        <table:table-row>
          <table:table-cell table:style-name="Dictionary.A2" table:number-rows-spanned="2" office:value-type="string">
            <text:p text:style-name="P12">ВСЕРОЗЛУ́́КА</text:p>
            <text:p text:style-name="P16">-и, <text:span text:style-name="T130">ім., ж., інд.-авт.,</text:span></text:p>
            <text:p text:style-name="P16"><text:span text:style-name="T9">утворене способом основоскладання, похідне від слів:</text:span><text:span text:style-name="T149"> </text:span><text:span text:style-name="T38">все</text:span><text:span text:style-name="T149"> і </text:span><text:span text:style-name="T38">розлу́ка.</text:span></text:p>
            <text:p text:style-name="P16">Сягни рукою — і не досягнеш</text:p>
            <text:p text:style-name="P16"><text:span text:style-name="T130">ні краю </text:span><text:span text:style-name="T132">всерозлук</text:span><text:span text:style-name="T130">, ні муки краю. </text:span><text:span text:style-name="T2">(П, І, 149)</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розлу́ка</text:p>
            <text:p text:style-name="P16"><text:span text:style-name="T117">-и, </text:span><text:span text:style-name="T122">ж.</text:span></text:p>
            <text:p text:style-name="P16">1) Розставання, прощання з ким-, чим-небудь близьким, дорогим.</text:p>
            <text:p text:style-name="P16">2) Тимчасове перебування далеко від кого-, чого-небудь близького, дорогого.<text:span text:style-name="T147"> </text:span><text:span text:style-name="T146">(ВТСУМ, 1250)</text:span></text:p>
          </table:table-cell>
        </table:table-row>
        <table:table-row>
          <table:table-cell table:style-name="Dictionary.A2" table:number-rows-spanned="2" office:value-type="string">
            <text:p text:style-name="P12">ВСЕРОЗХРÉСТЯ</text:p>
            <text:p text:style-name="P16">-я, <text:span text:style-name="T130">ім., с., інд.-авт.,</text:span></text:p>
            <text:p text:style-name="P16"><text:span text:style-name="T9">утворене способом основоскладання, префіксальним і нульсуфіксальним, </text:span><text:soft-page-break/><text:span text:style-name="T9">похідне від слів:</text:span><text:span text:style-name="T149"> </text:span><text:span text:style-name="T38">все</text:span><text:span text:style-name="T149"> і </text:span><text:span text:style-name="T38">хрест.</text:span></text:p>
            <text:p text:style-name="P17">На <text:span text:style-name="T36">всерозхресті</text:span> люті і жаху,</text:p>
            <text:p text:style-name="P17">на всепрозрінні смертного скрику</text:p>
            <text:p text:style-name="P17">дай мені, Боже, чесного шляху,</text:p>
            <text:p text:style-name="P16"><text:span text:style-name="T131">дай мені, Боже, гордого лику!</text:span><text:span text:style-name="T130"> </text:span><text:span text:style-name="T2">(П, І, 153)</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2">хрест</text:p>
            <text:p text:style-name="P16"><text:span text:style-name="T117">-а́, </text:span><text:span text:style-name="T122">ч.</text:span></text:p>
            <text:p text:style-name="P16">1) Предмет і символ культу <text:soft-page-break/>християнської релігії, який являє собою стрижень з однією або кількома поперечками у верхній половині. || Молитовний жест християн — знак, що нагадує такий предмет, зображується перехресним рухом особливим чином складених пальців правої руки.</text:p>
            <text:p text:style-name="P16"><text:span text:style-name="T96">5) </text:span><text:span text:style-name="T112">перен.</text:span><text:span text:style-name="T96"> Страждання, випробування, що випали на чиюсь долю.</text:span><text:span text:style-name="T97"> </text:span><text:span text:style-name="T98">(ВТСУМ, 1572)</text:span></text:p>
          </table:table-cell>
        </table:table-row>
        <table:table-row>
          <table:table-cell table:style-name="Dictionary.A2" office:value-type="string">
            <text:p text:style-name="P12">ВСЕСÁДНО</text:p>
            <text:p text:style-name="P17">присл., інд.-авт.,</text:p>
            <text:p text:style-name="P16"><text:span text:style-name="T8">утворене суфіксальним способом, похідне від слова</text:span><text:span text:style-name="T149"> </text:span><text:span text:style-name="T38">всесáдний.</text:span></text:p>
            <text:p text:style-name="P17">Меркавий<text:span text:style-name="T36"> </text:span>місяць був посів</text:p>
            <text:p text:style-name="P17">на всю околицю, <text:span text:style-name="T36">всесадно</text:span></text:p>
            <text:p text:style-name="P17">пишаючись і правив владно,</text:p>
            <text:p text:style-name="P16"><text:span text:style-name="T131">нічний мій сором чемно крив.</text:span><text:span text:style-name="T130"> </text:span><text:span text:style-name="T2">(П, ІІ, 296)</text:span></text:p>
          </table:table-cell>
          <table:table-cell table:style-name="Dictionary.B2" office:value-type="string">
            <text:p text:style-name="P16"><text:span text:style-name="T38">Всесáдний </text:span><text:span text:style-name="T141">(не подано у словнику)</text:span></text:p>
          </table:table-cell>
        </table:table-row>
        <table:table-row>
          <table:table-cell table:style-name="Dictionary.A2" table:number-rows-spanned="2" office:value-type="string">
            <text:p text:style-name="P12">ВСЕСПÁЛЕННЯ</text:p>
            <text:p text:style-name="P16">-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все</text:span><text:span text:style-name="T149"> і </text:span><text:span text:style-name="T38">спáлення.</text:span></text:p>
            <text:p text:style-name="P17"><text:span text:style-name="T36">Всеспалення</text:span> Твоє автодафе - </text:p>
            <text:p text:style-name="P17">перепочинок перед різнім святом,</text:p>
            <text:p text:style-name="P17"><text:soft-page-break/>як ворогу назвешся рідним братом</text:p>
            <text:p text:style-name="P16"><text:span text:style-name="T131">і смерк розсуне лірою Орфей.</text:span><text:span text:style-name="T130"> </text:span><text:span text:style-name="T2">(П, І, 134)</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спа́лення</text:p>
            <text:p text:style-name="P16"><text:span text:style-name="T117">-я, </text:span><text:span text:style-name="T122">с.</text:span></text:p>
            <text:p text:style-name="P16">Дія за знач. спалити. <text:span text:style-name="T157">(ВТСУМ, 1361)</text:span></text:p>
          </table:table-cell>
        </table:table-row>
        <table:table-row>
          <table:table-cell table:style-name="Dictionary.A2" table:number-rows-spanned="2" office:value-type="string">
            <text:p text:style-name="P12">ВСЕСПОГÁДУВАТИ</text:p>
            <text:p text:style-name="P16">-ую, -єш, дієсл., <text:span text:style-name="T130">недок., перех., інд.-авт.,</text:span></text:p>
            <text:p text:style-name="P16"><text:span text:style-name="T139">утворене способом основоскладання, похідне від слів:</text:span> <text:span text:style-name="T37">все</text:span> і <text:span text:style-name="T37">спогáдувати.</text:span></text:p>
            <text:p text:style-name="P17">Як лев, що причаївся в хащах обрію,</text:p>
            <text:p text:style-name="P17">заки й зблудив, отак і я валандаюсь,</text:p>
            <text:p text:style-name="P17">від тебе відмежований навіки,</text:p>
            <text:p text:style-name="P16"><text:span text:style-name="T131">і </text:span><text:span text:style-name="T133">всеспогадую</text:span><text:span text:style-name="T131"> — немов живу.</text:span><text:span text:style-name="T130"> </text:span><text:span text:style-name="T2">(П, І, 70)</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спога́дувати</text:p>
            <text:p text:style-name="P16"><text:span text:style-name="T117">-ую, -уєш, </text:span><text:span text:style-name="T122">недок.</text:span><text:span text:style-name="T117">, спогадати, -аю, -аєш, </text:span><text:span text:style-name="T122">док.</text:span><text:span text:style-name="T117">, </text:span><text:span text:style-name="T122">перех.</text:span><text:span text:style-name="T117">, </text:span><text:span text:style-name="T122">також із спол.</text:span><text:span text:style-name="T117">що, як, коли, </text:span><text:span text:style-name="T122">неперех.</text:span><text:span text:style-name="T117">, </text:span><text:span text:style-name="T122">про кого </text:span><text:span text:style-name="T117">— </text:span><text:span text:style-name="T122">що</text:span><text:span text:style-name="T117">, </text:span><text:span text:style-name="T122">розм.</text:span><text:span text:style-name="T117"> </text:span><text:span text:style-name="T122">за кого </text:span><text:span text:style-name="T117">— </text:span><text:span text:style-name="T122">що</text:span><text:span text:style-name="T117">, </text:span><text:span text:style-name="T122">розм.</text:span></text:p>
            <text:p text:style-name="P16"><text:span text:style-name="T118">1) Те саме, що згадувати. </text:span><text:span text:style-name="T123">Спогадувати добрим словом</text:span><text:span text:style-name="T118">.</text:span></text:p>
            <text:p text:style-name="P16">2) Думати, уявляти що-небудь.<text:span text:style-name="T147"> </text:span><text:span text:style-name="T146">(ВТСУМ, 1371)</text:span></text:p>
          </table:table-cell>
        </table:table-row>
        <table:table-row>
          <table:table-cell table:style-name="Dictionary.A2" table:number-rows-spanned="2" office:value-type="string">
            <text:p text:style-name="P12">ВСЕТРИВÓГА</text:p>
            <text:p text:style-name="P16">-и, <text:span text:style-name="T130">ім., ж., інд.-авт.,</text:span></text:p>
            <text:p text:style-name="P16"><text:span text:style-name="T9">утворене способом основоскладання, похідне від слів:</text:span><text:span text:style-name="T149"> </text:span><text:span text:style-name="T38">все</text:span><text:span text:style-name="T149"> і </text:span><text:span text:style-name="T38">тривóга.</text:span></text:p>
            <text:p text:style-name="P17">Надимляється дорога</text:p>
            <text:p text:style-name="P17">від диявола до Бога,</text:p>
            <text:p text:style-name="P17">вслід ступає <text:span text:style-name="T36">всетривога</text:span>,</text:p>
            <text:p text:style-name="P16"><text:span text:style-name="T131">і спинилась біла смерть.</text:span><text:span text:style-name="T130"> </text:span><text:span text:style-name="T2">(П, ІІ, 127);</text:span></text:p>
            <text:p text:style-name="P17">О ця займанщина душі!</text:p>
            <text:p text:style-name="P17">Спіши — з дороги і в дорогу.</text:p>
            <text:p text:style-name="P17">Годуй голодну <text:span text:style-name="T36">всетривогу</text:span></text:p>
            <text:p text:style-name="P16"><text:span text:style-name="T131">і спогаду не воруши.</text:span><text:span text:style-name="T130"> </text:span><text:span text:style-name="T2">(П, ІІ, 289)</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триво́га</text:p>
            <text:p text:style-name="P16"><text:span text:style-name="T117">-и, </text:span><text:span text:style-name="T122">ж.</text:span></text:p>
            <text:p text:style-name="P16">1) Неспокій, збентеження, викликані якимсь побоюванням, страхом перед чимось, передчуттям неприємного, небезпечного. || <text:span text:style-name="T129">перев.</text:span> <text:span text:style-name="T129">мн.</text:span>Хвилювання, переживання, що порушують душевний спокій.</text:p>
            <text:p text:style-name="P16">2) Метушня, шарпанина, переполох.</text:p>
            <text:p text:style-name="P16"><text:span text:style-name="T95">3) Стан, що вимагає активних дій; загроза, небезпека. || Умовний сигнал, що сповіщає про небезпеку, загрозу або про битву, бій. </text:span><text:span text:style-name="T111">Бойова тривога</text:span><text:span text:style-name="T95">.</text:span><text:span text:style-name="T107"> </text:span><text:soft-page-break/><text:span text:style-name="T108">(ВТСУМ, 1473)</text:span></text:p>
          </table:table-cell>
        </table:table-row>
        <table:table-row>
          <table:table-cell table:style-name="Dictionary.A2" table:number-rows-spanned="2" office:value-type="string">
            <text:p text:style-name="P12">ВСЕЦÁРСТВІЄ</text:p>
            <text:p text:style-name="P16">-я, <text:span text:style-name="T130">ім., с., інд.-авт.,</text:span></text:p>
            <text:p text:style-name="P16"><text:span text:style-name="T9">утворене способом основоскладання, похідне від слів:</text:span><text:span text:style-name="T149"> </text:span><text:span text:style-name="T38">все</text:span><text:span text:style-name="T149"> і </text:span><text:span text:style-name="T38">цáрствіє.</text:span></text:p>
            <text:p text:style-name="P17">Оце й бо він, твій люд. Оце й бо він, твій край.</text:p>
            <text:p text:style-name="P16"><text:span text:style-name="T133">Всецарствіє</text:span><text:span text:style-name="T131"> паскуд в сто горл реве: тримай.</text:span><text:span text:style-name="T130"> </text:span><text:span text:style-name="T2">(П, ІІ, 192)</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21">Ца́рство (ца́рствіє)</text:p>
            <text:p text:style-name="P16"><text:span text:style-name="T117">-а, </text:span><text:span text:style-name="T122">с.</text:span></text:p>
            <text:p text:style-name="P16">1) Держава, якою править цар (у 1 <text:span text:style-name="T129">знач.</text:span>).</text:p>
            <text:p text:style-name="P16"><text:span text:style-name="T95">2) </text:span><text:span text:style-name="T111">рідко</text:span><text:span text:style-name="T95">. Правління царя (у 1 </text:span><text:span text:style-name="T111">знач.</text:span><text:span text:style-name="T95">); царювання. || </text:span><text:span text:style-name="T111">перен.</text:span><text:span text:style-name="T95"> Сфера, ділянка, в якій хто-небудь почуває себе повновладним господарем.</text:span><text:span text:style-name="T107"> </text:span><text:span text:style-name="T108">(ВТСУМ, 1578)</text:span></text:p>
          </table:table-cell>
        </table:table-row>
        <table:table-row>
          <table:table-cell table:style-name="Dictionary.A1" table:number-rows-spanned="2" office:value-type="string">
            <text:p text:style-name="P12">ВСЕЧЕКÁННЯ</text:p>
            <text:p text:style-name="P16">-я, <text:span text:style-name="T130">ім., с., інд.-авт.,</text:span></text:p>
            <text:p text:style-name="P16"><text:span text:style-name="T9">утворене способом основоскладання, похідне від слів:</text:span><text:span text:style-name="T149"> </text:span><text:span text:style-name="T38">все</text:span><text:span text:style-name="T149"> і </text:span><text:span text:style-name="T38">чекáння.</text:span></text:p>
            <text:p text:style-name="P17">Це все юрма. І ніч. І брат мій спить.</text:p>
            <text:p text:style-name="P16"><text:span text:style-name="T131">Росте під стелю </text:span><text:span text:style-name="T133">всечекання</text:span><text:span text:style-name="T131">.</text:span><text:span text:style-name="T130"> </text:span><text:span text:style-name="T2">(П, І, 164)</text:span></text:p>
          </table:table-cell>
          <table:table-cell table:style-name="Dictionary.B1"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чека́ння</text:p>
            <text:p text:style-name="P16"><text:span text:style-name="T117">-я, </text:span><text:span text:style-name="T122">с.</text:span></text:p>
            <text:p text:style-name="P16">Стан за знач. чекати. <text:span text:style-name="T157">(ВТСУМ, 1596)</text:span></text:p>
          </table:table-cell>
        </table:table-row>
        <table:table-row>
          <table:table-cell table:style-name="Dictionary.A2" table:number-rows-spanned="2" office:value-type="string">
            <text:p text:style-name="P12">ВСЕЧУ́́ЛИЙ</text:p>
            <text:p text:style-name="P16">-а, -е, <text:span text:style-name="T131">дієпр., </text:span><text:span text:style-name="T130">інд.-авт.,</text:span></text:p>
            <text:p text:style-name="P16"><text:span text:style-name="T9">утворене складносуфіксальним способом, похідне від слів:</text:span><text:span text:style-name="T149"> </text:span><text:span text:style-name="T38">все</text:span><text:span text:style-name="T149"> і </text:span><text:span text:style-name="T38">чýти.</text:span></text:p>
            <text:p text:style-name="P17">Володарю своєї смерті, доля - </text:p>
            <text:p text:style-name="P17">всепам’ятка, <text:span text:style-name="T36">всечула</text:span>, всевидюща - </text:p>
            <text:p text:style-name="P16"><text:span text:style-name="T131">нічого не забуде, не простить.</text:span><text:span text:style-name="T130"> </text:span><text:span text:style-name="T2">(П, І, 144)</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чу́ти</text:p>
            <text:p text:style-name="P16"><text:span text:style-name="T117">чую, чуєш, </text:span><text:span text:style-name="T122">недок.</text:span></text:p>
            <text:p text:style-name="P16">1) <text:span text:style-name="T129">перех.</text:span> Сприймати за допомогою органів слуху які-небудь звуки. ||<text:span text:style-name="T129">у знач.</text:span> <text:span text:style-name="T129">вставн. сл.</text:span> Чується.</text:p>
            <text:p text:style-name="P16">2) <text:span text:style-name="T129">неперех.</text:span> Мати слух.</text:p>
            <text:p text:style-name="P16"><text:span text:style-name="T96">3) </text:span><text:span text:style-name="T112">перех.</text:span><text:span text:style-name="T96"> Мати які-небудь дані, відомості про кого-, що-небудь, знати </text:span><text:soft-page-break/><text:span text:style-name="T96">про кого-небудь із розмов, чуток і т. ін.</text:span><text:span text:style-name="T97"> </text:span><text:span text:style-name="T98">(ВТСУМ, 1609)</text:span></text:p>
          </table:table-cell>
        </table:table-row>
        <table:table-row>
          <table:table-cell table:style-name="Dictionary.A2" table:number-rows-spanned="2" office:value-type="string">
            <text:p text:style-name="P12">ВСЕЩÉДРИЙ</text:p>
            <text:p text:style-name="P16">-а, -е, <text:span text:style-name="T131">прикм., </text:span><text:span text:style-name="T130">інд.-авт.,</text:span></text:p>
            <text:p text:style-name="P16"><text:span text:style-name="T9">утворене способом основословоскладання, похідне від слів:</text:span><text:span text:style-name="T149"> </text:span><text:span text:style-name="T38">все</text:span><text:span text:style-name="T149"> і </text:span><text:span text:style-name="T38">щéдрий.</text:span></text:p>
            <text:p text:style-name="P17">Тож — в неба провалля в бездоння, бездолий</text:p>
            <text:p text:style-name="P17">нагірний, невірний, западистий рай,</text:p>
            <text:p text:style-name="P17">всебідий, всегнівний, <text:span text:style-name="T36">всещедрий</text:span>, всекволий.</text:p>
            <text:p text:style-name="P16"><text:span text:style-name="T131">А що під крилом твоїм? Кара — карай.</text:span><text:span text:style-name="T130"> </text:span><text:span text:style-name="T2">(П, І, 98)</text:span></text:p>
          </table:table-cell>
          <table:table-cell table:style-name="Dictionary.B2" office:value-type="string">
            <text:p text:style-name="P12">все <text:span text:style-name="T139">(див. </text:span>ВСЕБЕЗО́ДНЯ<text:span text:style-name="T139">)</text:span></text:p>
          </table:table-cell>
        </table:table-row>
        <table:table-row>
          <table:covered-table-cell/>
          <table:table-cell table:style-name="Dictionary.B2" office:value-type="string">
            <text:p text:style-name="P13">ще́дрий</text:p>
            <text:p text:style-name="P16">-а, -е.</text:p>
            <text:p text:style-name="P16"><text:span text:style-name="T96">1) Який охоче ділиться своїм майном, коштами і т. ін., не шкодує витрачати що-небудь. || </text:span><text:span text:style-name="T112">у знач.</text:span><text:span text:style-name="T96"> </text:span><text:span text:style-name="T112">ім.</text:span><text:span text:style-name="T96"> щедрий, -рого, </text:span><text:span text:style-name="T112">ч.</text:span><text:span text:style-name="T96"> Той, хто не шкодує витрачати що-небудь. || </text:span><text:span text:style-name="T112">перен.</text:span><text:span text:style-name="T96">, </text:span><text:span text:style-name="T112">на що</text:span><text:span text:style-name="T96">, </text:span><text:span text:style-name="T112">в чому</text:span><text:span text:style-name="T96">. Який легко, охоче роздає щось, наділяє чимсь.</text:span><text:span text:style-name="T97"> </text:span><text:span text:style-name="T98">(ВТСУМ, 1638)</text:span></text:p>
          </table:table-cell>
        </table:table-row>
        <table:table-row>
          <table:table-cell table:style-name="Dictionary.A2" office:value-type="string">
            <text:p text:style-name="P12">ГЕТЬМÁНИТИСЯ</text:p>
            <text:p text:style-name="P16">-нюся, -нишся, <text:span text:style-name="T131">дієсл., недок., перех., інд.-авт.,</text:span></text:p>
            <text:p text:style-name="P16"><text:span text:style-name="T9">утворене суфіксально-постфіксальним способом, похідне від слова</text:span> <text:span text:style-name="T37">ге́тьман.</text:span><text:span text:style-name="T139"> Вивищуватися</text:span></text:p>
            <text:p text:style-name="P17">…той віщий пагорб, на котрому горді</text:p>
            <text:p text:style-name="P17"><text:span text:style-name="T36">гетьманяться</text:span> дуби — наснився з ночі,</text:p>
            <text:p text:style-name="P16"><text:span text:style-name="T131">аби розлуку близити мою.</text:span><text:span text:style-name="T130"> </text:span><text:span text:style-name="T2">(П, ІІ, 172)</text:span></text:p>
          </table:table-cell>
          <table:table-cell table:style-name="Dictionary.B2" office:value-type="string">
            <text:p text:style-name="P13">ге́тьман</text:p>
            <text:p text:style-name="P16">поет.</text:p>
            <text:p text:style-name="P16"><text:span text:style-name="T96">гетьма́н, -а, </text:span><text:span text:style-name="T112">ч.</text:span><text:span text:style-name="T96"> У 16 ст. — виборний ватажок козацького війська Запорізької Січі, від 17 ст. до 1764 р. — начальник козацького війська та верховний правитель України.</text:span><text:span text:style-name="T97"> </text:span><text:span text:style-name="T98">(ВТСУМ, 235)</text:span></text:p>
          </table:table-cell>
        </table:table-row>
        <table:table-row>
          <table:table-cell table:style-name="Dictionary.A2" table:number-rows-spanned="3" office:value-type="string">
            <text:p text:style-name="P12">ГЛИ́Б-СИ́НЬ-СЕ́РЦЕ</text:p>
            <text:p text:style-name="P16">-я, <text:span text:style-name="T131">ім., с. інд.-авт.,</text:span></text:p>
            <text:p text:style-name="P16"><text:soft-page-break/><text:span text:style-name="T10">утворене способом словоскладання, похідне від слів:</text:span> <text:span text:style-name="T37">глиб</text:span>, <text:span text:style-name="T37">синь</text:span> і <text:span text:style-name="T37">се́рце.</text:span></text:p>
            <text:p text:style-name="P17"><text:span text:style-name="T139">Золотокінва</text:span> — пади-но,</text:p>
            <text:p text:style-name="P16"><text:span text:style-name="T131">спади з лиця в </text:span><text:span text:style-name="T134">глиб-синь-серця</text:span><text:span text:style-name="T131">.</text:span><text:span text:style-name="T130"> </text:span><text:span text:style-name="T2">(П, ІІ, 191)</text:span></text:p>
          </table:table-cell>
          <table:table-cell table:style-name="Dictionary.B2" office:value-type="string">
            <text:p text:style-name="P13">глибина́ (глиб)</text:p>
            <text:p text:style-name="P16"><text:span text:style-name="T117">-и, </text:span><text:span text:style-name="T122">ж.</text:span></text:p>
            <text:p text:style-name="P16"><text:soft-page-break/>1) Відстань зверху вниз від поверхні, краю чого-небудь.</text:p>
            <text:p text:style-name="P16"><text:span text:style-name="T96">5) </text:span><text:span text:style-name="T112">тільки одн.</text:span><text:span text:style-name="T96">, </text:span><text:span text:style-name="T112">перен.</text:span><text:span text:style-name="T96"> Про значущість, змістовність чого-небудь. </text:span><text:span text:style-name="T99">(ВТСУМ, 244)</text:span></text:p>
          </table:table-cell>
        </table:table-row>
        <table:table-row>
          <table:covered-table-cell/>
          <table:table-cell table:style-name="Dictionary.B2" office:value-type="string">
            <text:p text:style-name="P13">си́нява (синь)</text:p>
            <text:p text:style-name="P16"><text:span text:style-name="T117">-и, </text:span><text:span text:style-name="T122">ж.</text:span></text:p>
            <text:p text:style-name="P16">1) Синій колір чого-небудь. || Ясне синє небо. || Серпанок. || <text:span text:style-name="T129">поет.</text:span>Сутінки.</text:p>
            <text:p text:style-name="P16">2) Синій простір, синя поверхня (про небо, море). <text:span text:style-name="T157">(ВТСУМ, 1319)</text:span></text:p>
          </table:table-cell>
        </table:table-row>
        <table:table-row>
          <table:covered-table-cell/>
          <table:table-cell table:style-name="Dictionary.B2" office:value-type="string">
            <text:p text:style-name="P13">се́рце</text:p>
            <text:p text:style-name="P16"><text:span text:style-name="T117">-я, </text:span><text:span text:style-name="T122">с.</text:span></text:p>
            <text:p text:style-name="P16">2) Цей орган людини як символ зосередження почуттів, настроїв, переживань і т. ін. || Здатність почувати й розуміти інших; чуйність, сердечність. || Цей орган людини як символ любовних почуттів, любовної прив’язаності.<text:span text:style-name="T147"> </text:span><text:span text:style-name="T146">(ВТСУМ, 1310)</text:span></text:p>
          </table:table-cell>
        </table:table-row>
        <table:table-row>
          <table:table-cell table:style-name="Dictionary.A1" table:number-rows-spanned="2" office:value-type="string">
            <text:p text:style-name="P12">ГОРЛОЗГУ́́КИЙ</text:p>
            <text:p text:style-name="P16">-а, -е, <text:span text:style-name="T131">прикм., </text:span><text:span text:style-name="T130">інд.-авт.,</text:span></text:p>
            <text:p text:style-name="P16"><text:span text:style-name="T9">утворене складнофлективним способом, похідне від слів:</text:span><text:span text:style-name="T149"> </text:span><text:span text:style-name="T38">гóрло </text:span><text:span text:style-name="T149">і </text:span><text:span text:style-name="T38">згýкий (</text:span><text:span text:style-name="T149">від </text:span><text:span text:style-name="T38">звук).</text:span></text:p>
            <text:p text:style-name="P17"><text:soft-page-break/>А обрій утікав. Я надбігав</text:p>
            <text:p text:style-name="P17">щосил моїх. Та обрій <text:span text:style-name="T36">горлозгукий</text:span></text:p>
            <text:p text:style-name="P16"><text:span text:style-name="T131">пустився впрост.</text:span><text:span text:style-name="T130"> </text:span><text:span text:style-name="T2">(П, І, 183)</text:span></text:p>
          </table:table-cell>
          <table:table-cell table:style-name="Dictionary.B1" office:value-type="string">
            <text:p text:style-name="P13">го́рло</text:p>
            <text:p text:style-name="P16"><text:span text:style-name="T117">-а, </text:span><text:span text:style-name="T122">с.</text:span></text:p>
            <text:p text:style-name="P16">1) Передня частина шиї, всередині якої знаходиться початок стравоходу і дихальних шляхів. || Хрящовий канал, який є початком стравоходу і <text:soft-page-break/>дихальних шляхів. <text:span text:style-name="T157">(ВТСУМ, 254)</text:span></text:p>
          </table:table-cell>
        </table:table-row>
        <table:table-row>
          <table:covered-table-cell/>
          <table:table-cell table:style-name="Dictionary.B2" office:value-type="string">
            <text:p text:style-name="P12">звук</text:p>
            <text:p text:style-name="P16">ч.</text:p>
            <text:p text:style-name="P16">1) <text:span text:style-name="T129">род.</text:span> -у.Слухове відчуття, що викликається механічними коливаннями; те, що людина чує, сприймає органом слуху. || Спів, музика. || <text:span text:style-name="T129">перев.</text:span> <text:span text:style-name="T129">мн.</text:span> Мелодія.</text:p>
            <text:p text:style-name="P16"><text:span text:style-name="T96">4) </text:span><text:span text:style-name="T112">род.</text:span><text:span text:style-name="T96"> -а, </text:span><text:span text:style-name="T112">лінгв.</text:span><text:span text:style-name="T96"> Членороздільний елемент людської мови, утворюваний за допомогою органів мовлення. </text:span><text:span text:style-name="T112">Голосні звуки</text:span><text:span text:style-name="T96">.</text:span><text:span text:style-name="T112">Альвеолярні звуки</text:span><text:span text:style-name="T96">.</text:span><text:span text:style-name="T97"> </text:span><text:span text:style-name="T98">(ВТСУМ, 449)</text:span></text:p>
          </table:table-cell>
        </table:table-row>
        <table:table-row>
          <table:table-cell table:style-name="Dictionary.A2" table:number-rows-spanned="2" office:value-type="string">
            <text:p text:style-name="P12">ДВОПÓГЛЯД</text:p>
            <text:p text:style-name="P16">-у, <text:span text:style-name="T130">ім., ч., інд.-авт.,</text:span></text:p>
            <text:p text:style-name="P16"><text:span text:style-name="T9">утворене способом основоскладання, похідне від слів:</text:span><text:span text:style-name="T149"> </text:span><text:span text:style-name="T38">два</text:span><text:span text:style-name="T149"> і </text:span><text:span text:style-name="T38">пóгляд.</text:span></text:p>
            <text:p text:style-name="P17">Та всеобрушає нестерпно</text:p>
            <text:p text:style-name="P17"><text:span text:style-name="T36">двопогляд</text:span>. У ньому ти сущий,</text:p>
            <text:p text:style-name="P17">померлий, пантруєш живого,</text:p>
            <text:p text:style-name="P16"><text:span text:style-name="T131">зориш за померлим — живий.</text:span><text:span text:style-name="T130"> </text:span><text:span text:style-name="T2">(П, І, 87)</text:span></text:p>
          </table:table-cell>
          <table:table-cell table:style-name="Dictionary.B2" office:value-type="string">
            <text:p text:style-name="P16">два</text:p>
            <text:p text:style-name="P16"><text:span text:style-name="T122">ч.</text:span><text:span text:style-name="T117"> </text:span><text:span text:style-name="T122">і с.</text:span><text:span text:style-name="T117">, дві, </text:span><text:span text:style-name="T122">ж.</text:span><text:span text:style-name="T117">, двох, </text:span><text:span text:style-name="T122">числ.</text:span><text:span text:style-name="T117"> </text:span><text:span text:style-name="T122">кільк.</text:span></text:p>
            <text:p text:style-name="P16">1) Назва числа 2 і його цифрового позначення. || Кількість із двох одиниць. <text:span text:style-name="T157">(ВТСУМ, 274)</text:span></text:p>
          </table:table-cell>
        </table:table-row>
        <table:table-row>
          <table:covered-table-cell/>
          <table:table-cell table:style-name="Dictionary.B2" office:value-type="string">
            <text:p text:style-name="P13">по́гляд</text:p>
            <text:p text:style-name="P16"><text:span text:style-name="T117">-у, </text:span><text:span text:style-name="T122">ч.</text:span></text:p>
            <text:p text:style-name="P16">1) Спрямованість, скерованість зору на кого-, що-небудь. || Вираз очей, манера дивитися. <text:span text:style-name="T129">Відводити погляд</text:span>. <text:span text:style-name="T129">Зустрічатися поглядом</text:span>.</text:p>
            <text:p text:style-name="P16"><text:span text:style-name="T96">2) Думка, судження про що-небудь. || </text:span><text:span text:style-name="T112">тільки мн.</text:span><text:span text:style-name="T96"> Система переконань, уявлень; світогляд, світосприймання.</text:span><text:span text:style-name="T97"> </text:span><text:soft-page-break/><text:span text:style-name="T98">(ВТСУМ, 1004)</text:span></text:p>
          </table:table-cell>
        </table:table-row>
        <table:table-row>
          <table:table-cell table:style-name="Dictionary.A2" table:number-rows-spanned="2" office:value-type="string">
            <text:p text:style-name="P12">ДЗЕНЬ-СТРУНÁ</text:p>
            <text:p text:style-name="P16">-и́, <text:span text:style-name="T130">ім., ж., інд.-авт.,</text:span></text:p>
            <text:p text:style-name="P16"><text:span text:style-name="T9">утворене способом словоскладання, похідне від слів:</text:span><text:span text:style-name="T149"> </text:span><text:span text:style-name="T38">дзень</text:span><text:span text:style-name="T149"> і </text:span><text:span text:style-name="T38">струнá.</text:span></text:p>
            <text:p text:style-name="P17">І думою одною</text:p>
            <text:p text:style-name="P17">півсну кошлатить ся. І <text:span text:style-name="T36">дзень-струною</text:span></text:p>
            <text:p text:style-name="P16"><text:span text:style-name="T131">не йде це дивне диво з голови.</text:span><text:span text:style-name="T130"> </text:span><text:span text:style-name="T2">(П, ІІ, 194)</text:span></text:p>
          </table:table-cell>
          <table:table-cell table:style-name="Dictionary.B2" office:value-type="string">
            <text:p text:style-name="P12">дзень</text:p>
            <text:p text:style-name="P16">виг.</text:p>
            <text:p text:style-name="P16"><text:span text:style-name="T118">Уживається як присудок за </text:span><text:span text:style-name="T123">знач.</text:span><text:span text:style-name="T118"> дзенькати.</text:span><text:span text:style-name="T117"> </text:span><text:span text:style-name="T121">(ВТСУМ, 292)</text:span></text:p>
          </table:table-cell>
        </table:table-row>
        <table:table-row>
          <table:covered-table-cell/>
          <table:table-cell table:style-name="Dictionary.B2" office:value-type="string">
            <text:p text:style-name="P13">струна́</text:p>
            <text:p text:style-name="P16"><text:span text:style-name="T117">-и́, </text:span><text:span text:style-name="T122">ж.</text:span></text:p>
            <text:p text:style-name="P16">1) Гнучка, пружна, туго натягнена нитка (металева, жильна і т. ін.) в музичних інструментах, що, коливаючись, створює звуки. || <text:span text:style-name="T129">тількимн.</text:span>, <text:span text:style-name="T129">перен.</text:span> Про звуки якого-небудь музичного інструмента; взагалі про музику, поезію.</text:p>
            <text:p text:style-name="P16"><text:span text:style-name="T96">2) </text:span><text:span text:style-name="T112">перен.</text:span><text:span text:style-name="T96"> Особливість кого-, чого-небудь, риса людини, властивість її характеру.</text:span><text:span text:style-name="T97"> </text:span><text:span text:style-name="T98">(ВТСУМ, 1405)</text:span></text:p>
          </table:table-cell>
        </table:table-row>
        <table:table-row>
          <table:table-cell table:style-name="Dictionary.A2" table:number-rows-spanned="2" office:value-type="string">
            <text:p text:style-name="P12">ДИВНОВЗÍР</text:p>
            <text:p text:style-name="P16">-зóру, <text:span text:style-name="T130">ім., ч., інд.-авт.,</text:span></text:p>
            <text:p text:style-name="P16"><text:span text:style-name="T9">утворене способом основоскладання і нульсуфіксальним, похідне від слів:</text:span><text:span text:style-name="T149"> </text:span><text:span text:style-name="T38">ди́вний</text:span><text:span text:style-name="T149"> і </text:span><text:span text:style-name="T38">взі́р.</text:span></text:p>
            <text:p text:style-name="P17">Там крила птаства рясно миготіли,</text:p>
            <text:p text:style-name="P17">мережилася зелень <text:span text:style-name="T36">дивновзором</text:span>,</text:p>
            <text:p text:style-name="P17">а душу вже поймав самодоходжень</text:p>
            <text:p text:style-name="P16"><text:span text:style-name="T131">зухвалий холод і зухвалий жах.</text:span><text:span text:style-name="T130"> </text:span><text:span text:style-name="T2">(П, ІІ, 118)</text:span></text:p>
          </table:table-cell>
          <table:table-cell table:style-name="Dictionary.B2" office:value-type="string">
            <text:p text:style-name="P13">ди́вний</text:p>
            <text:p text:style-name="P16">-а, -е.</text:p>
            <text:p text:style-name="P16">1) Який викликає подив. || Незвичайний якими-небудь якостями; чудний, незрозумілий. || Який не має подібних собі; рідкісний, кумедний.</text:p>
            <text:p text:style-name="P16">2) Дуже гарний; чудовий, чарівний. <text:span text:style-name="T157">(ВТСУМ, 294)</text:span></text:p>
          </table:table-cell>
        </table:table-row>
        <table:table-row>
          <table:covered-table-cell/>
          <table:table-cell table:style-name="Dictionary.B2" office:value-type="string">
            <text:p text:style-name="P12">взір</text:p>
            <text:p text:style-name="P16"><text:span text:style-name="T117">(узір), взору, </text:span><text:span text:style-name="T122">ч.</text:span><text:span text:style-name="T117">, </text:span><text:span text:style-name="T122">рідко</text:span><text:span text:style-name="T117">.</text:span></text:p>
            <text:p text:style-name="P16"><text:soft-page-break/>1) Зовнішній вигляд кого-, чого-небудь.</text:p>
            <text:p text:style-name="P16"><text:span text:style-name="T96">3) </text:span><text:span text:style-name="T112">діал.</text:span><text:span text:style-name="T96"> Зір, погляд.</text:span><text:span text:style-name="T97"> </text:span><text:span text:style-name="T98">(ВТСУМ, 125)</text:span></text:p>
          </table:table-cell>
        </table:table-row>
        <table:table-row>
          <table:table-cell table:style-name="Dictionary.A2" office:value-type="string">
            <text:p text:style-name="P12">ДЛЯ́ННЯ</text:p>
            <text:p text:style-name="P16"><text:span text:style-name="T150">-</text:span>я, <text:span text:style-name="T130">ім., с., інд.-авт.,</text:span></text:p>
            <text:p text:style-name="P16"><text:span text:style-name="T9">утворене суфіксальним способом, похідне від слова</text:span> <text:span text:style-name="T37">для́ти.</text:span></text:p>
            <text:p text:style-name="P16">У штольнях ночей вертикальних</text:p>
            <text:p text:style-name="P16"><text:span text:style-name="T130">іде схарапуджене </text:span><text:span text:style-name="T132">дляння</text:span></text:p>
            <text:p text:style-name="P16"><text:span text:style-name="T130">всебезруху… </text:span><text:span text:style-name="T2">(П, І, 87)</text:span></text:p>
          </table:table-cell>
          <table:table-cell table:style-name="Dictionary.B2" office:value-type="string">
            <text:p text:style-name="P13">для́ти</text:p>
            <text:p text:style-name="P16"><text:span text:style-name="T117">дляю, дляєш, </text:span><text:span text:style-name="T122">недок.</text:span><text:span text:style-name="T117">, </text:span><text:span text:style-name="T122">розм.</text:span><text:span text:style-name="T117">, </text:span><text:span text:style-name="T122">рідко</text:span><text:span text:style-name="T117">.</text:span></text:p>
            <text:p text:style-name="P16">Не поспішати робити що-небудь; затягувати.<text:span text:style-name="T147"> </text:span><text:span text:style-name="T146">(ВТСУМ, 306)</text:span></text:p>
          </table:table-cell>
        </table:table-row>
        <table:table-row>
          <table:table-cell table:style-name="Dictionary.A2" office:value-type="string">
            <text:p text:style-name="P12">ДОДÓСВІТ</text:p>
            <text:p text:style-name="P16">-у, ім., <text:span text:style-name="T130">ч., інд.-авт.,</text:span></text:p>
            <text:p text:style-name="P16"><text:span text:style-name="T9">утворене префіксальним способом, </text:span><text:span text:style-name="T9">похідне від слова</text:span> <text:span text:style-name="T37">до́світ.</text:span></text:p>
            <text:p text:style-name="P17">Там ще <text:span text:style-name="T36">додосвіт</text:span>. Смерком облягло</text:p>
            <text:p text:style-name="P16"><text:span text:style-name="T131">ледачі верби, сторожкі тополі…</text:span><text:span text:style-name="T130"> </text:span><text:span text:style-name="T2">(П, ІІ, 13)</text:span></text:p>
          </table:table-cell>
          <table:table-cell table:style-name="Dictionary.B2" office:value-type="string">
            <text:p text:style-name="P13">до́світ</text:p>
            <text:p text:style-name="P16"><text:span text:style-name="T117">-у, </text:span><text:span text:style-name="T122">ч.</text:span></text:p>
            <text:p text:style-name="P16">Час доби перед сходом сонця, світанком.<text:span text:style-name="T147"> </text:span><text:span text:style-name="T146">(ВТСУМ, 321)</text:span></text:p>
          </table:table-cell>
        </table:table-row>
        <table:table-row>
          <table:table-cell table:style-name="Dictionary.A2" table:number-rows-spanned="2" office:value-type="string">
            <text:p text:style-name="P12">ДУШЕКРÓНА</text:p>
            <text:p text:style-name="P16">-и, <text:span text:style-name="T130">ім., ж., інд.-авт.,</text:span></text:p>
            <text:p text:style-name="P16"><text:span text:style-name="T9">утворене способом основословоскладання, похідне від слів:</text:span><text:span text:style-name="T149"> </text:span><text:span text:style-name="T38">душá</text:span><text:span text:style-name="T149"> і </text:span><text:span text:style-name="T38">крóна.</text:span></text:p>
            <text:p text:style-name="P17">Ця розлука душ - </text:p>
            <text:p text:style-name="P17">одна загасла, друга спалахнула</text:p>
            <text:p text:style-name="P17">(лиш не твоя, бо смертна павза вже</text:p>
            <text:p text:style-name="P16"><text:soft-page-break/><text:span text:style-name="T131">обтяла зароділу </text:span><text:span text:style-name="T133">душекрону</text:span><text:span text:style-name="T131">)…</text:span><text:span text:style-name="T130"> </text:span><text:span text:style-name="T2">(П, І, 203)</text:span></text:p>
          </table:table-cell>
          <table:table-cell table:style-name="Dictionary.B2" office:value-type="string">
            <text:p text:style-name="P13">душа́</text:p>
            <text:p text:style-name="P16"><text:span text:style-name="T117">-і, </text:span><text:span text:style-name="T122">ж.</text:span></text:p>
            <text:p text:style-name="P16">1) Внутрішній психічний світ людини з її настроями, переживаннями та почуттями. || За релігійними уявленнями — безсмертна нематеріальна основа в людині, що становить суть її життя, є джерелом психічних явищ і відрізняє її від <text:soft-page-break/>тварини.</text:p>
            <text:p text:style-name="P16">2) Сукупність рис, якостей, властивих певній особі. || Людина як носій тих чи інших рис, якостей. || Почуття, натхнення, енергія. || Про людину з прекрасними рисами характеру. <text:span text:style-name="T157">(ВТСУМ, 333)</text:span></text:p>
          </table:table-cell>
        </table:table-row>
        <table:table-row>
          <table:covered-table-cell/>
          <table:table-cell table:style-name="Dictionary.B2" office:value-type="string">
            <text:p text:style-name="P13">кро́на</text:p>
            <text:p text:style-name="P16"><text:span text:style-name="T116">I </text:span><text:span text:style-name="T117">-и, </text:span><text:span text:style-name="T122">ж.</text:span></text:p>
            <text:p text:style-name="P16">Верхня частина дерева, що являє собою сукупність його гілок.<text:span text:style-name="T147"> </text:span><text:span text:style-name="T146">(ВТСУМ, 590)</text:span></text:p>
          </table:table-cell>
        </table:table-row>
        <table:table-row>
          <table:table-cell table:style-name="Dictionary.A2" table:number-rows-spanned="2" office:value-type="string">
            <text:p text:style-name="P12">ЖИВОДНÍ</text:p>
            <text:p text:style-name="P16">-íв, <text:span text:style-name="T130">ім., мн., інд.-авт.,</text:span></text:p>
            <text:p text:style-name="P16"><text:span text:style-name="T9">утворене способом основоскладання, похідне від слів:</text:span><text:span text:style-name="T149"> </text:span><text:span text:style-name="T38">живи́й</text:span><text:span text:style-name="T149"> і </text:span><text:span text:style-name="T38">дні́.</text:span></text:p>
            <text:p text:style-name="P17">Коли протліла згага <text:span text:style-name="T36">живоднів</text:span></text:p>
            <text:p text:style-name="P17">ураз попустить серце, ніби напад</text:p>
            <text:p text:style-name="P17">нагальної недуги, в смертний запад,</text:p>
            <text:p text:style-name="P16"><text:span text:style-name="T131">у феєричні полиски жалів.</text:span><text:span text:style-name="T130"> </text:span><text:span text:style-name="T2">(П, І, 62)</text:span></text:p>
          </table:table-cell>
          <table:table-cell table:style-name="Dictionary.B2" office:value-type="string">
            <text:p text:style-name="P13">живи́й</text:p>
            <text:p text:style-name="P16">-а, -е.</text:p>
            <text:p text:style-name="P16"><text:span text:style-name="T96">1) Який існує, здійснює обмін речовин із зовнішнім середовищем, здатний рости, розмножуватися; </text:span><text:span text:style-name="T112">прот.</text:span><text:span text:style-name="T96"> мертвий. || Який є невід’ємною ознакою істоти, що живе, існує. || </text:span><text:span text:style-name="T112">у знач.</text:span><text:span text:style-name="T96"> </text:span><text:span text:style-name="T112">ім.</text:span><text:span text:style-name="T96"> живе, -вого, </text:span><text:span text:style-name="T112">с.</text:span><text:span text:style-name="T96"> Все, що виявляє ознаки життя, що живе, існує. || Якого створюють рослини, тварини, люди. </text:span><text:span text:style-name="T99">(ВТСУМ, 367)</text:span></text:p>
          </table:table-cell>
        </table:table-row>
        <table:table-row>
          <table:covered-table-cell/>
          <table:table-cell table:style-name="Dictionary.B2" office:value-type="string">
            <text:p text:style-name="P12">день</text:p>
            <text:p text:style-name="P16"><text:span text:style-name="T117">дня, </text:span><text:span text:style-name="T122">ч.</text:span></text:p>
            <text:p text:style-name="P16">1) Частина доби від сходу до заходу сонця, від ранку до вечора. || Про денне світло.</text:p>
            <text:p text:style-name="P16"><text:soft-page-break/><text:span text:style-name="T96">4) </text:span><text:span text:style-name="T112">тільки мн.</text:span><text:span text:style-name="T96">, </text:span><text:span text:style-name="T112">чого</text:span><text:span text:style-name="T96">, </text:span><text:span text:style-name="T112">які</text:span><text:span text:style-name="T96">. Час, період у житті людини, народу. || </text:span><text:span text:style-name="T112">чиї</text:span><text:span text:style-name="T96">. Життя.</text:span><text:span text:style-name="T97"> </text:span><text:span text:style-name="T98">(ВТСУМ, 284)</text:span></text:p>
          </table:table-cell>
        </table:table-row>
        <table:table-row>
          <table:table-cell table:style-name="Dictionary.A2" table:number-rows-spanned="2" office:value-type="string">
            <text:p text:style-name="P12">ЖИТТЄСМÉРТЬ</text:p>
            <text:p text:style-name="P16">-і, <text:span text:style-name="T130">ім., ж., інд.-авт.,</text:span></text:p>
            <text:p text:style-name="P16"><text:span text:style-name="T9">утворене способом основоскладання, похідне від слів:</text:span><text:span text:style-name="T149"> </text:span><text:span text:style-name="T38">життя́</text:span><text:span text:style-name="T149"> і </text:span><text:span text:style-name="T38">сме́рть.</text:span></text:p>
            <text:p text:style-name="P17">Сховати ся од долі — не судилось.</text:p>
            <text:p text:style-name="P17">Ударив грім — і зразу шкереберть</text:p>
            <text:p text:style-name="P17">пішло життя. І ось ти — все, що снилось,</text:p>
            <text:p text:style-name="P16"><text:span text:style-name="T131">як смертеіснування й </text:span><text:span text:style-name="T133">життєсмерть</text:span><text:span text:style-name="T131">.</text:span><text:span text:style-name="T130"> </text:span><text:span text:style-name="T2">(П, І, 83)</text:span></text:p>
          </table:table-cell>
          <table:table-cell table:style-name="Dictionary.B2" office:value-type="string">
            <text:p text:style-name="P13">життя́</text:p>
            <text:p text:style-name="P16"><text:span text:style-name="T117">-я, </text:span><text:span text:style-name="T122">с.</text:span></text:p>
            <text:p text:style-name="P16">1) Вища форма існування матерії, найхарактернішими рисами якої є обмін речовин, самооновлення, самовідтворення. || Існування всього живого; <text:span text:style-name="T129">прот.</text:span> смерть.</text:p>
            <text:p text:style-name="P16">2) Стан живого організму в стадії розвитку, зросту.</text:p>
            <text:p text:style-name="P16">3) Період існування кого-небудь; вік. || Все пережите, зроблене людиною за час її існування; біографія.</text:p>
            <text:p text:style-name="P16">4) Спосіб існування кого-небудь. <text:span text:style-name="T157">(ВТСУМ, 369)</text:span></text:p>
          </table:table-cell>
        </table:table-row>
        <table:table-row>
          <table:covered-table-cell/>
          <table:table-cell table:style-name="Dictionary.B2" office:value-type="string">
            <text:p text:style-name="P12">смерть</text:p>
            <text:p text:style-name="P16"><text:span text:style-name="T117">-і, </text:span><text:span text:style-name="T122">ж.</text:span></text:p>
            <text:p text:style-name="P16">1) Припинення життєдіяльності організму і загибель його; припинення біологічного обміну речовин в організмі або його частині.<text:span text:style-name="T129">Фізіологічна смерть</text:span>.</text:p>
            <text:p text:style-name="P16"><text:span text:style-name="T118">2) Припинення існування людини, тварини; </text:span><text:span text:style-name="T123">прот.</text:span><text:span text:style-name="T118"> життя; кончина, скін. || Те саме, що Смертна кара (</text:span><text:span text:style-name="T123">див.</text:span><text:span text:style-name="T118"> смертний). || </text:span><text:span text:style-name="T123">кому</text:span><text:span text:style-name="T118">. Уживається як </text:span><text:soft-page-break/><text:span text:style-name="T118">заклик до помсти, відплати. || Персоніфікація кончини — людський скелет, звичайно з косою. || </text:span><text:span text:style-name="T123">перен.</text:span><text:span text:style-name="T118"> Загибель, припинення існування чого-небудь. || </text:span><text:span text:style-name="T123">перен.</text:span><text:span text:style-name="T118"> Занепад чого-небудь.</text:span><text:span text:style-name="T119"> </text:span><text:span text:style-name="T120">(ВТСУМ, 1348)</text:span></text:p>
          </table:table-cell>
        </table:table-row>
        <table:table-row>
          <table:table-cell table:style-name="Dictionary.A2" table:number-rows-spanned="2" office:value-type="string">
            <text:p text:style-name="P12">ЖИТТЄТÓКИ</text:p>
            <text:p text:style-name="P16">-ів, <text:span text:style-name="T130">ім., мн., інд.-авт.,</text:span></text:p>
            <text:p text:style-name="P16"><text:span text:style-name="T9">утворене способом основоскладання, похідне від слів:</text:span><text:span text:style-name="T149"> </text:span><text:span text:style-name="T38">життя́</text:span><text:span text:style-name="T149"> і </text:span><text:span text:style-name="T38">тóки.</text:span></text:p>
            <text:p text:style-name="P17">Нарешті збір, нарешті збір померлих днів і років,</text:p>
            <text:p text:style-name="P16"><text:span text:style-name="T131">мов ґрати чорних спроневір і ярих </text:span><text:span text:style-name="T133">життєтоків</text:span><text:span text:style-name="T131">…</text:span><text:span text:style-name="T130"> </text:span><text:span text:style-name="T2">(П, ІІ, 131)</text:span></text:p>
          </table:table-cell>
          <table:table-cell table:style-name="Dictionary.B2" office:value-type="string">
            <text:p text:style-name="P16"><text:span text:style-name="T38">життя́</text:span><text:span text:style-name="T149"> (див </text:span><text:span text:style-name="T38">ЖИТТЄСМÉРТЬ</text:span><text:span text:style-name="T149">)</text:span></text:p>
          </table:table-cell>
        </table:table-row>
        <table:table-row>
          <table:covered-table-cell/>
          <table:table-cell table:style-name="Dictionary.B2" office:value-type="string">
            <text:p text:style-name="P12">тік</text:p>
            <text:p text:style-name="P16"><text:span text:style-name="T117">то́ку, </text:span><text:span text:style-name="T122">ч.</text:span></text:p>
            <text:p text:style-name="P16">1) Розчищене місце, спеціально підготовлений майданчик надворі або в приміщенні для молотьби, очищення і просушування зерна.</text:p>
            <text:p text:style-name="P16">2) Скирти, стіжки, ожереди і т. ін., що стоять на такому місці.<text:span text:style-name="T147"> </text:span><text:span text:style-name="T146">(ВТСУМ, 1453)</text:span></text:p>
          </table:table-cell>
        </table:table-row>
        <table:table-row>
          <table:table-cell table:style-name="Dictionary.A2" table:number-rows-spanned="2" office:value-type="string">
            <text:p text:style-name="P12">ЗА-СВІТИ́</text:p>
            <text:p text:style-name="P16">-і́в, <text:span text:style-name="T130">ім., мн. інд.-авт.,</text:span></text:p>
            <text:p text:style-name="P16"><text:span text:style-name="T9">утворене способом словоскладання, похідне від слів:</text:span><text:span text:style-name="T149"> </text:span><text:span text:style-name="T38">за</text:span><text:span text:style-name="T149"> і </text:span><text:span text:style-name="T38">світи́.</text:span></text:p>
            <text:p text:style-name="P17">І не держу надії в бозі,</text:p>
            <text:p text:style-name="P16"><text:span text:style-name="T131">коли пірвався в </text:span><text:span text:style-name="T133">за-світи</text:span><text:span text:style-name="T131">.</text:span><text:span text:style-name="T130"> </text:span><text:span text:style-name="T2">(П, ІІ, 195)</text:span></text:p>
          </table:table-cell>
          <table:table-cell table:style-name="Dictionary.B2" office:value-type="string">
            <text:p text:style-name="P12">за</text:p>
            <text:p text:style-name="P16"><text:span text:style-name="T116">I </text:span><text:span text:style-name="T122">прийм.</text:span><text:span text:style-name="T117">, </text:span><text:span text:style-name="T122">з род.</text:span><text:span text:style-name="T117">, </text:span><text:span text:style-name="T122">знах.</text:span><text:span text:style-name="T117"> </text:span><text:span text:style-name="T122">і оруд.</text:span><text:span text:style-name="T117"> </text:span><text:span text:style-name="T122">відмінками</text:span><text:span text:style-name="T117">. Сполучення з </text:span><text:span text:style-name="T122">прийм.</text:span><text:span text:style-name="T117"> за виражають: Просторові відношення:</text:span></text:p>
            <text:p text:style-name="P16"><text:span text:style-name="T96">1) </text:span><text:span text:style-name="T112">із знах.</text:span><text:span text:style-name="T96"> </text:span><text:span text:style-name="T112">і оруд. в.</text:span><text:span text:style-name="T96"> Вказує на предмет, місце і т. ін.: а) за межі яких спрямовані дія, рух (</text:span><text:span text:style-name="T112">знах. в.</text:span><text:span text:style-name="T96">); б) позад, по той бік яких хто-, що-небудь знаходиться, міститься, перебуває або щось відбувається (</text:span><text:span text:style-name="T112">оруд. в.</text:span><text:span text:style-name="T96">). || У </text:span><text:span text:style-name="T112">сполуч.</text:span><text:span text:style-name="T96"> зі </text:span><text:span text:style-name="T112">сл.</text:span><text:span text:style-name="T96"> сідати (сидіти, сісти), стояти (стати) і т. ін. вказує на </text:span><text:soft-page-break/><text:span text:style-name="T96">предмет, біля якого хто-небудь розташовується, щоб виконати певну дію, або хтось знаходиться, виконуючи що-небудь. </text:span><text:span text:style-name="T99">(ВТСУМ, 373)</text:span></text:p>
          </table:table-cell>
        </table:table-row>
        <table:table-row>
          <table:covered-table-cell/>
          <table:table-cell table:style-name="Dictionary.B2" office:value-type="string">
            <text:p text:style-name="P12">світ</text:p>
            <text:p text:style-name="P16"><text:span text:style-name="T116">II </text:span><text:span text:style-name="T117">-у </text:span><text:span text:style-name="T122">і заст.</text:span><text:span text:style-name="T117"> -а, </text:span><text:span text:style-name="T122">ч.</text:span></text:p>
            <text:p text:style-name="P16">1) Сукупність усіх форм матерії як єдине ціле; всесвіт. <text:span text:style-name="T129">Геоцентрична система світу</text:span>.<text:span text:style-name="T147"> </text:span><text:span text:style-name="T146">(ВТСУМ, 1298-1299)</text:span></text:p>
          </table:table-cell>
        </table:table-row>
        <table:table-row>
          <table:table-cell table:style-name="Dictionary.A2" table:number-rows-spanned="2" office:value-type="string">
            <text:p text:style-name="P12">ЗИМНОСХÍД</text:p>
            <text:p text:style-name="P16">-у, <text:span text:style-name="T130">ім., ч., інд.-авт.,</text:span></text:p>
            <text:p text:style-name="P16"><text:span text:style-name="T9">утворене способом основоскладання і нульсуфіксальним, похідне від слів:</text:span><text:span text:style-name="T149"> </text:span><text:span text:style-name="T38">зи́мно</text:span><text:span text:style-name="T149"> і </text:span><text:span text:style-name="T38">схо́дити.</text:span></text:p>
            <text:p text:style-name="P17">Довкруги - </text:p>
            <text:p text:style-name="P16"><text:span text:style-name="T131">лише вітри з шпаркого </text:span><text:span text:style-name="T133">зимносходу</text:span><text:span text:style-name="T131">.</text:span><text:span text:style-name="T130"> </text:span><text:span text:style-name="T2">(П, І, 173)</text:span></text:p>
          </table:table-cell>
          <table:table-cell table:style-name="Dictionary.B2" office:value-type="string">
            <text:p text:style-name="P13">зи́мно</text:p>
            <text:p text:style-name="P16"><text:span text:style-name="T116">I </text:span><text:span text:style-name="T122">розм.</text:span></text:p>
            <text:p text:style-name="P16">1) <text:span text:style-name="T131">Присл.</text:span> до зимний <text:span text:style-name="T157">(ВТСУМ, 459)</text:span></text:p>
          </table:table-cell>
        </table:table-row>
        <table:table-row>
          <table:covered-table-cell/>
          <table:table-cell table:style-name="Dictionary.B2" office:value-type="string">
            <text:p text:style-name="P12">схо́дити</text:p>
            <text:p text:style-name="P16"><text:span text:style-name="T116">I </text:span><text:span text:style-name="T117">схо́дити</text:span></text:p>
            <text:p text:style-name="P16"><text:span text:style-name="T129">і рідше </text:span>зіходити, -джу, -диш, <text:span text:style-name="T129">недок.</text:span>, зійти, зійду, зійдеш, <text:span text:style-name="T129">док.</text:span></text:p>
            <text:p text:style-name="P16"><text:span text:style-name="T96">3) </text:span><text:span text:style-name="T112">перен.</text:span><text:span text:style-name="T96"> Наближатися, поширюючись, ніби опускаючись (про вечір, сутінки і т. ін.). || </text:span><text:span text:style-name="T112">на кого </text:span><text:span text:style-name="T96">— </text:span><text:span text:style-name="T112">що</text:span><text:span text:style-name="T96">, </text:span><text:span text:style-name="T112">розм.</text:span><text:span text:style-name="T96"> </text:span><text:span text:style-name="T112">кому до чого</text:span><text:span text:style-name="T96">, </text:span><text:span text:style-name="T112">книжн.</text:span><text:span text:style-name="T96">Охоплювати кого-небудь, оволодівати кимсь (про почуття, стан і т. ін.).</text:span><text:span text:style-name="T97"> </text:span><text:span text:style-name="T98">(ВТСУМ, 1421)</text:span></text:p>
          </table:table-cell>
        </table:table-row>
        <table:table-row>
          <table:table-cell table:style-name="Dictionary.A2" office:value-type="string">
            <text:p text:style-name="P12">ЗНЕГОЛОСНÍЛИЙ</text:p>
            <text:p text:style-name="P16">-а, -е, <text:span text:style-name="T131">прикм., </text:span><text:span text:style-name="T130">інд.-авт.,</text:span></text:p>
            <text:p text:style-name="P16"><text:span text:style-name="T9">утворене суфіксальним способом, похідне від слова</text:span><text:span text:style-name="T149"> </text:span><text:span text:style-name="T38">знеголосні́ти </text:span><text:span text:style-name="T141">— </text:span><text:soft-page-break/><text:span text:style-name="T141">позбавитися голосу.</text:span></text:p>
            <text:p text:style-name="P17">…це кождочасне поривання в смерть ,</text:p>
            <text:p text:style-name="P17">щоб з неї виринати в знавіснілий</text:p>
            <text:p text:style-name="P16"><text:span text:style-name="T131">хрипкий чи геть </text:span><text:span text:style-name="T133">знеголоснілий</text:span><text:span text:style-name="T131"> крик.</text:span><text:span text:style-name="T130"> </text:span><text:span text:style-name="T2">(П, І, 121)</text:span></text:p>
          </table:table-cell>
          <table:table-cell table:style-name="Dictionary.B2" office:value-type="string">
            <text:p text:style-name="P16"><text:span text:style-name="T38">Знеголосні́ти </text:span><text:span text:style-name="T141">(не подано у словнику)</text:span></text:p>
          </table:table-cell>
        </table:table-row>
        <table:table-row>
          <table:table-cell table:style-name="Dictionary.A2" table:number-rows-spanned="2" office:value-type="string">
            <text:p text:style-name="P12">ЗОЛОТОКÍНВА</text:p>
            <text:p text:style-name="P16">-и, <text:span text:style-name="T130">ім., ж., інд.-авт.,</text:span></text:p>
            <text:p text:style-name="P16"><text:span text:style-name="T9">утворене способом основоскладання, похідне від слів:</text:span><text:span text:style-name="T149"> </text:span><text:span text:style-name="T38">золоти́й</text:span><text:span text:style-name="T149"> і </text:span><text:span text:style-name="T38">кíнва.</text:span></text:p>
            <text:p text:style-name="P17"><text:span text:style-name="T36">Золотокінва</text:span> — пади-но,</text:p>
            <text:p text:style-name="P16"><text:span text:style-name="T131">спади з лиця в глиб-синь-серця.</text:span><text:span text:style-name="T130"> </text:span><text:span text:style-name="T2">(П, ІІ, 191)</text:span></text:p>
          </table:table-cell>
          <table:table-cell table:style-name="Dictionary.B2" office:value-type="string">
            <text:p text:style-name="P13">золоти́й</text:p>
            <text:p text:style-name="P16">-а, -е.</text:p>
            <text:p text:style-name="P16">4) Який своїм кольором нагадує золото; блискучо-жовтий, оранжевий.<text:span text:style-name="T129">Золота осінь</text:span>. <text:span text:style-name="T129">Золота рибка</text:span>.</text:p>
            <text:p text:style-name="P16">5) <text:span text:style-name="T129">перен.</text:span> Дуже цінний, вартий поваги (про людину, її характер і т. ін.). <text:span text:style-name="T129">Золоте серце</text:span>. <text:span text:style-name="T129">Золоті руки</text:span>.</text:p>
            <text:p text:style-name="P16">6) <text:span text:style-name="T129">перен.</text:span> Який дає людям радість, щастя; прекрасний, щасливий.<text:span text:style-name="T129">Золоте дитинство</text:span>.</text:p>
            <text:p text:style-name="P16"><text:span text:style-name="T96">7) </text:span><text:span text:style-name="T112">перен.</text:span><text:span text:style-name="T96"> Дорогий, любий (у </text:span><text:span text:style-name="T112">пестл.</text:span><text:span text:style-name="T96"> звертанні до кого-небудь). </text:span><text:span text:style-name="T99">(ВТСУМ, 475)</text:span></text:p>
          </table:table-cell>
        </table:table-row>
        <table:table-row>
          <table:covered-table-cell/>
          <table:table-cell table:style-name="Dictionary.B2" office:value-type="string">
            <text:p text:style-name="P12">кінва́</text:p>
            <text:p text:style-name="P16"><text:span text:style-name="T116">II </text:span><text:span text:style-name="T117">кінва́</text:span></text:p>
            <text:p text:style-name="P16">-и, <text:span text:style-name="T129">ж.</text:span>, <text:span text:style-name="T129">розм.</text:span></text:p>
            <text:p text:style-name="P22"><text:span text:style-name="T125">Збірн. до </text:span><text:span text:style-name="T1">кінь</text:span><text:span text:style-name="T125">.</text:span><text:span text:style-name="T126"> </text:span><text:span text:style-name="T127">(ВТСУМ, 540)</text:span></text:p>
          </table:table-cell>
        </table:table-row>
        <table:table-row>
          <table:table-cell table:style-name="Dictionary.A2" table:number-rows-spanned="2" office:value-type="string">
            <text:p text:style-name="P12">З-ПОНАДСВÍТНІЙ</text:p>
            <text:p text:style-name="P16"><text:soft-page-break/>-я, -є, <text:span text:style-name="T131">прикм., </text:span><text:span text:style-name="T130">інд.-авт.,</text:span></text:p>
            <text:p text:style-name="P16"><text:span text:style-name="T9">утворене способом основословоскладання, похідне від слів:</text:span><text:span text:style-name="T149"> </text:span><text:span text:style-name="T38">з</text:span><text:span text:style-name="T141">-</text:span><text:span text:style-name="T38">по́над</text:span><text:span text:style-name="T149"> і </text:span><text:span text:style-name="T38">світ.</text:span></text:p>
            <text:p text:style-name="P17">…аж сіла зірка на дроту й щебече</text:p>
            <text:p text:style-name="P16"><text:span text:style-name="T131">і сяє горлом — </text:span><text:span text:style-name="T133">з-понадсвітній</text:span><text:span text:style-name="T131"> спів.</text:span><text:span text:style-name="T130"> </text:span><text:span text:style-name="T2">(П, ІІ, 120)</text:span></text:p>
          </table:table-cell>
          <table:table-cell table:style-name="Dictionary.B2" office:value-type="string">
            <text:p text:style-name="P13">з-по́над</text:p>
            <text:p text:style-name="P16"><text:soft-page-break/><text:span text:style-name="T122">прийм.</text:span><text:span text:style-name="T117">, </text:span><text:span text:style-name="T122">з род. в.</text:span></text:p>
            <text:p text:style-name="P16"><text:span text:style-name="T96">Вказує на предмет, через верхній край якого спрямовано дію, рух. || Вказує на предмет, місце, у безпосередній близькості від якого починається якась дія. </text:span><text:span text:style-name="T99">(ВТСУМ, 478)</text:span></text:p>
          </table:table-cell>
        </table:table-row>
        <table:table-row>
          <table:covered-table-cell/>
          <table:table-cell table:style-name="Dictionary.B2" office:value-type="string">
            <text:p text:style-name="P16"><text:span text:style-name="T37">світ</text:span><text:span text:style-name="T139"> (див. </text:span><text:span text:style-name="T37">ЗА-СВІТИ́</text:span><text:span text:style-name="T139">)</text:span></text:p>
          </table:table-cell>
        </table:table-row>
        <table:table-row>
          <table:table-cell table:style-name="Dictionary.A2" table:number-rows-spanned="2" office:value-type="string">
            <text:p text:style-name="P12">ІСПЕРЕДЛÍТ</text:p>
            <text:p text:style-name="P17">присл., інд.-авт.,</text:p>
            <text:p text:style-name="P16"><text:span text:style-name="T8">утворене способом основоскладання, похідне від слів:</text:span> <text:span text:style-name="T37">спе́ред</text:span> і <text:span text:style-name="T37">літ.</text:span></text:p>
            <text:p text:style-name="P17">Ось твоя подоба</text:p>
            <text:p text:style-name="P16"><text:span text:style-name="T131">подвижництво людське — </text:span><text:span text:style-name="T133">іспередліт</text:span><text:span text:style-name="T131">.</text:span><text:span text:style-name="T130"> </text:span><text:span text:style-name="T2">(П, ІІ, 158)</text:span></text:p>
          </table:table-cell>
          <table:table-cell table:style-name="Dictionary.B2" office:value-type="string">
            <text:p text:style-name="P14">спе́реду</text:p>
            <text:p text:style-name="P16"><text:span text:style-name="T117">3) </text:span><text:span text:style-name="T122">присл.</text:span><text:span text:style-name="T117">, </text:span><text:span text:style-name="T122">рідко</text:span><text:span text:style-name="T117">. Раніше, в минулому; перед цим.</text:span></text:p>
            <text:p text:style-name="P16"><text:span text:style-name="T94">4) </text:span><text:span text:style-name="T111">прийм.</text:span><text:span text:style-name="T94">, </text:span><text:span text:style-name="T111">з род. в.</text:span><text:span text:style-name="T94"> Уживається для означення місця перед ким-, чим-небудь; на передньому боці чогось. </text:span><text:span text:style-name="T115">(ВТСУМ, 1361-1364)</text:span></text:p>
          </table:table-cell>
        </table:table-row>
        <table:table-row>
          <table:covered-table-cell/>
          <table:table-cell table:style-name="Dictionary.B2" office:value-type="string">
            <text:p text:style-name="P13">літа́</text:p>
            <text:p text:style-name="P16"><text:span text:style-name="T117">літ, </text:span><text:span text:style-name="T122">мн.</text:span></text:p>
            <text:p text:style-name="P16">1) Період часу в кілька років; роки.<text:span text:style-name="T147"> </text:span><text:span text:style-name="T146">(ВТСУМ, 622)</text:span></text:p>
          </table:table-cell>
        </table:table-row>
        <table:table-row>
          <table:table-cell table:style-name="Dictionary.A2" office:value-type="string">
            <text:p text:style-name="P12">КРАЙÓКРАЙ</text:p>
            <text:p text:style-name="P16">крайóкраю, <text:span text:style-name="T130">ім., ч., інд.-авт.,</text:span></text:p>
            <text:p text:style-name="P16"><text:span text:style-name="T9">утворене способом основоскладання, похідне від слів:</text:span><text:span text:style-name="T149"> </text:span><text:span text:style-name="T38">край</text:span><text:span text:style-name="T149"> і </text:span><text:span text:style-name="T38">край.</text:span></text:p>
            <text:p text:style-name="P17">З <text:span text:style-name="T36">крайокраю</text:span>, з цієї високості,</text:p>
            <text:p text:style-name="P17">пади, згорнувши крила, до долин…<text:span text:style-name="T6"> (П, І, 40);</text:span></text:p>
            <text:p text:style-name="P17">Єси ти за <text:span text:style-name="T36">крайокраєм</text:span>, чаїшся</text:p>
            <text:p text:style-name="P16"><text:soft-page-break/><text:span text:style-name="T131">од мого неоговтаного погляду…</text:span><text:span text:style-name="T130"> </text:span><text:span text:style-name="T2">(П, І, 91)</text:span></text:p>
          </table:table-cell>
          <table:table-cell table:style-name="Dictionary.B2" office:value-type="string">
            <text:p text:style-name="P12">край</text:p>
            <text:p text:style-name="P16"><text:span text:style-name="T116">I </text:span><text:span text:style-name="T117">-ю, </text:span><text:span text:style-name="T122">ч.</text:span></text:p>
            <text:p text:style-name="P16"><text:span text:style-name="T118">1) Лінія, що обмежує поверхню чого-небудь, а також те, що прилягає до цієї лінії; кінець (</text:span><text:span text:style-name="T123">див.</text:span><text:span text:style-name="T118"> кінець I 1)). || Верхній зріз стінок посудини, яких-небудь заглиблень і т. ін. || Найвіддаленіша від центру частина якої-небудь місцевості; околиця.</text:span></text:p>
            <text:p text:style-name="P16"><text:soft-page-break/><text:span text:style-name="T35">II </text:span><text:span text:style-name="T129">прийм.</text:span> <text:span text:style-name="T129">з род. в.</text:span></text:p>
            <text:p text:style-name="P16">Указує на місцезнаходження предмета поблизу іншого; біля, коло.<text:span text:style-name="T147"> </text:span><text:span text:style-name="T146">(ВТСУМ, 582)</text:span></text:p>
          </table:table-cell>
        </table:table-row>
        <table:table-row>
          <table:table-cell table:style-name="Dictionary.A2" table:number-rows-spanned="2" office:value-type="string">
            <text:p text:style-name="P12">КРАЙСЕБÉ</text:p>
            <text:p text:style-name="P16"><text:span text:style-name="T131">присл., </text:span><text:span text:style-name="T130">інд.-авт.,</text:span></text:p>
            <text:p text:style-name="P16"><text:span text:style-name="T9">утворене способом зрощення, похідне від слів:</text:span><text:span text:style-name="T149"> </text:span><text:span text:style-name="T38">край</text:span><text:span text:style-name="T149"> і </text:span><text:span text:style-name="T38">себé.</text:span></text:p>
            <text:p text:style-name="P17">І не зайти за дальні далечі.</text:p>
            <text:p text:style-name="P16"><text:span text:style-name="T131">І за </text:span><text:span text:style-name="T133">крайсебе</text:span><text:span text:style-name="T131"> не зайти.</text:span><text:span text:style-name="T130"> </text:span><text:span text:style-name="T2">(П, І, 96)</text:span></text:p>
          </table:table-cell>
          <table:table-cell table:style-name="Dictionary.B2" office:value-type="string">
            <text:p text:style-name="P16"><text:span text:style-name="T38">край </text:span><text:span text:style-name="T144">(див. </text:span><text:span text:style-name="T38">КРАЙÓКРАЙ</text:span><text:span text:style-name="T144">)</text:span></text:p>
          </table:table-cell>
        </table:table-row>
        <table:table-row>
          <table:covered-table-cell/>
          <table:table-cell table:style-name="Dictionary.B2" office:value-type="string">
            <text:p text:style-name="P13">себе́</text:p>
            <text:p text:style-name="P16"><text:span text:style-name="T122">наз. в.</text:span><text:span text:style-name="T117"> </text:span><text:span text:style-name="T122">нема</text:span><text:span text:style-name="T117">, </text:span><text:span text:style-name="T122">одн.</text:span><text:span text:style-name="T117"> </text:span><text:span text:style-name="T122">і мн.</text:span><text:span text:style-name="T117">, </text:span><text:span text:style-name="T122">займ.</text:span><text:span text:style-name="T117"> </text:span><text:span text:style-name="T122">зворотний</text:span><text:span text:style-name="T117">.</text:span></text:p>
            <text:p text:style-name="P16">Вказує на спрямованість дії на самого виконавця дії, заміняючи за змістом особові займенники.<text:span text:style-name="T147"> </text:span><text:span text:style-name="T146">(ВТСУМ, 1301)</text:span></text:p>
          </table:table-cell>
        </table:table-row>
        <table:table-row>
          <table:table-cell table:style-name="Dictionary.A2" table:number-rows-spanned="2" office:value-type="string">
            <text:p text:style-name="P12">КРАЙЧÁС</text:p>
            <text:p text:style-name="P16"><text:span text:style-name="T131">присл., </text:span><text:span text:style-name="T130">інд.-авт.,</text:span></text:p>
            <text:p text:style-name="P16"><text:span text:style-name="T9">утворене способом зрощення, похідне від слів:</text:span><text:span text:style-name="T149"> </text:span><text:span text:style-name="T38">край</text:span><text:span text:style-name="T149"> і </text:span><text:span text:style-name="T38">час.</text:span></text:p>
            <text:p text:style-name="P17">Що б то нам</text:p>
            <text:p text:style-name="P17">посовгнути — ці межигони часу,</text:p>
            <text:p text:style-name="P17">марудні межигони живоття,</text:p>
            <text:p text:style-name="P17">коли змарнілі постаті снаги,</text:p>
            <text:p text:style-name="P17">ці бурі пристрастей попопелілих,</text:p>
            <text:p text:style-name="P17">раптово окошилися на нас.</text:p>
            <text:p text:style-name="P17">І хочеться сягнути за <text:span text:style-name="T36">крайчасу</text:span>,</text:p>
            <text:p text:style-name="P16"><text:span text:style-name="T131">за прапервні.</text:span><text:span text:style-name="T130"> </text:span><text:span text:style-name="T2">(П, І, 57)</text:span></text:p>
          </table:table-cell>
          <table:table-cell table:style-name="Dictionary.B2" office:value-type="string">
            <text:p text:style-name="P16"><text:span text:style-name="T38">край </text:span><text:span text:style-name="T144">(див. </text:span><text:span text:style-name="T38">КРАЙÓКРАЙ</text:span><text:span text:style-name="T144">)</text:span></text:p>
          </table:table-cell>
        </table:table-row>
        <table:table-row>
          <table:covered-table-cell/>
          <table:table-cell table:style-name="Dictionary.B2" office:value-type="string">
            <text:p text:style-name="P12">час</text:p>
            <text:p text:style-name="P16"><text:span text:style-name="T117">-у, </text:span><text:span text:style-name="T122">ч.</text:span></text:p>
            <text:p text:style-name="P16"><text:span text:style-name="T96">1) </text:span><text:span text:style-name="T112">філос.</text:span><text:span text:style-name="T96"> Одна з основних </text:span><text:span text:style-name="T96">об’єктивних форм існування матерії, яка виявляється в тривалості буття.</text:span><text:span text:style-name="T97"> </text:span><text:span text:style-name="T98">(ВТСУМ, 1594)</text:span></text:p>
          </table:table-cell>
        </table:table-row>
        <table:table-row>
          <table:table-cell table:style-name="Dictionary.A2" table:number-rows-spanned="2" office:value-type="string">
            <text:p text:style-name="P12">КРИВОЛÉТ</text:p>
            <text:p text:style-name="P16">-у, <text:span text:style-name="T130">ім., ч., інд.-авт.,</text:span></text:p>
            <text:p text:style-name="P16"><text:span text:style-name="T9">утворене способом основоскладання, </text:span><text:soft-page-break/><text:span text:style-name="T9">похідне від слів:</text:span><text:span text:style-name="T149"> </text:span><text:span text:style-name="T38">криви́й</text:span><text:span text:style-name="T149"> і </text:span><text:span text:style-name="T38">лет.</text:span></text:p>
            <text:p text:style-name="P17">…ця колотнеча</text:p>
            <text:p text:style-name="P17">надій і спроневіри, <text:span text:style-name="T36">криволет</text:span></text:p>
            <text:p text:style-name="P17">лякливих ауспіцій, що в безгуччі</text:p>
            <text:p text:style-name="P17">шершаваими крильми прошерхотять </text:p>
            <text:p text:style-name="P16"><text:span text:style-name="T131">і всядуться на голові…</text:span><text:span text:style-name="T130"> </text:span><text:span text:style-name="T2">(П, І, 121)</text:span></text:p>
          </table:table-cell>
          <table:table-cell table:style-name="Dictionary.B2" office:value-type="string">
            <text:p text:style-name="P13">криви́й</text:p>
            <text:p text:style-name="P16">-а, -е.</text:p>
            <text:p text:style-name="P16"><text:span text:style-name="T118">6) </text:span><text:span text:style-name="T123">перен.</text:span><text:span text:style-name="T118">, </text:span><text:span text:style-name="T123">розм.</text:span><text:span text:style-name="T118"> Те саме, що хибний; </text:span><text:soft-page-break/><text:span text:style-name="T118">неправильний (у 2 </text:span><text:span text:style-name="T123">знач.</text:span><text:span text:style-name="T118">), помилковий.</text:span><text:span text:style-name="T117"> </text:span><text:span text:style-name="T121">(ВТСУМ, 585)</text:span></text:p>
          </table:table-cell>
        </table:table-row>
        <table:table-row>
          <table:covered-table-cell/>
          <table:table-cell table:style-name="Dictionary.B2" office:value-type="string">
            <text:p text:style-name="P12">лет</text:p>
            <text:p text:style-name="P16"><text:span text:style-name="T117">-у, </text:span><text:span text:style-name="T122">ч.</text:span><text:span text:style-name="T117">, </text:span><text:span text:style-name="T122">поет.</text:span></text:p>
            <text:p text:style-name="P16"><text:span text:style-name="T118">Дія за знач. літати і летіти; літ (</text:span><text:span text:style-name="T123">див.</text:span><text:span text:style-name="T118"> літ I). </text:span><text:span text:style-name="T123">Зриватися в лет</text:span><text:span text:style-name="T118">.</text:span><text:span text:style-name="T119"> </text:span><text:span text:style-name="T120">(ВТСУМ, 613)</text:span></text:p>
          </table:table-cell>
        </table:table-row>
        <table:table-row>
          <table:table-cell table:style-name="Dictionary.A2" table:number-rows-spanned="2" office:value-type="string">
            <text:p text:style-name="P12">КРИК-ЗЕЛÓ</text:p>
            <text:p text:style-name="P16"><text:span text:style-name="T150">-</text:span>á, <text:span text:style-name="T130">ім., ч., інд.-авт.,</text:span></text:p>
            <text:p text:style-name="P16"><text:span text:style-name="T13">утворене способом словоскладання, похідне від слів:</text:span><text:span text:style-name="T149"> </text:span><text:span text:style-name="T38">крик</text:span><text:span text:style-name="T149"> і </text:span><text:span text:style-name="T38">зелó.</text:span></text:p>
            <text:p text:style-name="P17">Обміліла</text:p>
            <text:p text:style-name="P17">криниця. А верба пустила</text:p>
            <text:p text:style-name="P16"><text:span text:style-name="T131">гарячі брості — в </text:span><text:span text:style-name="T133">крик-зело.</text:span><text:span text:style-name="T130"> </text:span><text:span text:style-name="T2">(П, І, 84)</text:span></text:p>
          </table:table-cell>
          <table:table-cell table:style-name="Dictionary.B2" office:value-type="string">
            <text:p text:style-name="P12">крик</text:p>
            <text:p text:style-name="P16"><text:span text:style-name="T116">I -у, </text:span><text:span text:style-name="T124">ч.</text:span></text:p>
            <text:p text:style-name="P16">1) Сильний різкий звук голосу; зойк. || Вигук (у 1 <text:span text:style-name="T129">знач.</text:span>), вигуки. || Поклик. || Гамір, галас. || Ґвалт, лемент. || Про різкі звуки тварин, птахів.</text:p>
            <text:p text:style-name="P16"><text:span text:style-name="T35">II </text:span>-у, <text:span text:style-name="T129">ч.</text:span></text:p>
            <text:p text:style-name="P16">Річка, що пересихає, або тимчасовий водоток в Австралії. <text:span text:style-name="T157">(ВТСУМ, 586)</text:span></text:p>
          </table:table-cell>
        </table:table-row>
        <table:table-row>
          <table:covered-table-cell/>
          <table:table-cell table:style-name="Dictionary.B2" office:value-type="string">
            <text:p text:style-name="P13">зело́</text:p>
            <text:p text:style-name="P16"><text:span text:style-name="T116">I </text:span><text:span text:style-name="T117">-а, </text:span><text:span text:style-name="T122">с.</text:span><text:span text:style-name="T117">, </text:span><text:span text:style-name="T122">заст.</text:span><text:span text:style-name="T117">, </text:span><text:span text:style-name="T122">поет.</text:span></text:p>
            <text:p text:style-name="P16"><text:span text:style-name="T96">Зелень (у 1 </text:span><text:span text:style-name="T112">знач.</text:span><text:span text:style-name="T96">).</text:span><text:span text:style-name="T97"> </text:span><text:span text:style-name="T98">(ВТСУМ, 457)</text:span></text:p>
          </table:table-cell>
        </table:table-row>
        <table:table-row>
          <table:table-cell table:style-name="Dictionary.A2" table:number-rows-spanned="2" office:value-type="string">
            <text:p text:style-name="P12">КРИЛАТОЛÉЗО</text:p>
            <text:p text:style-name="P16"><text:span text:style-name="T131">присл., </text:span><text:span text:style-name="T130">інд.-авт.,</text:span></text:p>
            <text:p text:style-name="P16"><text:span text:style-name="T9">утворене способом основословоскладання, похідне від слів:</text:span><text:span text:style-name="T149"> </text:span><text:span text:style-name="T38">крилáтий</text:span><text:span text:style-name="T149"> і </text:span><text:span text:style-name="T38">лéзо.</text:span></text:p>
            <text:p text:style-name="P17">Криваво рветься з нього вороння</text:p>
            <text:p text:style-name="P17">майбутнього. Летить <text:span text:style-name="T36">крилатолезо</text:span></text:p>
            <text:p text:style-name="P16"><text:span text:style-name="T131">понад проваллям яру…</text:span><text:span text:style-name="T130"> </text:span><text:span text:style-name="T2">(П, І, 29)</text:span></text:p>
          </table:table-cell>
          <table:table-cell table:style-name="Dictionary.B2" office:value-type="string">
            <text:p text:style-name="P13">крила́тий</text:p>
            <text:p text:style-name="P16">-а, -е.</text:p>
            <text:p text:style-name="P16"><text:span text:style-name="T96">1) Який має крила (у 1, 3, 4 </text:span><text:span text:style-name="T112">знач.</text:span><text:span text:style-name="T96">). || </text:span><text:span text:style-name="T112">перен.</text:span><text:span text:style-name="T96"> Який надихає, підносить. </text:span><text:span text:style-name="T112">Крилаті ідеї</text:span><text:span text:style-name="T96">. </text:span><text:span text:style-name="T99">(ВТСУМ, 586)</text:span></text:p>
          </table:table-cell>
        </table:table-row>
        <table:table-row>
          <table:covered-table-cell/>
          <table:table-cell table:style-name="Dictionary.B2" office:value-type="string">
            <text:p text:style-name="P13">ле́зо</text:p>
            <text:p text:style-name="P16"><text:span text:style-name="T117">-а, </text:span><text:span text:style-name="T122">с.</text:span></text:p>
            <text:p text:style-name="P16"><text:span text:style-name="T96">Гостра частина знаряддя, яким ріжуть, </text:span><text:soft-page-break/><text:span text:style-name="T96">колють або рубають. || Уся різальна частина такого знаряддя. </text:span><text:span text:style-name="T112">Лезо бритви</text:span><text:span text:style-name="T96">.</text:span><text:span text:style-name="T97"> </text:span><text:span text:style-name="T98">(ВТСУМ, 610)</text:span></text:p>
          </table:table-cell>
        </table:table-row>
        <table:table-row>
          <table:table-cell table:style-name="Dictionary.A2" table:number-rows-spanned="2" office:value-type="string">
            <text:p text:style-name="P12">КРИХКОКРИ́ЦЯ</text:p>
            <text:p text:style-name="P16">-і, <text:span text:style-name="T130">ім., ж., інд.-авт.,</text:span></text:p>
            <text:p text:style-name="P16"><text:span text:style-name="T9">утворене способом основоскладання, похідне від слів:</text:span><text:span text:style-name="T149"> </text:span><text:span text:style-name="T38">крихки́й</text:span><text:span text:style-name="T149"> і </text:span><text:span text:style-name="T38">кри́ця.</text:span></text:p>
            <text:p text:style-name="P17">І ти щербата доле <text:span text:style-name="T36">крихкокрице</text:span>,</text:p>
            <text:p text:style-name="P17">давно вже сонце перед нас зайшло,</text:p>
            <text:p text:style-name="P17">бо нашу путь пісками замело,</text:p>
            <text:p text:style-name="P16"><text:span text:style-name="T131">хто ж нам воздасть за битий шлях, сторице.</text:span><text:span text:style-name="T130"> </text:span><text:span text:style-name="T2">(П, ІІ, 292)</text:span></text:p>
          </table:table-cell>
          <table:table-cell table:style-name="Dictionary.B2" office:value-type="string">
            <text:p text:style-name="P13">крихки́й</text:p>
            <text:p text:style-name="P16">-а, -е.</text:p>
            <text:p text:style-name="P16">1) Який легко кришиться, розсипається. || Який не відзначається міцністю; трухлявий (про дерево тощо). <text:span text:style-name="T129">Крихкий метал</text:span>.</text:p>
            <text:p text:style-name="P16"><text:span text:style-name="T118">2) </text:span><text:span text:style-name="T123">перен.</text:span><text:span text:style-name="T118"> Те саме, що крихкотілий; тендітний.</text:span><text:span text:style-name="T117"> </text:span><text:span text:style-name="T121">(ВТСУМ, 588)</text:span></text:p>
          </table:table-cell>
        </table:table-row>
        <table:table-row>
          <table:covered-table-cell/>
          <table:table-cell table:style-name="Dictionary.B2" office:value-type="string">
            <text:p text:style-name="P13">кри́ця</text:p>
            <text:p text:style-name="P16"><text:span text:style-name="T117">-і, </text:span><text:span text:style-name="T122">ж.</text:span></text:p>
            <text:p text:style-name="P16">1) Те саме, що сталь. || Виріб із сталі.</text:p>
            <text:p text:style-name="P16"><text:span text:style-name="T118">3) </text:span><text:span text:style-name="T123">розм.</text:span><text:span text:style-name="T118">, </text:span><text:span text:style-name="T123">рідко</text:span><text:span text:style-name="T118">. Те саме, що кресало.</text:span><text:span text:style-name="T119"> </text:span><text:span text:style-name="T120">(ВТСУМ, 588)</text:span></text:p>
          </table:table-cell>
        </table:table-row>
        <table:table-row>
          <table:table-cell table:style-name="Dictionary.A2" office:value-type="string">
            <text:p text:style-name="P12">МАРНИ́ЧИТИ</text:p>
            <text:p text:style-name="P16">-чу, -чиш, <text:span text:style-name="T131">дієсл., недо</text:span><text:span text:style-name="T130">к., перех., інд.-авт.,</text:span></text:p>
            <text:p text:style-name="P16"><text:span text:style-name="T9">утворене суфіксальним способом, похідне від слова</text:span><text:span text:style-name="T140"> </text:span><text:span text:style-name="T37">марни́й.</text:span></text:p>
            <text:p text:style-name="P17">І двері на замку,</text:p>
            <text:p text:style-name="P17">ні душечки — довкола,</text:p>
            <text:p text:style-name="P17">лиш зозулі — ку-ку! - </text:p>
            <text:p text:style-name="P16"><text:span text:style-name="T133">марничать</text:span><text:span text:style-name="T131"> і спроквола.</text:span><text:span text:style-name="T130"> </text:span><text:span text:style-name="T2">(П, ІІ, 19)</text:span></text:p>
          </table:table-cell>
          <table:table-cell table:style-name="Dictionary.B2" office:value-type="string">
            <text:p text:style-name="P12">марний</text:p>
            <text:p text:style-name="P16"><text:span text:style-name="T116">II </text:span><text:span text:style-name="T117">ма́рни́й</text:span></text:p>
            <text:p text:style-name="P16">марна, марне, <text:span text:style-name="T129">розм.</text:span></text:p>
            <text:p text:style-name="P16">Худий, мізерний, блідий.<text:span text:style-name="T147"> </text:span><text:span text:style-name="T146">(ВТСУМ, 647)</text:span></text:p>
          </table:table-cell>
        </table:table-row>
        <table:table-row>
          <table:table-cell table:style-name="Dictionary.A2" table:number-rows-spanned="2" office:value-type="string">
            <text:p text:style-name="P12">МЕЖИГÓНИ</text:p>
            <text:p text:style-name="P16"><text:soft-page-break/>-ів, <text:span text:style-name="T130">ім., мн., інд.-авт.,</text:span></text:p>
            <text:p text:style-name="P16">утворене способом основоскладання, похідне від слів: <text:span text:style-name="T37">мéжи</text:span> і <text:span text:style-name="T37">гін.</text:span></text:p>
            <text:p text:style-name="P17">Що б то нам</text:p>
            <text:p text:style-name="P17">посовгнути — ці <text:span text:style-name="T36">межигони</text:span> часу,</text:p>
            <text:p text:style-name="P17">марудні <text:span text:style-name="T36">межигони</text:span> живоття,</text:p>
            <text:p text:style-name="P17">коли змарнілі постаті снаги,</text:p>
            <text:p text:style-name="P17">ці бурі пристрастей попопелілих,</text:p>
            <text:p text:style-name="P17">раптово окошилися на нас.</text:p>
            <text:p text:style-name="P17">І хочеться сягнути за крайчасу,</text:p>
            <text:p text:style-name="P16"><text:span text:style-name="T131">за прапервні.</text:span><text:span text:style-name="T130"> </text:span><text:span text:style-name="T2">(П, І, 57)</text:span></text:p>
          </table:table-cell>
          <table:table-cell table:style-name="Dictionary.B2" office:value-type="string">
            <text:p text:style-name="P12">Між (ме́жи)</text:p>
            <text:p text:style-name="P16"><text:soft-page-break/><text:span text:style-name="T117">межи, меж, </text:span><text:span text:style-name="T122">прийм.</text:span><text:span text:style-name="T117"> Уживається із </text:span><text:span text:style-name="T122">род.</text:span><text:span text:style-name="T117">, </text:span><text:span text:style-name="T122">знах.</text:span><text:span text:style-name="T117"> і </text:span><text:span text:style-name="T122">оруд.</text:span><text:span text:style-name="T117"> відмінками. Сполучення з між, межи, меж виражають: Просторові відношення:</text:span></text:p>
            <text:p text:style-name="P16"><text:span text:style-name="T96">1) </text:span><text:span text:style-name="T112">з оруд.</text:span><text:span text:style-name="T96">, </text:span><text:span text:style-name="T112">рідше з род. в.</text:span><text:span text:style-name="T96"> Уживається на означення просторового розташування предмета чи вияву дії посередині чого-небудь. </text:span><text:span text:style-name="T99">(ВТСУМ, 670)</text:span></text:p>
          </table:table-cell>
        </table:table-row>
        <table:table-row>
          <table:covered-table-cell/>
          <table:table-cell table:style-name="Dictionary.B2" office:value-type="string">
            <text:p text:style-name="P16"><text:span text:style-name="T37">гін </text:span><text:span text:style-name="T139">(див. </text:span><text:span text:style-name="T37">ВСЕГÍН</text:span><text:span text:style-name="T139">)</text:span></text:p>
          </table:table-cell>
        </table:table-row>
        <table:table-row>
          <table:table-cell table:style-name="Dictionary.A2" table:number-rows-spanned="2" office:value-type="string">
            <text:p text:style-name="P12">МЕЖИСВÍТНІЙ</text:p>
            <text:p text:style-name="P16">-я, -є, <text:span text:style-name="T131">прикм., </text:span><text:span text:style-name="T130">інд.-авт.,</text:span></text:p>
            <text:p text:style-name="P16"><text:span text:style-name="T9">утворене складносуфіксальним способом, похідне від слів:</text:span><text:span text:style-name="T6"> </text:span><text:span text:style-name="T15">ме́жи</text:span><text:span text:style-name="T12"> і </text:span><text:span text:style-name="T15">світ.</text:span></text:p>
            <text:p text:style-name="P17">Ці сосни, вбрані в синій-синій іній,</text:p>
            <text:p text:style-name="P17">на взгір’я збіглі і завмерлі, мерехтом -</text:p>
            <text:p text:style-name="P17">чи то цвинтарним ачи <text:span text:style-name="T36">межисвітнім</text:span> -</text:p>
            <text:p text:style-name="P16"><text:span text:style-name="T131">мені відкрили візерунки душ…</text:span><text:span text:style-name="T130"> </text:span><text:span text:style-name="T2">(П, І, 79)</text:span></text:p>
          </table:table-cell>
          <table:table-cell table:style-name="Dictionary.B2" office:value-type="string">
            <text:p text:style-name="P16"><text:span text:style-name="T37">ме́жи</text:span> <text:span text:style-name="T139">(див. </text:span><text:span text:style-name="T37">МЕЖИГÓНИ</text:span><text:span text:style-name="T139">)</text:span></text:p>
          </table:table-cell>
        </table:table-row>
        <table:table-row>
          <table:covered-table-cell/>
          <table:table-cell table:style-name="Dictionary.B2" office:value-type="string">
            <text:p text:style-name="P16"><text:span text:style-name="T37">світ</text:span><text:span text:style-name="T157"> </text:span><text:span text:style-name="T139">(див. </text:span><text:span text:style-name="T37">ЗА-СВІТИ́</text:span><text:span text:style-name="T139">)</text:span></text:p>
          </table:table-cell>
        </table:table-row>
        <table:table-row>
          <table:table-cell table:style-name="Dictionary.A2" table:number-rows-spanned="2" office:value-type="string">
            <text:p text:style-name="P12">МЕРТВОКРИЛИЙ</text:p>
            <text:p text:style-name="P16">-а, -е, <text:span text:style-name="T131">прикм., </text:span><text:span text:style-name="T130">інд.-авт.,</text:span></text:p>
            <text:p text:style-name="P16"><text:span text:style-name="T9">утворене складнофлективним способом, похідне від слів:</text:span><text:span text:style-name="T149"> </text:span><text:span text:style-name="T38">мéртвий</text:span><text:span text:style-name="T149"> і </text:span><text:soft-page-break/><text:span text:style-name="T38">крилó.</text:span></text:p>
            <text:p text:style-name="P17">А <text:span text:style-name="T36">мертвокрилі</text:span> стугонять стимфали,</text:p>
            <text:p text:style-name="P17">напевну провіщаючи біду,</text:p>
            <text:p text:style-name="P17">що ослонила біле опахало</text:p>
            <text:p text:style-name="P16"><text:span text:style-name="T131">і по моєму нишпорить сліду.</text:span><text:span text:style-name="T130"> </text:span><text:span text:style-name="T2">(П, ІІ, 110)</text:span></text:p>
          </table:table-cell>
          <table:table-cell table:style-name="Dictionary.B2" office:value-type="string">
            <text:p text:style-name="P13">ме́ртвий</text:p>
            <text:p text:style-name="P16">-а, -е.</text:p>
            <text:p text:style-name="P16">1) Такий, у якому припинилося життя; померлий; <text:span text:style-name="T129">прот.</text:span> живий. || <text:span text:style-name="T129">у знач.</text:span> <text:span text:style-name="T129">ім.</text:span> <text:soft-page-break/>мертвий, -вого, <text:span text:style-name="T129">ч.</text:span>; мертва, -вої, <text:span text:style-name="T129">ж.</text:span> Мрець. || Про частини тіла мерця. || Засохлий, завмерлий, сухий (про рослинність). || <text:span text:style-name="T129">перен.</text:span>Надзвичайно схвильований, знесилений, стомлений (про людину).</text:p>
            <text:p text:style-name="P16"><text:span text:style-name="T96">3) </text:span><text:span text:style-name="T112">перен.</text:span><text:span text:style-name="T96"> Позбавлений ознак життя. || Порожній, спустілий (про дім, вулицю тощо). || Позбавлений руху; завмерлий, нерухомий (про машини, механізми, предмети). || Взагалі про все неживе на протилежність живому. </text:span><text:span text:style-name="T99">(ВТСУМ, 661)</text:span></text:p>
          </table:table-cell>
        </table:table-row>
        <table:table-row>
          <table:covered-table-cell/>
          <table:table-cell table:style-name="Dictionary.B2" office:value-type="string">
            <text:p text:style-name="P13">крило́</text:p>
            <text:p text:style-name="P16"><text:span text:style-name="T117">-а, </text:span><text:span text:style-name="T122">с.</text:span></text:p>
            <text:p text:style-name="P16">1) Літальний орган птахів, комах та деяких ссавців (напр., кажанів).<text:span text:style-name="T147"> </text:span><text:span text:style-name="T146">(ВТСУМ, 587)</text:span></text:p>
          </table:table-cell>
        </table:table-row>
        <table:table-row>
          <table:table-cell table:style-name="Dictionary.A2" table:number-rows-spanned="2" office:value-type="string">
            <text:p text:style-name="P12">МОЛОДОЩÁСТЯ</text:p>
            <text:p text:style-name="P16">-я, <text:span text:style-name="T130">ім., с., інд.-авт.,</text:span></text:p>
            <text:p text:style-name="P16"><text:span text:style-name="T9">утворене способом основоскладання, похідне від слів:</text:span><text:span text:style-name="T149"> </text:span><text:span text:style-name="T38">молоди́й</text:span><text:span text:style-name="T149"> і </text:span><text:span text:style-name="T38">щáстя.</text:span></text:p>
            <text:p text:style-name="P17">Ти десь живеш на призабутім березі</text:p>
            <text:p text:style-name="P17">моїх змілілих пам’ятей. Блукаєш</text:p>
            <text:p text:style-name="P17">пустелею моїх <text:span text:style-name="T36">молодощасть</text:span>,</text:p>
            <text:p text:style-name="P16"><text:span text:style-name="T131">як біла тінь суворої скорботи.</text:span><text:span text:style-name="T130"> </text:span><text:span text:style-name="T2">(П, І, 52)</text:span></text:p>
          </table:table-cell>
          <table:table-cell table:style-name="Dictionary.B2" office:value-type="string">
            <text:p text:style-name="P16"><text:span text:style-name="T38">молоди́й </text:span><text:span text:style-name="T144">(див. </text:span><text:span text:style-name="T38">ВСЕМОЛОДИ́Й</text:span><text:span text:style-name="T144">)</text:span></text:p>
          </table:table-cell>
        </table:table-row>
        <table:table-row>
          <table:covered-table-cell/>
          <table:table-cell table:style-name="Dictionary.B2" office:value-type="string">
            <text:p text:style-name="P13">ща́стя</text:p>
            <text:p text:style-name="P16"><text:span text:style-name="T117">-я, </text:span><text:span text:style-name="T122">с.</text:span></text:p>
            <text:p text:style-name="P16">1) Стан цілковитого задоволення життям, відчуття глибокого вдоволення та безмежної радості, яких зазнає хто-небудь. || Зовнішній вияв цього відчуття. || Радість від спілкування з ким-небудь близьким, коханим тощо. || Про того, хто дає <text:soft-page-break/>радість кому-небудь, викликає гаряче почуття симпатії, любові. || Те, що викликає відчуття найвищого задоволення життям, дає радість кому-небудь.<text:span text:style-name="T147"> </text:span><text:span text:style-name="T146">(ВТСУМ, 1637)</text:span></text:p>
          </table:table-cell>
        </table:table-row>
        <table:table-row>
          <table:table-cell table:style-name="Dictionary.A2" table:number-rows-spanned="2" office:value-type="string">
            <text:p text:style-name="P12">НÁДВИЩ</text:p>
            <text:p text:style-name="P16">-і, <text:span text:style-name="T130">ім., ж., інд.-авт.,</text:span></text:p>
            <text:p text:style-name="P16"><text:span text:style-name="T9">утворене суфіксально-префіксальним способом, похідне від слів:</text:span><text:span text:style-name="T149"> </text:span><text:span text:style-name="T38">над</text:span><text:span text:style-name="T149"> і </text:span><text:span text:style-name="T38">ви́щий.</text:span></text:p>
            <text:p text:style-name="P17">У небо, у <text:span text:style-name="T36">надвищ</text:span>, за хмари за чорні</text:p>
            <text:p text:style-name="P16"><text:span text:style-name="T131">до сонця, Ікаре, спрямовуй свій лет!</text:span><text:span text:style-name="T130"> </text:span><text:span text:style-name="T2">(П, І, 98)</text:span></text:p>
          </table:table-cell>
          <table:table-cell table:style-name="Dictionary.B2" office:value-type="string">
            <text:p text:style-name="P12">над</text:p>
            <text:p text:style-name="P16"><text:span text:style-name="T122">рідко </text:span><text:span text:style-name="T117">наді, надо, </text:span><text:span text:style-name="T122">прийм.</text:span><text:span text:style-name="T117">, </text:span><text:span text:style-name="T122">з оруд.</text:span><text:span text:style-name="T117"> </text:span><text:span text:style-name="T122">і знах. в.</text:span><text:span text:style-name="T117"> Сполучення з над виражають: Просторові відношення:</text:span></text:p>
            <text:p text:style-name="P16">1) <text:span text:style-name="T129">з оруд. в.</text:span> Уживається для позначення предметів, осіб, вище яких відбувається дія. || Уживається для позначення предметів, осіб, до яких хто-небудь нахиляється, схиляється і т. ін. || Уживається для позначення місця, біля якого на вищому рівні щось розміщене.</text:p>
            <text:p text:style-name="P16">2) <text:span text:style-name="T129">із знах. в.</text:span> Уживається для позначення місця, куди спрямована дія. Об’єктні відношення:</text:p>
            <text:p text:style-name="P16"><text:span text:style-name="T96">5) </text:span><text:span text:style-name="T112">із знах.</text:span><text:span text:style-name="T96">, </text:span><text:span text:style-name="T112">рідко з оруд. в.</text:span><text:span text:style-name="T96"> Уживається для позначення вищої міри, ступеня порівняння, більшої кількості і т. ін. || Уживається для позначення предметів, осіб, яким надається перевага над ким-, чим-небудь. || Уживається для позначення перевищення якої-небудь міри, ступеня і т. ін. </text:span><text:span text:style-name="T112">Над усе</text:span><text:span text:style-name="T96">. </text:span><text:span text:style-name="T99">(ВТСУМ, 709)</text:span></text:p>
          </table:table-cell>
        </table:table-row>
        <table:table-row>
          <table:covered-table-cell/>
          <table:table-cell table:style-name="Dictionary.B2" office:value-type="string">
            <text:p text:style-name="P13">ви́щий</text:p>
            <text:p text:style-name="P16">-а, -е.</text:p>
            <text:p text:style-name="P16">1) Вищ. ст. до високий. <text:span text:style-name="T157">(ВТСУМ, 162)</text:span></text:p>
          </table:table-cell>
        </table:table-row>
        <table:table-row>
          <table:table-cell table:style-name="Dictionary.A2" table:number-rows-spanned="2" office:value-type="string">
            <text:p text:style-name="P12">НАДНÉБО</text:p>
            <text:p text:style-name="P16">-а, <text:span text:style-name="T130">ім., с., інд.-авт.,</text:span></text:p>
            <text:p text:style-name="P16"><text:span text:style-name="T9">утворене префіксальним способом, похідне від слова</text:span><text:span text:style-name="T149"> </text:span><text:span text:style-name="T38">над</text:span><text:span text:style-name="T149"> і </text:span><text:span text:style-name="T38">нéбо.</text:span></text:p>
            <text:p text:style-name="P17">Були мої моління всує - </text:p>
            <text:p text:style-name="P17">Бог не почув і не простив,</text:p>
            <text:p text:style-name="P17">і вже її душа прямує</text:p>
            <text:p text:style-name="P16"><text:span text:style-name="T131">в </text:span><text:span text:style-name="T133">наднеба</text:span><text:span text:style-name="T131"> синь.</text:span><text:span text:style-name="T130"> </text:span><text:span text:style-name="T2">(П, ІІ, 114)</text:span></text:p>
          </table:table-cell>
          <table:table-cell table:style-name="Dictionary.B2" office:value-type="string">
            <text:p text:style-name="P16"><text:span text:style-name="T38">над </text:span><text:span text:style-name="T144">(див. </text:span><text:span text:style-name="T38">НÁДВИЩ</text:span><text:span text:style-name="T144">)</text:span></text:p>
          </table:table-cell>
        </table:table-row>
        <table:table-row>
          <table:covered-table-cell/>
          <table:table-cell table:style-name="Dictionary.B2" office:value-type="string">
            <text:p text:style-name="P12">небо</text:p>
            <text:p text:style-name="P16"><text:span text:style-name="T116">I </text:span><text:span text:style-name="T117">не́бо</text:span></text:p>
            <text:p text:style-name="P16">-а, <text:span text:style-name="T129">с.</text:span></text:p>
            <text:p text:style-name="P16">1) Видимий над поверхнею землі повітряний простір у формі шатра.</text:p>
            <text:p text:style-name="P16">2) За релігійними уявленнями — місцеперебування Бога, ангелів, святих; потойбічний світ, рай.<text:span text:style-name="T147"> </text:span><text:span text:style-name="T146">(ВТСУМ, 747)</text:span></text:p>
          </table:table-cell>
        </table:table-row>
        <table:table-row>
          <table:table-cell table:style-name="Dictionary.A2" table:number-rows-spanned="2" office:value-type="string">
            <text:p text:style-name="P12">НАДÓКРУЖ</text:p>
            <text:p text:style-name="P17">незм., присл., інд.-авт.,</text:p>
            <text:p text:style-name="P16"><text:span text:style-name="T8">утворене префіксальним способом, похідне від слова</text:span><text:span text:style-name="T6"> </text:span><text:span text:style-name="T15">о́круга.</text:span></text:p>
            <text:p text:style-name="P17">А <text:span text:style-name="T36">надокруж</text:span> — майстри заплічні</text:p>
            <text:p text:style-name="P16"><text:span text:style-name="T131">стежок — ганебних і величних.</text:span><text:span text:style-name="T130"> </text:span><text:span text:style-name="T2">(П, ІІ, 165)</text:span></text:p>
          </table:table-cell>
          <table:table-cell table:style-name="Dictionary.B2" office:value-type="string">
            <text:p text:style-name="P12"><text:span text:style-name="T149">над </text:span><text:span text:style-name="T144">(див. </text:span><text:span text:style-name="T149">НÁДВИЩ</text:span><text:span text:style-name="T144">)</text:span></text:p>
          </table:table-cell>
        </table:table-row>
        <table:table-row>
          <table:covered-table-cell/>
          <table:table-cell table:style-name="Dictionary.B2" office:value-type="string">
            <text:p text:style-name="P13">окру́га</text:p>
            <text:p text:style-name="P16"><text:span text:style-name="T117">-и, </text:span><text:span text:style-name="T122">ж.</text:span></text:p>
            <text:p text:style-name="P16">1) Навколишня місцевість.<text:span text:style-name="T147"> </text:span><text:span text:style-name="T146">(ВТСУМ, 838)</text:span></text:p>
          </table:table-cell>
        </table:table-row>
        <table:table-row>
          <table:table-cell table:style-name="Dictionary.A2" table:number-rows-spanned="2" office:value-type="string">
            <text:p text:style-name="P12">НАДТОРÓСИ</text:p>
            <text:p text:style-name="P16">-ів, <text:span text:style-name="T130">ім., мн., інд.-авт.,</text:span></text:p>
            <text:p text:style-name="P16"><text:span text:style-name="T9">утворене префіксальним способом, похідне від слів:</text:span> <text:span text:style-name="T37">над</text:span> і <text:span text:style-name="T36">торóси.</text:span></text:p>
            <text:p text:style-name="P17">…оце світіння полохких світань</text:p>
            <text:p text:style-name="P17">світів жертовних, що мене запалює</text:p>
            <text:p text:style-name="P17"><text:soft-page-break/>всенепогасним і ламким, як крига,</text:p>
            <text:p text:style-name="P16"><text:span text:style-name="T131">огнем співучих </text:span><text:span text:style-name="T133">надторосів</text:span><text:span text:style-name="T131"> — криг.</text:span><text:span text:style-name="T130"> </text:span><text:span text:style-name="T2">(П, І, 80)</text:span></text:p>
          </table:table-cell>
          <table:table-cell table:style-name="Dictionary.B2" office:value-type="string">
            <text:p text:style-name="P12"><text:span text:style-name="T149">над </text:span><text:span text:style-name="T144">(див. </text:span><text:span text:style-name="T149">НÁДВИЩ</text:span><text:span text:style-name="T144">)</text:span></text:p>
          </table:table-cell>
        </table:table-row>
        <table:table-row>
          <table:covered-table-cell/>
          <table:table-cell table:style-name="Dictionary.B2" office:value-type="string">
            <text:p text:style-name="P13">торо́с</text:p>
            <text:p text:style-name="P16"><text:span text:style-name="T117">-а, </text:span><text:span text:style-name="T122">ч.</text:span></text:p>
            <text:p text:style-name="P16">Нагромадження уламків криги на замерзлих морях і річках, що утворюється внаслідок стискання льоду.<text:span text:style-name="T147"> </text:span><text:span text:style-name="T146">(ВТСУМ, 1464)</text:span></text:p>
          </table:table-cell>
        </table:table-row>
        <table:table-row>
          <table:table-cell table:style-name="Dictionary.A2" office:value-type="string">
            <text:p text:style-name="P12">НÁКРИК</text:p>
            <text:p text:style-name="P16">-у, <text:span text:style-name="T130">ім., ч., інд.-авт.,</text:span></text:p>
            <text:p text:style-name="P16"><text:span text:style-name="T9">утворене префіксальним способом, похідне від слова</text:span><text:span text:style-name="T149"> </text:span><text:span text:style-name="T38">крик.</text:span></text:p>
            <text:p text:style-name="P17">Отой прощальний змах тонкоголосий</text:p>
            <text:p text:style-name="P17">тремтливої руки, той голий <text:span text:style-name="T36">накрик</text:span> - </text:p>
            <text:p text:style-name="P17">пункти рами — щербати й яр, той пагорб - </text:p>
            <text:p text:style-name="P16"><text:span text:style-name="T131">яким зигзагом путь тобі значив?</text:span><text:span text:style-name="T130"> </text:span><text:span text:style-name="T2">(П, І, 124)</text:span></text:p>
          </table:table-cell>
          <table:table-cell table:style-name="Dictionary.B2" office:value-type="string">
            <text:p text:style-name="P16"><text:span text:style-name="T38">крик </text:span><text:span text:style-name="T144">(див. </text:span><text:span text:style-name="T38">КРИК-ЗЕЛÓ</text:span><text:span text:style-name="T144">)</text:span></text:p>
          </table:table-cell>
        </table:table-row>
        <table:table-row>
          <table:table-cell table:style-name="Dictionary.A2" office:value-type="string">
            <text:p text:style-name="P12">НÁМЕРЗИ</text:p>
            <text:p text:style-name="P16">-ів, <text:span text:style-name="T130">ім., мн., інд.-авт.,</text:span></text:p>
            <text:p text:style-name="P16"><text:span text:style-name="T9">утворене нульсуфіксальним способом, похідне від слова</text:span><text:span text:style-name="T149"> </text:span><text:span text:style-name="T38">намерза́ти.</text:span></text:p>
            <text:p text:style-name="P17">О скрипки тьмавий гуд — мов скапує живиця,</text:p>
            <text:p text:style-name="P17">зникають <text:span text:style-name="T36">намерзи</text:span> і вже хмеліє гін</text:p>
            <text:p text:style-name="P16"><text:span text:style-name="T131">дзвінкого дерева…</text:span><text:span text:style-name="T130"> </text:span><text:span text:style-name="T2">(П, ІІ, 155)</text:span></text:p>
          </table:table-cell>
          <table:table-cell table:style-name="Dictionary.B2" office:value-type="string">
            <text:p text:style-name="P13">намерза́ти</text:p>
            <text:p text:style-name="P16"><text:span text:style-name="T117">-ає, </text:span><text:span text:style-name="T122">недок.</text:span><text:span text:style-name="T117">, намерзнути </text:span><text:span text:style-name="T122">і </text:span><text:span text:style-name="T117">намерзти, -зне; </text:span><text:span text:style-name="T122">мин. ч.</text:span><text:span text:style-name="T117"> намерз, -ла, -ло; </text:span><text:span text:style-name="T122">док.</text:span></text:p>
            <text:p text:style-name="P16">1) Замерзаючи, вкривати поверхню чого-небудь або нагромаджуватися на чому-небудь (про лід, сніг і т. ін.). || Покриватися льодом.<text:span text:style-name="T147"> </text:span><text:span text:style-name="T146">(ВТСУМ, 723)</text:span></text:p>
          </table:table-cell>
        </table:table-row>
        <table:table-row>
          <table:table-cell table:style-name="Dictionary.A2" table:number-rows-spanned="2" office:value-type="string">
            <text:p text:style-name="P12">НАПІВБАЖÁННЯ</text:p>
            <text:p text:style-name="P16">-я, <text:span text:style-name="T130">ім., с., інд.-авт.,</text:span></text:p>
            <text:p text:style-name="P16"><text:span text:style-name="T9">утворене префіксальним способом, похідне від слів:</text:span><text:span text:style-name="T149"> </text:span><text:span text:style-name="T38">напíв</text:span><text:span text:style-name="T149"> і </text:span><text:span text:style-name="T38">бажáння.</text:span></text:p>
            <text:p text:style-name="P17">Напівступою,</text:p>
            <text:p text:style-name="P17"><text:soft-page-break/>як над собою винесений крок</text:p>
            <text:p text:style-name="P17">задумався і скляк. <text:span text:style-name="T36">Напівбажання</text:span>,</text:p>
            <text:p text:style-name="P16"><text:span text:style-name="T131">на півваганні втяте.</text:span><text:span text:style-name="T130"> </text:span><text:span text:style-name="T2">(П, І, 57)</text:span></text:p>
          </table:table-cell>
          <table:table-cell table:style-name="Dictionary.B2" office:value-type="string">
            <text:p text:style-name="P13">Наполови́ну (напі́в)</text:p>
            <text:p text:style-name="P17">присл.</text:p>
            <text:p text:style-name="P16">1) У розмірі чи обсязі, що охоплює половину кого-, чого-небудь.</text:p>
            <text:p text:style-name="P16">2) Пополам з чим-небудь; з домішкою, <text:soft-page-break/>з ознакою, з елементами чогось.</text:p>
            <text:p text:style-name="P16">3) Частково, не зовсім, не повністю або значною мірою. <text:span text:style-name="T157">(ВТСУМ, 730)</text:span></text:p>
          </table:table-cell>
        </table:table-row>
        <table:table-row>
          <table:covered-table-cell/>
          <table:table-cell table:style-name="Dictionary.B2" office:value-type="string">
            <text:p text:style-name="P13">бажа́ння</text:p>
            <text:p text:style-name="P16"><text:span text:style-name="T117">-я, </text:span><text:span text:style-name="T122">с.</text:span></text:p>
            <text:p text:style-name="P16">1) Прагнення, потяг до здійснення чого-небудь; хотіння.<text:span text:style-name="T147"> </text:span><text:span text:style-name="T146">(ВТСУМ, 55)</text:span></text:p>
          </table:table-cell>
        </table:table-row>
        <table:table-row>
          <table:table-cell table:style-name="Dictionary.A2" table:number-rows-spanned="2" office:value-type="string">
            <text:p text:style-name="P12">НАПІВСТУПÁ</text:p>
            <text:p text:style-name="P16">-и́, <text:span text:style-name="T130">ім., </text:span><text:span text:style-name="T131">ж., інд.-авт.,</text:span></text:p>
            <text:p text:style-name="P16"><text:span text:style-name="T2">утворене префіксальним способом, похідне від слів:</text:span><text:span text:style-name="T149"> </text:span><text:span text:style-name="T38">напíв</text:span><text:span text:style-name="T149"> і </text:span><text:span text:style-name="T38">ступа́</text:span><text:span text:style-name="T16">.</text:span></text:p>
            <text:p text:style-name="P17"><text:span text:style-name="T36">Напівступою</text:span>,</text:p>
            <text:p text:style-name="P17">як над собою винесений крок</text:p>
            <text:p text:style-name="P17">задумався і скляк. Напівбажання,</text:p>
            <text:p text:style-name="P16"><text:span text:style-name="T131">на півваганні втяте.</text:span><text:span text:style-name="T130"> </text:span><text:span text:style-name="T2">(П, І, 57)</text:span></text:p>
          </table:table-cell>
          <table:table-cell table:style-name="Dictionary.B2" office:value-type="string">
            <text:p text:style-name="P16"><text:span text:style-name="T35">напі́в </text:span>(див. <text:span text:style-name="T37">НАПІВБАЖÁННЯ</text:span>)</text:p>
          </table:table-cell>
        </table:table-row>
        <table:table-row>
          <table:covered-table-cell/>
          <table:table-cell table:style-name="Dictionary.B2" office:value-type="string">
            <text:p text:style-name="P12">ступа́</text:p>
            <text:p text:style-name="P16"><text:span text:style-name="T116">II </text:span><text:span text:style-name="T117">ступа́</text:span></text:p>
            <text:p text:style-name="P16">-и, <text:span text:style-name="T129">ж.</text:span>, <text:span text:style-name="T129">перев.</text:span> <text:span text:style-name="T129">з означ.</text:span></text:p>
            <text:p text:style-name="P16">Манера ходити, ступати; хода. || Рух ногою вперед, убік або назад; крок. || Звуки від таких рухів. || Про спокійну, тиху ходу коня; найповільніший алюр.<text:span text:style-name="T147"> </text:span><text:span text:style-name="T146">(ВТСУМ, 1407)</text:span></text:p>
          </table:table-cell>
        </table:table-row>
        <table:table-row>
          <table:table-cell table:style-name="Dictionary.A2" office:value-type="string">
            <text:p text:style-name="P12">НÁХЛЮПИ</text:p>
            <text:p text:style-name="P16">-ів, <text:span text:style-name="T130">ім., мн., інд.-авт.,</text:span></text:p>
            <text:p text:style-name="P16"><text:span text:style-name="T9">утворене префіксальним і нульсуфіксальним способом, похідне від слова</text:span><text:span text:style-name="T149"> </text:span><text:span text:style-name="T38">хлю́пати.</text:span></text:p>
            <text:p text:style-name="P17">Покірні вітру, <text:span text:style-name="T36">нахлюпи</text:span> щедрот</text:p>
            <text:p text:style-name="P17">з убогого жебрацького бенкету,</text:p>
            <text:p text:style-name="P17">відвирувавши, котяться у Лету,</text:p>
            <text:p text:style-name="P16"><text:span text:style-name="T131">в таночок взявши кревних і заброд</text:span><text:span text:style-name="T130">. </text:span><text:span text:style-name="T2">(П, І, 101)</text:span></text:p>
          </table:table-cell>
          <table:table-cell table:style-name="Dictionary.B2" office:value-type="string">
            <text:p text:style-name="P13">хлю́пати</text:p>
            <text:p text:style-name="P16"><text:span text:style-name="T117">-аю, -аєш, </text:span><text:span text:style-name="T122">недок.</text:span></text:p>
            <text:p text:style-name="P16">1) <text:span text:style-name="T129">неперех.</text:span> Плещучи, просочуючись, видавати характерні звуки (про воду, грязь і т. ін.). || З плескотом битися, ударятися об що-небудь. || Ударяючи по воді, з шумом занурюючись, падаючи в воду чи іншу рідину, створювати плескіт.</text:p>
            <text:p text:style-name="P16"><text:span text:style-name="T96">2) </text:span><text:span text:style-name="T112">перех.</text:span><text:span text:style-name="T96"> </text:span><text:span text:style-name="T112">і неперех.</text:span><text:span text:style-name="T96"> Рвучкими рухами лити, бризкати водою або іншою </text:span><text:soft-page-break/><text:span text:style-name="T96">рідиною на кого-, що-небудь. || Розливатися, виливатися, розпліскуватися. || Утворювати звуки, що нагадують хлипання.</text:span><text:span text:style-name="T112">Хлюпати носом</text:span><text:span text:style-name="T96">.</text:span><text:span text:style-name="T97"> </text:span><text:span text:style-name="T98">(ВТСУМ, 1565)</text:span></text:p>
          </table:table-cell>
        </table:table-row>
        <table:table-row>
          <table:table-cell table:style-name="Dictionary.A2" table:number-rows-spanned="2" office:value-type="string">
            <text:p text:style-name="P12">ОБАКРÁЙ</text:p>
            <text:p text:style-name="P16">-ю, <text:span text:style-name="T130">ім., ч., інд.-авт.,</text:span></text:p>
            <text:p text:style-name="P16"><text:span text:style-name="T9">утворене способом зрощення, похідне від слів:</text:span><text:span text:style-name="T149"> </text:span><text:span text:style-name="T38">óба</text:span><text:span text:style-name="T149"> і </text:span><text:span text:style-name="T38">край.</text:span></text:p>
            <text:p text:style-name="P17">З ціложиттєвого ждання</text:p>
            <text:p text:style-name="P17">Ти смерть на кілька літ відтрутив,</text:p>
            <text:p text:style-name="P17">аби почути пахощ рути</text:p>
            <text:p text:style-name="P17">і в неї впасти навмання - </text:p>
            <text:p text:style-name="P17">з усіх розлук — на <text:span text:style-name="T36">обакрай</text:span></text:p>
            <text:p text:style-name="P16"><text:span text:style-name="T131">Вітчизни — і яви, і мрії.</text:span><text:span text:style-name="T130"> </text:span><text:span text:style-name="T2">(П, ІІ, 19)</text:span></text:p>
          </table:table-cell>
          <table:table-cell table:style-name="Dictionary.B2" office:value-type="string">
            <text:p text:style-name="P16"><text:span text:style-name="T35">Оби́два (</text:span><text:span text:style-name="T38">óба</text:span><text:span text:style-name="T35">)</text:span></text:p>
            <text:p text:style-name="P16"><text:span text:style-name="T117">обох, </text:span><text:span text:style-name="T122">ч.</text:span><text:span text:style-name="T117"> </text:span><text:span text:style-name="T122">і с.</text:span><text:span text:style-name="T117">, обидві, обох, </text:span><text:span text:style-name="T122">ж.</text:span><text:span text:style-name="T117">, </text:span><text:span text:style-name="T122">числ.</text:span><text:span text:style-name="T117">, </text:span><text:span text:style-name="T122">збірн.</text:span></text:p>
            <text:p text:style-name="P16"><text:span text:style-name="T96">Означає кожний із двох названих або відомих предметів; один і другий; і той, і другий. </text:span><text:span text:style-name="T112">В обидва кінці</text:span><text:span text:style-name="T96">. </text:span><text:span text:style-name="T99">(ВТСУМ, 804)</text:span></text:p>
          </table:table-cell>
        </table:table-row>
        <table:table-row>
          <table:covered-table-cell/>
          <table:table-cell table:style-name="Dictionary.B2" office:value-type="string">
            <text:p text:style-name="P16"><text:span text:style-name="T38">край </text:span><text:span text:style-name="T144">(див. </text:span><text:span text:style-name="T38">КРАЙÓКРАЙ</text:span><text:span text:style-name="T144">)</text:span></text:p>
          </table:table-cell>
        </table:table-row>
        <table:table-row>
          <table:table-cell table:style-name="Dictionary.A2" table:number-rows-spanned="2" office:value-type="string">
            <text:p text:style-name="P12">ОБОЮДОЖÁЛИЙ</text:p>
            <text:p text:style-name="P16">-а, -е, <text:span text:style-name="T131">прикм., </text:span><text:span text:style-name="T130">інд.-авт.,</text:span></text:p>
            <text:p text:style-name="P16"><text:span text:style-name="T9">утворене складносуфіксальним способом, похідне від слів:</text:span><text:span text:style-name="T6"> </text:span><text:span text:style-name="T15">обою́до</text:span><text:span text:style-name="T6"> і </text:span><text:span text:style-name="T15">жалі́ти.</text:span></text:p>
            <text:p text:style-name="P17">Та мури, мов із мертвих всталі,</text:p>
            <text:p text:style-name="P17">похмуро мовили: чекай,</text:p>
            <text:p text:style-name="P17">ще обрадіє із печалі</text:p>
            <text:p text:style-name="P16"><text:span text:style-name="T131">твій </text:span><text:span text:style-name="T133">обоюдожалий</text:span><text:span text:style-name="T131"> край.</text:span><text:span text:style-name="T130"> </text:span><text:span text:style-name="T2">(П, І, 36)</text:span></text:p>
          </table:table-cell>
          <table:table-cell table:style-name="Dictionary.B2" office:value-type="string">
            <text:p text:style-name="P16"><text:span text:style-name="T15">Обою́до </text:span><text:span text:style-name="T12">(не подано у словнику)</text:span></text:p>
          </table:table-cell>
        </table:table-row>
        <table:table-row>
          <table:covered-table-cell/>
          <table:table-cell table:style-name="Dictionary.B2" office:value-type="string">
            <text:p text:style-name="P13">жалі́ти</text:p>
            <text:p text:style-name="P16"><text:span text:style-name="T117">-ію, -ієш, </text:span><text:span text:style-name="T122">недок.</text:span></text:p>
            <text:p text:style-name="P16">1) <text:span text:style-name="T129">перех.</text:span> <text:span text:style-name="T129">і без додатка</text:span>. Відчувати жалість, співчуття до кого-небудь.</text:p>
            <text:p text:style-name="P16">2) <text:span text:style-name="T129">неперех.</text:span> Нарікати на що-небудь, уболівати за чимось, за щось; шкодувати, жалкувати.</text:p>
            <text:p text:style-name="P16"><text:span text:style-name="T96">3) </text:span><text:span text:style-name="T112">перех.</text:span><text:span text:style-name="T96"> Берегти, оберігати кого-, що-небудь. || Неохоче витрачати що-небудь; шкодувати, жалкувати.</text:span><text:span text:style-name="T97"> </text:span><text:soft-page-break/><text:span text:style-name="T98">(ВТСУМ, 364)</text:span></text:p>
          </table:table-cell>
        </table:table-row>
        <table:table-row>
          <table:table-cell table:style-name="Dictionary.A2" office:value-type="string">
            <text:p text:style-name="P12">ОВÓГНЕНИЙ</text:p>
            <text:p text:style-name="P16">-а, -е, <text:span text:style-name="T131">дієпр., інд.-авт.,</text:span></text:p>
            <text:p text:style-name="P16"><text:span text:style-name="T8">утворене суфіксально-префіксальним способом, похідне від </text:span><text:span text:style-name="T9">в</text:span><text:span text:style-name="T149">ід неіснуючого дієслова </text:span><text:span text:style-name="T38">ово́гнити.</text:span></text:p>
            <text:p text:style-name="P17">Та за тобою небо запалало,</text:p>
            <text:p text:style-name="P16"><text:span text:style-name="T133">овогнене</text:span><text:span text:style-name="T131"> грозою стожалів.</text:span><text:span text:style-name="T130"> </text:span><text:span text:style-name="T2">(П, ІІ, 68)</text:span></text:p>
          </table:table-cell>
          <table:table-cell table:style-name="Dictionary.B2" office:value-type="string">
            <text:p text:style-name="P16"><text:span text:style-name="T38">Ово́гнити </text:span><text:span text:style-name="T141">(не подано у словнику)</text:span></text:p>
          </table:table-cell>
        </table:table-row>
        <table:table-row>
          <table:table-cell table:style-name="Dictionary.A2" office:value-type="string">
            <text:p text:style-name="P12">ОГРÁННЯ</text:p>
            <text:p text:style-name="P17">ім., с., інд.-авт.,</text:p>
            <text:p text:style-name="P16"><text:span text:style-name="T9">утворене суфіксальним способом, похідне від слова</text:span><text:span text:style-name="T6"> </text:span><text:span text:style-name="T37">огрáнювати.</text:span></text:p>
            <text:p text:style-name="P17">У зашморзі бід</text:p>
            <text:p text:style-name="P17">аж зайшовся кривий од волання борлак,</text:p>
            <text:p text:style-name="P16"><text:span text:style-name="T131">аж </text:span><text:span text:style-name="T133">огранням</text:span><text:span text:style-name="T131"> дзеркал заросилася кров!</text:span><text:span text:style-name="T130"> </text:span><text:span text:style-name="T2">(П, І, 33)</text:span></text:p>
          </table:table-cell>
          <table:table-cell table:style-name="Dictionary.B2" office:value-type="string">
            <text:p text:style-name="P16"><text:span text:style-name="T35">Ограно́вувати (</text:span><text:span text:style-name="T37">огрáнювати</text:span><text:span text:style-name="T35">)</text:span></text:p>
            <text:p text:style-name="P16"><text:span text:style-name="T117">-ую, -уєш, </text:span><text:span text:style-name="T122">недок.</text:span><text:span text:style-name="T117">, огранувати, -ую, -уєш, </text:span><text:span text:style-name="T122">док.</text:span><text:span text:style-name="T117">, </text:span><text:span text:style-name="T122">перех.</text:span><text:span text:style-name="T117">, </text:span><text:span text:style-name="T122">спец.</text:span></text:p>
            <text:p text:style-name="P16"><text:span text:style-name="T96">Шліфуючи поверхню чого-небудь, робити на ній грані.</text:span><text:span text:style-name="T97"> </text:span><text:span text:style-name="T98">(ВТСУМ, 826)</text:span></text:p>
          </table:table-cell>
        </table:table-row>
        <table:table-row>
          <table:table-cell table:style-name="Dictionary.A2" office:value-type="string">
            <text:p text:style-name="P12">ОЗЛÍННЯ</text:p>
            <text:p text:style-name="P16">-я, <text:span text:style-name="T130">ім., ж., інд.-авт.,</text:span></text:p>
            <text:p text:style-name="P16"><text:span text:style-name="T139">утворене суфіксальним способом, похідне від слова</text:span> <text:span text:style-name="T37">озли́тися.</text:span></text:p>
            <text:p text:style-name="P17">А шал який! Яке <text:span text:style-name="T36">озління</text:span>!</text:p>
            <text:p text:style-name="P16"><text:span text:style-name="T131">О білий світе-блекота.</text:span><text:span text:style-name="T130"> </text:span><text:span text:style-name="T2">(П, І, 132)</text:span></text:p>
          </table:table-cell>
          <table:table-cell table:style-name="Dictionary.B2" office:value-type="string">
            <text:p text:style-name="P13">озли́тися</text:p>
            <text:p text:style-name="P16"><text:span text:style-name="T117">-люся, -лишся, </text:span><text:span text:style-name="T122">док.</text:span></text:p>
            <text:p text:style-name="P16">Стати розлюченим, роздратованим; розізлитися, розгніватися. || Стати злим, злостивим.<text:span text:style-name="T147"> </text:span><text:span text:style-name="T146">(ВТСУМ, 834)</text:span></text:p>
          </table:table-cell>
        </table:table-row>
        <table:table-row>
          <table:table-cell table:style-name="Dictionary.A2" office:value-type="string">
            <text:p text:style-name="P12">ОШРÓТТЯ</text:p>
            <text:p text:style-name="P16">-я, <text:span text:style-name="T130">ім., збірн., інд.-авт.,</text:span></text:p>
            <text:p text:style-name="P16"><text:span text:style-name="T9">утворене суфіксально-префіксальним </text:span><text:soft-page-break/><text:span text:style-name="T9">способом, похідне від слова</text:span> <text:span text:style-name="T37">шріт.</text:span></text:p>
            <text:p text:style-name="P17">І тінь біжить — поверхи давніх днів.</text:p>
            <text:p text:style-name="P16"><text:span text:style-name="T131">І заволока — на </text:span><text:span text:style-name="T133">ошроття</text:span><text:span text:style-name="T131"> часу.</text:span><text:span text:style-name="T130"> </text:span><text:span text:style-name="T2">(П, І, 137)</text:span></text:p>
          </table:table-cell>
          <table:table-cell table:style-name="Dictionary.B2" office:value-type="string">
            <text:p text:style-name="P12">шріт</text:p>
            <text:p text:style-name="P16"><text:span text:style-name="T117">шроту, </text:span><text:span text:style-name="T122">ч.</text:span></text:p>
            <text:p text:style-name="P16">1) Дрібні свинцеві кульки для <text:soft-page-break/>стрільби з мисливської рушниці; дріб.<text:span text:style-name="T147"> </text:span><text:span text:style-name="T146">(ВТСУМ, 1631)</text:span></text:p>
          </table:table-cell>
        </table:table-row>
        <table:table-row>
          <table:table-cell table:style-name="Dictionary.A2" table:number-rows-spanned="2" office:value-type="string">
            <text:p text:style-name="P12">ПÁВЕРХ</text:p>
            <text:p text:style-name="P16">-у, <text:span text:style-name="T130">ім., ч., інд.-авт.,</text:span></text:p>
            <text:p text:style-name="P16"><text:span text:style-name="T9">утворене префіксальним способом, похідне від слів:</text:span><text:span text:style-name="T149"> </text:span><text:span text:style-name="T38">па</text:span><text:span text:style-name="T149">... (“подібний”) і </text:span><text:span text:style-name="T38">верх.</text:span></text:p>
            <text:p text:style-name="P17">Тут <text:span text:style-name="T36">паверх</text:span>, паниз, пажиття і паскін,</text:p>
            <text:p text:style-name="P17">переступай лискуче лезо меж,</text:p>
            <text:p text:style-name="P17">і рідні лиця за порожні маски</text:p>
            <text:p text:style-name="P16"><text:span text:style-name="T131">тобі здадуться з понадгірних веж.</text:span><text:span text:style-name="T130"> </text:span><text:span text:style-name="T2">(П, І, 167)</text:span></text:p>
          </table:table-cell>
          <table:table-cell table:style-name="Dictionary.B2" office:value-type="string">
            <text:p text:style-name="P16"><text:span text:style-name="T109">Па</text:span><text:span text:style-name="T100">... </text:span><text:span text:style-name="T101">(не подано у словнику)</text:span></text:p>
          </table:table-cell>
        </table:table-row>
        <table:table-row>
          <table:covered-table-cell/>
          <table:table-cell table:style-name="Dictionary.B2" office:value-type="string">
            <text:p text:style-name="P12">верх</text:p>
            <text:p text:style-name="P16"><text:span text:style-name="T117">-у, </text:span><text:span text:style-name="T122">ч.</text:span></text:p>
            <text:p text:style-name="P16">1) Верхня, найвища частина чого-небудь; вершина. || Поверхня землі, якої-небудь рідини і т. ін.<text:span text:style-name="T147"> </text:span><text:span text:style-name="T146">(ВТСУМ, 123)</text:span></text:p>
          </table:table-cell>
        </table:table-row>
        <table:table-row>
          <table:table-cell table:style-name="Dictionary.A2" office:value-type="string">
            <text:p text:style-name="P12">ПАЖИТТЯ́</text:p>
            <text:p text:style-name="P16">-я, <text:span text:style-name="T130">ім., с., інд.-авт.,</text:span></text:p>
            <text:p text:style-name="P16"><text:span text:style-name="T9">утворене префіксальним способом, похідне від слів:</text:span><text:span text:style-name="T149"> </text:span><text:span text:style-name="T38">па</text:span><text:span text:style-name="T149">... (“подібний”) і </text:span><text:span text:style-name="T38">життя́.</text:span></text:p>
            <text:p text:style-name="P17">Тут паверх, паниз, <text:span text:style-name="T36">пажиття</text:span> і паскін,</text:p>
            <text:p text:style-name="P17">переступай лискуче лезо меж,</text:p>
            <text:p text:style-name="P17">і рідні лиця за порожні маски</text:p>
            <text:p text:style-name="P16"><text:span text:style-name="T131">тобі здадуться з понадгірних веж.</text:span><text:span text:style-name="T130"> </text:span><text:span text:style-name="T2">(П, І, 167)</text:span></text:p>
          </table:table-cell>
          <table:table-cell table:style-name="Dictionary.B2" office:value-type="string">
            <text:p text:style-name="P16"><text:span text:style-name="T38">життя́</text:span><text:span text:style-name="T144"> (див </text:span><text:span text:style-name="T38">ЖИТТЄСМÉРТЬ</text:span><text:span text:style-name="T144">)</text:span></text:p>
          </table:table-cell>
        </table:table-row>
        <table:table-row>
          <table:table-cell table:style-name="Dictionary.A2" office:value-type="string">
            <text:p text:style-name="P12">ПÁНИЗ</text:p>
            <text:p text:style-name="P16"><text:soft-page-break/>-у, <text:span text:style-name="T130">ім., ч., інд.-авт.,</text:span></text:p>
            <text:p text:style-name="P16"><text:span text:style-name="T9">утворене префіксальним способом, похідне від слів:</text:span><text:span text:style-name="T149"> </text:span><text:span text:style-name="T38">па</text:span><text:span text:style-name="T149">... (“подібний”) і </text:span><text:span text:style-name="T38">низ.</text:span></text:p>
            <text:p text:style-name="P17">Тут паверх, <text:span text:style-name="T36">паниз</text:span>, пажиття і паскін,</text:p>
            <text:p text:style-name="P17">переступай лискуче лезо меж,</text:p>
            <text:p text:style-name="P17">і рідні лиця за порожні маски</text:p>
            <text:p text:style-name="P16"><text:span text:style-name="T131">тобі здадуться з понадгірних веж.</text:span><text:span text:style-name="T130"> </text:span><text:span text:style-name="T2">(П, І, 167)</text:span></text:p>
          </table:table-cell>
          <table:table-cell table:style-name="Dictionary.B2" office:value-type="string">
            <text:p text:style-name="P12">низ</text:p>
            <text:p text:style-name="P16"><text:soft-page-break/><text:span text:style-name="T117">-у, </text:span><text:span text:style-name="T122">ч.</text:span></text:p>
            <text:p text:style-name="P16"><text:span text:style-name="T118">1) Нижня частина предмета. || </text:span><text:span text:style-name="T123">рідко</text:span><text:span text:style-name="T118">. Те саме, що виворіт.</text:span><text:span text:style-name="T119"> </text:span><text:span text:style-name="T120">(ВТСУМ, 785)</text:span></text:p>
          </table:table-cell>
        </table:table-row>
        <table:table-row>
          <table:table-cell table:style-name="Dictionary.A2" office:value-type="string">
            <text:p text:style-name="P12">ПАРУ́́РА</text:p>
            <text:p text:style-name="P16">-и, <text:span text:style-name="T130">ім., ж., інд.-авт.,</text:span></text:p>
            <text:p text:style-name="P16"><text:span text:style-name="T9">утворене префіксальним способом, похідне від слів:</text:span><text:span text:style-name="T149"> </text:span><text:span text:style-name="T38">па</text:span><text:span text:style-name="T149">... (“подібний”) і </text:span><text:span text:style-name="T38">рýра.</text:span></text:p>
            <text:p text:style-name="P17">Те безмежжя сил,</text:p>
            <text:p text:style-name="P17">розбурханих од молодого болю,</text:p>
            <text:p text:style-name="P16"><text:span text:style-name="T131">ті </text:span><text:span text:style-name="T133">парури</text:span><text:span text:style-name="T131"> зусиль…</text:span><text:span text:style-name="T130"> </text:span><text:span text:style-name="T2">(П, І, 57)</text:span></text:p>
          </table:table-cell>
          <table:table-cell table:style-name="Dictionary.B2" office:value-type="string">
            <text:p text:style-name="P13">ру́ра</text:p>
            <text:p text:style-name="P16"><text:span text:style-name="T117">-и, </text:span><text:span text:style-name="T122">ж.</text:span></text:p>
            <text:p text:style-name="P22"><text:span text:style-name="T125">1) </text:span><text:span text:style-name="T128">зах.</text:span><text:span text:style-name="T125"> Те саме, що </text:span><text:span text:style-name="T1">труба</text:span><text:span text:style-name="T125">.</text:span><text:span text:style-name="T126"> </text:span><text:span text:style-name="T127">(ВТСУМ, 1279)</text:span></text:p>
          </table:table-cell>
        </table:table-row>
        <table:table-row>
          <table:table-cell table:style-name="Dictionary.A2" office:value-type="string">
            <text:p text:style-name="P12">ПÁСКІН</text:p>
            <text:p text:style-name="P16">пáскону, <text:span text:style-name="T130">ім., ч., інд.-авт.,</text:span></text:p>
            <text:p text:style-name="P16"><text:span text:style-name="T9">утворене префіксальним способом, похідне від слів:</text:span><text:span text:style-name="T149"> </text:span><text:span text:style-name="T38">па</text:span><text:span text:style-name="T149">... (“подібний”) і </text:span><text:span text:style-name="T38">скін.</text:span></text:p>
            <text:p text:style-name="P17">Тут паверх, паниз, пажиття і <text:span text:style-name="T36">паскін</text:span>,</text:p>
            <text:p text:style-name="P17">переступай лискуче лезо меж,</text:p>
            <text:p text:style-name="P17">і рідні лиця за порожні маски</text:p>
            <text:p text:style-name="P16"><text:span text:style-name="T131">тобі здадуться з понадгірних веж.</text:span><text:span text:style-name="T130"> </text:span><text:soft-page-break/><text:span text:style-name="T2">(П, І, 167)</text:span></text:p>
          </table:table-cell>
          <table:table-cell table:style-name="Dictionary.B2" office:value-type="string">
            <text:p text:style-name="P12">скін</text:p>
            <text:p text:style-name="P16"><text:span text:style-name="T117">скону, </text:span><text:span text:style-name="T122">ч.</text:span><text:span text:style-name="T117">, </text:span><text:span text:style-name="T122">уроч.</text:span></text:p>
            <text:p text:style-name="P16">Те саме, що смерть. || Кінець, межа. <text:span text:style-name="T157">(ВТСУМ, 1330)</text:span></text:p>
          </table:table-cell>
        </table:table-row>
        <table:table-row>
          <table:table-cell table:style-name="Dictionary.A2" table:number-rows-spanned="2" office:value-type="string">
            <text:p text:style-name="P12">ПЕКЕЛЬНОЗÓРИЙ</text:p>
            <text:p text:style-name="P16">-а, -е, <text:span text:style-name="T131">прикм., </text:span><text:span text:style-name="T130">інд.-авт.,</text:span></text:p>
            <text:p text:style-name="P16"><text:span text:style-name="T9">утворене складнофлективним способом, похідне від слів:</text:span><text:span text:style-name="T149"> </text:span><text:span text:style-name="T38">пеке́льний </text:span><text:span text:style-name="T149">і </text:span><text:span text:style-name="T38">зір.</text:span></text:p>
            <text:p text:style-name="P17">Мигоче, мов відьмак, паркан <text:span text:style-name="T36">пекельнозорий</text:span>,</text:p>
            <text:p text:style-name="P16"><text:span text:style-name="T131">за голосом покори душа рушає вспак.</text:span><text:span text:style-name="T130"> </text:span><text:span text:style-name="T2">(П, ІІ, 31)</text:span></text:p>
          </table:table-cell>
          <table:table-cell table:style-name="Dictionary.B2" office:value-type="string">
            <text:p text:style-name="P16"><text:span text:style-name="T38">пеке́льний </text:span><text:span text:style-name="T141">(див. </text:span><text:span text:style-name="T38">ВСЕПЕКЕ́ЛЬНИЙ</text:span><text:span text:style-name="T141">)</text:span></text:p>
          </table:table-cell>
        </table:table-row>
        <table:table-row>
          <table:covered-table-cell/>
          <table:table-cell table:style-name="Dictionary.B2" office:value-type="string">
            <text:p text:style-name="P12">зір</text:p>
            <text:p text:style-name="P16"><text:span text:style-name="T117">зору, </text:span><text:span text:style-name="T122">ч.</text:span></text:p>
            <text:p text:style-name="P16">1) Одне з п’яти почуттів, органом якого є око. || Здатність бачити.</text:p>
            <text:p text:style-name="P16">2) Спрямованість очей на кого-, що-небудь; погляд.</text:p>
            <text:p text:style-name="P16">3) Те саме, що очі. <text:span text:style-name="T157">(ВТСУМ, 460)</text:span></text:p>
          </table:table-cell>
        </table:table-row>
        <table:table-row>
          <table:table-cell table:style-name="Dictionary.A2" table:number-rows-spanned="2" office:value-type="string">
            <text:p text:style-name="P12">ПІВВАГÁННЯ</text:p>
            <text:p text:style-name="P16">-я, <text:span text:style-name="T130">ім., с., інд.-авт.,</text:span></text:p>
            <text:p text:style-name="P16"><text:span text:style-name="T9">утворене префіксальним способом, похідне від слів:</text:span><text:span text:style-name="T149"> </text:span><text:span text:style-name="T38">пів</text:span><text:span text:style-name="T149"> і </text:span><text:span text:style-name="T38">вагáння.</text:span></text:p>
            <text:p text:style-name="P17">Напівступою,</text:p>
            <text:p text:style-name="P17">як над собою винесений крок</text:p>
            <text:p text:style-name="P17">задумався і скляк. Напівбажання,</text:p>
            <text:p text:style-name="P16"><text:span text:style-name="T131">на </text:span><text:span text:style-name="T133">півваганні</text:span><text:span text:style-name="T131"> втяте.</text:span><text:span text:style-name="T130"> </text:span><text:span text:style-name="T2">(П, І, 57)</text:span></text:p>
          </table:table-cell>
          <table:table-cell table:style-name="Dictionary.B2" office:value-type="string">
            <text:p text:style-name="P16"><text:span text:style-name="T35">Полови́на </text:span><text:span text:style-name="T158">(пів)</text:span></text:p>
            <text:p text:style-name="P16"><text:span text:style-name="T117">-и, </text:span><text:span text:style-name="T122">ж.</text:span></text:p>
            <text:p text:style-name="P16">1) Одна з двох рівних частин чого-небудь. || Складова частина парного предмета. || Якась частина або певна кількість чого-небудь.</text:p>
            <text:p text:style-name="P16">2) Середина якої-небудь віддалі, якогось проміжку часу і т. ін. || Момент часу, який відповідає середині даної години. <text:span text:style-name="T157">(ВТСУМ, 1036)</text:span></text:p>
          </table:table-cell>
        </table:table-row>
        <table:table-row>
          <table:covered-table-cell/>
          <table:table-cell table:style-name="Dictionary.B2" office:value-type="string">
            <text:p text:style-name="P13">вага́ння</text:p>
            <text:p text:style-name="P16"><text:span text:style-name="T117">-я, </text:span><text:span text:style-name="T122">с.</text:span></text:p>
            <text:p text:style-name="P16">1) Дія за знач. вагатися.</text:p>
            <text:p text:style-name="P16">2) Неспроможність відразу вирішити щось; роздумування.</text:p>
            <text:p text:style-name="P16">3) Непослідовність у поглядах, <text:soft-page-break/>хитання.<text:span text:style-name="T147"> </text:span><text:span text:style-name="T146">(ВТСУМ, 106)</text:span></text:p>
          </table:table-cell>
        </table:table-row>
        <table:table-row>
          <table:table-cell table:style-name="Dictionary.A2" table:number-rows-spanned="2" office:value-type="string">
            <text:p text:style-name="P12">ПІВДУ́́ШІ</text:p>
            <text:p text:style-name="P16">півдýш, <text:span text:style-name="T130">ім., мн., інд.-авт.,</text:span></text:p>
            <text:p text:style-name="P16"><text:span text:style-name="T9">утворене префіксальним способом, похідне від слів:</text:span><text:span text:style-name="T149"> </text:span><text:span text:style-name="T38">пів</text:span><text:span text:style-name="T149"> і </text:span><text:span text:style-name="T38">ду́ші.</text:span></text:p>
            <text:p text:style-name="P17">О царство півсерць, півнадій, півпричалів,</text:p>
            <text:p text:style-name="P16"><text:span text:style-name="T131">півзамірів царство, півзмаг і </text:span><text:span text:style-name="T133">півдуш</text:span><text:span text:style-name="T131">!</text:span><text:span text:style-name="T130"> </text:span><text:span text:style-name="T2">(П, І, 98)</text:span></text:p>
          </table:table-cell>
          <table:table-cell table:style-name="Dictionary.B2" office:value-type="string">
            <text:p text:style-name="P16"><text:span text:style-name="T38">пів </text:span><text:span text:style-name="T144">(див. </text:span><text:span text:style-name="T38">ПІВВАГÁННЯ</text:span><text:span text:style-name="T144">)</text:span></text:p>
          </table:table-cell>
        </table:table-row>
        <table:table-row>
          <table:covered-table-cell/>
          <table:table-cell table:style-name="Dictionary.B2" office:value-type="string">
            <text:p text:style-name="P16"><text:span text:style-name="T38">ду́ші </text:span><text:span text:style-name="T141">(див. </text:span><text:span text:style-name="T38">ДУШЕКРÓНА</text:span><text:span text:style-name="T141">)</text:span></text:p>
          </table:table-cell>
        </table:table-row>
        <table:table-row>
          <table:table-cell table:style-name="Dictionary.A2" table:number-rows-spanned="2" office:value-type="string">
            <text:p text:style-name="P12">ПІВЗÁМІРИ</text:p>
            <text:p text:style-name="P16">-ів, <text:span text:style-name="T130">ім., мн., інд.-авт.,</text:span></text:p>
            <text:p text:style-name="P16"><text:span text:style-name="T9">утворене префіксальним способом, похідне від слів:</text:span><text:span text:style-name="T149"> </text:span><text:span text:style-name="T38">пів</text:span><text:span text:style-name="T149"> і </text:span><text:span text:style-name="T38">зáміри.</text:span></text:p>
            <text:p text:style-name="P17">О царство півсерць, півнадій, півпричалів,</text:p>
            <text:p text:style-name="P16"><text:span text:style-name="T133">півзамірів</text:span><text:span text:style-name="T131"> царство, півзмаг і півдуш!</text:span><text:span text:style-name="T130"> </text:span><text:span text:style-name="T2">(П, І, 98)</text:span></text:p>
          </table:table-cell>
          <table:table-cell table:style-name="Dictionary.B2" office:value-type="string">
            <text:p text:style-name="P16"><text:span text:style-name="T38">пів </text:span><text:span text:style-name="T144">(див. </text:span><text:span text:style-name="T38">ПІВВАГÁННЯ</text:span><text:span text:style-name="T144">)</text:span></text:p>
          </table:table-cell>
        </table:table-row>
        <table:table-row>
          <table:covered-table-cell/>
          <table:table-cell table:style-name="Dictionary.B2" office:value-type="string">
            <text:p text:style-name="P12">за́мір</text:p>
            <text:p text:style-name="P16"><text:span text:style-name="T116">I </text:span><text:span text:style-name="T117">за́мір</text:span></text:p>
            <text:p text:style-name="P16">-у, <text:span text:style-name="T129">ч.</text:span></text:p>
            <text:p text:style-name="P16"><text:span text:style-name="T96">Задум, бажання зробити щось; намір. || </text:span><text:span text:style-name="T112">перев.</text:span><text:span text:style-name="T96"> </text:span><text:span text:style-name="T112">мн.</text:span><text:span text:style-name="T96"> Таємні, підступні плани, спрямовані проти кого-, чого-небудь.</text:span><text:span text:style-name="T97"> </text:span><text:span text:style-name="T98">(ВТСУМ, 405)</text:span></text:p>
          </table:table-cell>
        </table:table-row>
        <table:table-row>
          <table:table-cell table:style-name="Dictionary.A2" table:number-rows-spanned="2" office:value-type="string">
            <text:p text:style-name="P12">ПІВЗМÁГИ</text:p>
            <text:p text:style-name="P17">ім., мн., інд.-авт.,</text:p>
            <text:p text:style-name="P16"><text:span text:style-name="T7">утворене префіксальним і нульсуфіксальним способом, похідне від слів:</text:span><text:span text:style-name="T148"> </text:span><text:span text:style-name="T39">пів</text:span><text:span text:style-name="T148"> і </text:span><text:span text:style-name="T39">змагáння.</text:span></text:p>
            <text:p text:style-name="P17">О царство півсерць, півнадій, півпричалів,</text:p>
            <text:p text:style-name="P16"><text:span text:style-name="T131">півзамірів царство, </text:span><text:span text:style-name="T133">півзмаг</text:span><text:span text:style-name="T131"> і півдуш!</text:span><text:span text:style-name="T130"> </text:span><text:span text:style-name="T2">(П, І, 98)</text:span></text:p>
          </table:table-cell>
          <table:table-cell table:style-name="Dictionary.B2" office:value-type="string">
            <text:p text:style-name="P12"><text:span text:style-name="T149">пів </text:span><text:span text:style-name="T144">(див. </text:span><text:span text:style-name="T149">ПІВВАГÁННЯ</text:span><text:span text:style-name="T144">)</text:span></text:p>
          </table:table-cell>
        </table:table-row>
        <table:table-row>
          <table:covered-table-cell/>
          <table:table-cell table:style-name="Dictionary.B2" office:value-type="string">
            <text:p text:style-name="P13">змага́ння</text:p>
            <text:p text:style-name="P16"><text:span text:style-name="T117">-я, </text:span><text:span text:style-name="T122">с.</text:span></text:p>
            <text:p text:style-name="P16">1) Намагання перевершити, перемогти когось у чому-небудь, домагаючись кращих, ніж у когось, результатів, показників.</text:p>
            <text:p text:style-name="P16"><text:span text:style-name="T96">3) </text:span><text:span text:style-name="T112">перен.</text:span><text:span text:style-name="T96"> Сутичка, боротьба двох протилежних або ворожих сил.</text:span><text:span text:style-name="T97"> </text:span><text:span text:style-name="T98">(ВТСУМ, 464)</text:span></text:p>
          </table:table-cell>
        </table:table-row>
        <text:soft-page-break/>
        <table:table-row>
          <table:table-cell table:style-name="Dictionary.A2" table:number-rows-spanned="2" office:value-type="string">
            <text:p text:style-name="P12">ПІВНАДÍЇ</text:p>
            <text:p text:style-name="P16">півнадíй, <text:span text:style-name="T130">ім., мн., інд.-авт.,</text:span></text:p>
            <text:p text:style-name="P16"><text:span text:style-name="T9">утворене префіксальним способом, похідне від слів:</text:span><text:span text:style-name="T149"> </text:span><text:span text:style-name="T38">пів</text:span><text:span text:style-name="T149"> і </text:span><text:span text:style-name="T38">надíї.</text:span></text:p>
            <text:p text:style-name="P17">О царство півсерць, <text:span text:style-name="T36">півнадій</text:span>, півпричалів,</text:p>
            <text:p text:style-name="P16"><text:span text:style-name="T131">півзамірів царство, півзмаг і півдуш!</text:span><text:span text:style-name="T130"> </text:span><text:span text:style-name="T2">(П, І, 98)</text:span></text:p>
          </table:table-cell>
          <table:table-cell table:style-name="Dictionary.B2" office:value-type="string">
            <text:p text:style-name="P12"><text:span text:style-name="T149">пів </text:span><text:span text:style-name="T144">(див. </text:span><text:span text:style-name="T149">ПІВВАГÁННЯ</text:span><text:span text:style-name="T144">)</text:span></text:p>
          </table:table-cell>
        </table:table-row>
        <table:table-row>
          <table:covered-table-cell/>
          <table:table-cell table:style-name="Dictionary.B2" office:value-type="string">
            <text:p text:style-name="P13">наді́я</text:p>
            <text:p text:style-name="P16"><text:span text:style-name="T117">-ї, </text:span><text:span text:style-name="T122">ж.</text:span></text:p>
            <text:p text:style-name="P16">1) Впевненість у можливості здійснення чогось бажаного, потрібного, приємного; сподівання.<text:span text:style-name="T147"> </text:span><text:span text:style-name="T146">(ВТСУМ, 711)</text:span></text:p>
          </table:table-cell>
        </table:table-row>
        <table:table-row>
          <table:table-cell table:style-name="Dictionary.A2" table:number-rows-spanned="2" office:value-type="string">
            <text:p text:style-name="P12">ПІВНЕБÉС</text:p>
            <text:p text:style-name="P16">півнебéс, <text:span text:style-name="T130">ім., мн., інд.-авт.,</text:span></text:p>
            <text:p text:style-name="P16"><text:span text:style-name="T9">утворене префіксальним способом, похідне від слів:</text:span><text:span text:style-name="T149"> </text:span><text:span text:style-name="T38">пів</text:span><text:span text:style-name="T149"> і </text:span><text:span text:style-name="T38">небесá.</text:span></text:p>
            <text:p text:style-name="P17">І з тих затятих здвоєних ночей</text:p>
            <text:p text:style-name="P17">на <text:span text:style-name="T36">півнебес</text:span> зажевріло б іржання</text:p>
            <text:p text:style-name="P16"><text:span text:style-name="T131">чи сиваша чи привиду.</text:span><text:span text:style-name="T130"> </text:span><text:span text:style-name="T2">(П, І, 156)</text:span></text:p>
          </table:table-cell>
          <table:table-cell table:style-name="Dictionary.B2" office:value-type="string">
            <text:p text:style-name="P12"><text:span text:style-name="T149">пів </text:span><text:span text:style-name="T144">(див. </text:span><text:span text:style-name="T149">ПІВВАГÁННЯ</text:span><text:span text:style-name="T144">)</text:span></text:p>
          </table:table-cell>
        </table:table-row>
        <table:table-row>
          <table:covered-table-cell/>
          <table:table-cell table:style-name="Dictionary.B2" office:value-type="string">
            <text:p text:style-name="P16"><text:span text:style-name="T38">небесá </text:span><text:span text:style-name="T141">(див. </text:span><text:span text:style-name="T38">НАДНÉБО</text:span><text:span text:style-name="T141">)</text:span></text:p>
          </table:table-cell>
        </table:table-row>
        <table:table-row>
          <table:table-cell table:style-name="Dictionary.A2" table:number-rows-spanned="2" office:value-type="string">
            <text:p text:style-name="P12">ПІВПРИЧÁЛИ</text:p>
            <text:p text:style-name="P16">-ів, <text:span text:style-name="T130">ім., мн., інд.-авт.,</text:span></text:p>
            <text:p text:style-name="P16"><text:span text:style-name="T9">утворене префіксальним способом, похідне від слів:</text:span><text:span text:style-name="T149"> </text:span><text:span text:style-name="T38">пів</text:span><text:span text:style-name="T149"> і </text:span><text:span text:style-name="T38">причáли.</text:span></text:p>
            <text:p text:style-name="P17">О царство півсерць, півнадій, <text:span text:style-name="T36">півпричалів</text:span>,</text:p>
            <text:p text:style-name="P16"><text:span text:style-name="T131">півзамірів царство, півзмаг і півдуш!</text:span><text:span text:style-name="T130"> </text:span><text:span text:style-name="T2">(П, І, 98)</text:span></text:p>
          </table:table-cell>
          <table:table-cell table:style-name="Dictionary.B2" office:value-type="string">
            <text:p text:style-name="P12"><text:span text:style-name="T149">пів </text:span><text:span text:style-name="T144">(див. </text:span><text:span text:style-name="T149">ПІВВАГÁННЯ</text:span><text:span text:style-name="T144">)</text:span></text:p>
          </table:table-cell>
        </table:table-row>
        <table:table-row>
          <table:covered-table-cell/>
          <table:table-cell table:style-name="Dictionary.B2" office:value-type="string">
            <text:p text:style-name="P13">прича́л</text:p>
            <text:p text:style-name="P16"><text:span text:style-name="T117">-у, </text:span><text:span text:style-name="T122">ч.</text:span></text:p>
            <text:p text:style-name="P16"><text:span text:style-name="T96">2) </text:span><text:span text:style-name="T112">перен.</text:span><text:span text:style-name="T96"> Пристановище для кого-, чого-небудь; притулок.</text:span><text:span text:style-name="T97"> </text:span><text:span text:style-name="T98">(ВТСУМ, 1139)</text:span></text:p>
          </table:table-cell>
        </table:table-row>
        <table:table-row>
          <table:table-cell table:style-name="Dictionary.A2" table:number-rows-spanned="2" office:value-type="string">
            <text:p text:style-name="P12">ПОВНОГÓРЛЯ</text:p>
            <text:p text:style-name="P16">-я, <text:span text:style-name="T130">ім., с., інд.-авт.,</text:span></text:p>
            <text:p text:style-name="P16"><text:span text:style-name="T9">Утворене способом основоскладання і </text:span><text:soft-page-break/><text:span text:style-name="T9">нульсуфіксальним, похідне від слів:</text:span><text:span text:style-name="T149"> </text:span><text:span text:style-name="T38">пóвний</text:span><text:span text:style-name="T149"> і </text:span><text:span text:style-name="T38">гóрло.</text:span></text:p>
            <text:p text:style-name="P17">До гори, до рік, до <text:span text:style-name="T36">повногорля</text:span>,</text:p>
            <text:p text:style-name="P17">повногруддям зобов’яж мене.</text:p>
            <text:p text:style-name="P17">Кожним днем боліти, кожним днем</text:p>
            <text:p text:style-name="P16"><text:span text:style-name="T131">виповняти серце власним горем.</text:span><text:span text:style-name="T130"> </text:span><text:span text:style-name="T2">(П, ІІ, 200)</text:span></text:p>
          </table:table-cell>
          <table:table-cell table:style-name="Dictionary.B2" office:value-type="string">
            <text:p text:style-name="P13">по́вний</text:p>
            <text:p text:style-name="P16">повен, -вна, -вне.</text:p>
            <text:p text:style-name="P16">1) У якому немає вільного місця, <text:soft-page-break/>заповнений до краю. || У якому є, міститься, вміщується порівняно багато кого-, чого-небудь. || У<text:span text:style-name="T129">сполуч.</text:span> з деякими <text:span text:style-name="T129">ім.</text:span> вживається на означення великої міри вияву дії, ознаки і т. ін. || Не порожній всередині (про зерно, плоди і т. ін.). || Який має велику кількість пелюсток (про квіти, цвіт і т. ін.). || <text:span text:style-name="T129">у знач.ім.</text:span> по́вна, -ної, <text:span text:style-name="T129">ж.</text:span>, <text:span text:style-name="T129">розм.</text:span> Наповнена по вінця чарка.</text:p>
            <text:p text:style-name="P16"><text:span text:style-name="T96">2) </text:span><text:span text:style-name="T112">перен.</text:span><text:span text:style-name="T96"> Цілком пройнятий, охоплений чим-небудь; сповнений чимсь. || Зайнятий, зацікавлений, захоплений ким-, чим-небудь. || Який відбиває, виражає якесь почуття, </text:span><text:span text:style-name="T96">переживання і т. ін. (про погляд, вираз обличчя тощо). || Який має в собі багато чого-небудь. || Насичений чим-небудь. </text:span><text:span text:style-name="T112">Повне життя</text:span><text:span text:style-name="T96">. </text:span><text:span text:style-name="T99">(ВТСУМ, 1000)</text:span></text:p>
          </table:table-cell>
        </table:table-row>
        <table:table-row>
          <table:covered-table-cell/>
          <table:table-cell table:style-name="Dictionary.B2" office:value-type="string">
            <text:p text:style-name="P13">го́рло</text:p>
            <text:p text:style-name="P16"><text:span text:style-name="T117">-а, </text:span><text:span text:style-name="T122">с.</text:span></text:p>
            <text:p text:style-name="P16">1) Передня частина шиї, всередині якої знаходиться початок стравоходу і дихальних шляхів. || Хрящовий канал, який є початком стравоходу і дихальних шляхів.</text:p>
            <text:p text:style-name="P16">2) Верхня звужена частина посуду.</text:p>
            <text:p text:style-name="P16"><text:soft-page-break/>3) Протока між внутрішнім і окраїнним морями або при впадінні річки в озеро чи море.<text:span text:style-name="T147"> </text:span><text:span text:style-name="T146">(ВТСУМ, 254)</text:span></text:p>
          </table:table-cell>
        </table:table-row>
        <table:table-row>
          <table:table-cell table:style-name="Dictionary.A2" table:number-rows-spanned="2" office:value-type="string">
            <text:p text:style-name="P12">ПОЗАПРÓСТІР</text:p>
            <text:p text:style-name="P16">-стору, <text:span text:style-name="T130">ім., ч., інд.-авт.,</text:span></text:p>
            <text:p text:style-name="P16"><text:span text:style-name="T9">утворене префіксальним способом, похідне від слів:</text:span><text:span text:style-name="T149"> </text:span><text:span text:style-name="T38">пóза</text:span><text:span text:style-name="T149"> і </text:span><text:span text:style-name="T38">прóстір.</text:span></text:p>
            <text:p text:style-name="P17">Як вікна в <text:span text:style-name="T36">позапростір</text:span>, позачас,</text:p>
            <text:p text:style-name="P17">за мури німоти і всепокори,</text:p>
            <text:p text:style-name="P17">так світяться свічада, світлом хорі,</text:p>
            <text:p text:style-name="P17">і пильно задивляються крізь нас</text:p>
            <text:p text:style-name="P16"><text:span text:style-name="T131">у сяйва…</text:span><text:span text:style-name="T130"> </text:span><text:span text:style-name="T2">(П, І, 66)</text:span></text:p>
          </table:table-cell>
          <table:table-cell table:style-name="Dictionary.B2" office:value-type="string">
            <text:p text:style-name="P13">по́за</text:p>
            <text:p text:style-name="P16"><text:span text:style-name="T116">II </text:span><text:span text:style-name="T122">прийм.</text:span><text:span text:style-name="T117">, </text:span><text:span text:style-name="T122">із знах.</text:span><text:span text:style-name="T117"> </text:span><text:span text:style-name="T122">і оруд. в.</text:span></text:p>
            <text:p text:style-name="P16"><text:span text:style-name="T96">4) </text:span><text:span text:style-name="T112">з оруд. в.</text:span><text:span text:style-name="T96"> Указує на існування, наявність кого-, чого-небудь або перебування когось за межами того, що названо іменником (займенником). </text:span><text:span text:style-name="T99">(ВТСУМ, 1017)</text:span></text:p>
          </table:table-cell>
        </table:table-row>
        <table:table-row>
          <table:covered-table-cell/>
          <table:table-cell table:style-name="Dictionary.B2" office:value-type="string">
            <text:p text:style-name="P13">про́стір</text:p>
            <text:p text:style-name="P16"><text:span text:style-name="T117">простору, </text:span><text:span text:style-name="T122">ч.</text:span></text:p>
            <text:p text:style-name="P16">1) <text:span text:style-name="T129">тільки одн.</text:span>, <text:span text:style-name="T129">філос.</text:span> Одна з основних об’єктивних форм існування матерії, яка характеризується протяжністю та обсягом.</text:p>
            <text:p text:style-name="P16"><text:span text:style-name="T96">4) </text:span><text:span text:style-name="T112">перен.</text:span><text:span text:style-name="T96"> Відсутність яких-небудь обмежень, перешкод у чомусь; воля.</text:span><text:span text:style-name="T97"> </text:span><text:span text:style-name="T98">(ВТСУМ, 1170)</text:span></text:p>
          </table:table-cell>
        </table:table-row>
        <table:table-row>
          <table:table-cell table:style-name="Dictionary.A2" table:number-rows-spanned="2" office:value-type="string">
            <text:p text:style-name="P12">ПОЗАЧÁС</text:p>
            <text:p text:style-name="P16">-у, <text:span text:style-name="T130">ім., ч., інд.-авт.,</text:span></text:p>
            <text:p text:style-name="P16"><text:span text:style-name="T9">утворене префіксальним способом, похідне від слів:</text:span><text:span text:style-name="T149"> </text:span><text:span text:style-name="T38">пóза</text:span><text:span text:style-name="T149"> і </text:span><text:span text:style-name="T38">час.</text:span></text:p>
            <text:p text:style-name="P17">Як вікна в позапростір, <text:span text:style-name="T36">позачас</text:span>,</text:p>
            <text:p text:style-name="P17">за мури німоти і всепокори,</text:p>
            <text:p text:style-name="P17">так світяться свічада, світлом хорі,</text:p>
            <text:p text:style-name="P17">і пильно задивляються крізь нас</text:p>
            <text:p text:style-name="P16"><text:soft-page-break/><text:span text:style-name="T131">у сяйва…</text:span><text:span text:style-name="T130"> </text:span><text:span text:style-name="T2">(П, І, 66)</text:span></text:p>
          </table:table-cell>
          <table:table-cell table:style-name="Dictionary.B2" office:value-type="string">
            <text:p text:style-name="P16"><text:span text:style-name="T38">пóза </text:span><text:span text:style-name="T141">(див. </text:span><text:span text:style-name="T38">ПОЗАПРÓСТІР</text:span><text:span text:style-name="T141">)</text:span></text:p>
          </table:table-cell>
        </table:table-row>
        <table:table-row>
          <table:covered-table-cell/>
          <table:table-cell table:style-name="Dictionary.B2" office:value-type="string">
            <text:p text:style-name="P16"><text:span text:style-name="T38">час </text:span><text:span text:style-name="T141">(див. </text:span><text:span text:style-name="T38">КРАЙЧÁС</text:span><text:span text:style-name="T141">)</text:span></text:p>
          </table:table-cell>
        </table:table-row>
        <table:table-row>
          <table:table-cell table:style-name="Dictionary.A2" table:number-rows-spanned="2" office:value-type="string">
            <text:p text:style-name="P12">ПОРОЖНЬОСÉРДИЙ</text:p>
            <text:p text:style-name="P16">-а, -е, <text:span text:style-name="T131">прикм., </text:span><text:span text:style-name="T130">інд.-авт.,</text:span></text:p>
            <text:p text:style-name="P16"><text:span text:style-name="T9">утворене складнофлективним способом, похідне від слів:</text:span><text:span text:style-name="T149"> </text:span><text:span text:style-name="T38">порóжній</text:span><text:span text:style-name="T149"> і </text:span><text:span text:style-name="T38">сéрце.</text:span></text:p>
            <text:p text:style-name="P17"><text:span text:style-name="T36">Порожньосердий</text:span> вибільшився світ,</text:p>
            <text:p text:style-name="P16"><text:span text:style-name="T131">мов простору запрагло німування…</text:span><text:span text:style-name="T130"> </text:span><text:span text:style-name="T2">(П, ІІ, 174)</text:span></text:p>
          </table:table-cell>
          <table:table-cell table:style-name="Dictionary.B2" office:value-type="string">
            <text:p text:style-name="P13">поро́жній</text:p>
            <text:p text:style-name="P16">-я, -є.</text:p>
            <text:p text:style-name="P16"><text:span text:style-name="T96">3) </text:span><text:span text:style-name="T112">у сполуч.</text:span><text:span text:style-name="T96"> </text:span><text:span text:style-name="T112">зі сл.</text:span><text:span text:style-name="T96"> життя, світ </text:span><text:span text:style-name="T112">і т. ін.</text:span><text:span text:style-name="T96">, </text:span><text:span text:style-name="T112">перен.</text:span><text:span text:style-name="T96"> Ні для кого не корисний; марний. || Позбавлений змісту, убогий змістом; беззмістовний, пустий. || Який не відповідає об’єктивній дійсності. </text:span><text:span text:style-name="T99">(ВТСУМ, 1067-1068)</text:span></text:p>
          </table:table-cell>
        </table:table-row>
        <table:table-row>
          <table:covered-table-cell/>
          <table:table-cell table:style-name="Dictionary.B2" office:value-type="string">
            <text:p text:style-name="P16"><text:span text:style-name="T38">сéрце </text:span><text:span text:style-name="T141">(див. </text:span><text:span text:style-name="T38">ГЛИ́Б-СИ́НЬ-СЕ́РЦЕ</text:span><text:span text:style-name="T141">)</text:span></text:p>
          </table:table-cell>
        </table:table-row>
        <table:table-row>
          <table:table-cell table:style-name="Dictionary.A2" table:number-rows-spanned="2" office:value-type="string">
            <text:p text:style-name="P12">ПОТАЙМИ́Р</text:p>
            <text:p text:style-name="P16">-у, <text:span text:style-name="T130">ім., ч., інд.-авт.,</text:span></text:p>
            <text:p text:style-name="P16"><text:span text:style-name="T139">Утворене способом зрощення або абревіатурним, похідне від слів:</text:span> <text:span text:style-name="T37">потаємни́й</text:span> і <text:span text:style-name="T37">мир</text:span> (можливо, <text:span text:style-name="T37">пота́й</text:span> — скорочення від <text:span text:style-name="T37">потає́мний</text:span>).</text:p>
            <text:p text:style-name="P17">І десь там гасне <text:span text:style-name="T36">потаймир</text:span>,</text:p>
            <text:p text:style-name="P17">а між торосами крижин</text:p>
            <text:p text:style-name="P16"><text:span text:style-name="T131">я сам-один і — враг-вражин…</text:span><text:span text:style-name="T130"> </text:span><text:span text:style-name="T2">(П, ІІ, 15)</text:span></text:p>
          </table:table-cell>
          <table:table-cell table:style-name="Dictionary.B2" office:value-type="string">
            <text:p text:style-name="P13">по́тай</text:p>
            <text:p text:style-name="P16"><text:span text:style-name="T122">присл.</text:span><text:span text:style-name="T117">, </text:span><text:span text:style-name="T122">від кого</text:span><text:span text:style-name="T117">, </text:span><text:span text:style-name="T122">заст.</text:span><text:span text:style-name="T117">, </text:span><text:span text:style-name="T122">рідко кого і без додатка</text:span><text:span text:style-name="T117">.</text:span></text:p>
            <text:p text:style-name="P16">Так, щоб ніхто не знав, не дізнався; таємно від когось або від усіх. || Так, щоб ніхто не побачив; непомітно для інших; крадькома. || Так, щоб ніхто не почув. || У глибині душі, не показуючи свого почуття іншим, ніяк не виявляючи зовні свого стану. || Не явно, не одверто, прикриваючись нещирими словами тощо; приховано. <text:span text:style-name="T157">(ВТСУМ, 1087)</text:span></text:p>
          </table:table-cell>
        </table:table-row>
        <table:table-row>
          <table:covered-table-cell/>
          <table:table-cell table:style-name="Dictionary.B2" office:value-type="string">
            <text:p text:style-name="P16">мир</text:p>
            <text:p text:style-name="P16"><text:span text:style-name="T116">II </text:span><text:span text:style-name="T117">-у, </text:span><text:span text:style-name="T122">ч.</text:span></text:p>
            <text:p text:style-name="P16"><text:span text:style-name="T96">1) </text:span><text:span text:style-name="T112">заст.</text:span><text:span text:style-name="T96"> Земля з усім, що на ній існує; світ.</text:span><text:span text:style-name="T97"> </text:span><text:span text:style-name="T98">(ВТСУМ, 667)</text:span></text:p>
          </table:table-cell>
        </table:table-row>
        <table:table-row>
          <table:table-cell table:style-name="Dictionary.A2" table:number-rows-spanned="2" office:value-type="string">
            <text:p text:style-name="P12">ПРАЛІТÁ</text:p>
            <text:p text:style-name="P16"><text:soft-page-break/>пралíт, <text:span text:style-name="T130">ім., мн., інд.-авт.,</text:span></text:p>
            <text:p text:style-name="P16"><text:span text:style-name="T9">утворене префіксальним способом, похідне від слів:</text:span><text:span text:style-name="T149"> </text:span><text:span text:style-name="T38">пра</text:span><text:span text:style-name="T149">... і </text:span><text:span text:style-name="T38">літá.</text:span></text:p>
            <text:p text:style-name="P17">Забудься. Стань. І зачекай мене</text:p>
            <text:p text:style-name="P17">на самоті в такому велелюдді,</text:p>
            <text:p text:style-name="P17">де спогади стовбичать, наче судді,</text:p>
            <text:p text:style-name="P16"><text:span text:style-name="T131">і пам’ять чвалом </text:span><text:span text:style-name="T133">праліта</text:span><text:span text:style-name="T131"> жене.</text:span><text:span text:style-name="T130"> </text:span><text:span text:style-name="T2">(П, ІІ, 149)</text:span></text:p>
          </table:table-cell>
          <table:table-cell table:style-name="Dictionary.B2" office:value-type="string">
            <text:p text:style-name="P13">да́вній (пра...)</text:p>
            <text:p text:style-name="P16"><text:soft-page-break/>-я, -є.</text:p>
            <text:p text:style-name="P16">1) Який давно минув; колишній. || Який застарів.</text:p>
            <text:p text:style-name="P16">2) Який існує вже багато часу; старий. || Здавна добре відомий; стародавній. <text:span text:style-name="T157">(ВТСУМ, 271)</text:span></text:p>
          </table:table-cell>
        </table:table-row>
        <table:table-row>
          <table:covered-table-cell/>
          <table:table-cell table:style-name="Dictionary.B2" office:value-type="string">
            <text:p text:style-name="P16"><text:span text:style-name="T38">літá </text:span><text:span text:style-name="T141">(див. </text:span><text:span text:style-name="T38">ІСПЕРЕДЛÍТ</text:span><text:span text:style-name="T141">)</text:span></text:p>
          </table:table-cell>
        </table:table-row>
        <table:table-row>
          <table:table-cell table:style-name="Dictionary.A2" table:number-rows-spanned="2" office:value-type="string">
            <text:p text:style-name="P12">ПРÁПЕРВНІ</text:p>
            <text:p text:style-name="P16">-ів, <text:span text:style-name="T130">ім., мн., інд.-авт.,</text:span></text:p>
            <text:p text:style-name="P16"><text:span text:style-name="T9">утворене префіксальним способом, похідне від слів:</text:span><text:span text:style-name="T149"> </text:span><text:span text:style-name="T38">пра</text:span><text:span text:style-name="T149">... і </text:span><text:span text:style-name="T37">пéрвень.</text:span></text:p>
            <text:p text:style-name="P17">Що б то нам</text:p>
            <text:p text:style-name="P17">посовгнути — ці межигони часу,</text:p>
            <text:p text:style-name="P17">марудні межигони живоття,</text:p>
            <text:p text:style-name="P17">коли змарнілі постаті снаги,</text:p>
            <text:p text:style-name="P17">ці бурі пристрастей попопелілих,</text:p>
            <text:p text:style-name="P17">раптово окошилися на нас.</text:p>
            <text:p text:style-name="P17">І хочеться сягнути за крайчасу,</text:p>
            <text:p text:style-name="P16"><text:span text:style-name="T131">за </text:span><text:span text:style-name="T133">прапервні</text:span><text:span text:style-name="T131">.</text:span><text:span text:style-name="T130"> </text:span><text:span text:style-name="T2">(П, І, 57)</text:span></text:p>
          </table:table-cell>
          <table:table-cell table:style-name="Dictionary.B2" office:value-type="string">
            <text:p text:style-name="P16"><text:span text:style-name="T38">пра</text:span><text:span text:style-name="T149">.. </text:span><text:span text:style-name="T141">(див. </text:span><text:span text:style-name="T38">ПРАЛІТÁ</text:span><text:span text:style-name="T141">)</text:span></text:p>
          </table:table-cell>
        </table:table-row>
        <table:table-row>
          <table:covered-table-cell/>
          <table:table-cell table:style-name="Dictionary.B2" office:value-type="string">
            <text:p text:style-name="P16"><text:span text:style-name="T37">Пéрвень </text:span><text:span text:style-name="T140">(не подано у словнику)</text:span></text:p>
          </table:table-cell>
        </table:table-row>
        <table:table-row>
          <table:table-cell table:style-name="Dictionary.A2" table:number-rows-spanned="2" office:value-type="string">
            <text:p text:style-name="P12">ПРИЗÁХОДИ</text:p>
            <text:p text:style-name="P16">-ів, <text:span text:style-name="T130">ім., мн., інд.-авт.,</text:span></text:p>
            <text:p text:style-name="P16"><text:span text:style-name="T102">утворене префіксальним способом, похідне від слів:</text:span><text:span text:style-name="T96"> </text:span><text:span text:style-name="T110">при</text:span><text:span text:style-name="T96"> і </text:span><text:span text:style-name="T110">за́хід.</text:span></text:p>
            <text:p text:style-name="P17">Прижухлий клониться пирій</text:p>
            <text:p text:style-name="P16"><text:soft-page-break/><text:span text:style-name="T131">на </text:span><text:span text:style-name="T133">призаходи</text:span><text:span text:style-name="T131"> дня.</text:span><text:span text:style-name="T130"> </text:span><text:span text:style-name="T2">(П, ІІ, 92)</text:span></text:p>
          </table:table-cell>
          <table:table-cell table:style-name="Dictionary.B2" office:value-type="string">
            <text:p text:style-name="P12">при</text:p>
            <text:p text:style-name="P16"><text:span text:style-name="T122">прийм.</text:span><text:span text:style-name="T117">, </text:span><text:span text:style-name="T122">з місц. в.</text:span><text:span text:style-name="T117"> Сполучення з </text:span><text:span text:style-name="T122">прийм.</text:span><text:span text:style-name="T117"> при виражають: Просторові відношення:</text:span></text:p>
            <text:p text:style-name="P16"><text:span text:style-name="T96">5) Уживається з позначенням: а) події, дії, в момент якої щось відбувається; </text:span><text:soft-page-break/><text:span text:style-name="T96">б) процесу, явища, одночасно з яким відбувається дія або виникає певний стан; в) дії, одночасно з якою відбувається інша дія чи триває стан; г) моменту дії, пов’язаного з її початком або кінцем. </text:span><text:span text:style-name="T112">Сказати при кінці</text:span><text:span text:style-name="T96">. </text:span><text:span text:style-name="T99">(ВТСУМ, 1108)</text:span></text:p>
          </table:table-cell>
        </table:table-row>
        <table:table-row>
          <table:covered-table-cell/>
          <table:table-cell table:style-name="Dictionary.B2" office:value-type="string">
            <text:p text:style-name="P13">за́хі́д</text:p>
            <text:p text:style-name="P16"><text:span text:style-name="T117">захо́ду, </text:span><text:span text:style-name="T122">ч.</text:span></text:p>
            <text:p text:style-name="P16">2) Час, коли заходить сонце.<text:span text:style-name="T147"> </text:span><text:span text:style-name="T146">(ВТСУМ, 433)</text:span></text:p>
          </table:table-cell>
        </table:table-row>
        <table:table-row>
          <table:table-cell table:style-name="Dictionary.A2" table:number-rows-spanned="2" office:value-type="string">
            <text:p text:style-name="P12">ПРИ́ТІНЬ</text:p>
            <text:p text:style-name="P16">-і, <text:span text:style-name="T130">ім., ж., інд.-авт.,</text:span></text:p>
            <text:p text:style-name="P16"><text:span text:style-name="T102">утворене префіксальним способом, </text:span><text:span text:style-name="T102">похідне від слів:</text:span><text:span text:style-name="T96"> </text:span><text:span text:style-name="T110">при</text:span><text:span text:style-name="T96"> і </text:span><text:span text:style-name="T110">тінь.</text:span></text:p>
            <text:p text:style-name="P17">Ти тінь. Ти <text:span text:style-name="T36">притінь</text:span>. Смерк і довгий гуд</text:p>
            <text:p text:style-name="P16"><text:span text:style-name="T131">і зелень бань…</text:span><text:span text:style-name="T130"> </text:span><text:span text:style-name="T2">(П, І, 134)</text:span></text:p>
          </table:table-cell>
          <table:table-cell table:style-name="Dictionary.B2" office:value-type="string">
            <text:p text:style-name="P16"><text:span text:style-name="T37">при</text:span> <text:span text:style-name="T140">(див. </text:span><text:span text:style-name="T37">ПРИ́ТІНЬ</text:span><text:span text:style-name="T140">)</text:span></text:p>
          </table:table-cell>
        </table:table-row>
        <table:table-row>
          <table:covered-table-cell/>
          <table:table-cell table:style-name="Dictionary.B2" office:value-type="string">
            <text:p text:style-name="P12">тінь</text:p>
            <text:p text:style-name="P16"><text:span text:style-name="T117">-і, </text:span><text:span text:style-name="T122">ж.</text:span></text:p>
            <text:p text:style-name="P16">1) Темний відбиток на чому-небудь від предмета, освітленого з протилежного боку. || Зображення такого відбитку в живопису; місце, що зображує на малюнку, картині найменш освітлену частину, ділянку чого-небудь. || <text:span text:style-name="T129">кого</text:span>, <text:span text:style-name="T129">чия</text:span>, <text:span text:style-name="T129">перен.</text:span> Про того, хто ніколи не покидає іншого, завжди буває з ним разом.</text:p>
            <text:p text:style-name="P16"><text:span text:style-name="T95">6) </text:span><text:span text:style-name="T111">перен.</text:span><text:span text:style-name="T95"> Ледве вловимий слід, найменша ознака чого-небудь, натяк на наявність чогось.</text:span><text:span text:style-name="T107"> </text:span><text:span text:style-name="T108">(ВТСУМ, 1454)</text:span></text:p>
          </table:table-cell>
        </table:table-row>
        <table:table-row>
          <table:table-cell table:style-name="Dictionary.A2" office:value-type="string">
            <text:p text:style-name="P12">ПРÓРОСТЕНЬ</text:p>
            <text:p text:style-name="P16">-стня, <text:span text:style-name="T130">ім., ч., інд.-авт.,</text:span></text:p>
            <text:p text:style-name="P16"><text:soft-page-break/><text:span text:style-name="T9">утворене суфіксальним способом, похідне від слова</text:span><text:span text:style-name="T6"> </text:span><text:span text:style-name="T37">проростáти.</text:span></text:p>
            <text:p text:style-name="P17">І <text:span text:style-name="T36">проростень</text:span>, і бугила,</text:p>
            <text:p text:style-name="P17">і жалом жалощів тріпоче</text:p>
            <text:p text:style-name="P17">доба і не пустити хоче</text:p>
            <text:p text:style-name="P16"><text:span text:style-name="T131">стежина, терням поросла.</text:span><text:span text:style-name="T130"> </text:span><text:span text:style-name="T2">(П, ІІ, 122)</text:span></text:p>
          </table:table-cell>
          <table:table-cell table:style-name="Dictionary.B2" office:value-type="string">
            <text:p text:style-name="P13">пророста́ти</text:p>
            <text:p text:style-name="P16"><text:span text:style-name="T117">-ає, </text:span><text:span text:style-name="T122">недок.</text:span><text:span text:style-name="T117">, прорости, -те, </text:span><text:span text:style-name="T122">док.</text:span></text:p>
            <text:p text:style-name="P16"><text:soft-page-break/><text:span text:style-name="T96">3) </text:span><text:span text:style-name="T112">неперех.</text:span><text:span text:style-name="T96"> Покриватися рослинністю (про якусь територію, місцевість); заростати. || Ставати місцем, основою для росту, появи чого-небудь.</text:span><text:span text:style-name="T97"> </text:span><text:span text:style-name="T98">(ВТСУМ, 1166)</text:span></text:p>
          </table:table-cell>
        </table:table-row>
        <table:table-row>
          <table:table-cell table:style-name="Dictionary.A2" table:number-rows-spanned="2" office:value-type="string">
            <text:p text:style-name="P16"><text:span text:style-name="T37">ПРОТИПОТÍК</text:span><text:span text:style-name="T151"> (</text:span><text:span text:style-name="T36">протипотóки</text:span><text:span text:style-name="T151">)</text:span></text:p>
            <text:p text:style-name="P16">-тóку, <text:span text:style-name="T130">ім., ч., інд.-авт.,</text:span></text:p>
            <text:p text:style-name="P16"><text:span text:style-name="T9">утворене префіксальним способом, похідне від слів:</text:span><text:span text:style-name="T149"> </text:span><text:span text:style-name="T38">прóти</text:span><text:span text:style-name="T149">... і </text:span><text:span text:style-name="T38">потíк.</text:span></text:p>
            <text:p text:style-name="P17">Розбратані <text:span text:style-name="T36">протипотоки</text:span></text:p>
            <text:p text:style-name="P17">’дне одного наздоганяють,</text:p>
            <text:p text:style-name="P17">годують себе проминанням</text:p>
            <text:p text:style-name="P16"><text:span text:style-name="T131">заказаних долею стріч.</text:span><text:span text:style-name="T130"> </text:span><text:span text:style-name="T2">(П, І, 86)</text:span></text:p>
          </table:table-cell>
          <table:table-cell table:style-name="Dictionary.B2" office:value-type="string">
            <text:p text:style-name="P13">про́ти</text:p>
            <text:p text:style-name="P16"><text:span text:style-name="T116">II </text:span><text:span text:style-name="T122">присл.</text:span></text:p>
            <text:p text:style-name="P16"><text:span text:style-name="T96">Не на підтримку, не на користь кого-, чого-небудь. || </text:span><text:span text:style-name="T112">у знач.</text:span><text:span text:style-name="T96"> </text:span><text:span text:style-name="T112">присудк. сл.</text:span><text:span text:style-name="T96"> || </text:span><text:span text:style-name="T112">у знач.</text:span><text:span text:style-name="T96"> </text:span><text:span text:style-name="T112">ім.</text:span><text:span text:style-name="T96">, </text:span><text:span text:style-name="T112">розм.</text:span><text:span text:style-name="T96"> Те, що є негативним чинником стосовно до чогось, заперечення чогось. </text:span><text:span text:style-name="T99">(ВТСУМ, 1173)</text:span></text:p>
          </table:table-cell>
        </table:table-row>
        <table:table-row>
          <table:covered-table-cell/>
          <table:table-cell table:style-name="Dictionary.B2" office:value-type="string">
            <text:p text:style-name="P13">поті́к</text:p>
            <text:p text:style-name="P16"><text:span text:style-name="T117">-току, </text:span><text:span text:style-name="T122">ч.</text:span></text:p>
            <text:p text:style-name="P16">1) Річка (<text:span text:style-name="T129">перев.</text:span> невелика), струмок із стрімкою течією. || Маса води, що стрімко тече. || Маса якої-небудь рідини, що швидко тече, виливається звідкись. || <text:span text:style-name="T129">чого</text:span>, <text:span text:style-name="T129">який</text:span>. Маса (повітря, світла, звуків і т. ін.), що поширюється звідкись, спрямовується кудись. || Фізична величина, що характеризує цей рух. <text:span text:style-name="T129">Магнітний потік</text:span>.</text:p>
            <text:p text:style-name="P16"><text:span text:style-name="T96">2) </text:span><text:span text:style-name="T112">кого</text:span><text:span text:style-name="T96">, </text:span><text:span text:style-name="T112">чого</text:span><text:span text:style-name="T96">, </text:span><text:span text:style-name="T112">який</text:span><text:span text:style-name="T96">, </text:span><text:span text:style-name="T112">перен.</text:span><text:span text:style-name="T96"> Велика кількість, маса кого-, чого-небудь, що рухається в одному напрямі. || Безперервний рух, надходження </text:span><text:soft-page-break/><text:span text:style-name="T96">великої кількості чого-небудь.</text:span><text:span text:style-name="T97"> </text:span><text:span text:style-name="T98">(ВТСУМ, 1088-1089)</text:span></text:p>
          </table:table-cell>
        </table:table-row>
        <table:table-row>
          <table:table-cell table:style-name="Dictionary.A2" table:number-rows-spanned="2" office:value-type="string">
            <text:p text:style-name="P12">ПРУЖНОГОЛÓСИЙ</text:p>
            <text:p text:style-name="P16">-а, -е, <text:span text:style-name="T131">прикм., </text:span><text:span text:style-name="T130">інд.-авт.,</text:span></text:p>
            <text:p text:style-name="P16"><text:span text:style-name="T9">утворене складнофлективним способом, похідне від слів:</text:span><text:span text:style-name="T149"> </text:span><text:span text:style-name="T38">прýжний</text:span><text:span text:style-name="T149"> і </text:span><text:span text:style-name="T38">гóлос.</text:span></text:p>
            <text:p text:style-name="P17">…янгольський мосянжний хор</text:p>
            <text:p text:style-name="P17">гучить на присілки і села</text:p>
            <text:p text:style-name="P17">і проста пісенька весела</text:p>
            <text:p text:style-name="P16"><text:span text:style-name="T133">пружноголосий</text:span><text:span text:style-name="T131"> барвить хор.</text:span><text:span text:style-name="T130"> </text:span><text:span text:style-name="T2">(П, ІІ, 277)</text:span></text:p>
          </table:table-cell>
          <table:table-cell table:style-name="Dictionary.B2" office:value-type="string">
            <text:p text:style-name="P13">пру́жни́й</text:p>
            <text:p text:style-name="P16">пружна, пружне.</text:p>
            <text:p text:style-name="P16"><text:span text:style-name="T96">3) </text:span><text:span text:style-name="T112">перен.</text:span><text:span text:style-name="T96"> Тугий, міцний (про тіло, м’язи і т. ін.). || З тугим, гнучким тілом, міцними м’язами. </text:span><text:span text:style-name="T99">(ВТСУМ, 1182)</text:span></text:p>
          </table:table-cell>
        </table:table-row>
        <table:table-row>
          <table:covered-table-cell/>
          <table:table-cell table:style-name="Dictionary.B2" office:value-type="string">
            <text:p text:style-name="P13">го́лос</text:p>
            <text:p text:style-name="P16"><text:span text:style-name="T117">-у, </text:span><text:span text:style-name="T122">ч.</text:span></text:p>
            <text:p text:style-name="P16">3) Звучання голосових зв’язок як матеріал вокального мистецтва.<text:span text:style-name="T147"> </text:span><text:span text:style-name="T146">(ВТСУМ, 251)</text:span></text:p>
          </table:table-cell>
        </table:table-row>
        <table:table-row>
          <table:table-cell table:style-name="Dictionary.A2" table:number-rows-spanned="2" office:value-type="string">
            <text:p text:style-name="P12">ПУРГ-СНІГИ́</text:p>
            <text:p text:style-name="P16">-і́в, <text:span text:style-name="T130">ім., мн., інд.-авт.,</text:span></text:p>
            <text:p text:style-name="P16"><text:span text:style-name="T9">утворене способом словоскладання, похідне від слів:</text:span><text:span text:style-name="T149"> </text:span><text:span text:style-name="T38">пургá</text:span><text:span text:style-name="T149"> і </text:span><text:span text:style-name="T38">сніги́.</text:span></text:p>
            <text:p text:style-name="P17">Лиш модрини<text:span text:style-name="T159"> </text:span>гудуть, гудуть мо-</text:p>
            <text:p text:style-name="P17">дрини,</text:p>
            <text:p text:style-name="P17">а вітри лекалами хуг</text:p>
            <text:p text:style-name="P17">піють,</text:p>
            <text:p text:style-name="P17">що заблуклий в сопках пестун</text:p>
            <text:p text:style-name="P17">скоро</text:p>
            <text:p text:style-name="P17">без ведмедиці в <text:span text:style-name="T36">пург-снігах</text:span></text:p>
            <text:p text:style-name="P16"><text:span text:style-name="T131">згине.</text:span><text:span text:style-name="T130"> </text:span><text:span text:style-name="T2">(П, ІІ, 17)</text:span></text:p>
          </table:table-cell>
          <table:table-cell table:style-name="Dictionary.B2" office:value-type="string">
            <text:p text:style-name="P13">пурга́</text:p>
            <text:p text:style-name="P16"><text:span text:style-name="T117">-и, </text:span><text:span text:style-name="T122">ж.</text:span></text:p>
            <text:p text:style-name="P16">1) Сильний вітер зі снігом; завірюха, хуртовина. <text:span text:style-name="T157">(ВТСУМ, 1189)</text:span></text:p>
          </table:table-cell>
        </table:table-row>
        <table:table-row>
          <table:covered-table-cell/>
          <table:table-cell table:style-name="Dictionary.B2" office:value-type="string">
            <text:p text:style-name="P12">сніг</text:p>
            <text:p text:style-name="P16"><text:span text:style-name="T117">-у, </text:span><text:span text:style-name="T122">ч.</text:span></text:p>
            <text:p text:style-name="P16">Атмосферні опади у вигляді білих зіркоподібних кристалів чи пластівців, що становлять скупчення таких кристалів. || Суцільна маса таких опадів, що лежить на поверхні чого-небудь. || Холодний край.<text:span text:style-name="T147"> </text:span><text:span text:style-name="T146">(ВТСУМ, 1351)</text:span></text:p>
          </table:table-cell>
        </table:table-row>
        <table:table-row>
          <table:table-cell table:style-name="Dictionary.A2" table:number-rows-spanned="2" office:value-type="string">
            <text:p text:style-name="P12">РÁДОЩІ-ЖАЛÍ</text:p>
            <text:p text:style-name="P16"><text:soft-page-break/>рáдоще-жалíв, <text:span text:style-name="T130">ім., мн., інд.-авт.,</text:span></text:p>
            <text:p text:style-name="P16"><text:span text:style-name="T9">утворене способом словоскладання, похідне від слів:</text:span><text:span text:style-name="T149"> </text:span><text:span text:style-name="T38">рáдощі</text:span><text:span text:style-name="T149"> і </text:span><text:span text:style-name="T38">жалі́.</text:span></text:p>
            <text:p text:style-name="P17">…де розкошує маячня</text:p>
            <text:p text:style-name="P17">моїх далеких недобутих марень</text:p>
            <text:p text:style-name="P16"><text:span text:style-name="T131">в калейдоскопі </text:span><text:span text:style-name="T133">радоще-жалів</text:span><text:span text:style-name="T131">…</text:span><text:span text:style-name="T130"> </text:span><text:span text:style-name="T2">(П, І, 206-207)</text:span></text:p>
          </table:table-cell>
          <table:table-cell table:style-name="Dictionary.B2" office:value-type="string">
            <text:p text:style-name="P16"><text:span text:style-name="T35">Ра́дість (</text:span><text:span text:style-name="T38">рáдощі</text:span><text:span text:style-name="T35">)</text:span></text:p>
            <text:p text:style-name="P16"><text:soft-page-break/><text:span text:style-name="T117">-дості, </text:span><text:span text:style-name="T122">ж.</text:span></text:p>
            <text:p text:style-name="P16">1) Почуття задоволення, втіха, приємність. <text:span text:style-name="T157">(ВТСУМ, 1199)</text:span></text:p>
          </table:table-cell>
        </table:table-row>
        <table:table-row>
          <table:covered-table-cell/>
          <table:table-cell table:style-name="Dictionary.B2" office:value-type="string">
            <text:p text:style-name="P12">жаль</text:p>
            <text:p text:style-name="P16"><text:span text:style-name="T116">I </text:span><text:span text:style-name="T117">жалю, </text:span><text:span text:style-name="T122">ч.</text:span></text:p>
            <text:p text:style-name="P16">1) Важкий настрій, що викликається якоюсь невдачею, горем і т. ін.; сум, печаль, скорбота.<text:span text:style-name="T147"> </text:span><text:span text:style-name="T146">(ВТСУМ, 364)</text:span></text:p>
          </table:table-cell>
        </table:table-row>
        <table:table-row>
          <table:table-cell table:style-name="Dictionary.A2" office:value-type="string">
            <text:p text:style-name="P12">РОЗБРÁТАНИЙ</text:p>
            <text:p text:style-name="P16">-а, -е, <text:span text:style-name="T131">дієпр. пас. мин. ч., інд.-авт.,</text:span></text:p>
            <text:p text:style-name="P16"><text:span text:style-name="T9">утворене суфіксальним способом, похідне від слова </text:span><text:span text:style-name="T37">розбратáти.</text:span></text:p>
            <text:p text:style-name="P17"><text:span text:style-name="T36">Розбратані</text:span> <text:span text:style-name="T139">протипотоки</text:span></text:p>
            <text:p text:style-name="P17">’дне одного наздоганяють,</text:p>
            <text:p text:style-name="P17">годують себе проминанням</text:p>
            <text:p text:style-name="P16"><text:span text:style-name="T131">заказаних долею стріч.</text:span><text:span text:style-name="T130"> </text:span><text:span text:style-name="T2">(П, І, 86)</text:span></text:p>
          </table:table-cell>
          <table:table-cell table:style-name="Dictionary.B2" office:value-type="string">
            <text:p text:style-name="P13">розбрата́ти</text:p>
            <text:p text:style-name="P16"><text:span text:style-name="T117">-аю, -аєш, </text:span><text:span text:style-name="T122">док.</text:span><text:span text:style-name="T117">, </text:span><text:span text:style-name="T122">розм.</text:span></text:p>
            <text:p text:style-name="P16">Перервати, припинити дружбу, посварити кого-небудь з кимсь.<text:span text:style-name="T147"> </text:span><text:span text:style-name="T146">(ВТСУМ, 1232)</text:span></text:p>
          </table:table-cell>
        </table:table-row>
        <table:table-row>
          <table:table-cell table:style-name="Dictionary.A2" office:value-type="string">
            <text:p text:style-name="P12">РОЗПЕЛЮ́СТИТИ</text:p>
            <text:p text:style-name="P16">-щу, -щиш, дієсл., <text:span text:style-name="T130">док., перех., інд.-авт.,</text:span></text:p>
            <text:p text:style-name="P16"><text:span text:style-name="T9">утворене суфіксально-префіксальним способом, похідне від слова</text:span><text:span text:style-name="T149"> </text:span><text:span text:style-name="T38">пелюстки́.</text:span></text:p>
            <text:p text:style-name="P17">Треба щедро — серцем одним, устами</text:p>
            <text:p text:style-name="P17">ледь розпуклими — <text:span text:style-name="T36">розпелюстити</text:span> втіхи гін,</text:p>
            <text:p text:style-name="P16"><text:soft-page-break/><text:span text:style-name="T131">всевідради! Сонце бо йде — за нами.</text:span><text:span text:style-name="T130"> </text:span><text:span text:style-name="T2">(П, І, 106)</text:span></text:p>
          </table:table-cell>
          <table:table-cell table:style-name="Dictionary.B2" office:value-type="string">
            <text:p text:style-name="P13">пелю́стка</text:p>
            <text:p text:style-name="P16"><text:span text:style-name="T117">-и, </text:span><text:span text:style-name="T122">ж.</text:span></text:p>
            <text:p text:style-name="P16">1) Окремий листок із віночка квітки.<text:span text:style-name="T147"> </text:span><text:span text:style-name="T146">(ВТСУМ, 897)</text:span></text:p>
          </table:table-cell>
        </table:table-row>
        <table:table-row>
          <table:table-cell table:style-name="Dictionary.A2" table:number-rows-spanned="2" office:value-type="string">
            <text:p text:style-name="P12">РЯСНОЧÓЛИЙ</text:p>
            <text:p text:style-name="P16">-а, -е, <text:span text:style-name="T131">прикм., </text:span><text:span text:style-name="T130">інд.-авт.,</text:span></text:p>
            <text:p text:style-name="P16"><text:span text:style-name="T9">утворене складнофлективним способом, похідне від слів:</text:span><text:span text:style-name="T149"> </text:span><text:span text:style-name="T38">рясни́й </text:span><text:span text:style-name="T149">і </text:span><text:span text:style-name="T38">чолó.</text:span></text:p>
            <text:p text:style-name="P17">Я, певне, яблуня була,</text:p>
            <text:p text:style-name="P17">паморочила світ довкола,</text:p>
            <text:p text:style-name="P17">в рясному цвіті <text:span text:style-name="T36">рясночола</text:span></text:p>
            <text:p text:style-name="P16"><text:span text:style-name="T131">тужила, ніжилась, жила.</text:span><text:span text:style-name="T130"> </text:span><text:span text:style-name="T2">(П, ІІ, 296)</text:span></text:p>
          </table:table-cell>
          <table:table-cell table:style-name="Dictionary.B2" office:value-type="string">
            <text:p text:style-name="P13">рясни́й</text:p>
            <text:p text:style-name="P16">-а, -е.</text:p>
            <text:p text:style-name="P16">2) Багатий, високий (про урожай). || <text:span text:style-name="T129">перен.</text:span> Плідний на що-небудь, чимсь.</text:p>
            <text:p text:style-name="P16"><text:span text:style-name="T96">5) </text:span><text:span text:style-name="T112">розм.</text:span><text:span text:style-name="T96"> Дуже яскравий, кольористий (про розцвітку чого-небудь). </text:span><text:span text:style-name="T99">(ВТСУМ, 1281)</text:span></text:p>
          </table:table-cell>
        </table:table-row>
        <table:table-row>
          <table:covered-table-cell/>
          <table:table-cell table:style-name="Dictionary.B2" office:value-type="string">
            <text:p text:style-name="P13">чоло́</text:p>
            <text:p text:style-name="P16"><text:span text:style-name="T117">-а, </text:span><text:span text:style-name="T122">с.</text:span></text:p>
            <text:p text:style-name="P16"><text:span text:style-name="T96">1) Верхня надочна частина обличчя людини; лоб. || </text:span><text:span text:style-name="T112">перен.</text:span><text:span text:style-name="T96"> Вершина гори, дерева і т. ін., верхівка чого-небудь.</text:span><text:span text:style-name="T97"> </text:span><text:span text:style-name="T98">(ВТСУМ, 1604)</text:span></text:p>
          </table:table-cell>
        </table:table-row>
        <table:table-row>
          <table:table-cell table:style-name="Dictionary.A2" table:number-rows-spanned="2" office:value-type="string">
            <text:p text:style-name="P12">САМОВИВИ́ЩЕННЯ</text:p>
            <text:p text:style-name="P16">-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ви́вищення.</text:span></text:p>
            <text:p text:style-name="P17">Оце, життя, твої дороги</text:p>
            <text:p text:style-name="P16"><text:span text:style-name="T133">самовивищень</text:span><text:span text:style-name="T131">, як наруг.</text:span><text:span text:style-name="T130"> </text:span><text:span text:style-name="T2">(П, ІІ, 107)</text:span></text:p>
          </table:table-cell>
          <table:table-cell table:style-name="Dictionary.B2" office:value-type="string">
            <text:p text:style-name="P12">сам</text:p>
            <text:p text:style-name="P16"><text:span text:style-name="T122">рідше </text:span><text:span text:style-name="T117">самий, сама, само </text:span><text:span text:style-name="T122">і </text:span><text:span text:style-name="T117">саме; </text:span><text:span text:style-name="T122">мн.</text:span><text:span text:style-name="T117"> сами </text:span><text:span text:style-name="T122">і </text:span><text:span text:style-name="T117">самі; </text:span><text:span text:style-name="T122">займ.</text:span><text:span text:style-name="T117"> </text:span><text:span text:style-name="T122">означ.</text:span></text:p>
            <text:p text:style-name="P19"><text:span text:style-name="T104">1) Уживається з </text:span><text:span text:style-name="T113">ім.</text:span><text:span text:style-name="T104"> чи </text:span><text:span text:style-name="T113">особ.</text:span><text:span text:style-name="T104"> </text:span><text:span text:style-name="T113">займ.</text:span><text:span text:style-name="T104">, вказуючи на особу чи предмет, що безпосередньо є джерелом чи об’єктом дії, стану. || Уживається для більшої конкретизації, вирізнення особи чи предмета; власне хтось; власне щось. || Уживається в </text:span><text:span text:style-name="T113">знач.</text:span><text:span text:style-name="T104"> не хто інший, як, хтось власною особою. || Уживається для підкреслення, що дія або стан поширюються й на </text:span><text:soft-page-break/><text:span text:style-name="T104">визначувану особу чи предмет; теж, також, і (й). || Уживається самостійно, заступаючи </text:span><text:span text:style-name="T113">ім.</text:span><text:span text:style-name="T104"> чи </text:span><text:span text:style-name="T113">особ.</text:span><text:span text:style-name="T104"> </text:span><text:span text:style-name="T113">займ.</text:span><text:span text:style-name="T104"> || Уживається на позначення відокремлення особи чи предмета від інших осіб або предметів (</text:span><text:span text:style-name="T113">перев.</text:span><text:span text:style-name="T104"> зі </text:span><text:span text:style-name="T113">спол.</text:span><text:span text:style-name="T104"> «а»). </text:span><text:span text:style-name="T105">(ВТСУМ, 1286)</text:span></text:p>
          </table:table-cell>
        </table:table-row>
        <table:table-row>
          <table:covered-table-cell/>
          <table:table-cell table:style-name="Dictionary.B2" office:value-type="string">
            <text:p text:style-name="P13">ви́вищення</text:p>
            <text:p text:style-name="P16"><text:span text:style-name="T117">-я, </text:span><text:span text:style-name="T122">с.</text:span></text:p>
            <text:p text:style-name="P16"><text:span text:style-name="T118">Дія за знач. вивищувати, вивищуватися, ви́вищити і ви́вищитися.</text:span><text:span text:style-name="T119"> </text:span><text:span text:style-name="T120">(ВТСУМ, 129)</text:span></text:p>
          </table:table-cell>
        </table:table-row>
        <table:table-row>
          <table:table-cell table:style-name="Dictionary.A2" table:number-rows-spanned="2" office:value-type="string">
            <text:p text:style-name="P12">САМОВÓЛЯ</text:p>
            <text:p text:style-name="P16">-і, <text:span text:style-name="T130">ім., ж.,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вóля.</text:span></text:p>
            <text:p text:style-name="P17">Червона барка в чорноводді<text:span text:style-name="T159"> </text:span>доль</text:p>
            <text:p text:style-name="P17">загубиться. І фенікс довгоногий</text:p>
            <text:p text:style-name="P17">перенесе тебе в ясні чертоги</text:p>
            <text:p text:style-name="P16"><text:span text:style-name="T131">від </text:span><text:span text:style-name="T133">самоволь</text:span><text:span text:style-name="T131">, покори і сваволь.</text:span><text:span text:style-name="T130"> </text:span><text:span text:style-name="T2">(П, І, 56)</text:span></text:p>
          </table:table-cell>
          <table:table-cell table:style-name="Dictionary.B2" office:value-type="string">
            <text:p text:style-name="P16"><text:span text:style-name="T38">сáмо... </text:span><text:span text:style-name="T144">(див. 129)</text:span></text:p>
          </table:table-cell>
        </table:table-row>
        <table:table-row>
          <table:covered-table-cell/>
          <table:table-cell table:style-name="Dictionary.B2" office:value-type="string">
            <text:p text:style-name="P13">во́ля</text:p>
            <text:p text:style-name="P16"><text:span text:style-name="T117">-і, </text:span><text:span text:style-name="T122">ж.</text:span></text:p>
            <text:p text:style-name="P16"><text:span text:style-name="T96">5) Свобода, незалежність; </text:span><text:span text:style-name="T112">прот.</text:span><text:span text:style-name="T96"> неволя, рабство. || Перебування не під арештом, не в клітці, не на ланцюгу і т. ін.</text:span><text:span text:style-name="T97"> </text:span><text:span text:style-name="T98">(ВТСУМ, 202)</text:span></text:p>
          </table:table-cell>
        </table:table-row>
        <table:table-row>
          <table:table-cell table:style-name="Dictionary.A2" table:number-rows-spanned="2" office:value-type="string">
            <text:p text:style-name="P12">САМОВОСКРЕСÍННЯ</text:p>
            <text:p text:style-name="P16">-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воскресíння.</text:span></text:p>
            <text:p text:style-name="P17"><text:soft-page-break/>…перейде крізь страстотерпця тіні</text:p>
            <text:p text:style-name="P17">пророк, свого цураючись лиця,</text:p>
            <text:p text:style-name="P17">в передчуванні віщого кінця</text:p>
            <text:p text:style-name="P16"><text:span text:style-name="T131">самоофіри й </text:span><text:span text:style-name="T133">самовоскресіння</text:span><text:span text:style-name="T131">.</text:span><text:span text:style-name="T130"> </text:span><text:span text:style-name="T2">(П, ІІ, 150)</text:span></text:p>
          </table:table-cell>
          <table:table-cell table:style-name="Dictionary.B2" office:value-type="string">
            <text:p text:style-name="P16"><text:span text:style-name="T38">сáмо... </text:span><text:span text:style-name="T144">(див. </text:span><text:span text:style-name="T38">САМОВИВИ́ЩЕННЯ</text:span><text:span text:style-name="T144">)</text:span></text:p>
          </table:table-cell>
        </table:table-row>
        <table:table-row>
          <table:covered-table-cell/>
          <table:table-cell table:style-name="Dictionary.B2" office:value-type="string">
            <text:p text:style-name="P13">воскресі́ння</text:p>
            <text:p text:style-name="P16"><text:span text:style-name="T117">-я, </text:span><text:span text:style-name="T122">с.</text:span></text:p>
            <text:p text:style-name="P16">Дія і стан за знач. воскреснути <text:span text:style-name="T157">(ВТСУМ, 203)</text:span></text:p>
          </table:table-cell>
        </table:table-row>
        <table:table-row>
          <table:table-cell table:style-name="Dictionary.A2" table:number-rows-spanned="2" office:value-type="string">
            <text:p text:style-name="P12">САМОВТÉЧА</text:p>
            <text:p text:style-name="P16">-і, <text:span text:style-name="T130">ім., ж.,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втéча.</text:span></text:p>
            <text:p text:style-name="P17">Доброму і злому</text:p>
            <text:p text:style-name="P17">кажи межу і позначи шляхи</text:p>
            <text:p text:style-name="P16"><text:span text:style-name="T131">для </text:span><text:span text:style-name="T133">самовтечі</text:span><text:span text:style-name="T131">.</text:span><text:span text:style-name="T130"> </text:span><text:span text:style-name="T2">(П, ІІ, 136)</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5">уте́ча</text:p>
            <text:p text:style-name="P16"><text:span text:style-name="T103">(вте́ча), -і, </text:span><text:span text:style-name="T114">ж.</text:span></text:p>
            <text:p text:style-name="P16">1) Швидкий відхід, біг, від’їзд і т. ін. з метою уникнення небезпеки, неприємного становища тощо.</text:p>
            <text:p text:style-name="P16">2) Таємний самовільний відхід, від’їзд. (ВТСУМ, 1519)</text:p>
          </table:table-cell>
        </table:table-row>
        <table:table-row>
          <table:table-cell table:style-name="Dictionary.A2" table:number-rows-spanned="2" office:value-type="string">
            <text:p text:style-name="P12">САМОДÓКÍР</text:p>
            <text:p text:style-name="P16">самодóкóру, <text:span text:style-name="T130">ім., ч.,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дóкíр.</text:span></text:p>
            <text:p text:style-name="P17">Не вір — ні долі, ні собі не вір,</text:p>
            <text:p text:style-name="P17">а спроневіра і <text:span text:style-name="T36">самодокір</text:span></text:p>
            <text:p text:style-name="P17">і змерзлий крик, що грудкою у горлі</text:p>
            <text:p text:style-name="P17">засів мов кляп — то все неначе дріт</text:p>
            <text:p text:style-name="P16"><text:span text:style-name="T131">колючий.</text:span><text:span text:style-name="T130"> </text:span><text:span text:style-name="T2">(П, ІІ, 290)</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до́кі́р</text:p>
            <text:p text:style-name="P16"><text:span text:style-name="T117">до́ко́ру, </text:span><text:span text:style-name="T122">ч.</text:span></text:p>
            <text:p text:style-name="P16">Висловлене кому-небудь або передане в інший спосіб звинувачення в чомусь, незадоволення чимось і т. ін.<text:span text:style-name="T147"> </text:span><text:span text:style-name="T146">(ВТСУМ, 313)</text:span></text:p>
          </table:table-cell>
        </table:table-row>
        <table:table-row>
          <table:table-cell table:style-name="Dictionary.A2" table:number-rows-spanned="2" office:value-type="string">
            <text:p text:style-name="P12">САМОДОСÁДА</text:p>
            <text:p text:style-name="P16">-и, <text:span text:style-name="T130">ім., ж., інд.-авт.,</text:span></text:p>
            <text:p text:style-name="P16"><text:span text:style-name="T9">утворене способом </text:span><text:soft-page-break/><text:span text:style-name="T9">основословоскладання, похідне від слів:</text:span><text:span text:style-name="T149"> </text:span><text:span text:style-name="T38">сáмо</text:span><text:span text:style-name="T149">... і </text:span><text:span text:style-name="T38">досáда.</text:span></text:p>
            <text:p text:style-name="P17">…в мить крутого самопочезання</text:p>
            <text:p text:style-name="P17">він надто пильно стежив шлях утрат, - </text:p>
            <text:p text:style-name="P17">лиш так його спотворило дерзання</text:p>
            <text:p text:style-name="P17">тим виразом вибачливих жалів,</text:p>
            <text:p text:style-name="P16"><text:span text:style-name="T133">самодосад</text:span><text:span text:style-name="T131">…</text:span><text:span text:style-name="T130"> </text:span><text:span text:style-name="T2">(П, І, 55)</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доса́да</text:p>
            <text:p text:style-name="P16"><text:span text:style-name="T117">-и, </text:span><text:span text:style-name="T122">ж.</text:span></text:p>
            <text:p text:style-name="P16"><text:soft-page-break/>1) Почуття невдоволення, гіркоти, викликане чим-небудь.<text:span text:style-name="T147"> </text:span><text:span text:style-name="T146">(ВТСУМ, 321)</text:span></text:p>
          </table:table-cell>
        </table:table-row>
        <table:table-row>
          <table:table-cell table:style-name="Dictionary.A2" table:number-rows-spanned="2" office:value-type="string">
            <text:p text:style-name="P12">САМОДОХÓДЖЕННЯ</text:p>
            <text:p text:style-name="P16">-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дохóдження.</text:span></text:p>
            <text:p text:style-name="P17">Там крила птаства рясно миготіли,</text:p>
            <text:p text:style-name="P17">мережилася зелень дивновзором,</text:p>
            <text:p text:style-name="P17">а душу вже поймав <text:span text:style-name="T36">самодоходжень</text:span></text:p>
            <text:p text:style-name="P16"><text:span text:style-name="T131">зухвалий холод і зухвалий жах.</text:span><text:span text:style-name="T130"> </text:span><text:span text:style-name="T2">(П, ІІ, 118)</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дохо́дження</text:p>
            <text:p text:style-name="P16"><text:span text:style-name="T117">-я, </text:span><text:span text:style-name="T122">с.</text:span></text:p>
            <text:p text:style-name="P16">Дія за знач. доходити. <text:span text:style-name="T157">(ВТСУМ, 324)</text:span></text:p>
          </table:table-cell>
        </table:table-row>
        <table:table-row>
          <table:table-cell table:style-name="Dictionary.A2" table:number-rows-spanned="2" office:value-type="string">
            <text:p text:style-name="P12">САМОЗАБОРÓНА</text:p>
            <text:p text:style-name="P16">-и, <text:span text:style-name="T130">ім., ж.,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заборóна.</text:span></text:p>
            <text:p text:style-name="P17">Нам ряд утрачено. Раптових спроб</text:p>
            <text:p text:style-name="P17">назубрені шпилі — ото єдине,</text:p>
            <text:p text:style-name="P17">що вирвалося з <text:span text:style-name="T36">самозаборон</text:span>,</text:p>
            <text:p text:style-name="P16"><text:soft-page-break/><text:span text:style-name="T131">які дарують небеса щедротні…</text:span><text:span text:style-name="T130"> </text:span><text:span text:style-name="T2">(П, ІІ, 100)</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заборо́на</text:p>
            <text:p text:style-name="P16"><text:span text:style-name="T117">-и, </text:span><text:span text:style-name="T122">ж.</text:span></text:p>
            <text:p text:style-name="P16">1) Наказ не робити чого-небудь.<text:span text:style-name="T147"> </text:span><text:span text:style-name="T146">(ВТСУМ, 376)</text:span></text:p>
          </table:table-cell>
        </table:table-row>
        <table:table-row>
          <table:table-cell table:style-name="Dictionary.A2" table:number-rows-spanned="2" office:value-type="string">
            <text:p text:style-name="P12">САМОНАБЛИ́ЖЕННЯ</text:p>
            <text:p text:style-name="P16">-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набли́ження.</text:span></text:p>
            <text:p text:style-name="P17">…весь той чар</text:p>
            <text:p text:style-name="P17"><text:span text:style-name="T36">самонаближень</text:span>, упізнань і врочень,</text:p>
            <text:p text:style-name="P17">що визріли у невіді душевній</text:p>
            <text:p text:style-name="P17">і стежать стежать стежать зизим оком,</text:p>
            <text:p text:style-name="P16"><text:span text:style-name="T131">ачи я втраплю на свою стежу…</text:span><text:span text:style-name="T130"> </text:span><text:span text:style-name="T2">(П, І, 121)</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набли́ження</text:p>
            <text:p text:style-name="P16"><text:span text:style-name="T117">-я, </text:span><text:span text:style-name="T122">с.</text:span></text:p>
            <text:p text:style-name="P16">Дія за знач. наблизити, наближати і наблизитися, наближатися. <text:span text:style-name="T157">(ВТСУМ, 701)</text:span></text:p>
          </table:table-cell>
        </table:table-row>
        <table:table-row>
          <table:table-cell table:style-name="Dictionary.A2" table:number-rows-spanned="2" office:value-type="string">
            <text:p text:style-name="P12">САМОНАРІКÁННЯ</text:p>
            <text:p text:style-name="P16">-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нарікáння.</text:span></text:p>
            <text:p text:style-name="P17">Ні, не впадай у біль — до <text:span text:style-name="T36">самонаріканняи</text:span>.</text:p>
            <text:p text:style-name="P16"><text:span text:style-name="T131">О, не впадай у біль — його, як меч, піднось. </text:span><text:span text:style-name="T2">(П, ІІ, 155)</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наріка́ння</text:p>
            <text:p text:style-name="P16"><text:span text:style-name="T117">-я, </text:span><text:span text:style-name="T122">с.</text:span></text:p>
            <text:p text:style-name="P16">Дія за знач. нарікати. <text:span text:style-name="T157">(ВТСУМ, 733)</text:span></text:p>
          </table:table-cell>
        </table:table-row>
        <table:table-row>
          <table:table-cell table:style-name="Dictionary.A2" table:number-rows-spanned="2" office:value-type="string">
            <text:p text:style-name="P12">САМОНАРÓДЖЕННЯ</text:p>
            <text:p text:style-name="P16">-я, <text:span text:style-name="T130">ім., с., інд.-авт.,</text:span></text:p>
            <text:p text:style-name="P16"><text:span text:style-name="T9">утворене способом </text:span><text:soft-page-break/><text:span text:style-name="T9">основословоскладання, похідне від слів:</text:span><text:span text:style-name="T149"> </text:span><text:span text:style-name="T38">сáмо</text:span><text:span text:style-name="T149">... і </text:span><text:span text:style-name="T38">нарóдження.</text:span></text:p>
            <text:p text:style-name="P17">Оце <text:span text:style-name="T36">самонародження</text:span> твоє</text:p>
            <text:p text:style-name="P17">то голос смерті: пристарайся, брате,</text:p>
            <text:p text:style-name="P17">бо вже заходить час твій вирушати,</text:p>
            <text:p text:style-name="P16"><text:span text:style-name="T131">пора і дописати житіє.</text:span><text:span text:style-name="T130"> </text:span><text:span text:style-name="T2">(П, ІІ, 117)</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наро́дження</text:p>
            <text:p text:style-name="P16"><text:span text:style-name="T117">-я, </text:span><text:span text:style-name="T122">с.</text:span></text:p>
            <text:p text:style-name="P16"><text:soft-page-break/>1) Дія за знач. народити, народжувати і народитися, народжуватися. || Час появи на світ. <text:span text:style-name="T157">(ВТСУМ, 733)</text:span></text:p>
          </table:table-cell>
        </table:table-row>
        <table:table-row>
          <table:table-cell table:style-name="Dictionary.A2" table:number-rows-spanned="2" office:value-type="string">
            <text:p text:style-name="P12">САМОНАРОСТÁТИ</text:p>
            <text:p text:style-name="P16">-áю, -áєш, <text:span text:style-name="T131">дієсл., недок., перех., інд.-авт.,</text:span></text:p>
            <text:p text:style-name="P16">утворене способом основословоскладання, похідне від слів: сáмо... і наростáти</text:p>
            <text:p text:style-name="P17">Неначе дзвін — поезія. Гуде</text:p>
            <text:p text:style-name="P16"><text:span text:style-name="T131">і </text:span><text:span text:style-name="T133">самонаростає</text:span><text:span text:style-name="T131"> аж до повні…</text:span><text:span text:style-name="T130"> </text:span><text:span text:style-name="T2">(П, ІІ, 150)</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нароста́ти</text:p>
            <text:p text:style-name="P16"><text:span text:style-name="T117">-ає, </text:span><text:span text:style-name="T122">недок.</text:span><text:span text:style-name="T117">, нарости, -те; </text:span><text:span text:style-name="T122">мин. ч.</text:span><text:span text:style-name="T117"> наріс, наросла, наросло; </text:span><text:span text:style-name="T122">док.</text:span></text:p>
            <text:p text:style-name="P16"><text:span text:style-name="T96">3) </text:span><text:span text:style-name="T112">перен.</text:span><text:span text:style-name="T96"> Збільшувати свій об’єм, свою кількість, силу вияву і т. ін.</text:span><text:span text:style-name="T97"> </text:span><text:span text:style-name="T98">(ВТСУМ, 733-734)</text:span></text:p>
          </table:table-cell>
        </table:table-row>
        <table:table-row>
          <table:table-cell table:style-name="Dictionary.A2" table:number-rows-spanned="2" office:value-type="string">
            <text:p text:style-name="P12">САМООФÍРА</text:p>
            <text:p text:style-name="P16">-и, <text:span text:style-name="T130">ім., ж.,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6">офíра.</text:span></text:p>
            <text:p text:style-name="P17">…перейде крізь страстотерпця тіні</text:p>
            <text:p text:style-name="P17">пророк, свого цураючись лиця,</text:p>
            <text:p text:style-name="P17">в передчуванні віщого кінця</text:p>
            <text:p text:style-name="P16"><text:span text:style-name="T133">самоофіри</text:span><text:span text:style-name="T131"> й самовоскресіння.</text:span><text:span text:style-name="T130"> </text:span><text:span text:style-name="T2">(П, ІІ, 150)</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20">же́ртва (офі́ра)</text:p>
            <text:p text:style-name="P16"><text:span text:style-name="T117">-и, </text:span><text:span text:style-name="T122">ж.</text:span></text:p>
            <text:p text:style-name="P16">1) За релігійними обрядами деяких народів — предмет або жива істота, яких приносили в дар богам.<text:span text:style-name="T147"> </text:span><text:span text:style-name="T146">(ВТСУМ, 366)</text:span></text:p>
          </table:table-cell>
        </table:table-row>
        <text:soft-page-break/>
        <table:table-row>
          <table:table-cell table:style-name="Dictionary.A2" table:number-rows-spanned="2" office:value-type="string">
            <text:p text:style-name="P12">САМОПАЛÁННЯ</text:p>
            <text:p text:style-name="P16">-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палáння.</text:span></text:p>
            <text:p text:style-name="P17">О як нестерпно хочеться подовжень</text:p>
            <text:p text:style-name="P16"><text:span text:style-name="T131">і невигасного </text:span><text:span text:style-name="T133">самопалання</text:span><text:span text:style-name="T131">!</text:span><text:span text:style-name="T130"> </text:span><text:span text:style-name="T2">(П, ІІ, 130)</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пала́ння</text:p>
            <text:p text:style-name="P16"><text:span text:style-name="T117">-я, </text:span><text:span text:style-name="T122">с.</text:span></text:p>
            <text:p text:style-name="P16">Дія за знач. палати. <text:span text:style-name="T157">(ВТСУМ, 876)</text:span></text:p>
          </table:table-cell>
        </table:table-row>
        <table:table-row>
          <table:table-cell table:style-name="Dictionary.A2" table:number-rows-spanned="2" office:value-type="string">
            <text:p text:style-name="P12">САМОПЕРЕРОСТÁННЯ</text:p>
            <text:p text:style-name="P16">-я, <text:span text:style-name="T131">ім., с.,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переростáння.</text:span></text:p>
            <text:p text:style-name="P17">Отак: живи — і скній, живи — і скній,</text:p>
            <text:p text:style-name="P17">і як дійдеш <text:span text:style-name="T37">самопереростання</text:span>,</text:p>
            <text:p text:style-name="P17">і як збагнеш: ти власна жертва й кат,</text:p>
            <text:p text:style-name="P17">тоді збагнеш і смерть, як припадання</text:p>
            <text:p text:style-name="P16"><text:span text:style-name="T131">до обрію, як утрату всіх утрат.</text:span><text:span text:style-name="T130"> </text:span><text:span text:style-name="T2">(П, І, 203)</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перероста́ння</text:p>
            <text:p text:style-name="P16"><text:span text:style-name="T117">-я, </text:span><text:span text:style-name="T122">с.</text:span></text:p>
            <text:p text:style-name="P16">Дія за знач. переростати, перерости. <text:span text:style-name="T157">(ВТСУМ, 926)</text:span></text:p>
          </table:table-cell>
        </table:table-row>
        <table:table-row>
          <table:table-cell table:style-name="Dictionary.A2" table:number-rows-spanned="2" office:value-type="string">
            <text:p text:style-name="P12">САМОПІДТВÉРДЖУВАТИ</text:p>
            <text:p text:style-name="P16">-ую, -уєш, <text:span text:style-name="T131">дієсл., недок., перех., інд.-авт.,</text:span></text:p>
            <text:p text:style-name="P16"><text:span text:style-name="T9">утворене способом основословоскладання, похідне від </text:span><text:soft-page-break/><text:span text:style-name="T9">слів:</text:span><text:span text:style-name="T149"> </text:span><text:span text:style-name="T38">сáмо</text:span><text:span text:style-name="T149">... і </text:span><text:span text:style-name="T38">підтвéрджувати.</text:span></text:p>
            <text:p text:style-name="P17">Ще, слава Богу, тьмяний стовбур совісті</text:p>
            <text:p text:style-name="P17">признатись може весь до незбагненного,</text:p>
            <text:p text:style-name="P17">котре <text:span text:style-name="T36">самопідтверджує</text:span> її</text:p>
            <text:p text:style-name="P16"><text:span text:style-name="T131">і втаємничує…</text:span><text:span text:style-name="T130"> </text:span><text:span text:style-name="T2">(П, ІІ, 101)</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підтве́рджувати</text:p>
            <text:p text:style-name="P16"><text:span text:style-name="T117">-ую, -уєш, </text:span><text:span text:style-name="T122">недок.</text:span><text:span text:style-name="T117">, підтвердити, -джу, -диш, </text:span><text:span text:style-name="T122">док.</text:span><text:span text:style-name="T117">, </text:span><text:span text:style-name="T122">перех.</text:span><text:span text:style-name="T117"> </text:span><text:span text:style-name="T122">і без додатка</text:span><text:span text:style-name="T117">.</text:span></text:p>
            <text:p text:style-name="P16">Визнавати, засвідчувати правильність, <text:soft-page-break/>достовірність, істинність чого-небудь. || Доводити достовірність, істинність чого-небудь, підкріплюючи фактами, доказами і т. ін. || Служити доказом правильності, істинності чого-небудь.<text:span text:style-name="T147"> </text:span><text:span text:style-name="T146">(ВТСУМ, 967)</text:span></text:p>
          </table:table-cell>
        </table:table-row>
        <table:table-row>
          <table:table-cell table:style-name="Dictionary.A2" table:number-rows-spanned="2" office:value-type="string">
            <text:p text:style-name="P12">САМОПОГИ́БА</text:p>
            <text:p text:style-name="P16">-и, <text:span text:style-name="T130">ім., ж., інд.-авт.,</text:span></text:p>
            <text:p text:style-name="P16"><text:span text:style-name="T160">утворене способом основословоскладання, похідне від слів:</text:span><text:span text:style-name="T149"> </text:span><text:span text:style-name="T38">сáмо</text:span><text:span text:style-name="T149">... і </text:span><text:span text:style-name="T38">поги́ба.</text:span></text:p>
            <text:p text:style-name="P17">Господи, Господи, о осторонь</text:p>
            <text:p text:style-name="P17">душі гулкі, що, заслухані в тугу,</text:p>
            <text:p text:style-name="P17">немочі власної люблять наругу,</text:p>
            <text:p text:style-name="P16"><text:span text:style-name="T133">самопогиби</text:span><text:span text:style-name="T131"> високий огонь.</text:span><text:span text:style-name="T130"> </text:span><text:span text:style-name="T2">(П, ІІ, 74-75)</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Поги́бель (поги́ба)</text:p>
            <text:p text:style-name="P16"><text:span text:style-name="T122">і рідко </text:span><text:span text:style-name="T117">погибіль, -і, </text:span><text:span text:style-name="T122">ж.</text:span></text:p>
            <text:p text:style-name="P16"><text:span text:style-name="T96">Передчасна, насильницька смерть; гибель. || Руйнування, занепад, знищення чого-небудь. || </text:span><text:span text:style-name="T112">перен.</text:span><text:span text:style-name="T96"> Кінець існування чого-небудь; зникнення. </text:span><text:span text:style-name="T112">Згинати в три погибелі</text:span><text:span text:style-name="T96">.</text:span><text:span text:style-name="T97"> </text:span><text:span text:style-name="T98">(ВТСУМ, 1003)</text:span></text:p>
          </table:table-cell>
        </table:table-row>
        <table:table-row>
          <table:table-cell table:style-name="Dictionary.A2" table:number-rows-spanned="2" office:value-type="string">
            <text:p text:style-name="P12">САМОПОДÓВЖЕНИЙ</text:p>
            <text:p text:style-name="P16"><text:span text:style-name="T6">-а, -е,</text:span><text:span text:style-name="T130"> </text:span><text:span text:style-name="T131">прикм., інд.-авт.,</text:span></text:p>
            <text:p text:style-name="P16">утворене способом основословоскладання, похідне від слів: <text:span text:style-name="T37">сáмо</text:span>... і <text:span text:style-name="T37">подóвжений.</text:span></text:p>
            <text:p text:style-name="P17">Хто б збагнув</text:p>
            <text:p text:style-name="P17">оці дороги — без кінця і краю</text:p>
            <text:p text:style-name="P16"><text:span text:style-name="T133">самоподовжені</text:span><text:span text:style-name="T131">?</text:span><text:span text:style-name="T130"> </text:span><text:span text:style-name="T2">(П, ІІ, 100)</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подо́вжений</text:p>
            <text:p text:style-name="P16">-а, -е.</text:p>
            <text:p text:style-name="P16"><text:span text:style-name="T118">1) Дієприкм. пас. мин. ч. до подовжити. || подо́вжено, </text:span><text:span text:style-name="T123">безос.</text:span><text:span text:style-name="T118"> </text:span><text:span text:style-name="T123">присудк. сл.</text:span><text:span text:style-name="T119"> </text:span><text:span text:style-name="T120">(ВТСУМ, 1009)</text:span></text:p>
          </table:table-cell>
        </table:table-row>
        <table:table-row>
          <table:table-cell table:style-name="Dictionary.A2" table:number-rows-spanned="2" office:value-type="string">
            <text:p text:style-name="P12">САМОПОМИНÁННЯ</text:p>
            <text:p text:style-name="P16"><text:soft-page-break/>-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поминáння.</text:span></text:p>
            <text:p text:style-name="P17">Ти загубився в горі — не знайтись</text:p>
            <text:p text:style-name="P17">у чорноводді змовклого волання,</text:p>
            <text:p text:style-name="P17">в ропі чекань і <text:span text:style-name="T36">самопоминання</text:span></text:p>
            <text:p text:style-name="P16"><text:span text:style-name="T131">і гуку, що доносить благовість.</text:span><text:span text:style-name="T130"> </text:span><text:span text:style-name="T2">(П, ІІ, 111)</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помина́ння</text:p>
            <text:p text:style-name="P16"><text:span text:style-name="T117">-я, </text:span><text:span text:style-name="T122">с.</text:span></text:p>
            <text:p text:style-name="P16">1) Дія за знач. поминати <text:span text:style-name="T157">(ВТСУМ, 1041)</text:span></text:p>
          </table:table-cell>
        </table:table-row>
        <table:table-row>
          <table:table-cell table:style-name="Dictionary.A2" table:number-rows-spanned="2" office:value-type="string">
            <text:p text:style-name="P12">САМОПОСТА́ННЯ</text:p>
            <text:p text:style-name="P16">-я, <text:span text:style-name="T130">ім., с., інд.-авт.,</text:span></text:p>
            <text:p text:style-name="P16"><text:span text:style-name="T9">утворене способом основословоскладання, похідне від </text:span><text:span text:style-name="T9">слів:</text:span><text:span text:style-name="T149"> </text:span><text:span text:style-name="T38">сáмо</text:span><text:span text:style-name="T149">... і </text:span><text:span text:style-name="T38">поста́ння </text:span><text:span text:style-name="T12">(від </text:span><text:span text:style-name="T15">постава́ти</text:span><text:span text:style-name="T12">).</text:span></text:p>
            <text:p text:style-name="P17">По ліву руку — древній, аж до ер</text:p>
            <text:p text:style-name="P17"><text:span text:style-name="T36">самопостання</text:span>, гоном безберегим,</text:p>
            <text:p text:style-name="P17">щовбом смертельним, що наліг на серце</text:p>
            <text:p text:style-name="P17">і наслухає втомлене буття - </text:p>
            <text:p text:style-name="P17">той древній світ — і радісний і тужний - </text:p>
            <text:p text:style-name="P16"><text:span text:style-name="T131">непам’яті.</text:span><text:span text:style-name="T130"> </text:span><text:span text:style-name="T2">(П, ІІ, 136)</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постава́ти</text:p>
            <text:p text:style-name="P16"><text:span text:style-name="T116">I </text:span><text:span text:style-name="T117">-ає́, </text:span><text:span text:style-name="T122">недок.</text:span><text:span text:style-name="T117">, поста́ти, -а́не, </text:span><text:span text:style-name="T122">док.</text:span></text:p>
            <text:p text:style-name="P16">2) Зароджуватися, брати початок, походити від чого-небудь. || Виникати внаслідок яких-небудь причин, збігу відповідних умов, обставин і т. ін. || Ставати актуальним, першочерговим, набувати в певних умовах дуже великого значення.<text:span text:style-name="T147"> </text:span><text:span text:style-name="T146">(ВТСУМ, 1082)</text:span></text:p>
          </table:table-cell>
        </table:table-row>
        <table:table-row>
          <table:table-cell table:style-name="Dictionary.A2" table:number-rows-spanned="2" office:value-type="string">
            <text:p text:style-name="P12">САМОПРОМИНÁННЯ</text:p>
            <text:p text:style-name="P16">-я, <text:span text:style-name="T130">ім., с., інд.-авт.,</text:span></text:p>
            <text:p text:style-name="P16"><text:span text:style-name="T9">утворене способом </text:span><text:soft-page-break/><text:span text:style-name="T9">основословоскладання, похідне від слів:</text:span><text:span text:style-name="T149"> </text:span><text:span text:style-name="T38">сáмо</text:span><text:span text:style-name="T149">... і </text:span><text:span text:style-name="T38">проминáння.</text:span></text:p>
            <text:p text:style-name="P17">В дорозі довгих <text:span text:style-name="T36">самопроминань</text:span></text:p>
            <text:p text:style-name="P17">під знадою земного притягання</text:p>
            <text:p text:style-name="P16"><text:span text:style-name="T131">проносяться від ранку до смеркання.</text:span><text:span text:style-name="T130"> </text:span><text:span text:style-name="T2">(П, І, 44)</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промина́ння</text:p>
            <text:p text:style-name="P16"><text:span text:style-name="T116">I </text:span><text:span text:style-name="T117">-я, </text:span><text:span text:style-name="T122">с.</text:span></text:p>
            <text:p text:style-name="P16"><text:soft-page-break/>Дія за знач. проминати <text:span text:style-name="T157">(ВТСУМ, 1159)</text:span></text:p>
          </table:table-cell>
        </table:table-row>
        <table:table-row>
          <table:table-cell table:style-name="Dictionary.A2" table:number-rows-spanned="2" office:value-type="string">
            <text:p text:style-name="P12">САМОПРОТИСТОЯ́ННЯ</text:p>
            <text:p text:style-name="P16"><text:span text:style-name="T150">-</text:span>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протистоя́ння.</text:span></text:p>
            <text:p text:style-name="P17">О вирвись, залишивши вирву</text:p>
            <text:p text:style-name="P17">у грудях, і роздмухай грань</text:p>
            <text:p text:style-name="P17">моїх <text:span text:style-name="T36">самопротистоянь</text:span></text:p>
            <text:p text:style-name="P16"><text:span text:style-name="T131">і дай напитися з потиру.</text:span><text:span text:style-name="T130"> </text:span><text:span text:style-name="T2">(П, ІІ, 195)</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протистоя́ння</text:p>
            <text:p text:style-name="P16"><text:span text:style-name="T117">-я, </text:span><text:span text:style-name="T122">с.</text:span></text:p>
            <text:p text:style-name="P16">1) Дія за знач. протистояти. <text:span text:style-name="T157">(ВТСУМ, 1174)</text:span></text:p>
          </table:table-cell>
        </table:table-row>
        <table:table-row>
          <table:table-cell table:style-name="Dictionary.A2" table:number-rows-spanned="2" office:value-type="string">
            <text:p text:style-name="P12">САМОСТРÍЛ</text:p>
            <text:p text:style-name="P16">-у, <text:span text:style-name="T130">ім., ч., інд.-авт.,</text:span></text:p>
            <text:p text:style-name="P16"><text:span text:style-name="T9">утворене способом основословоскладання, похідне від слів:</text:span><text:span text:style-name="T6"> </text:span><text:span text:style-name="T38">сáмо</text:span><text:span text:style-name="T149">... і </text:span><text:span text:style-name="T38">стріл.</text:span></text:p>
            <text:p text:style-name="P17">Як рура, кругла вулиця,</text:p>
            <text:p text:style-name="P17">гулка од гуду бджіл,</text:p>
            <text:p text:style-name="P17">маленький хлопчик щулиться,</text:p>
            <text:p text:style-name="P16"><text:span text:style-name="T131">бо ж сонце — </text:span><text:span text:style-name="T133">самостріл</text:span><text:span text:style-name="T131">.</text:span><text:span text:style-name="T130"> </text:span><text:span text:style-name="T2">(П, ІІ, 275)</text:span></text:p>
          </table:table-cell>
          <table:table-cell table:style-name="Dictionary.B2" office:value-type="string">
            <text:p text:style-name="P18"><text:span text:style-name="T38">сáмо... </text:span><text:span text:style-name="T149">(див. </text:span><text:span text:style-name="T38">САМОВИВИ́ЩЕННЯ</text:span><text:span text:style-name="T149">)</text:span></text:p>
          </table:table-cell>
        </table:table-row>
        <table:table-row>
          <table:covered-table-cell/>
          <table:table-cell table:style-name="Dictionary.B2" office:value-type="string">
            <text:p text:style-name="P13">По́стріл (стріл)</text:p>
            <text:p text:style-name="P16"><text:span text:style-name="T117">-у, </text:span><text:span text:style-name="T122">ч.</text:span></text:p>
            <text:p text:style-name="P16">1) Виліт кулі або снаряда з каналу ствола вогнепальної зброї, спричинений вибухом порохового заряду. || Виліт кульки з дула пневматичної зброї. || Звук від вибуху порохового заряду в каналі ствола вогнепальної зброї.<text:span text:style-name="T147"> </text:span><text:span text:style-name="T146">(ВТСУМ, 1085)</text:span></text:p>
          </table:table-cell>
        </table:table-row>
        <table:table-row>
          <table:table-cell table:style-name="Dictionary.A2" table:number-rows-spanned="2" office:value-type="string">
            <text:p text:style-name="P12">САМОСТРУМУВÁННЯ</text:p>
            <text:p text:style-name="P16"><text:soft-page-break/>-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струмувáння.</text:span></text:p>
            <text:p text:style-name="P17">…аби в останньому пориві,</text:p>
            <text:p text:style-name="P17">у плині <text:span text:style-name="T36">самострумувань</text:span></text:p>
            <text:p text:style-name="P17">ураз зайти за власну грань,</text:p>
            <text:p text:style-name="P16"><text:span text:style-name="T131">пірнути в смертні переливи.</text:span><text:span text:style-name="T130"> </text:span><text:span text:style-name="T2">(П, І, 169)</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струмува́ння</text:p>
            <text:p text:style-name="P16"><text:soft-page-break/><text:span text:style-name="T117">-я, </text:span><text:span text:style-name="T122">с.</text:span></text:p>
            <text:p text:style-name="P16"><text:span text:style-name="T118">Дія за знач. струмувати. </text:span><text:span text:style-name="T123">Струмування повітря.</text:span><text:span text:style-name="T119"> </text:span><text:span text:style-name="T120">(ВТСУМ, 1405)</text:span></text:p>
          </table:table-cell>
        </table:table-row>
        <table:table-row>
          <table:table-cell table:style-name="Dictionary.A2" office:value-type="string">
            <text:p text:style-name="P12">САМОТИ́ННИЙ</text:p>
            <text:p text:style-name="P16">-а, -е, <text:span text:style-name="T131">прикм., </text:span><text:span text:style-name="T130">інд.-авт.,</text:span></text:p>
            <text:p text:style-name="P16"><text:span text:style-name="T139">утворене суфіксальним способом, похідне від слова</text:span> <text:span text:style-name="T37">самоти́на.</text:span></text:p>
            <text:p text:style-name="P17">Спиваєш тугу <text:span text:style-name="T36">самотинну</text:span></text:p>
            <text:p text:style-name="P17">і душу, мов малу дитину,</text:p>
            <text:p text:style-name="P16"><text:span text:style-name="T131">до рання присипляєш: спи.</text:span><text:span text:style-name="T130"> </text:span><text:span text:style-name="T2">(П, ІІ, 182)</text:span></text:p>
          </table:table-cell>
          <table:table-cell table:style-name="Dictionary.B2" office:value-type="string">
            <text:p text:style-name="P16"><text:span text:style-name="T35">Самота́ (</text:span><text:span text:style-name="T135">самоти́на́</text:span><text:span text:style-name="T35">)</text:span></text:p>
            <text:p text:style-name="P16"><text:span text:style-name="T117">-и, </text:span><text:span text:style-name="T122">ж.</text:span></text:p>
            <text:p text:style-name="P16">1) Стан за знач. самітний, самотній; самотність. || Гостре відчуття відокремленості, ізольованості від кого-, чого-небудь. <text:span text:style-name="T157">(ВТСУМ, 1291)</text:span></text:p>
          </table:table-cell>
        </table:table-row>
        <table:table-row>
          <table:table-cell table:style-name="Dictionary.A2" table:number-rows-spanned="2" office:value-type="string">
            <text:p text:style-name="P12">САМОУНИКÁННЯ</text:p>
            <text:p text:style-name="P16">-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áмо</text:span><text:span text:style-name="T149">... і </text:span><text:span text:style-name="T38">уникáння.</text:span></text:p>
            <text:p text:style-name="P17">Коли спромога <text:span text:style-name="T36">самоуникань</text:span></text:p>
            <text:p text:style-name="P17">при узголів’ї спалахом прозріння</text:p>
            <text:p text:style-name="P17">відкриється тобі, як благостиня</text:p>
            <text:p text:style-name="P16"><text:span text:style-name="T131">прощень, опрощень, прощ і прощавань.</text:span><text:span text:style-name="T130"> </text:span><text:span text:style-name="T2">(П, І, 62)</text:span></text:p>
          </table:table-cell>
          <table:table-cell table:style-name="Dictionary.B2" office:value-type="string">
            <text:p text:style-name="P18"><text:span text:style-name="T38">сáмо... </text:span><text:span text:style-name="T149">(див. </text:span><text:span text:style-name="T38">САМОВИВИ́ЩЕННЯ</text:span><text:span text:style-name="T149">)</text:span></text:p>
          </table:table-cell>
        </table:table-row>
        <table:table-row>
          <table:covered-table-cell/>
          <table:table-cell table:style-name="Dictionary.B2" office:value-type="string">
            <text:p text:style-name="P13">уника́ння</text:p>
            <text:p text:style-name="P16"><text:span text:style-name="T117">-я, </text:span><text:span text:style-name="T122">с.</text:span></text:p>
            <text:p text:style-name="P16">Дія за знач. уникати. <text:span text:style-name="T157">(ВТСУМ, 1507)</text:span></text:p>
          </table:table-cell>
        </table:table-row>
        <text:soft-page-break/>
        <table:table-row>
          <table:table-cell table:style-name="Dictionary.A2" table:number-rows-spanned="2" office:value-type="string">
            <text:p text:style-name="P12">СВІТИ́-ГАЛАЇ́</text:p>
            <text:p text:style-name="P16">світі́в-галаї́в, <text:span text:style-name="T130">ім., мн., інд.-авт.,</text:span></text:p>
            <text:p text:style-name="P16">утворене способом словоскладання, похідне від слів: <text:span text:style-name="T37">світ</text:span> і <text:span text:style-name="T37">гала́й </text:span><text:span text:style-name="T140">(від </text:span><text:span text:style-name="T37">гала́світа</text:span><text:span text:style-name="T140">).</text:span></text:p>
            <text:p text:style-name="P17">На тебе чатують <text:span text:style-name="T36">світи–галаї</text:span>.</text:p>
            <text:p text:style-name="P16"><text:span text:style-name="T131">Прощальний — як подим пожарищ — той спогад.</text:span><text:span text:style-name="T130"> </text:span><text:span text:style-name="T2">(П, І, 98)</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3">гала́світа</text:p>
            <text:p text:style-name="P16"><text:span text:style-name="T122">присл.</text:span><text:span text:style-name="T117">, </text:span><text:span text:style-name="T122">діал.</text:span></text:p>
            <text:p text:style-name="P16">Невідомо куди; кудись.<text:span text:style-name="T147"> </text:span><text:span text:style-name="T146">(ВТСУМ, 218)</text:span></text:p>
          </table:table-cell>
        </table:table-row>
        <table:table-row>
          <table:table-cell table:style-name="Dictionary.A2" table:number-rows-spanned="2" office:value-type="string">
            <text:p text:style-name="P12">СЕБЕКРÁЙ</text:p>
            <text:p text:style-name="P16">-ю, <text:span text:style-name="T130">ім., ч., інд.-авт.,</text:span></text:p>
            <text:p text:style-name="P16"><text:span text:style-name="T9">утворене способом зрощення, похідне від слів:</text:span><text:span text:style-name="T149"> </text:span><text:span text:style-name="T38">себé</text:span><text:span text:style-name="T149"> і </text:span><text:span text:style-name="T38">край.</text:span></text:p>
            <text:p text:style-name="P17">І все то — зá: дарунок сили</text:p>
            <text:p text:style-name="P17">за <text:span text:style-name="T36">себекраєм</text:span>: на, візьми,</text:p>
            <text:p text:style-name="P17">аби дороги доль гуділи</text:p>
            <text:p text:style-name="P16"><text:span text:style-name="T131">всіма серцями і грудьми.</text:span><text:span text:style-name="T130"> </text:span><text:span text:style-name="T5">(П, І, 100);</text:span></text:p>
            <text:p text:style-name="P16"><text:span text:style-name="T131">оця утеча геть за </text:span><text:span text:style-name="T133">себекрай</text:span><text:span text:style-name="T131"> - </text:span></text:p>
            <text:p text:style-name="P16"><text:span text:style-name="T131">то ніби виснений в дитинстві син…</text:span><text:span text:style-name="T130"> </text:span><text:span text:style-name="T2">(П, І, 203)</text:span></text:p>
          </table:table-cell>
          <table:table-cell table:style-name="Dictionary.B2" office:value-type="string">
            <text:p text:style-name="P12"><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6"><text:span text:style-name="T38">край </text:span><text:span text:style-name="T141">(див. </text:span><text:span text:style-name="T38">КРАЙСЕБÉ</text:span><text:span text:style-name="T141">)</text:span></text:p>
          </table:table-cell>
        </table:table-row>
        <table:table-row>
          <table:table-cell table:style-name="Dictionary.A2" table:number-rows-spanned="2" office:value-type="string">
            <text:p text:style-name="P12">СЕМИГÓРИ</text:p>
            <text:p text:style-name="P16">-гíр, <text:span text:style-name="T130">ім., мн., інд.-авт.,</text:span></text:p>
            <text:p text:style-name="P16"><text:span text:style-name="T9">утворене способом основоскладання, похідне від слів:</text:span><text:span text:style-name="T149"> </text:span><text:span text:style-name="T38">сім</text:span><text:span text:style-name="T149"> і </text:span><text:span text:style-name="T38">гóри.</text:span></text:p>
            <text:p text:style-name="P17">І що кигиче в мертвій цій пустелі?</text:p>
            <text:p text:style-name="P17">Киги-киги — мов чайка з-над Дніпра.</text:p>
            <text:p text:style-name="P17"><text:soft-page-break/>О <text:span text:style-name="T36">семигори</text:span> горя, цвинтар велій,</text:p>
            <text:p text:style-name="P16"><text:span text:style-name="T131">і я тут згину, як прийде пора? </text:span><text:span text:style-name="T2">(П, І, 100)</text:span></text:p>
          </table:table-cell>
          <table:table-cell table:style-name="Dictionary.B2" office:value-type="string">
            <text:p text:style-name="P12">сім</text:p>
            <text:p text:style-name="P16"><text:span text:style-name="T116">I </text:span><text:span text:style-name="T117">семи </text:span><text:span text:style-name="T122">і </text:span><text:span text:style-name="T117">сімох, </text:span><text:span text:style-name="T122">числ.</text:span><text:span text:style-name="T117"> </text:span><text:span text:style-name="T122">кільк.</text:span></text:p>
            <text:p text:style-name="P16"><text:span text:style-name="T96">Назва числа і цифри 7. || </text:span><text:span text:style-name="T112">чого</text:span><text:span text:style-name="T96">. Кількість із 7 одиниць. </text:span><text:span text:style-name="T99">(ВТСУМ, 1323)</text:span></text:p>
          </table:table-cell>
        </table:table-row>
        <table:table-row>
          <table:covered-table-cell/>
          <table:table-cell table:style-name="Dictionary.B2" office:value-type="string">
            <text:p text:style-name="P13">гора́</text:p>
            <text:p text:style-name="P16"><text:span text:style-name="T117">-и, </text:span><text:span text:style-name="T122">ж.</text:span></text:p>
            <text:p text:style-name="P16"><text:soft-page-break/>1) Значне підвищення над навколишньою місцевістю або серед інших підвищень. || <text:span text:style-name="T129">тільки мн.</text:span> Гориста місцевість, країна.</text:p>
            <text:p text:style-name="P16"><text:span text:style-name="T96">2) </text:span><text:span text:style-name="T112">чого</text:span><text:span text:style-name="T96">. Велика кількість чого-небудь складеного в купу; багато чогось.</text:span><text:span text:style-name="T97"> </text:span><text:span text:style-name="T98">(ВТСУМ, 254)</text:span></text:p>
          </table:table-cell>
        </table:table-row>
        <table:table-row>
          <table:table-cell table:style-name="Dictionary.A2" table:number-rows-spanned="2" office:value-type="string">
            <text:p text:style-name="P12">СЕРЦЕÓКИЙ</text:p>
            <text:p text:style-name="P16">-а, -е, <text:span text:style-name="T131">прикм., </text:span><text:span text:style-name="T130">інд.-авт.,</text:span></text:p>
            <text:p text:style-name="P16"><text:span text:style-name="T9">утворене складнофлективним способом, похідне від слів:</text:span><text:span text:style-name="T149"> </text:span><text:span text:style-name="T38">сéрце</text:span><text:span text:style-name="T149"> і </text:span><text:span text:style-name="T38">óко.</text:span></text:p>
            <text:p text:style-name="P17">Сто плах перейди, <text:span text:style-name="T36">серцеокий</text:span>,</text:p>
            <text:p text:style-name="P16"><text:span text:style-name="T131">сто плах, сто багать, сто голгоф… </text:span><text:span text:style-name="T2">(П, І, 180)</text:span></text:p>
          </table:table-cell>
          <table:table-cell table:style-name="Dictionary.B2" office:value-type="string">
            <text:p text:style-name="P16"><text:span text:style-name="T38">сéрце </text:span><text:span text:style-name="T141">(див. </text:span><text:span text:style-name="T38">ГЛИ́Б-СИ́НЬ-СЕ́РЦЕ</text:span><text:span text:style-name="T141">)</text:span></text:p>
          </table:table-cell>
        </table:table-row>
        <table:table-row>
          <table:covered-table-cell/>
          <table:table-cell table:style-name="Dictionary.B2" office:value-type="string">
            <text:p text:style-name="P16"><text:span text:style-name="T38">óко </text:span><text:span text:style-name="T141">(див. </text:span><text:span text:style-name="T38">ВСЕО́ЧІ</text:span><text:span text:style-name="T141">)</text:span></text:p>
          </table:table-cell>
        </table:table-row>
        <table:table-row>
          <table:table-cell table:style-name="Dictionary.A2" table:number-rows-spanned="2" office:value-type="string">
            <text:p text:style-name="P12">СЛОВОТÉЧА</text:p>
            <text:p text:style-name="P16">-і, <text:span text:style-name="T130">ім., ж., інд.-авт.,</text:span></text:p>
            <text:p text:style-name="P16"><text:span text:style-name="T9">утворене способом основоскладання і нульсуфіксальним, похідне від слів:</text:span><text:span text:style-name="T149"> </text:span><text:span text:style-name="T38">слóво</text:span><text:span text:style-name="T149"> і </text:span><text:span text:style-name="T38">текти́.</text:span></text:p>
            <text:p text:style-name="P17">Слова, слова, слова — задосить <text:span text:style-name="T36">словотечі</text:span>,</text:p>
            <text:p text:style-name="P16"><text:span text:style-name="T131">німують бо предтечі, доба гряде нова. </text:span><text:span text:style-name="T2">(П, ІІ, 292)</text:span></text:p>
          </table:table-cell>
          <table:table-cell table:style-name="Dictionary.B2" office:value-type="string">
            <text:p text:style-name="P13">сло́во</text:p>
            <text:p text:style-name="P16"><text:span text:style-name="T117">-а, </text:span><text:span text:style-name="T122">с.</text:span></text:p>
            <text:p text:style-name="P16">1) Мовна одиниця, що являє собою звукове вираження поняття про предмет або явище об’єктивного світу. || Заклинання, що, за марновірним уявленням, має магічну силу. || В обчислювальній техніці — послідовність символів («літер») для позначення виду даних, повідомлення і т. ін.</text:p>
            <text:p text:style-name="P16"><text:span text:style-name="T96">4) Обіцянка виконати що-небудь. || Згода на шлюб. </text:span><text:span text:style-name="T112">Дотримати [свого] </text:span><text:soft-page-break/><text:span text:style-name="T112">слова</text:span><text:span text:style-name="T96">. </text:span><text:span text:style-name="T99">(ВТСУМ, 1344-1345)</text:span></text:p>
          </table:table-cell>
        </table:table-row>
        <table:table-row>
          <table:covered-table-cell/>
          <table:table-cell table:style-name="Dictionary.B2" office:value-type="string">
            <text:p text:style-name="P13">текти́</text:p>
            <text:p text:style-name="P16"><text:span text:style-name="T117">тече; </text:span><text:span text:style-name="T122">мин. ч.</text:span><text:span text:style-name="T117"> тік, текла, текло; </text:span><text:span text:style-name="T122">наказ. сп.</text:span><text:span text:style-name="T117"> течи; </text:span><text:span text:style-name="T122">недок.</text:span></text:p>
            <text:p text:style-name="P16"><text:span text:style-name="T96">2) Струменіти, литися (про рідину). || </text:span><text:span text:style-name="T112">безос.</text:span><text:span text:style-name="T96"> || </text:span><text:span text:style-name="T112">перен.</text:span><text:span text:style-name="T96"> Поширюватися в повітрі (про світло, запах тощо). || </text:span><text:span text:style-name="T112">перен.</text:span><text:span text:style-name="T96"> Звучати плавно, рівно та безперервно (про звуки, слова тощо). || </text:span><text:span text:style-name="T112">перен.</text:span><text:span text:style-name="T96"> Виникати в певній послідовності, іти одна за одною (про думки). || </text:span><text:span text:style-name="T112">перен.</text:span><text:span text:style-name="T96"> Відбуватися (про розмову, бесіду). || </text:span><text:span text:style-name="T112">перен.</text:span><text:span text:style-name="T96"> Хвилеподібно спадати (про волосся).</text:span><text:span text:style-name="T97"> </text:span><text:span text:style-name="T98">(ВТСУМ, 1436)</text:span></text:p>
          </table:table-cell>
        </table:table-row>
        <table:table-row>
          <table:table-cell table:style-name="Dictionary.A2" table:number-rows-spanned="2" office:value-type="string">
            <text:p text:style-name="P12">СМЕРТЕІСНУВÁННЯ</text:p>
            <text:p text:style-name="P16">-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мерть</text:span><text:span text:style-name="T149"> і </text:span><text:span text:style-name="T38">існувáння.</text:span></text:p>
            <text:p text:style-name="P17">Сховатися од долі — не судилось.</text:p>
            <text:p text:style-name="P17">Ударив грім — і зразу шкереберть</text:p>
            <text:p text:style-name="P17">пішло життя. І ость ти — все, що снилось,</text:p>
            <text:p text:style-name="P16"><text:span text:style-name="T131">як </text:span><text:span text:style-name="T133">смертеіснування</text:span><text:span text:style-name="T131"> й життєсмерть. </text:span><text:span text:style-name="T2">(П, І, 83)</text:span></text:p>
          </table:table-cell>
          <table:table-cell table:style-name="Dictionary.B2" office:value-type="string">
            <text:p text:style-name="P16"><text:span text:style-name="T38">смерть </text:span><text:span text:style-name="T144">(див. </text:span><text:span text:style-name="T38">ЖИТТЄСМÉРТЬ</text:span><text:span text:style-name="T144">)</text:span></text:p>
          </table:table-cell>
        </table:table-row>
        <table:table-row>
          <table:covered-table-cell/>
          <table:table-cell table:style-name="Dictionary.B2" office:value-type="string">
            <text:p text:style-name="P13">існува́ння</text:p>
            <text:p text:style-name="P16"><text:span text:style-name="T117">-я, </text:span><text:span text:style-name="T122">с.</text:span></text:p>
            <text:p text:style-name="P16">1) <text:span text:style-name="T129">тільки одн.</text:span> Буття; наявність кого-, чого-небудь у дійсності.</text:p>
            <text:p text:style-name="P16">2) Життя, спосіб життя.<text:span text:style-name="T147"> </text:span><text:span text:style-name="T146">(ВТСУМ, 506)</text:span></text:p>
          </table:table-cell>
        </table:table-row>
        <table:table-row>
          <table:table-cell table:style-name="Dictionary.A2" office:value-type="string">
            <text:p text:style-name="P12">СНÍННЯ</text:p>
            <text:p text:style-name="P16"><text:soft-page-break/>-нь, <text:span text:style-name="T130">ім., мн., інд.-авт.,</text:span></text:p>
            <text:p text:style-name="P16"><text:span text:style-name="T9">утворене суфіксальним способом, похідне від слова</text:span> <text:span text:style-name="T37">сон</text:span></text:p>
            <text:p text:style-name="P17">Немов рубін у чорнім адамашку,</text:p>
            <text:p text:style-name="P17">обачно критий білим німуванням,</text:p>
            <text:p text:style-name="P17">так <text:span text:style-name="T36">снінь</text:span> моїх озерце шарлатове</text:p>
            <text:p text:style-name="P16"><text:span text:style-name="T131">лямує обережок начувань… </text:span><text:span text:style-name="T2">(П, І, 121)</text:span></text:p>
          </table:table-cell>
          <table:table-cell table:style-name="Dictionary.B2" office:value-type="string">
            <text:p text:style-name="P12">сон</text:p>
            <text:p text:style-name="P16"><text:soft-page-break/><text:span text:style-name="T116">I </text:span><text:span text:style-name="T117">сну, </text:span><text:span text:style-name="T122">ч.</text:span></text:p>
            <text:p text:style-name="P16"><text:span text:style-name="T118">1) Фізіологічний стан спокою організму людини і тварини, що настає періодично і супроводиться повною або частковою втратою свідомості й ослабленням ряду фізіологічних процесів. || Те саме, що спання. || Те саме, що сплячка 1). || </text:span><text:span text:style-name="T123">спец.</text:span><text:span text:style-name="T118"> Стан рослини, за якого відбувається зміна в положенні листя або пелюсток квітки під впливом зміни освітлення і температури. || Зимове завмирання рослин.</text:span></text:p>
            <text:p text:style-name="P16"><text:span text:style-name="T96">2) Те, що сниться; сновидіння. || </text:span><text:span text:style-name="T112">перен.</text:span><text:span text:style-name="T96"> Те, про що мріє людина; мрія. || </text:span><text:span text:style-name="T112">перен.</text:span><text:span text:style-name="T96"> Те, що сприймається як нереальне, примарне, оманливе;</text:span><text:span text:style-name="T112">прот.</text:span><text:span text:style-name="T96"> дійсність.</text:span><text:span text:style-name="T97"> </text:span><text:span text:style-name="T98">(ВТСУМ, 1356)</text:span></text:p>
          </table:table-cell>
        </table:table-row>
        <table:table-row>
          <table:table-cell table:style-name="Dictionary.A2" table:number-rows-spanned="2" office:value-type="string">
            <text:p text:style-name="P12">СОЛОДКОМОЛÓКА</text:p>
            <text:p text:style-name="P16">-е, <text:span text:style-name="T131">прикм., </text:span><text:span text:style-name="T130">інд.-авт.,</text:span></text:p>
            <text:p text:style-name="P16"><text:span text:style-name="T9">утворене складнофлективним способом, похідне від слів:</text:span><text:span text:style-name="T149"> </text:span><text:span text:style-name="T38">солóдкий</text:span><text:span text:style-name="T149"> і </text:span><text:span text:style-name="T38">молокó.</text:span></text:p>
            <text:p text:style-name="P17">Ти десь за край світу, як птаха моя білогруда,</text:p>
            <text:p text:style-name="P16"><text:span text:style-name="T133">солодкомолока</text:span><text:span text:style-name="T131">, два ока - мигдалі сумні. </text:span><text:span text:style-name="T2">(П, ІІ, 161)</text:span></text:p>
          </table:table-cell>
          <table:table-cell table:style-name="Dictionary.B2" office:value-type="string">
            <text:p text:style-name="P13">соло́дкий</text:p>
            <text:p text:style-name="P16">-а, -е.</text:p>
            <text:p text:style-name="P16">1) Який має приємний смак, <text:span text:style-name="T129">власт.</text:span> цукрові, медові і т. ін.; <text:span text:style-name="T129">прот.</text:span>гіркий, кислий, солоний. || Пригот. із цукром, медом, варенням і т. ін. (про їжу, питво). || <text:span text:style-name="T129">у знач.</text:span> <text:span text:style-name="T129">ім.</text:span> солодке, -кого, <text:span text:style-name="T129">с.</text:span> Їжа, яка має приємний смак, <text:span text:style-name="T129">власт.</text:span> цукрові, медові тощо, або пригот. із цукром, медом, варенням і т. ін. || <text:span text:style-name="T129">у знач.</text:span> <text:span text:style-name="T129">ім.</text:span> солодке, -кого, <text:span text:style-name="T129">с.</text:span> Фрукти, <text:soft-page-break/>цукерки, тістечка і т. ін., що їх подають наприкінці обіду тощо; десерт. || Позбавлений солоного смаку (про воду і т. ін.). || Уживається у складі назв деяких рослин. <text:span text:style-name="T129">Солодкий перець</text:span>.</text:p>
            <text:p text:style-name="P16"><text:span text:style-name="T96">4) </text:span><text:span text:style-name="T112">перен.</text:span><text:span text:style-name="T96"> Який дає відчуття приємності або виражає задоволення, радість, насолоду (про думки, почуття, стан людини). </text:span><text:span text:style-name="T99">(ВТСУМ, 1355)</text:span></text:p>
          </table:table-cell>
        </table:table-row>
        <table:table-row>
          <table:covered-table-cell/>
          <table:table-cell table:style-name="Dictionary.B2" office:value-type="string">
            <text:p text:style-name="P13">молоко́</text:p>
            <text:p text:style-name="P16"><text:span text:style-name="T117">-а, </text:span><text:span text:style-name="T122">с.</text:span></text:p>
            <text:p text:style-name="P16">2) Рідина, одержувана від деяких сільськогосподарських тварин як продукт харчування. || Коров’яче молоко як їжа.<text:span text:style-name="T147"> </text:span><text:span text:style-name="T146">(ВТСУМ, 686)</text:span></text:p>
          </table:table-cell>
        </table:table-row>
        <table:table-row>
          <table:table-cell table:style-name="Dictionary.A2" table:number-rows-spanned="2" office:value-type="string">
            <text:p text:style-name="P12">СОН-КОМИШÍ</text:p>
            <text:p text:style-name="P16">-ів, <text:span text:style-name="T130">ім., мн., інд.-авт.,</text:span></text:p>
            <text:p text:style-name="P16"><text:span text:style-name="T9">утворене способом словоскладання, похідне від слів:</text:span><text:span text:style-name="T149"> </text:span><text:span text:style-name="T38">сон</text:span><text:span text:style-name="T149"> і </text:span><text:span text:style-name="T38">коми́ш.</text:span></text:p>
            <text:p text:style-name="P17">І в серця на споді, в осерді душі</text:p>
            <text:p text:style-name="P16"><text:span text:style-name="T131">ішли нашорошені </text:span><text:span text:style-name="T133">сон-комиші</text:span><text:span text:style-name="T131">. </text:span><text:span text:style-name="T2">(П, ІІ, 61)</text:span></text:p>
          </table:table-cell>
          <table:table-cell table:style-name="Dictionary.B2" office:value-type="string">
            <text:p text:style-name="P16"><text:span text:style-name="T37">сон</text:span> <text:span text:style-name="T140">(див. </text:span><text:span text:style-name="T37">СНÍННЯ</text:span><text:span text:style-name="T140">)</text:span></text:p>
          </table:table-cell>
        </table:table-row>
        <table:table-row>
          <table:covered-table-cell/>
          <table:table-cell table:style-name="Dictionary.B2" office:value-type="string">
            <text:p text:style-name="P13">коми́ш</text:p>
            <text:p text:style-name="P16"><text:span text:style-name="T117">-у, </text:span><text:span text:style-name="T122">ч.</text:span></text:p>
            <text:p text:style-name="P16">1) Висока водяна чи болотяна багаторічна рослина родини осокових.<text:span text:style-name="T147"> </text:span><text:span text:style-name="T146">(ВТСУМ, 559)</text:span></text:p>
          </table:table-cell>
        </table:table-row>
        <table:table-row>
          <table:table-cell table:style-name="Dictionary.A2" table:number-rows-spanned="2" office:value-type="string">
            <text:p text:style-name="P12">СОНЦЕЛÉТ</text:p>
            <text:p text:style-name="P16">-у, <text:span text:style-name="T130">ім., ч., інд.-авт.,</text:span></text:p>
            <text:p text:style-name="P16"><text:span text:style-name="T9">утворене способом </text:span><text:soft-page-break/><text:span text:style-name="T9">основословоскладання, похідне від слів:</text:span><text:span text:style-name="T149"> </text:span><text:span text:style-name="T38">сóнце </text:span><text:span text:style-name="T149">і </text:span><text:span text:style-name="T38">лет.</text:span></text:p>
            <text:p text:style-name="P17">Зворохобилися айстри</text:p>
            <text:p text:style-name="P17">приосіннім <text:span text:style-name="T36">сонцелетом</text:span>,</text:p>
            <text:p text:style-name="P17">проминальною порою</text:p>
            <text:p text:style-name="P16"><text:span text:style-name="T131">падолистом деручким. </text:span><text:span text:style-name="T2">(П, І, 92)</text:span></text:p>
          </table:table-cell>
          <table:table-cell table:style-name="Dictionary.B2" office:value-type="string">
            <text:p text:style-name="P13">со́нце</text:p>
            <text:p text:style-name="P16"><text:span text:style-name="T117">-я, </text:span><text:span text:style-name="T122">с.</text:span></text:p>
            <text:p text:style-name="P16">1) Центральне небесне світило <text:soft-page-break/>Сонячної системи, що має форму гігантської розжареної кулі, яка випромінює світло й тепло. <text:span text:style-name="T157">(ВТСУМ, 1357)</text:span></text:p>
          </table:table-cell>
        </table:table-row>
        <table:table-row>
          <table:covered-table-cell/>
          <table:table-cell table:style-name="Dictionary.B2" office:value-type="string">
            <text:p text:style-name="P16"><text:span text:style-name="T37">лет</text:span> <text:span text:style-name="T140">(див. </text:span><text:span text:style-name="T37">КРИВОЛÉТ</text:span><text:span text:style-name="T140">)</text:span></text:p>
          </table:table-cell>
        </table:table-row>
        <table:table-row>
          <table:table-cell table:style-name="Dictionary.A2" table:number-rows-spanned="2" office:value-type="string">
            <text:p text:style-name="P12">СОНЦЕПРУ́́Г</text:p>
            <text:p text:style-name="P16">-а, <text:span text:style-name="T130">ім., ч., інд.-авт.,</text:span></text:p>
            <text:p text:style-name="P16"><text:span text:style-name="T9">утворене способом основословоскладання, похідне від слів:</text:span><text:span text:style-name="T149"> </text:span><text:span text:style-name="T38">сóнце</text:span><text:span text:style-name="T149"> і </text:span><text:span text:style-name="T38">пруг.</text:span></text:p>
            <text:p text:style-name="P17">Як боляче ряхкоче <text:span text:style-name="T36">сонцепруг</text:span>!</text:p>
            <text:p text:style-name="P16"><text:span text:style-name="T131">Як — далина! </text:span><text:span text:style-name="T2">(П, ІІ, 64)</text:span></text:p>
          </table:table-cell>
          <table:table-cell table:style-name="Dictionary.B2" office:value-type="string">
            <text:p text:style-name="P16"><text:span text:style-name="T38">сóнце </text:span><text:span text:style-name="T141">(див. </text:span><text:span text:style-name="T38">СОНЦЕЛÉТ</text:span><text:span text:style-name="T141">)</text:span></text:p>
          </table:table-cell>
        </table:table-row>
        <table:table-row>
          <table:covered-table-cell/>
          <table:table-cell table:style-name="Dictionary.B2" office:value-type="string">
            <text:p text:style-name="P12">пруг</text:p>
            <text:p text:style-name="P16"><text:span text:style-name="T117">-а, </text:span><text:span text:style-name="T122">ч.</text:span><text:span text:style-name="T117">, </text:span><text:span text:style-name="T122">розм.</text:span></text:p>
            <text:p text:style-name="P16"><text:span text:style-name="T96">1) Край чого-небудь. || Поздовжній вузький край, бік якогось предмета; ребро. </text:span><text:span text:style-name="T112">Пруг дошки</text:span><text:span text:style-name="T96">. || Ребро гранчастого предмета. || Верхній край (обріз) якої-небудь посудини (</text:span><text:span text:style-name="T112">перев.</text:span><text:span text:style-name="T96"> круглої форми); вінця. </text:span><text:span text:style-name="T112">Пруг відра</text:span><text:span text:style-name="T96">.</text:span><text:span text:style-name="T97"> </text:span><text:span text:style-name="T98">(ВТСУМ, 1181)</text:span></text:p>
          </table:table-cell>
        </table:table-row>
        <table:table-row>
          <table:table-cell table:style-name="Dictionary.A2" office:value-type="string">
            <text:p text:style-name="P12">СПАХ</text:p>
            <text:p text:style-name="P16">-у, <text:span text:style-name="T130">ім., ч., інд.-авт.,</text:span></text:p>
            <text:p text:style-name="P16"><text:span text:style-name="T9">утворене нульсуфіксальним способом, похідне від слова</text:span><text:span text:style-name="T6"> </text:span><text:span text:style-name="T37">спалáхувати </text:span><text:span text:style-name="T140">(від </text:span><text:span text:style-name="T37">спахáти).</text:span></text:p>
            <text:p text:style-name="P17">По голубих лугах, мов голуб,</text:p>
            <text:p text:style-name="P16"><text:span text:style-name="T131">кошлатих сонць шугає </text:span><text:span text:style-name="T133">спах</text:span><text:span text:style-name="T131">. </text:span><text:span text:style-name="T2">(П, І, 157)</text:span></text:p>
          </table:table-cell>
          <table:table-cell table:style-name="Dictionary.B2" office:value-type="string">
            <text:p text:style-name="P16"><text:span text:style-name="T35">спала́хувати (</text:span><text:span text:style-name="T37">спахáти</text:span><text:span text:style-name="T35">)</text:span></text:p>
            <text:p text:style-name="P16"><text:span text:style-name="T117">-ую, -уєш, </text:span><text:span text:style-name="T122">недок.</text:span><text:span text:style-name="T117">, спалахнути, -ну, -неш, </text:span><text:span text:style-name="T122">док.</text:span></text:p>
            <text:p text:style-name="P16"><text:span text:style-name="T118">1) </text:span><text:span text:style-name="T123">тільки </text:span><text:span text:style-name="T118">3 </text:span><text:span text:style-name="T123">ос.</text:span><text:span text:style-name="T118">, </text:span><text:span text:style-name="T123">чим і без додатка</text:span><text:span text:style-name="T118">.Раптово і швидко загорятися яскравим полум’ям; займатися (</text:span><text:span text:style-name="T123">див.</text:span><text:span text:style-name="T118"> займатися II). || </text:span><text:span text:style-name="T123">безос.</text:span><text:span text:style-name="T118"> || </text:span><text:span text:style-name="T123">також у сполуч.</text:span><text:span text:style-name="T118"> </text:span><text:span text:style-name="T123">зі сл.</text:span><text:span text:style-name="T118"> вогонь, полум’я, пожежа, іскра і т. ін. || </text:span><text:span text:style-name="T123">тільки недок.</text:span><text:span text:style-name="T118">При млявому або нерівному горінні час від часу розгорятися сильніше; займатися (</text:span><text:span text:style-name="T123">див.</text:span><text:span text:style-name="T118"> займатися II) на мить.</text:span><text:span text:style-name="T119"> </text:span><text:soft-page-break/><text:span text:style-name="T120">(ВТСУМ, 1361)</text:span></text:p>
          </table:table-cell>
        </table:table-row>
        <table:table-row>
          <table:table-cell table:style-name="Dictionary.A2" table:number-rows-spanned="2" office:value-type="string">
            <text:p text:style-name="P12">СПЕРЕДВІКÍВ</text:p>
            <text:p text:style-name="P16"><text:span text:style-name="T130">незм., </text:span><text:span text:style-name="T131">присл., </text:span><text:span text:style-name="T130">інд.-авт.,</text:span></text:p>
            <text:p text:style-name="P16"><text:span text:style-name="T9">утворене способом зрощення, похідне від слів:</text:span><text:span text:style-name="T6"> </text:span><text:span text:style-name="T36">спе́ред </text:span><text:span text:style-name="T140">і </text:span><text:span text:style-name="T36">вікі́в.</text:span></text:p>
            <text:p text:style-name="P17">Ви вбивці, ви ненатлі нелюди</text:p>
            <text:p text:style-name="P17"><text:span text:style-name="T36">спередвіків</text:span>,</text:p>
            <text:p text:style-name="P17">а ми припізнені аеди,</text:p>
            <text:p text:style-name="P16"><text:span text:style-name="T131">наш злочин — спів. </text:span><text:span text:style-name="T2">(П, ІІ, 94)</text:span></text:p>
          </table:table-cell>
          <table:table-cell table:style-name="Dictionary.B2" office:value-type="string">
            <text:p text:style-name="P16"><text:span text:style-name="T37">спе́ред</text:span><text:span text:style-name="T161"> </text:span><text:span text:style-name="T139">(див. </text:span><text:span text:style-name="T37">ІСПЕРЕДЛÍТ</text:span><text:span text:style-name="T139">)</text:span></text:p>
          </table:table-cell>
        </table:table-row>
        <table:table-row>
          <table:covered-table-cell/>
          <table:table-cell table:style-name="Dictionary.B2" office:value-type="string">
            <text:p text:style-name="P16"><text:span text:style-name="T37">вік</text:span> <text:span text:style-name="T140">(див. </text:span><text:span text:style-name="T37">ВСЕВІКИ́ (ВСЕВІ́К)</text:span><text:span text:style-name="T140">)</text:span></text:p>
          </table:table-cell>
        </table:table-row>
        <table:table-row>
          <table:table-cell table:style-name="Dictionary.A2" table:number-rows-spanned="2" office:value-type="string">
            <text:p text:style-name="P12">СПЕРЕДОДНЯ́</text:p>
            <text:p text:style-name="P16"><text:span text:style-name="T130">незм., </text:span><text:span text:style-name="T131">присл.,</text:span><text:span text:style-name="T6"> </text:span><text:span text:style-name="T130">інд.-авт.,</text:span></text:p>
            <text:p text:style-name="P16"><text:span text:style-name="T9">утворене способом зрощення, похідне від слів:</text:span><text:span text:style-name="T149"> </text:span><text:span text:style-name="T38">спéред</text:span><text:span text:style-name="T149"> і </text:span><text:span text:style-name="T38">день.</text:span></text:p>
            <text:p text:style-name="P17">Було ж: <text:span text:style-name="T36">спередодня</text:span></text:p>
            <text:p text:style-name="P17">так довго трембітало,</text:p>
            <text:p text:style-name="P17">за тим світати стало - </text:p>
            <text:p text:style-name="P16"><text:span text:style-name="T131">прожогом, навмання. </text:span><text:span text:style-name="T2">(П, І, 126)</text:span></text:p>
          </table:table-cell>
          <table:table-cell table:style-name="Dictionary.B2" office:value-type="string">
            <text:p text:style-name="P16"><text:span text:style-name="T37">спе́ред</text:span><text:span text:style-name="T145"> </text:span><text:span text:style-name="T139">(див. </text:span><text:span text:style-name="T37">ІСПЕРЕДЛÍТ</text:span><text:span text:style-name="T139">)</text:span></text:p>
          </table:table-cell>
        </table:table-row>
        <table:table-row>
          <table:covered-table-cell/>
          <table:table-cell table:style-name="Dictionary.B2" office:value-type="string">
            <text:p text:style-name="P16"><text:span text:style-name="T38">день</text:span><text:span text:style-name="T149"> </text:span><text:span text:style-name="T141">(див. </text:span><text:span text:style-name="T38">ЖИВОДНÍ</text:span><text:span text:style-name="T141">)</text:span></text:p>
          </table:table-cell>
        </table:table-row>
        <table:table-row>
          <table:table-cell table:style-name="Dictionary.A2" table:number-rows-spanned="2" office:value-type="string">
            <text:p text:style-name="P12">СТАВІТРИ́</text:p>
            <text:p text:style-name="P16">-íв, <text:span text:style-name="T130">ім., мн., інд.-авт.,</text:span></text:p>
            <text:p text:style-name="P16">утворене способом основословоскладання, похідне від слів: <text:span text:style-name="T37">сто</text:span> і <text:span text:style-name="T37">вітри́.</text:span></text:p>
            <text:p text:style-name="P17">На цих шалених <text:span text:style-name="T36">ставітрах</text:span>,</text:p>
            <text:p text:style-name="P17">де ні коня, ані дороги,</text:p>
            <text:p text:style-name="P17">звіряй свій крок за знаком Бога - </text:p>
            <text:p text:style-name="P16"><text:soft-page-break/><text:span text:style-name="T131">і попри смерть і попри жах. </text:span><text:span text:style-name="T2">(П, І, 131)</text:span></text:p>
          </table:table-cell>
          <table:table-cell table:style-name="Dictionary.B2" office:value-type="string">
            <text:p text:style-name="P12">сто</text:p>
            <text:p text:style-name="P16"><text:span text:style-name="T116">I </text:span><text:span text:style-name="T117">ста, </text:span><text:span text:style-name="T122">числ.</text:span><text:span text:style-name="T117"> </text:span><text:span text:style-name="T122">кільк.</text:span></text:p>
            <text:p text:style-name="P16">1) Назва числа 100 і його цифрового позначення. || <text:span text:style-name="T129">чого</text:span>. Кількість із 100 одиниць.</text:p>
            <text:p text:style-name="P16"><text:span text:style-name="T96">2) </text:span><text:span text:style-name="T112">розм.</text:span><text:span text:style-name="T96"> Багато, невизначено велика кількість кого-, чого-небудь. </text:span><text:span text:style-name="T99">(ВТСУМ, 1394)</text:span></text:p>
          </table:table-cell>
        </table:table-row>
        <table:table-row>
          <table:covered-table-cell/>
          <table:table-cell table:style-name="Dictionary.B2" office:value-type="string">
            <text:p text:style-name="P13">ві́тер</text:p>
            <text:p text:style-name="P16"><text:soft-page-break/><text:span text:style-name="T117">-тру, </text:span><text:span text:style-name="T122">ч.</text:span></text:p>
            <text:p text:style-name="P16">1) Рух потоку атмосферного повітря в горизонтальному напрямі.<text:span text:style-name="T147"> </text:span><text:span text:style-name="T146">(ВТСУМ, 190)</text:span></text:p>
          </table:table-cell>
        </table:table-row>
        <table:table-row>
          <table:table-cell table:style-name="Dictionary.A2" table:number-rows-spanned="2" office:value-type="string">
            <text:p text:style-name="P12">СТАСВІТИ́</text:p>
            <text:p text:style-name="P16">-ів, <text:span text:style-name="T130">ім., мн., інд.-авт.,</text:span></text:p>
            <text:p text:style-name="P16"><text:span text:style-name="T9">утворене способом основословоскладання, похідне від слів:</text:span><text:span text:style-name="T149"> </text:span><text:span text:style-name="T38">сто</text:span><text:span text:style-name="T149"> і </text:span><text:span text:style-name="T38">світи́.</text:span></text:p>
            <text:p text:style-name="P17">О те моє відьомське вариво, та колотнеча <text:span text:style-name="T36">стасвітів</text:span>,</text:p>
            <text:p text:style-name="P17">о те чадне жагуче марево вгорнуло горло і до брів</text:p>
            <text:p text:style-name="P16"><text:span text:style-name="T131">сягнуло… </text:span><text:span text:style-name="T2">(П, ІІ, 127)</text:span></text:p>
          </table:table-cell>
          <table:table-cell table:style-name="Dictionary.B2" office:value-type="string">
            <text:p text:style-name="P16"><text:span text:style-name="T38">сто </text:span><text:span text:style-name="T144">(див. </text:span><text:span text:style-name="T38">СТАВІТРИ́</text:span><text:span text:style-name="T144">)</text:span></text:p>
          </table:table-cell>
        </table:table-row>
        <table:table-row>
          <table:covered-table-cell/>
          <table:table-cell table:style-name="Dictionary.B2" office:value-type="string">
            <text:p text:style-name="P16"><text:span text:style-name="T38">світи́ </text:span><text:span text:style-name="T141">(див. </text:span><text:span text:style-name="T38">ЗА-СВІТИ́</text:span><text:span text:style-name="T141">)</text:span></text:p>
          </table:table-cell>
        </table:table-row>
        <table:table-row>
          <table:table-cell table:style-name="Dictionary.A2" table:number-rows-spanned="2" office:value-type="string">
            <text:p text:style-name="P12">СТОБАГÁТТЯ</text:p>
            <text:p text:style-name="P16">-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то</text:span><text:span text:style-name="T149"> і </text:span><text:span text:style-name="T38">багáття.</text:span></text:p>
            <text:p text:style-name="P17">Я — незалежний, серце бо студене</text:p>
            <text:p text:style-name="P16"><text:span text:style-name="T131">згубило давній жар на </text:span><text:span text:style-name="T133">стобагатті</text:span><text:span text:style-name="T131"> мук. </text:span><text:span text:style-name="T2">(П, ІІ, 191)</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3">бага́ття</text:p>
            <text:p text:style-name="P16"><text:span text:style-name="T117">-я, </text:span><text:span text:style-name="T122">с.</text:span></text:p>
            <text:p text:style-name="P16">1) Купа дров, хмизу, ломаччя і т. ін., що горить; вогнище.<text:span text:style-name="T147"> </text:span><text:span text:style-name="T146">(ВТСУМ, 54)</text:span></text:p>
          </table:table-cell>
        </table:table-row>
        <table:table-row>
          <table:table-cell table:style-name="Dictionary.A2" table:number-rows-spanned="2" office:value-type="string">
            <text:p text:style-name="P12">СТОГÓРИ</text:p>
            <text:p text:style-name="P16">стогíр, <text:span text:style-name="T130">ім., мн., інд.-авт.,</text:span></text:p>
            <text:p text:style-name="P16"><text:span text:style-name="T9">утворене способом основословоскладання, похідне від </text:span><text:soft-page-break/><text:span text:style-name="T9">слів:</text:span><text:span text:style-name="T149"> </text:span><text:span text:style-name="T38">сто</text:span><text:span text:style-name="T149"> і </text:span><text:span text:style-name="T38">гóри.</text:span></text:p>
            <text:p text:style-name="P17">Я вийду в ніч, я позирну туди,</text:p>
            <text:p text:style-name="P16"><text:span text:style-name="T131">де захід за </text:span><text:span text:style-name="T133">стогорами</text:span><text:span text:style-name="T131"> палає. </text:span><text:span text:style-name="T2">(П, ІІ, 13);</text:span></text:p>
            <text:p text:style-name="P17">Там, за кандзюбою <text:span text:style-name="T36">стогір</text:span>,</text:p>
            <text:p text:style-name="P17">за кайданами стриму</text:p>
            <text:p text:style-name="P17">збігає вік — наперекір</text:p>
            <text:p text:style-name="P16"><text:span text:style-name="T131">огню притомі диму. </text:span><text:span text:style-name="T2">(П, ІІ, 285)</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6"><text:span text:style-name="T38">гóри </text:span><text:span text:style-name="T141">(див. </text:span><text:span text:style-name="T38">СЕМИГÓРИ</text:span><text:span text:style-name="T141">)</text:span></text:p>
          </table:table-cell>
        </table:table-row>
        <table:table-row>
          <table:table-cell table:style-name="Dictionary.A2" table:number-rows-spanned="2" office:value-type="string">
            <text:p text:style-name="P12">СТОДУ́́МНИЙ</text:p>
            <text:p text:style-name="P16">-а, -е, <text:span text:style-name="T131">прикм., </text:span><text:span text:style-name="T130">інд.-авт.,</text:span></text:p>
            <text:p text:style-name="P16"><text:span text:style-name="T9">утворене складносуфіксальним способом, похідне від слів:</text:span><text:span text:style-name="T149"> </text:span><text:span text:style-name="T38">сто</text:span><text:span text:style-name="T149"> і </text:span><text:span text:style-name="T38">дýмати.</text:span></text:p>
            <text:p text:style-name="P17">Як чорногуз при березі, <text:span text:style-name="T36">стодумний</text:span></text:p>
            <text:p text:style-name="P16"><text:span text:style-name="T131">став Пан-Господь і молиться…</text:span><text:span text:style-name="T2">(П, ІІ, 60)</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3">ду́мати</text:p>
            <text:p text:style-name="P16"><text:span text:style-name="T117">-аю, -аєш, </text:span><text:span text:style-name="T122">недок.</text:span></text:p>
            <text:p text:style-name="P16"><text:span text:style-name="T96">1) </text:span><text:span text:style-name="T112">без додатка</text:span><text:span text:style-name="T96">. Розмірковувати над чим-небудь; мислити.</text:span><text:span text:style-name="T97"> </text:span><text:span text:style-name="T98">(ВТСУМ, 331)</text:span></text:p>
          </table:table-cell>
        </table:table-row>
        <table:table-row>
          <table:table-cell table:style-name="Dictionary.A2" table:number-rows-spanned="2" office:value-type="string">
            <text:p text:style-name="P12">СТОЖАЛÍ</text:p>
            <text:p text:style-name="P16">-íв, <text:span text:style-name="T130">ім., мн., інд.-авт.,</text:span></text:p>
            <text:p text:style-name="P16"><text:span text:style-name="T9">утворене способом основословоскладання, похідне від слів:</text:span><text:span text:style-name="T149"> </text:span><text:span text:style-name="T38">сто</text:span><text:span text:style-name="T149"> і </text:span><text:span text:style-name="T38">жалí.</text:span></text:p>
            <text:p text:style-name="P17">Та за тобою небо запалало,</text:p>
            <text:p text:style-name="P16"><text:span text:style-name="T131">овогнене грозою </text:span><text:span text:style-name="T133">стожалів</text:span><text:span text:style-name="T131">. </text:span><text:span text:style-name="T2">(П, ІІ, 68)</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6"><text:span text:style-name="T38">жалí </text:span><text:span text:style-name="T141">(див. </text:span><text:span text:style-name="T38">РÁДОЩІ-ЖАЛÍ</text:span><text:span text:style-name="T141">)</text:span></text:p>
          </table:table-cell>
        </table:table-row>
        <table:table-row>
          <table:table-cell table:style-name="Dictionary.A2" table:number-rows-spanned="2" office:value-type="string">
            <text:p text:style-name="P12">СТОЖÁЛО</text:p>
            <text:p text:style-name="P17">присл., інд.-авт.,</text:p>
            <text:p text:style-name="P16"><text:span text:style-name="T8">утворене способом </text:span><text:soft-page-break/><text:span text:style-name="T8">основословоскладання, похідне від слів:</text:span><text:span text:style-name="T149"> </text:span><text:span text:style-name="T38">сто</text:span><text:span text:style-name="T149"> і </text:span><text:span text:style-name="T38">жáло.</text:span></text:p>
            <text:p text:style-name="P17">Тота сльоза тебе іспопелить,</text:p>
            <text:p text:style-name="P17">і лютий зойк завруниться <text:span text:style-name="T36">стожало</text:span></text:p>
            <text:p text:style-name="P16"><text:span text:style-name="T131">ланами й луками. </text:span><text:span text:style-name="T2">(П, І, 144)</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3">жа́ло́</text:p>
            <text:p text:style-name="P16"><text:span text:style-name="T117">жа́ла, </text:span><text:span text:style-name="T122">с.</text:span></text:p>
            <text:p text:style-name="P16"><text:soft-page-break/>1) Гостра частина органа захисту або нападу деяких комах, якою вони жалять.</text:p>
            <text:p text:style-name="P16">2) Хоботок деяких комах (комара, овода і т. ін.), яким вони колють і всмоктують кров.</text:p>
            <text:p text:style-name="P16">3) Роздвоєний на кінчику язик змії, яким вона, як помилково вважається, жалить.</text:p>
            <text:p text:style-name="P16">4) <text:span text:style-name="T129">чого</text:span>, <text:span text:style-name="T129">перен.</text:span> Про щось дошкульне, різке.</text:p>
            <text:p text:style-name="P16">5) Гострий кінець інструмента, зброї і т. ін., який коле, ріже тощо; лезо.<text:span text:style-name="T147"> </text:span><text:span text:style-name="T146">(ВТСУМ, 364)</text:span></text:p>
          </table:table-cell>
        </table:table-row>
        <table:table-row>
          <table:table-cell table:style-name="Dictionary.A2" table:number-rows-spanned="2" office:value-type="string">
            <text:p text:style-name="P12">СТОЖÁЛЬНИЙ</text:p>
            <text:p text:style-name="P16">-а, -е, <text:span text:style-name="T131">прикм., </text:span><text:span text:style-name="T130">інд.-авт.,</text:span></text:p>
            <text:p text:style-name="P16"><text:span text:style-name="T9">утворене способом основословоскладання, похідне від слів:</text:span><text:span text:style-name="T149"> </text:span><text:span text:style-name="T38">сто</text:span><text:span text:style-name="T149"> і </text:span><text:span text:style-name="T38">жáльний.</text:span></text:p>
            <text:p text:style-name="P17">Куріє руїна. Кривавим стікає потоком,</text:p>
            <text:p text:style-name="P16"><text:span text:style-name="T131">і сонце татарське — </text:span><text:span text:style-name="T133">стожальне</text:span><text:span text:style-name="T131"> — разить наповал. </text:span><text:span text:style-name="T2">(П, І, 45)</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3">жа́льний</text:p>
            <text:p text:style-name="P16"><text:span text:style-name="T117">-а, -е, </text:span><text:span text:style-name="T122">рідко</text:span><text:span text:style-name="T117">.</text:span></text:p>
            <text:p text:style-name="P16">1) Який виражає тугу, печаль, смуток; жалібний, сумний.</text:p>
            <text:p text:style-name="P16">2) Який навіває смуток, журбу; журливий, сумовитий.<text:span text:style-name="T147"> </text:span><text:span text:style-name="T146">(ВТСУМ, 364)</text:span></text:p>
          </table:table-cell>
        </table:table-row>
        <table:table-row>
          <table:table-cell table:style-name="Dictionary.A2" table:number-rows-spanned="2" office:value-type="string">
            <text:p text:style-name="P12">СТОЖÁРНИЙ</text:p>
            <text:p text:style-name="P16">-а, -е, <text:span text:style-name="T131">прикм., </text:span><text:span text:style-name="T130">інд.-авт.,</text:span></text:p>
            <text:p text:style-name="P16"><text:span text:style-name="T9">утворене складносуфіксальним способом, похідне від слів:</text:span><text:span text:style-name="T149"> </text:span><text:span text:style-name="T38">сто</text:span><text:span text:style-name="T149"> і </text:span><text:soft-page-break/><text:span text:style-name="T38">жáрити.</text:span></text:p>
            <text:p text:style-name="P17">Сяде сонце на сопку, скаженіє бичарня,</text:p>
            <text:p text:style-name="P16"><text:span text:style-name="T131">заховайся в коробку там, де сонце </text:span><text:span text:style-name="T133">стожарне</text:span><text:span text:style-name="T131">… </text:span><text:span text:style-name="T2">(П, ІІ, 166-167);</text:span></text:p>
            <text:p text:style-name="P17">Паду в траву — на цей цвинтарний</text:p>
            <text:p text:style-name="P17">кульбабин зойк, кульбабин пух,</text:p>
            <text:p text:style-name="P17">на розсип рос і на <text:span text:style-name="T36">стожарний</text:span></text:p>
            <text:p text:style-name="P16"><text:span text:style-name="T131">пожежний виквіт довгих скрух. </text:span><text:span text:style-name="T2">(П, ІІ, 184).</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3">жа́рити</text:p>
            <text:p text:style-name="P16"><text:span text:style-name="T117">-рю, -риш, </text:span><text:span text:style-name="T122">недок.</text:span></text:p>
            <text:p text:style-name="P16">1) <text:span text:style-name="T129">перех.</text:span> Готувати їжу з жиром на <text:soft-page-break/>вогні, на жару без використання води; смажити. || <text:span text:style-name="T129">розм.</text:span> Підпікати кого-, що-небудь на вогні, на жару.</text:p>
            <text:p text:style-name="P16"><text:span text:style-name="T96">2) </text:span><text:span text:style-name="T112">неперех.</text:span><text:span text:style-name="T96">, </text:span><text:span text:style-name="T112">розм.</text:span><text:span text:style-name="T96"> Сильно гріти, пригрівати; пекти, палити (про сонце).</text:span><text:span text:style-name="T97"> </text:span><text:span text:style-name="T98">(ВТСУМ, 364)</text:span></text:p>
          </table:table-cell>
        </table:table-row>
        <table:table-row>
          <table:table-cell table:style-name="Dictionary.A2" table:number-rows-spanned="2" office:value-type="string">
            <text:p text:style-name="P12">СТОЖУРБÁ</text:p>
            <text:p text:style-name="P16">-и́, <text:span text:style-name="T130">ім., ж., інд.-авт.,</text:span></text:p>
            <text:p text:style-name="P16"><text:span text:style-name="T139">утворене способом основословоскладання, похідне від </text:span><text:span text:style-name="T139">слів:</text:span> <text:span text:style-name="T37">сто</text:span> і <text:span text:style-name="T37">журбá.</text:span></text:p>
            <text:p text:style-name="P17">Пропадіть, аеродроми,</text:p>
            <text:p text:style-name="P16"><text:span text:style-name="T131">спопеліться в </text:span><text:span text:style-name="T133">стожурбі</text:span><text:span text:style-name="T131">. </text:span><text:span text:style-name="T2">(П, І, 159)</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3">журба́</text:p>
            <text:p text:style-name="P16"><text:span text:style-name="T117">-и, </text:span><text:span text:style-name="T122">ж.</text:span></text:p>
            <text:p text:style-name="P16">1) Невеселий настрій, тяжкі почуття; печаль, смуток.<text:span text:style-name="T147"> </text:span><text:span text:style-name="T146">(ВТСУМ, 371)</text:span></text:p>
          </table:table-cell>
        </table:table-row>
        <table:table-row>
          <table:table-cell table:style-name="Dictionary.A2" table:number-rows-spanned="3" office:value-type="string">
            <text:p text:style-name="P12">СТОЗЛОТОПЕЛЮСТКИ́</text:p>
            <text:p text:style-name="P16">-і́в, <text:span text:style-name="T130">ім., мн., інд.-авт.,</text:span></text:p>
            <text:p text:style-name="P16"><text:span text:style-name="T9">утворене способом основословоскладання, похідне від слів:</text:span><text:span text:style-name="T149"> </text:span><text:span text:style-name="T38">сто, золоти́й</text:span><text:span text:style-name="T149"> і </text:span><text:span text:style-name="T38">пелюстки́.</text:span></text:p>
            <text:p text:style-name="P17">Як сонях сонце п’є</text:p>
            <text:p text:style-name="P17"><text:span text:style-name="T36">стозлотопелюстками</text:span>,</text:p>
            <text:p text:style-name="P17">де хата постає - </text:p>
            <text:p text:style-name="P16"><text:span text:style-name="T131">ковчегом над роками. </text:span><text:span text:style-name="T2">(П, ІІ, 18)</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6"><text:span text:style-name="T38">золоти́й </text:span><text:span text:style-name="T141">(див. </text:span><text:span text:style-name="T38">ЗОЛОТОКÍНВА</text:span><text:span text:style-name="T141">)</text:span></text:p>
          </table:table-cell>
        </table:table-row>
        <table:table-row>
          <table:covered-table-cell/>
          <table:table-cell table:style-name="Dictionary.B2" office:value-type="string">
            <text:p text:style-name="P16"><text:span text:style-name="T38">пелюстки́ </text:span><text:span text:style-name="T141">(див. </text:span><text:span text:style-name="T38">РОЗПЕЛЮ́СТИТИ</text:span><text:span text:style-name="T141">)</text:span></text:p>
          </table:table-cell>
        </table:table-row>
        <text:soft-page-break/>
        <table:table-row>
          <table:table-cell table:style-name="Dictionary.A1" table:number-rows-spanned="2" office:value-type="string">
            <text:p text:style-name="P12">СТОЗМÍЙ</text:p>
            <text:p text:style-name="P16">-я, <text:span text:style-name="T130">ім., ч., інд.-авт.,</text:span></text:p>
            <text:p text:style-name="P16"><text:span text:style-name="T9">утворене способом основословоскладання, похідне від слів:</text:span><text:span text:style-name="T149"> </text:span><text:span text:style-name="T38">сто</text:span><text:span text:style-name="T149"> і </text:span><text:span text:style-name="T38">змій.</text:span></text:p>
            <text:p text:style-name="P17">Коли докучили ці втеки - </text:p>
            <text:p text:style-name="P17">в лет, до вогненної пащеки.</text:p>
            <text:p text:style-name="P16"><text:span text:style-name="T131">Як він ощирився, </text:span><text:span text:style-name="T133">стозмій</text:span><text:span text:style-name="T131">! </text:span><text:span text:style-name="T2">(П, І, 73)</text:span></text:p>
          </table:table-cell>
          <table:table-cell table:style-name="Dictionary.B1"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2">змій</text:p>
            <text:p text:style-name="P16"><text:span text:style-name="T117">-я, </text:span><text:span text:style-name="T122">ч.</text:span></text:p>
            <text:p text:style-name="P16">2) Казкова істота з крилами і зміїним тулубом, наділена незвичайною силою; дракон.<text:span text:style-name="T147"> </text:span><text:span text:style-name="T146">(ВТСУМ, 466)</text:span></text:p>
          </table:table-cell>
        </table:table-row>
        <table:table-row>
          <table:table-cell table:style-name="Dictionary.A2" table:number-rows-spanned="2" office:value-type="string">
            <text:p text:style-name="P12">СТОЗÓРИЙ</text:p>
            <text:p text:style-name="P16">-а, -е, <text:span text:style-name="T131">прикм., </text:span><text:span text:style-name="T130">інд.-авт.,</text:span></text:p>
            <text:p text:style-name="P16"><text:span text:style-name="T9">утворене складнофлективним способом, похідне від слів:</text:span><text:span text:style-name="T149"> </text:span><text:span text:style-name="T38">сто</text:span><text:span text:style-name="T149"> і </text:span><text:span text:style-name="T38">зір.</text:span></text:p>
            <text:p text:style-name="P17">Тільки сіль, і вода, і житняк,</text:p>
            <text:p text:style-name="P17">і світанок, і ніч, і <text:span text:style-name="T36">стозора</text:span></text:p>
            <text:p text:style-name="P17">небезпека, і сонна і хора</text:p>
            <text:p text:style-name="P16"><text:span text:style-name="T131">ця душа — вирушає успак! </text:span><text:span text:style-name="T2">(П, І, 105)</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6"><text:span text:style-name="T37">зір</text:span> <text:span text:style-name="T140">(див. </text:span><text:span text:style-name="T37">ПЕКЕЛЬНОЗÓРИЙ</text:span><text:span text:style-name="T140">)</text:span></text:p>
          </table:table-cell>
        </table:table-row>
        <table:table-row>
          <table:table-cell table:style-name="Dictionary.A2" table:number-rows-spanned="2" office:value-type="string">
            <text:p text:style-name="P12">СТОКÓЛО</text:p>
            <text:p text:style-name="P16">-а,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то</text:span><text:span text:style-name="T149"> і </text:span><text:span text:style-name="T38">кóло.</text:span></text:p>
            <text:p text:style-name="P17">Червоний біль од нагая</text:p>
            <text:p text:style-name="P17">в очах розходиться <text:span text:style-name="T36">стоколом</text:span>,</text:p>
            <text:p text:style-name="P17">а світ несеться покотьолом,</text:p>
            <text:p text:style-name="P16"><text:span text:style-name="T131">за світом — настрибом — змія… </text:span><text:soft-page-break/><text:span text:style-name="T2">(П, ІІ, 16)</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3">ко́ло</text:p>
            <text:p text:style-name="P16"><text:span text:style-name="T116">I </text:span><text:span text:style-name="T117">-а, </text:span><text:span text:style-name="T122">с.</text:span></text:p>
            <text:p text:style-name="P16">1) Замкнена крива, всі точки якої однаково віддалені від центра.</text:p>
            <text:p text:style-name="P16"><text:span text:style-name="T96">4) </text:span><text:span text:style-name="T112">у знач.</text:span><text:span text:style-name="T96"> </text:span><text:span text:style-name="T112">присл.</text:span><text:span text:style-name="T96"> колом. Утворюючи таку криву.</text:span><text:span text:style-name="T97"> </text:span><text:span text:style-name="T98">(ВТСУМ, 555)</text:span></text:p>
          </table:table-cell>
        </table:table-row>
        <table:table-row>
          <table:table-cell table:style-name="Dictionary.A2" table:number-rows-spanned="2" office:value-type="string">
            <text:p text:style-name="P12">СТОКРИ́К</text:p>
            <text:p text:style-name="P16">-у, <text:span text:style-name="T130">ім., ч., інд.-авт.,</text:span></text:p>
            <text:p text:style-name="P16"><text:span text:style-name="T9">утворене способом основословоскладання, похідне від слів:</text:span><text:span text:style-name="T149"> </text:span><text:span text:style-name="T38">сто</text:span><text:span text:style-name="T149"> і </text:span><text:span text:style-name="T38">крик.</text:span></text:p>
            <text:p text:style-name="P17">…бо в горлі застуда, у грудях пітьма</text:p>
            <text:p text:style-name="P16"><text:span text:style-name="T131">і світ оступає </text:span><text:span text:style-name="T133">стокрик</text:span><text:span text:style-name="T131"> — Колима. </text:span><text:span text:style-name="T2">(П, І, 135)</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6"><text:span text:style-name="T37">крик </text:span><text:span text:style-name="T139">(див. </text:span><text:span text:style-name="T37">КРИК-ЗЕЛÓ</text:span><text:span text:style-name="T139">)</text:span></text:p>
          </table:table-cell>
        </table:table-row>
        <table:table-row>
          <table:table-cell table:style-name="Dictionary.A2" table:number-rows-spanned="2" office:value-type="string">
            <text:p text:style-name="P12">СТОМЕЖÁ</text:p>
            <text:p text:style-name="P16">-і́, <text:span text:style-name="T130">ім., ж., інд.-авт.,</text:span></text:p>
            <text:p text:style-name="P16">утворене способом основословоскладання, похідне від слів: <text:span text:style-name="T37">сто</text:span> і <text:span text:style-name="T37">межá.</text:span></text:p>
            <text:p text:style-name="P17">Полон у полоні, межі <text:span text:style-name="T36">стомежа</text:span>,</text:p>
            <text:p text:style-name="P17">ти вся — за горбами-горбами</text:p>
            <text:p text:style-name="P17">натхнення і хорого серця ґанджа -</text:p>
            <text:p text:style-name="P16"><text:span text:style-name="T131">з синами, хрунями, рабами. </text:span><text:span text:style-name="T2">(П, І, 131)</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6"><text:span text:style-name="T38">межá </text:span><text:span text:style-name="T144">(див. </text:span><text:span text:style-name="T38">ВСЕМЕЖА</text:span><text:span text:style-name="T144">)</text:span></text:p>
          </table:table-cell>
        </table:table-row>
        <table:table-row>
          <table:table-cell table:style-name="Dictionary.A2" table:number-rows-spanned="2" office:value-type="string">
            <text:p text:style-name="P12">СТО-МОРÓЗИ</text:p>
            <text:p text:style-name="P16">-ів, <text:span text:style-name="T130">ім., мн., інд.-авт.,</text:span></text:p>
            <text:p text:style-name="P16"><text:span text:style-name="T9">утворене способом словоскладання, похідне від слів:</text:span><text:span text:style-name="T149"> </text:span><text:span text:style-name="T38">сто</text:span><text:span text:style-name="T149"> і </text:span><text:span text:style-name="T38">морóзи.</text:span></text:p>
            <text:p text:style-name="P17">Так стій і стій і стій і стій,</text:p>
            <text:p text:style-name="P17">дубій на <text:span text:style-name="T36">сто-морозах</text:span>,</text:p>
            <text:p text:style-name="P17">о будь ти проклят, часе мій,</text:p>
            <text:p text:style-name="P16"><text:span text:style-name="T131">в усіх своїх погрозах. </text:span><text:span text:style-name="T2">(П, ІІ, 24)</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3">моро́з</text:p>
            <text:p text:style-name="P16"><text:span text:style-name="T117">-у, </text:span><text:span text:style-name="T122">ч.</text:span></text:p>
            <text:p text:style-name="P16"><text:span text:style-name="T96">Холод, коли температура повітря спадає нижче нуля. || Температура повітря нижче нуля. || Місце, де є такий холод. || </text:span><text:span text:style-name="T112">перев.</text:span><text:span text:style-name="T96"> </text:span><text:span text:style-name="T112">мн.</text:span><text:span text:style-name="T96"> Холодна зимова погода; холоди.</text:span><text:span text:style-name="T97"> </text:span><text:span text:style-name="T98">(ВТСУМ, 690)</text:span></text:p>
          </table:table-cell>
        </table:table-row>
        <text:soft-page-break/>
        <table:table-row>
          <table:table-cell table:style-name="Dictionary.A2" table:number-rows-spanned="2" office:value-type="string">
            <text:p text:style-name="P12">СТОНАСТÓРЧЕНИЙ</text:p>
            <text:p text:style-name="P16">-а, -е, <text:span text:style-name="T131">прикм., </text:span><text:span text:style-name="T130">інд.-авт.,</text:span></text:p>
            <text:p text:style-name="P16"><text:span text:style-name="T9">утворене способом основословоскладання, похідне від слів:</text:span><text:span text:style-name="T149"> </text:span><text:span text:style-name="T38">сто</text:span><text:span text:style-name="T149"> і </text:span><text:span text:style-name="T38">настóрчений.</text:span></text:p>
            <text:p text:style-name="P17">Кружеляє понад ними</text:p>
            <text:p text:style-name="P17">вечір, крила розкриливши,</text:p>
            <text:p text:style-name="P17">впав на горлицю із неба</text:p>
            <text:p text:style-name="P16"><text:span text:style-name="T133">стонасторчений</text:span><text:span text:style-name="T131"> коршак. </text:span><text:span text:style-name="T2">(П, І, 92)</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6"><text:span text:style-name="T38">настóрчений </text:span><text:span text:style-name="T141">(не подано у словнику)</text:span></text:p>
          </table:table-cell>
        </table:table-row>
        <table:table-row>
          <table:table-cell table:style-name="Dictionary.A2" table:number-rows-spanned="2" office:value-type="string">
            <text:p text:style-name="P12">СТОПРОВÁЛЛЯ</text:p>
            <text:p text:style-name="P16">-я, <text:span text:style-name="T130">ім., с., інд.-авт.,</text:span></text:p>
            <text:p text:style-name="P16"><text:span text:style-name="T9">утворене способом основословоскладання, похідне від слів:</text:span><text:span text:style-name="T149"> </text:span><text:span text:style-name="T38">сто</text:span><text:span text:style-name="T149"> і </text:span><text:span text:style-name="T38">провáлля.</text:span></text:p>
            <text:p text:style-name="P17">Якась лежить на нас печаль.</text:p>
            <text:p text:style-name="P17">І чим ми Бога прогнівили,</text:p>
            <text:p text:style-name="P17">Іване-брате? Скільки сили</text:p>
            <text:p text:style-name="P16"><text:span text:style-name="T131">втелющили до </text:span><text:span text:style-name="T133">стопроваль</text:span><text:span text:style-name="T131">. </text:span><text:span text:style-name="T2">(П, ІІ, 160)</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3">прова́лля</text:p>
            <text:p text:style-name="P16"><text:span text:style-name="T117">-я, </text:span><text:span text:style-name="T122">с.</text:span></text:p>
            <text:p text:style-name="P16"><text:span text:style-name="T96">1) Глибока яма, яр, западина, розколина на земній поверхні. || </text:span><text:span text:style-name="T112">чого</text:span><text:span text:style-name="T96">. Безмежний простір, безмірна глибина. </text:span><text:span text:style-name="T96">|| Проміжок, незаповнений простір між чим-небудь. || </text:span><text:span text:style-name="T112">перен.</text:span><text:span text:style-name="T96"> Про глибоке розходження, незгоду між ким-небудь.</text:span><text:span text:style-name="T97"> </text:span><text:span text:style-name="T98">(ВТСУМ, 1144)</text:span></text:p>
          </table:table-cell>
        </table:table-row>
        <table:table-row>
          <table:table-cell table:style-name="Dictionary.A2" table:number-rows-spanned="2" office:value-type="string">
            <text:p text:style-name="P12">СТОПРОВÁЛЬНИЙ</text:p>
            <text:p text:style-name="P16">-а, -е, <text:span text:style-name="T131">прикм., </text:span><text:span text:style-name="T130">інд.-авт.,</text:span></text:p>
            <text:p text:style-name="P16"><text:span text:style-name="T9">утворене способом основословоскладання, похідне від слів:</text:span><text:span text:style-name="T149"> </text:span><text:span text:style-name="T38">сто</text:span><text:span text:style-name="T149"> і </text:span><text:span text:style-name="T38">провáльний.</text:span></text:p>
            <text:p text:style-name="P17">Око ока ми,</text:p>
            <text:p text:style-name="P17">не навчені подосі видивляти</text:p>
            <text:p text:style-name="P17"><text:soft-page-break/>довкіл і не обрушувати горя</text:p>
            <text:p text:style-name="P16"><text:span text:style-name="T131">сухі тороси в </text:span><text:span text:style-name="T133">стопровальний</text:span><text:span text:style-name="T131"> діл. </text:span><text:span text:style-name="T2">(П, ІІ, 64)</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3">прова́льний</text:p>
            <text:p text:style-name="P16">-а, -е.</text:p>
            <text:p text:style-name="P16"><text:span text:style-name="T96">Стос. до провалу (у 2 </text:span><text:span text:style-name="T112">знач.</text:span><text:span text:style-name="T96">); утворений унаслідок провалу (в ґрунті).</text:span><text:span text:style-name="T97"> </text:span><text:span text:style-name="T98">(ВТСУМ, 1144)</text:span></text:p>
          </table:table-cell>
        </table:table-row>
        <table:table-row>
          <table:table-cell table:style-name="Dictionary.A2" table:number-rows-spanned="2" office:value-type="string">
            <text:p text:style-name="P12">СТОРÍКИ</text:p>
            <text:p text:style-name="P16">сторíк, <text:span text:style-name="T130">ім., мн., інд.-авт.,</text:span></text:p>
            <text:p text:style-name="P16"><text:span text:style-name="T9">утворене способом основословоскладання, похідне від слів:</text:span><text:span text:style-name="T149"> </text:span><text:span text:style-name="T38">сто</text:span><text:span text:style-name="T149"> і </text:span><text:span text:style-name="T38">рі́ки.</text:span></text:p>
            <text:p text:style-name="P17">Хай край святиться. За горою</text:p>
            <text:p text:style-name="P16"><text:span text:style-name="T133">сторіки</text:span><text:span text:style-name="T131"> чорної ропи. </text:span><text:span text:style-name="T2">(П, ІІ, 173)</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3">ріка́</text:p>
            <text:p text:style-name="P16"><text:span text:style-name="T117">-и́, </text:span><text:span text:style-name="T122">ж.</text:span></text:p>
            <text:p text:style-name="P16">1) Водний потік, що живиться із джерела або стоком атмосферних опадів і тече по видовжених зниженнях рельєфу від верхів’я до гирла. || <text:span text:style-name="T129">чого</text:span>, <text:span text:style-name="T129">у сполуч.</text:span> <text:span text:style-name="T129">з ім.</text:span> <text:span text:style-name="T129">у род. в.</text:span> Уживається для образного позначення процесу, розвитку чого-небудь.</text:p>
            <text:p text:style-name="P16"><text:span text:style-name="T96">2) </text:span><text:span text:style-name="T112">чого</text:span><text:span text:style-name="T96">, </text:span><text:span text:style-name="T112">перен.</text:span><text:span text:style-name="T96"> Велика кількість чого-небудь такого, що тече, сиплеться і т. ін. || </text:span><text:span text:style-name="T112">кого</text:span><text:span text:style-name="T96">, </text:span><text:span text:style-name="T112">чого</text:span><text:span text:style-name="T96">, </text:span><text:span text:style-name="T112">яка</text:span><text:span text:style-name="T96">. Безперервний </text:span><text:span text:style-name="T96">великий потік, маса кого-, чого-небудь, що рухається.</text:span><text:span text:style-name="T97"> </text:span><text:span text:style-name="T98">(ВТСУМ, 1228)</text:span></text:p>
          </table:table-cell>
        </table:table-row>
        <table:table-row>
          <table:table-cell table:style-name="Dictionary.A2" table:number-rows-spanned="2" office:value-type="string">
            <text:p text:style-name="P12">СТОРОЗТРИКЛЯ́ТИЙ</text:p>
            <text:p text:style-name="P16">-а, -е, <text:span text:style-name="T131">прикм., </text:span><text:span text:style-name="T130">інд.-авт.,</text:span></text:p>
            <text:p text:style-name="P16"><text:span text:style-name="T9">утворене способом основословоскладання, похідне від слів:</text:span><text:span text:style-name="T149"> </text:span><text:span text:style-name="T38">сто</text:span><text:span text:style-name="T149"> і </text:span><text:span text:style-name="T38">розтрикля́тий.</text:span></text:p>
            <text:p text:style-name="P17">Аби лиш подолати гнів,</text:p>
            <text:p text:style-name="P17"><text:span text:style-name="T36">сторозтриклятий</text:span> гнів здолати,</text:p>
            <text:p text:style-name="P17">я б поіменно міг назвати</text:p>
            <text:p text:style-name="P16"><text:span text:style-name="T131">усіх братів, усіх катів. </text:span><text:span text:style-name="T2">(П, І, 30)</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3">розпрокля́тий</text:p>
            <text:p text:style-name="P16"><text:span text:style-name="T117">-а, -е, </text:span><text:span text:style-name="T122">розм.</text:span></text:p>
            <text:p text:style-name="P16">Якого клянуть, проклинають; огидний, ненависний.<text:span text:style-name="T147"> </text:span><text:span text:style-name="T146">(ВТСУМ, 1259)</text:span></text:p>
          </table:table-cell>
        </table:table-row>
        <text:soft-page-break/>
        <table:table-row>
          <table:table-cell table:style-name="Dictionary.A2" table:number-rows-spanned="2" office:value-type="string">
            <text:p text:style-name="P12">СТОСИ́НІЙ</text:p>
            <text:p text:style-name="P16">-я, -є, <text:span text:style-name="T131">прикм., </text:span><text:span text:style-name="T130">інд.-авт.,</text:span></text:p>
            <text:p text:style-name="P16"><text:span text:style-name="T9">утворене способом основословоскладання, похідне від слів:</text:span><text:span text:style-name="T149"> </text:span><text:span text:style-name="T38">сто</text:span><text:span text:style-name="T149"> і </text:span><text:span text:style-name="T38">си́ній</text:span></text:p>
            <text:p text:style-name="P17">Червоним вином заливає мій погляд <text:span text:style-name="T36">стосиній</text:span>,</text:p>
            <text:p text:style-name="P17">спустошені губи залито червоним вином,</text:p>
            <text:p text:style-name="P17">і видиться берег — далекий — у радісній піні,</text:p>
            <text:p text:style-name="P16"><text:span text:style-name="T131">і спокій приносить, і спокій обіцяний — бром. </text:span><text:span text:style-name="T2">(П, ІІ, 290)</text:span></text:p>
          </table:table-cell>
          <table:table-cell table:style-name="Dictionary.B2" office:value-type="string">
            <text:p text:style-name="P12"><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3">си́ній</text:p>
            <text:p text:style-name="P16">-я, -є.</text:p>
            <text:p text:style-name="P16"><text:span text:style-name="T96">1) Який має забарвлення одного з основних кольорів спектра — середній між голубим і фіолетовим. || Який цвіте квітками такого кольору. || Зробл. із квіток такого кольору. || Який кольором наближається до синього; який має відтінок синього кольору. || Уживається як постійний епітет до деяких назв.</text:span><text:span text:style-name="T97"> </text:span><text:span text:style-name="T98">(ВТСУМ, 1317)</text:span></text:p>
          </table:table-cell>
        </table:table-row>
        <table:table-row>
          <table:table-cell table:style-name="Dictionary.A2" table:number-rows-spanned="2" office:value-type="string">
            <text:p text:style-name="P12">СХРИПЛОКРÓННИЙ</text:p>
            <text:p text:style-name="P16">-а, -е, <text:span text:style-name="T131">прикм., </text:span><text:span text:style-name="T130">інд.-авт.,</text:span></text:p>
            <text:p text:style-name="P16"><text:span text:style-name="T9">утворене складносуфіксальним способом, похідне від слів:</text:span><text:span text:style-name="T149"> </text:span><text:span text:style-name="T38">схри́плий</text:span><text:span text:style-name="T149"> і </text:span><text:span text:style-name="T38">крóна.</text:span></text:p>
            <text:p text:style-name="P17">Пожухле листя опадає з віт,</text:p>
            <text:p text:style-name="P16"><text:span text:style-name="T131">голосить голий стовбур </text:span><text:span text:style-name="T133">схриплокронний</text:span><text:span text:style-name="T131">. </text:span><text:span text:style-name="T2">(П, І, 161)</text:span></text:p>
          </table:table-cell>
          <table:table-cell table:style-name="Dictionary.B2" office:value-type="string">
            <text:p text:style-name="P13">схри́плий</text:p>
            <text:p text:style-name="P16"><text:span text:style-name="T117">-а, -е, </text:span><text:span text:style-name="T122">розм.</text:span></text:p>
            <text:p text:style-name="P16">1) Дієприкм. акт. мин. ч. до схрипнути.</text:p>
            <text:p text:style-name="P16"><text:span text:style-name="T96">2) </text:span><text:span text:style-name="T112">у знач.</text:span><text:span text:style-name="T96"> </text:span><text:span text:style-name="T112">прикм.</text:span><text:span text:style-name="T96"> Який звучить хрипло, з хрипотою; хрипкий. </text:span><text:span text:style-name="T99">(ВТСУМ, 1422)</text:span></text:p>
          </table:table-cell>
        </table:table-row>
        <table:table-row>
          <table:covered-table-cell/>
          <table:table-cell table:style-name="Dictionary.B2" office:value-type="string">
            <text:p text:style-name="P16"><text:span text:style-name="T38">крóна </text:span><text:span text:style-name="T141">(див. </text:span><text:span text:style-name="T38">ДУШЕКРÓНА</text:span><text:span text:style-name="T141">)</text:span></text:p>
          </table:table-cell>
        </table:table-row>
        <table:table-row>
          <table:table-cell table:style-name="Dictionary.A2" table:number-rows-spanned="2" office:value-type="string">
            <text:p text:style-name="P12">ТАМБÍК</text:p>
            <text:p text:style-name="P16">-бóку, <text:span text:style-name="T130">ім., ч., інд.-авт.,</text:span></text:p>
            <text:p text:style-name="P16"><text:span text:style-name="T9">утворене способом зрощення, похідне від слів:</text:span><text:span text:style-name="T149"> </text:span><text:span text:style-name="T38">там</text:span><text:span text:style-name="T149"> і </text:span><text:span text:style-name="T38">бік.</text:span><text:span text:style-name="T149"> На тому боці.</text:span></text:p>
            <text:p text:style-name="P17">А товщею, в кризі, в імлі,</text:p>
            <text:p text:style-name="P17"><text:soft-page-break/>за <text:span text:style-name="T36">тамбоком</text:span>,</text:p>
            <text:p text:style-name="P17">сяє срібне серце землі</text:p>
            <text:p text:style-name="P16"><text:span text:style-name="T131">скорбним оком. </text:span><text:span text:style-name="T2">(П, І, 173)</text:span></text:p>
          </table:table-cell>
          <table:table-cell table:style-name="Dictionary.B2" office:value-type="string">
            <text:p text:style-name="P12">там</text:p>
            <text:p text:style-name="P16"><text:span text:style-name="T117">1) </text:span><text:span text:style-name="T122">присл.</text:span><text:span text:style-name="T117"> Указує на місце більш віддалене порівняно з іншим, ближчим; у тому місці, у тих місцях; </text:span><text:span text:style-name="T122">прот.</text:span><text:span text:style-name="T117"> тут. || Уживається в поєднанні з </text:span><text:span text:style-name="T122">пит.</text:span><text:span text:style-name="T117"> </text:span><text:span text:style-name="T122">займ.</text:span><text:span text:style-name="T117"> хто, що. || Вживається у </text:span><text:soft-page-break/><text:span text:style-name="T117">функції співвідносного слова в головному реченні, якому в підрядному реченні відповідають сполучні </text:span><text:span text:style-name="T122">сл.</text:span><text:span text:style-name="T117"> де, куди. || Уживаючись на початку повторюваних речень або перед однорідними членами речення, означає: в одному місці ..., в іншому місці .... || Уживається в </text:span><text:span text:style-name="T122">знач.вказ.</text:span><text:span text:style-name="T117"> </text:span><text:span text:style-name="T122">сл.</text:span><text:span text:style-name="T117">, що замінює відповідний йому член попереднього речення, </text:span><text:span text:style-name="T122">перев.</text:span><text:span text:style-name="T117"> обставину місця. </text:span><text:span text:style-name="T121">(ВТСУМ, 1429)</text:span></text:p>
          </table:table-cell>
        </table:table-row>
        <table:table-row>
          <table:covered-table-cell/>
          <table:table-cell table:style-name="Dictionary.B2" office:value-type="string">
            <text:p text:style-name="P12">бік</text:p>
            <text:p text:style-name="P16"><text:span text:style-name="T117">боку, </text:span><text:span text:style-name="T122">ч.</text:span></text:p>
            <text:p text:style-name="P16">4) Напрямок або місцевість, що лежить у цьому напрямку.<text:span text:style-name="T147"> </text:span><text:span text:style-name="T146">(ВТСУМ, 80)</text:span></text:p>
          </table:table-cell>
        </table:table-row>
        <table:table-row>
          <table:table-cell table:style-name="Dictionary.A2" office:value-type="string">
            <text:p text:style-name="P12">ТИХОПЛИ́Н</text:p>
            <text:p text:style-name="P16">-у, <text:span text:style-name="T130">ім., ч., інд.-авт.,</text:span></text:p>
            <text:p text:style-name="P16"><text:span text:style-name="T9">утворене нульсуфіксальним способом, похідне від слова</text:span><text:span text:style-name="T6"> </text:span><text:span text:style-name="T37">тихопли́нний.</text:span></text:p>
            <text:p text:style-name="P17">Земного болю брилу — підбився я на силу</text:p>
            <text:p text:style-name="P17">разком сліпучих днин. Ти знаєш чий ти син?</text:p>
            <text:p text:style-name="P17">Атож, запевне знаю. А душу проминаю -</text:p>
            <text:p text:style-name="P16"><text:span text:style-name="T131">і власну в </text:span><text:span text:style-name="T133">тихоплин</text:span><text:span text:style-name="T131">. </text:span><text:span text:style-name="T2">(П, ІІ, 280)</text:span></text:p>
          </table:table-cell>
          <table:table-cell table:style-name="Dictionary.B2" office:value-type="string">
            <text:p text:style-name="P13">тихопли́нний</text:p>
            <text:p text:style-name="P16"><text:span text:style-name="T117">-а, -е, </text:span><text:span text:style-name="T122">поет.</text:span></text:p>
            <text:p text:style-name="P16"><text:span text:style-name="T96">Який тихо плине. </text:span><text:span text:style-name="T112">Тихоплинна річка</text:span><text:span text:style-name="T96">. </text:span><text:span text:style-name="T112">Тихоплинні розмови</text:span><text:span text:style-name="T96">.</text:span><text:span text:style-name="T97"> </text:span><text:span text:style-name="T98">(ВТСУМ, 1453)</text:span></text:p>
          </table:table-cell>
        </table:table-row>
        <table:table-row>
          <table:table-cell table:style-name="Dictionary.A2" table:number-rows-spanned="4" office:value-type="string">
            <text:p text:style-name="P12">ТОЙЯЩОБÁТЬКО</text:p>
            <text:p text:style-name="P16"><text:soft-page-break/>-а, <text:span text:style-name="T130">ім., ч., інд.-авт.,</text:span></text:p>
            <text:p text:style-name="P16"><text:span text:style-name="T9">утворене способом зрощення, похідне від слів:</text:span><text:span text:style-name="T149"> </text:span><text:span text:style-name="T38">той, я, що</text:span><text:span text:style-name="T149"> і </text:span><text:span text:style-name="T38">бáтько.</text:span></text:p>
            <text:p text:style-name="P17">Я тіло нагострив на чаї та акридах,</text:p>
            <text:p text:style-name="P17">а душу — пошукай. І не питай.</text:p>
            <text:p text:style-name="P17">Тойящосин не чує вже мене.</text:p>
            <text:p text:style-name="P16"><text:span text:style-name="T133">Тойящобатько</text:span><text:span text:style-name="T131"> вже не чую сина. </text:span><text:span text:style-name="T2">(П, ІІ, 191)</text:span></text:p>
          </table:table-cell>
          <table:table-cell table:style-name="Dictionary.B2" office:value-type="string">
            <text:p text:style-name="P12">той</text:p>
            <text:p text:style-name="P16"><text:soft-page-break/><text:span text:style-name="T116">I </text:span><text:span text:style-name="T117">того, </text:span><text:span text:style-name="T122">ч.</text:span><text:span text:style-name="T117">, та, тієї, </text:span><text:span text:style-name="T122">рідко </text:span><text:span text:style-name="T117">тої, </text:span><text:span text:style-name="T122">заст.</text:span><text:span text:style-name="T117"> тії, </text:span><text:span text:style-name="T122">ж.</text:span><text:span text:style-name="T117">, те, того, </text:span><text:span text:style-name="T122">с.</text:span><text:span text:style-name="T117">; </text:span><text:span text:style-name="T122">мн.</text:span><text:span text:style-name="T117"> ті, тих; </text:span><text:span text:style-name="T122">займ.</text:span></text:p>
            <text:p text:style-name="P16"><text:span text:style-name="T96">4) </text:span><text:span text:style-name="T112">вказ.</text:span><text:span text:style-name="T96"> Уживається для вказівки на один предмет, одну особу і т. ін. із двох або кількох подібних, з ряду однорідних, коли їх перелічують або зіставляють. || </text:span><text:span text:style-name="T112">у знач.</text:span><text:span text:style-name="T96"> </text:span><text:span text:style-name="T112">ім.</text:span><text:span text:style-name="T96"> той, того, </text:span><text:span text:style-name="T112">ч.</text:span><text:span text:style-name="T96">; та, тієї, </text:span><text:span text:style-name="T112">ж.</text:span><text:span text:style-name="T96">; те, того, </text:span><text:span text:style-name="T112">с.</text:span><text:span text:style-name="T96">; ті, тих, </text:span><text:span text:style-name="T112">мн.</text:span><text:span text:style-name="T96"> Узагальнено вказує на предмет, особу, явище (без попередньої згадки про них) при переліченні або зіставленні в якійсь площині. || </text:span><text:span text:style-name="T112">у знач.</text:span><text:span text:style-name="T96"> </text:span><text:span text:style-name="T112">ім.</text:span><text:span text:style-name="T96"> те, того, </text:span><text:span text:style-name="T112">с.</text:span><text:span text:style-name="T96"> У </text:span><text:span text:style-name="T112">сполуч.</text:span><text:span text:style-name="T96"> зі </text:span><text:span text:style-name="T112">сл.</text:span><text:span text:style-name="T96"> все вказує на перелічувані предмети, виконуючи функцію узагальнюючого слова. </text:span><text:span text:style-name="T99">(ВТСУМ, 1458)</text:span></text:p>
          </table:table-cell>
        </table:table-row>
        <table:table-row>
          <table:covered-table-cell/>
          <table:table-cell table:style-name="Dictionary.B2" office:value-type="string">
            <text:p text:style-name="P12">я</text:p>
            <text:p text:style-name="P16"><text:span text:style-name="T116">II </text:span><text:span text:style-name="T117">мене, </text:span><text:span text:style-name="T122">займ.</text:span><text:span text:style-name="T117"> </text:span><text:span text:style-name="T122">особ.</text:span><text:span text:style-name="T117"> 1 </text:span><text:span text:style-name="T122">ос.</text:span><text:span text:style-name="T117"> </text:span><text:span text:style-name="T122">одн.</text:span></text:p>
            <text:p text:style-name="P16">1) Уживається мовцем для називання самого себе.</text:p>
            <text:p text:style-name="P16"><text:span text:style-name="T96">2) </text:span><text:span text:style-name="T112">у знач.</text:span><text:span text:style-name="T96"> </text:span><text:span text:style-name="T112">ім.</text:span><text:span text:style-name="T96">, </text:span><text:span text:style-name="T112">невідм.</text:span><text:span text:style-name="T96">, </text:span><text:span text:style-name="T112">с.</text:span><text:span text:style-name="T96"> Уживається для позначення усвідомлюваної людиною власної сутності, себе в навколишньому світі. || </text:span><text:span text:style-name="T112">філос.</text:span><text:span text:style-name="T96">Уживається для визначення суб’єкта. </text:span><text:span text:style-name="T99">(ВТСУМ, 1645)</text:span></text:p>
          </table:table-cell>
        </table:table-row>
        <table:table-row>
          <table:covered-table-cell/>
          <table:table-cell table:style-name="Dictionary.B2" office:value-type="string">
            <text:p text:style-name="P12">що</text:p>
            <text:p text:style-name="P16">II</text:p>
            <text:p text:style-name="P16"><text:soft-page-break/><text:span text:style-name="T96">1) </text:span><text:span text:style-name="T112">з’ясувальний</text:span><text:span text:style-name="T96">. Уживається для зв’язку підрядного додаткового з присудком або іншим членом головного речення. </text:span><text:span text:style-name="T99">(ВТСУМ, 1640)</text:span></text:p>
          </table:table-cell>
        </table:table-row>
        <table:table-row>
          <table:covered-table-cell/>
          <table:table-cell table:style-name="Dictionary.B2" office:value-type="string">
            <text:p text:style-name="P13">ба́тько</text:p>
            <text:p text:style-name="P16"><text:span text:style-name="T117">-а, </text:span><text:span text:style-name="T122">ч.</text:span></text:p>
            <text:p text:style-name="P16">1) Чоловік стосовно до своїх дітей.<text:span text:style-name="T147"> </text:span><text:span text:style-name="T146">(ВТСУМ, 64)</text:span></text:p>
          </table:table-cell>
        </table:table-row>
        <table:table-row>
          <table:table-cell table:style-name="Dictionary.A2" table:number-rows-spanned="4" office:value-type="string">
            <text:p text:style-name="P12">ТОЙЯЩОСИ́Н</text:p>
            <text:p text:style-name="P16">-а, <text:span text:style-name="T130">ім., ч., інд.-авт.,</text:span></text:p>
            <text:p text:style-name="P16"><text:span text:style-name="T9">утворене способом зрощення, похідне від слів:</text:span><text:span text:style-name="T149"> </text:span><text:span text:style-name="T38">той, я, що</text:span><text:span text:style-name="T149"> і </text:span><text:span text:style-name="T38">син.</text:span></text:p>
            <text:p text:style-name="P17">Я тіло нагострив на чаї та акридах,</text:p>
            <text:p text:style-name="P17">а душу — пошукай. І не питай.</text:p>
            <text:p text:style-name="P17"><text:span text:style-name="T36">Тойящосин</text:span> не чує вже мене.</text:p>
            <text:p text:style-name="P16"><text:span text:style-name="T131">Тойящобатько вже не чую сина. </text:span><text:span text:style-name="T2">(П, ІІ, 191)</text:span></text:p>
          </table:table-cell>
          <table:table-cell table:style-name="Dictionary.B2" office:value-type="string">
            <text:p text:style-name="P16"><text:span text:style-name="T38">той </text:span><text:span text:style-name="T141">(див. </text:span><text:span text:style-name="T38">ТОЙЯЩОБÁТЬКО</text:span><text:span text:style-name="T141">)</text:span></text:p>
          </table:table-cell>
        </table:table-row>
        <table:table-row>
          <table:covered-table-cell/>
          <table:table-cell table:style-name="Dictionary.B2" office:value-type="string">
            <text:p text:style-name="P16"><text:span text:style-name="T38">я </text:span><text:span text:style-name="T141">(див. </text:span><text:span text:style-name="T38">ТОЙЯЩОБÁТЬКО</text:span><text:span text:style-name="T141">)</text:span></text:p>
          </table:table-cell>
        </table:table-row>
        <table:table-row>
          <table:covered-table-cell/>
          <table:table-cell table:style-name="Dictionary.B2" office:value-type="string">
            <text:p text:style-name="P16"><text:span text:style-name="T38">що </text:span><text:span text:style-name="T141">(див. </text:span><text:span text:style-name="T38">ТОЙЯЩОБÁТЬКО</text:span><text:span text:style-name="T141">)</text:span></text:p>
          </table:table-cell>
        </table:table-row>
        <table:table-row>
          <table:covered-table-cell/>
          <table:table-cell table:style-name="Dictionary.B2" office:value-type="string">
            <text:p text:style-name="P12">син</text:p>
            <text:p text:style-name="P16"><text:span text:style-name="T117">-а, </text:span><text:span text:style-name="T122">ч.</text:span></text:p>
            <text:p text:style-name="P16"><text:span text:style-name="T96">1) Особа чоловічої статі стосовно своїх батьків. || Ласкаве звертання </text:span><text:span text:style-name="T96">батьків до сина. || </text:span><text:span text:style-name="T112">перев.</text:span><text:span text:style-name="T96"> </text:span><text:span text:style-name="T112">мн.</text:span><text:span text:style-name="T96">, </text:span><text:span text:style-name="T112">у сполуч.</text:span><text:span text:style-name="T96"> </text:span><text:span text:style-name="T112">зі сл.</text:span><text:span text:style-name="T96"> сокіл, орел, </text:span><text:span text:style-name="T112">нар.-поет.</text:span><text:span text:style-name="T96">Ласкаве називання синів.</text:span><text:span text:style-name="T97"> </text:span><text:span text:style-name="T98">(ВТСУМ, 1316)</text:span></text:p>
          </table:table-cell>
        </table:table-row>
        <table:table-row>
          <table:table-cell table:style-name="Dictionary.A2" table:number-rows-spanned="2" office:value-type="string">
            <text:p text:style-name="P12">ТОНКОЖÁЛО</text:p>
            <text:p text:style-name="P17">присл., інд.-авт.,</text:p>
            <text:p text:style-name="P16"><text:span text:style-name="T8">утворене способом основословоскладання, похідне від слів:</text:span><text:span text:style-name="T149"> </text:span><text:span text:style-name="T38">тонки́й</text:span><text:span text:style-name="T149"> і </text:span><text:span text:style-name="T38">жáло</text:span></text:p>
            <text:p text:style-name="P17">І буде ще щось. Буде ще щось. День</text:p>
            <text:p text:style-name="P17">стоїть — гінкий, неначе телевежа,</text:p>
            <text:p text:style-name="P16"><text:span text:style-name="T131">і все вивищується </text:span><text:span text:style-name="T133">тонкожало</text:span><text:span text:style-name="T131">… </text:span><text:span text:style-name="T2">(П, ІІ, 103)</text:span></text:p>
          </table:table-cell>
          <table:table-cell table:style-name="Dictionary.B2" office:value-type="string">
            <text:p text:style-name="P16"><text:span text:style-name="T38">тонки́й </text:span><text:span text:style-name="T141">(див. </text:span><text:span text:style-name="T38">ВІДТОНКОГОЛÓСИТИ</text:span><text:span text:style-name="T141">)</text:span></text:p>
          </table:table-cell>
        </table:table-row>
        <table:table-row>
          <table:covered-table-cell/>
          <table:table-cell table:style-name="Dictionary.B2" office:value-type="string">
            <text:p text:style-name="P16"><text:span text:style-name="T38">жáло </text:span><text:span text:style-name="T141">(див. </text:span><text:span text:style-name="T38">СТОЖÁЛО</text:span><text:span text:style-name="T141">)</text:span></text:p>
          </table:table-cell>
        </table:table-row>
        <text:soft-page-break/>
        <table:table-row>
          <table:table-cell table:style-name="Dictionary.A2" office:value-type="string">
            <text:p text:style-name="P12">ТРЕМТ</text:p>
            <text:p text:style-name="P16">-у, <text:span text:style-name="T130">ім., ч., інд.-авт.,</text:span></text:p>
            <text:p text:style-name="P16"><text:span text:style-name="T9">утворене нульсуфіксальним способом, похідне від слова</text:span><text:span text:style-name="T6"> </text:span><text:span text:style-name="T37">тремті́ння.</text:span></text:p>
            <text:p text:style-name="P17">…опуст, розпадання</text:p>
            <text:p text:style-name="P17">материка, раптовий зсув і дляння,</text:p>
            <text:p text:style-name="P16"><text:span text:style-name="T131">і </text:span><text:span text:style-name="T133">трепет</text:span><text:span text:style-name="T131"> рук, і тремт повік німий. </text:span><text:span text:style-name="T2">(П, І, 37)</text:span></text:p>
          </table:table-cell>
          <table:table-cell table:style-name="Dictionary.B2" office:value-type="string">
            <text:p text:style-name="P13">тремті́ння</text:p>
            <text:p text:style-name="P16"><text:span text:style-name="T117">-я, </text:span><text:span text:style-name="T122">с.</text:span></text:p>
            <text:p text:style-name="P16">1) Дія за знач. тремтіти 1-3).</text:p>
            <text:p text:style-name="P16">2) Посилене биття серця, прискорене пульсування крові, спричинені хвилюванням, переживанням; схвильований стан.<text:span text:style-name="T147"> </text:span><text:span text:style-name="T146">(ВТСУМ, 1472)</text:span></text:p>
          </table:table-cell>
        </table:table-row>
        <table:table-row>
          <table:table-cell table:style-name="Dictionary.A2" table:number-rows-spanned="3" office:value-type="string">
            <text:p text:style-name="P12">УВОДНОРЯ́Д</text:p>
            <text:p text:style-name="P17">присл., інд.-авт.,</text:p>
            <text:p text:style-name="P16"><text:span text:style-name="T8">утворене способом зрощення, похідне від слів:</text:span><text:span text:style-name="T6"> </text:span><text:span text:style-name="T15">у</text:span><text:span text:style-name="T6">, </text:span><text:span text:style-name="T15">оди́н</text:span><text:span text:style-name="T6"> і </text:span><text:span text:style-name="T15">ряд</text:span></text:p>
            <text:p text:style-name="P17">Тепер ти сам, як вулій цей гулкий,</text:p>
            <text:p text:style-name="P17">стаєш <text:span text:style-name="T36">уводноряд</text:span> до цілосвіту,</text:p>
            <text:p text:style-name="P17">коли з грудей твоїх несамовитих</text:p>
            <text:p text:style-name="P16"><text:span text:style-name="T131">усі повийшли зашпори-голки. </text:span><text:span text:style-name="T2">(П, ІІ, 181)</text:span></text:p>
          </table:table-cell>
          <table:table-cell table:style-name="Dictionary.B2" office:value-type="string">
            <text:p text:style-name="P12">в</text:p>
            <text:p text:style-name="P16"><text:span text:style-name="T116">II </text:span><text:span text:style-name="T117">(у), </text:span><text:span text:style-name="T122">рідко </text:span><text:span text:style-name="T117">ув — </text:span><text:span text:style-name="T122">із знах.</text:span><text:span text:style-name="T117">, </text:span><text:span text:style-name="T122">місц.</text:span><text:span text:style-name="T117"> </text:span><text:span text:style-name="T122">і род.</text:span><text:span text:style-name="T117"> </text:span><text:span text:style-name="T122">відмінками</text:span><text:span text:style-name="T117">; </text:span><text:span text:style-name="T122">рідко </text:span><text:span text:style-name="T117">вві (уві), ві — </text:span><text:span text:style-name="T122">іззнах.</text:span><text:span text:style-name="T117"> </text:span><text:span text:style-name="T122">і місц.</text:span><text:span text:style-name="T117"> </text:span><text:span text:style-name="T122">відмінками</text:span><text:span text:style-name="T117">; </text:span><text:span text:style-name="T122">прийм.</text:span><text:span text:style-name="T117"> Сполучення з в (у) виражають: Просторові відношення:</text:span></text:p>
            <text:p text:style-name="P16"><text:span text:style-name="T96">1) </text:span><text:span text:style-name="T112">із знах.</text:span><text:span text:style-name="T96"> </text:span><text:span text:style-name="T112">і місц. в.</text:span><text:span text:style-name="T96"> Уживається на означення предмета, місця, простору: а) всередину якого, куди спрямована дія (</text:span><text:span text:style-name="T112">знах. в.</text:span><text:span text:style-name="T96">). </text:span><text:span text:style-name="T99">(ВТСУМ, 106)</text:span></text:p>
          </table:table-cell>
        </table:table-row>
        <table:table-row>
          <table:covered-table-cell/>
          <table:table-cell table:style-name="Dictionary.B2" office:value-type="string">
            <text:p text:style-name="P13">оди́н</text:p>
            <text:p text:style-name="P16"><text:span text:style-name="T117">одного, </text:span><text:span text:style-name="T122">ч.</text:span><text:span text:style-name="T117">; одна, однієї </text:span><text:span text:style-name="T122">і </text:span><text:span text:style-name="T117">одної, </text:span><text:span text:style-name="T122">ж.</text:span><text:span text:style-name="T117">; одно </text:span><text:span text:style-name="T122">і </text:span><text:span text:style-name="T117">одне, одного, </text:span><text:span text:style-name="T122">с.</text:span><text:span text:style-name="T117"> (</text:span><text:span text:style-name="T122">мн.</text:span><text:span text:style-name="T117"> одні, одних), </text:span><text:span text:style-name="T122">числ.</text:span><text:span text:style-name="T117"> </text:span><text:span text:style-name="T122">кільк.</text:span></text:p>
            <text:p text:style-name="P16"><text:span text:style-name="T96">4) </text:span><text:span text:style-name="T112">у знач.</text:span><text:span text:style-name="T96"> </text:span><text:span text:style-name="T112">займ.</text:span><text:span text:style-name="T96"> </text:span><text:span text:style-name="T112">вказ.</text:span><text:span text:style-name="T96"> Той самий. || Однаковий, тотожний. || </text:span><text:span text:style-name="T112">у знач.ім.</text:span><text:span text:style-name="T96"> одно́ (одне́), одного́, </text:span><text:span text:style-name="T112">с.</text:span><text:span text:style-name="T96"> Те саме. </text:span><text:span text:style-name="T99">(ВТСУМ, 827)</text:span></text:p>
          </table:table-cell>
        </table:table-row>
        <table:table-row>
          <table:covered-table-cell/>
          <table:table-cell table:style-name="Dictionary.B2" office:value-type="string">
            <text:p text:style-name="P12">ряд</text:p>
            <text:p text:style-name="P16"><text:soft-page-break/><text:span text:style-name="T117">-у, </text:span><text:span text:style-name="T122">ч.</text:span></text:p>
            <text:p text:style-name="P16"><text:span text:style-name="T118">1) Сукупність однорідних предметів або живих істот, розташованих одне поруч з одним, одне за одним, витягнутих в одну лінію. || Те саме, що гряда. || </text:span><text:span text:style-name="T123">у знач.</text:span><text:span text:style-name="T118"> </text:span><text:span text:style-name="T123">присл.</text:span><text:span text:style-name="T118"> рядом, рядами. Один повз одного, один за одним, один біля одного, в одну лінію.</text:span><text:span text:style-name="T119"> </text:span><text:span text:style-name="T120">(ВТСУМ, 1281)</text:span></text:p>
          </table:table-cell>
        </table:table-row>
        <table:table-row>
          <table:table-cell table:style-name="Dictionary.A1" table:number-rows-spanned="2" office:value-type="string">
            <text:p text:style-name="P12">УСЕБЛАГИ́Й</text:p>
            <text:p text:style-name="P16">-а, -е, <text:span text:style-name="T131">прикм., </text:span><text:span text:style-name="T130">інд.-авт.,</text:span></text:p>
            <text:p text:style-name="P16"><text:span text:style-name="T9">утворене способом зрощення, похідне від слів:</text:span><text:span text:style-name="T149"> </text:span><text:span text:style-name="T38">усé</text:span><text:span text:style-name="T149"> і </text:span><text:span text:style-name="T38">благи́й</text:span></text:p>
            <text:p text:style-name="P17">І снився Кар — зажурений такий,</text:p>
            <text:p text:style-name="P17">немов отетерілий од докуки,</text:p>
            <text:p text:style-name="P17">допоки мати заламає руки,</text:p>
            <text:p text:style-name="P16"><text:span text:style-name="T131">наш гріх відпустить Бог </text:span><text:span text:style-name="T133">усеблагий</text:span><text:span text:style-name="T131">. </text:span><text:span text:style-name="T2">(П, ІІ, 128)</text:span></text:p>
          </table:table-cell>
          <table:table-cell table:style-name="Dictionary.B1" office:value-type="string">
            <text:p text:style-name="P12">все</text:p>
            <text:p text:style-name="P16"><text:span text:style-name="T116">II </text:span><text:span text:style-name="T117">(усе), </text:span><text:span text:style-name="T122">присл.</text:span><text:span text:style-name="T117">, </text:span><text:span text:style-name="T122">розм.</text:span></text:p>
            <text:p text:style-name="P16">1) Постійно, завжди. || Досить довго.</text:p>
            <text:p text:style-name="P16">2) Скрізь, усюди. <text:span text:style-name="T157">(ВТСУМ, 207)</text:span></text:p>
          </table:table-cell>
        </table:table-row>
        <table:table-row>
          <table:covered-table-cell/>
          <table:table-cell table:style-name="Dictionary.B2" office:value-type="string">
            <text:p text:style-name="P13">благи́й</text:p>
            <text:p text:style-name="P16">-а, -е.</text:p>
            <text:p text:style-name="P16">2) <text:span text:style-name="T129">заст.</text:span> Добрий, добросердий, лагідний.<text:span text:style-name="T147"> </text:span><text:span text:style-name="T146">(ВТСУМ, 86)</text:span></text:p>
          </table:table-cell>
        </table:table-row>
        <table:table-row>
          <table:table-cell table:style-name="Dictionary.A2" table:number-rows-spanned="2" office:value-type="string">
            <text:p text:style-name="P12">УСЕВИТÓНЧУВАНИЙ</text:p>
            <text:p text:style-name="P16">-а, -е, <text:span text:style-name="T131">прикм., </text:span><text:span text:style-name="T130">інд.-авт.,</text:span></text:p>
            <text:p text:style-name="P16"><text:span text:style-name="T9">утворене способом зрощення, похідне від слів:</text:span><text:span text:style-name="T149"> </text:span><text:span text:style-name="T38">усé</text:span><text:span text:style-name="T149"> і </text:span><text:span text:style-name="T38">витóнчуваний </text:span><text:span text:style-name="T141">(від </text:span><text:span text:style-name="T38">витóнчувати</text:span><text:span text:style-name="T141">)</text:span></text:p>
            <text:p text:style-name="P17"><text:span text:style-name="T36">Усевитончуваний</text:span> зойк,</text:p>
            <text:p text:style-name="P17">крик крику, крику крик.</text:p>
            <text:p text:style-name="P17">Задосить. Спекайся морок,</text:p>
            <text:p text:style-name="P16"><text:soft-page-break/><text:span text:style-name="T131">хоч як до них і звик. </text:span><text:span text:style-name="T2">(П, ІІ, 96)</text:span></text:p>
          </table:table-cell>
          <table:table-cell table:style-name="Dictionary.B2" office:value-type="string">
            <text:p text:style-name="P16"><text:span text:style-name="T38">усé </text:span><text:span text:style-name="T144">(див. </text:span><text:span text:style-name="T38">ВСЕБЕЗО́ДНЯ</text:span><text:span text:style-name="T144">)</text:span></text:p>
          </table:table-cell>
        </table:table-row>
        <table:table-row>
          <table:covered-table-cell/>
          <table:table-cell table:style-name="Dictionary.B2" office:value-type="string">
            <text:p text:style-name="P13">вито́нчувати</text:p>
            <text:p text:style-name="P16"><text:span text:style-name="T117">-ую, -уєш, </text:span><text:span text:style-name="T122">недок.</text:span><text:span text:style-name="T117">, витончити, -чу, -чиш, </text:span><text:span text:style-name="T122">док.</text:span><text:span text:style-name="T117">, </text:span><text:span text:style-name="T122">перех.</text:span></text:p>
            <text:p text:style-name="P16">1) Робити тоншим.</text:p>
            <text:p text:style-name="P16">2) Робити розвиненішим, гострішим.<text:span text:style-name="T147"> </text:span><text:span text:style-name="T146">(ВТСУМ, 157)</text:span></text:p>
          </table:table-cell>
        </table:table-row>
        <table:table-row>
          <table:table-cell table:style-name="Dictionary.A2" table:number-rows-spanned="2" office:value-type="string">
            <text:p text:style-name="P12">УСЕВЛАДУ́́ЩЕ</text:p>
            <text:p text:style-name="P16">-щого, <text:span text:style-name="T130">ім., с., інд.-авт.,</text:span></text:p>
            <text:p text:style-name="P16"><text:span text:style-name="T9">утворене способом зрощення, похідне від слів:</text:span><text:span text:style-name="T149"> </text:span><text:span text:style-name="T38">усé</text:span><text:span text:style-name="T149"> і </text:span><text:span text:style-name="T38">владýще</text:span><text:span text:style-name="T149"> (від </text:span><text:span text:style-name="T38">владу́щий</text:span><text:span text:style-name="T149">).</text:span></text:p>
            <text:p text:style-name="P17">Коли прищухло довкруги, поближнє</text:p>
            <text:p text:style-name="P17"><text:span text:style-name="T36">усевладуще</text:span> ревом так реве,</text:p>
            <text:p text:style-name="P17">ану збагни — суворе ачи ніжне</text:p>
            <text:p text:style-name="P16"><text:span text:style-name="T131">те, що тебе всевладно так зове. </text:span><text:span text:style-name="T2">(П, ІІ, 120)</text:span></text:p>
          </table:table-cell>
          <table:table-cell table:style-name="Dictionary.B2" office:value-type="string">
            <text:p text:style-name="P12"><text:span text:style-name="T149">усé </text:span><text:span text:style-name="T144">(див. </text:span><text:span text:style-name="T149">ВСЕБЕЗО́ДНЯ</text:span><text:span text:style-name="T144">)</text:span></text:p>
          </table:table-cell>
        </table:table-row>
        <table:table-row>
          <table:covered-table-cell/>
          <table:table-cell table:style-name="Dictionary.B2" office:value-type="string">
            <text:p text:style-name="P13">владу́щий</text:p>
            <text:p text:style-name="P16">-а, -е.</text:p>
            <text:p text:style-name="P16"><text:span text:style-name="T96">Який має владу; панівний. </text:span><text:span text:style-name="T112">Владущий клас</text:span><text:span text:style-name="T96">.</text:span><text:span text:style-name="T97"> </text:span><text:span text:style-name="T98">(ВТСУМ, 193)</text:span></text:p>
          </table:table-cell>
        </table:table-row>
        <table:table-row>
          <table:table-cell table:style-name="Dictionary.A2" table:number-rows-spanned="2" office:value-type="string">
            <text:p text:style-name="P12">УСЕНЕСТÉРПНИЙ</text:p>
            <text:p text:style-name="P16">-а, -е, <text:span text:style-name="T131">прикм., </text:span><text:span text:style-name="T130">інд.-авт.,</text:span></text:p>
            <text:p text:style-name="P16"><text:span text:style-name="T9">утворене способом зрощення, похідне </text:span><text:span text:style-name="T9">від слів:</text:span><text:span text:style-name="T149"> </text:span><text:span text:style-name="T38">усé</text:span><text:span text:style-name="T149"> і </text:span><text:span text:style-name="T38">нестéрпний</text:span></text:p>
            <text:p text:style-name="P17">Народжені мої бажання,</text:p>
            <text:p text:style-name="P17"><text:span text:style-name="T36">усенестерпні</text:span>, всеголодні,</text:p>
            <text:p text:style-name="P17">такі вітри зняли довкола,</text:p>
            <text:p text:style-name="P16"><text:span text:style-name="T131">що все несеться шкереберть. </text:span><text:span text:style-name="T2">(П, ІІ, 195)</text:span></text:p>
          </table:table-cell>
          <table:table-cell table:style-name="Dictionary.B2" office:value-type="string">
            <text:p text:style-name="P16"><text:span text:style-name="T38">усé </text:span><text:span text:style-name="T141">(див. </text:span><text:span text:style-name="T38">УСЕБЛАГИ́Й</text:span><text:span text:style-name="T141">)</text:span></text:p>
          </table:table-cell>
        </table:table-row>
        <table:table-row>
          <table:covered-table-cell/>
          <table:table-cell table:style-name="Dictionary.B2" office:value-type="string">
            <text:p text:style-name="P13">несте́рпний</text:p>
            <text:p text:style-name="P16">-а, -е.</text:p>
            <text:p text:style-name="P16">Якого важко або неможливо витерпіти, знести. || Дії та вчинки якого не терплять, не зносять інші.<text:span text:style-name="T147"> </text:span><text:span text:style-name="T146">(ВТСУМ, 781)</text:span></text:p>
          </table:table-cell>
        </table:table-row>
        <table:table-row>
          <table:table-cell table:style-name="Dictionary.A2" table:number-rows-spanned="2" office:value-type="string">
            <text:p text:style-name="P12">УСЕПОКÓРА (ВСЕПОКÓРА)</text:p>
            <text:p text:style-name="P16">-и, <text:span text:style-name="T130">ім., ж., інд.-авт.,</text:span></text:p>
            <text:p text:style-name="P16"><text:span text:style-name="T9">утворене способом зрощення, похідне від слів:</text:span><text:span text:style-name="T149"> </text:span><text:span text:style-name="T38">усé</text:span><text:span text:style-name="T149"> і </text:span><text:span text:style-name="T38">покóра</text:span></text:p>
            <text:p text:style-name="P17">В квадратах жертв — чистописом журби - </text:p>
            <text:p text:style-name="P17"><text:soft-page-break/><text:span text:style-name="T36">усепокора</text:span>, майже невідпорна.</text:p>
            <text:p text:style-name="P17">Свічадо спить. У ньому спить свіча,</text:p>
            <text:p text:style-name="P16"><text:span text:style-name="T131">розплатана метеликом, акантом. </text:span><text:span text:style-name="T2">(П, І, 59);</text:span></text:p>
            <text:p text:style-name="P17">Як вікна в позапростір, позачас,</text:p>
            <text:p text:style-name="P17">за мури німоти і <text:span text:style-name="T36">всепокори</text:span>,</text:p>
            <text:p text:style-name="P17">так світяться свічада, світлом хорі,</text:p>
            <text:p text:style-name="P17">і пильно задивляються крізь нас</text:p>
            <text:p text:style-name="P16"><text:span text:style-name="T131">у сяйва… </text:span><text:span text:style-name="T2">(П, І, 66)</text:span></text:p>
          </table:table-cell>
          <table:table-cell table:style-name="Dictionary.B2" office:value-type="string">
            <text:p text:style-name="P12"><text:span text:style-name="T149">усé </text:span><text:span text:style-name="T144">(див. </text:span><text:span text:style-name="T149">ВСЕБЕЗО́ДНЯ</text:span><text:span text:style-name="T144">)</text:span></text:p>
          </table:table-cell>
        </table:table-row>
        <table:table-row>
          <table:covered-table-cell/>
          <table:table-cell table:style-name="Dictionary.B2" office:value-type="string">
            <text:p text:style-name="P13">поко́ра</text:p>
            <text:p text:style-name="P16"><text:span text:style-name="T117">-и, </text:span><text:span text:style-name="T122">ж.</text:span></text:p>
            <text:p text:style-name="P16"><text:span text:style-name="T96">Беззаперечна готовність виконувати чужі накази, розпорядження, вимоги і т. ін.; шаноблива підлеглість. || </text:span><text:soft-page-break/><text:span text:style-name="T96">Поступливість, слухняність, покірливість. || Непротивлення долі; смиренність. </text:span><text:span text:style-name="T112">Тримати в покорі</text:span><text:span text:style-name="T96">.</text:span><text:span text:style-name="T97"> </text:span><text:span text:style-name="T98">(ВТСУМ, 1027)</text:span></text:p>
          </table:table-cell>
        </table:table-row>
        <table:table-row>
          <table:table-cell table:style-name="Dictionary.A2" table:number-rows-spanned="2" office:value-type="string">
            <text:p text:style-name="P12">УСЕСТРІМКИ́Й</text:p>
            <text:p text:style-name="P16">-а, -е, <text:span text:style-name="T131">прикм., </text:span><text:span text:style-name="T130">інд.-авт.,</text:span></text:p>
            <text:p text:style-name="P16"><text:span text:style-name="T9">утворене способом зрощення, похідне від слів:</text:span><text:span text:style-name="T149"> </text:span><text:span text:style-name="T38">усé</text:span><text:span text:style-name="T149"> і </text:span><text:span text:style-name="T38">стрімки́й.</text:span></text:p>
            <text:p text:style-name="P17">Ескорт і почет, кожен челядин</text:p>
            <text:p text:style-name="P17">не помічає ні ночей ні днин,</text:p>
            <text:p text:style-name="P16"><text:span text:style-name="T131">спинився час — в </text:span><text:span text:style-name="T133">усестрімкому</text:span><text:span text:style-name="T131"> леті. </text:span><text:span text:style-name="T2">(П, ІІ, 295)</text:span></text:p>
          </table:table-cell>
          <table:table-cell table:style-name="Dictionary.B2" office:value-type="string">
            <text:p text:style-name="P12"><text:span text:style-name="T149">усé </text:span><text:span text:style-name="T141">(див. </text:span><text:span text:style-name="T149">УСЕБЛАГИ́Й</text:span><text:span text:style-name="T141">)</text:span></text:p>
          </table:table-cell>
        </table:table-row>
        <table:table-row>
          <table:covered-table-cell/>
          <table:table-cell table:style-name="Dictionary.B2" office:value-type="string">
            <text:p text:style-name="P13">стрімки́й</text:p>
            <text:p text:style-name="P16">-а, -е.</text:p>
            <text:p text:style-name="P16"><text:span text:style-name="T96">2) Який відзначається великою швидкістю, динамічністю (про рух, </text:span><text:span text:style-name="T96">яку-небудь дію, якийсь процес). || Який має велику швидкість руху (про транспортні засоби, течію річки і т. ін.). || Швидкий у рухах, жвавий, рухливий (про живу істоту). || Дуже швидкий, значний за силою, ступенем вияву тощо (про темпи розвитку, ріст і т. ін. чого-небудь).</text:span><text:span text:style-name="T97"> </text:span><text:span text:style-name="T98">(ВТСУМ, 1403)</text:span></text:p>
          </table:table-cell>
        </table:table-row>
        <table:table-row>
          <table:table-cell table:style-name="Dictionary.A2" table:number-rows-spanned="2" office:value-type="string">
            <text:p text:style-name="P12">ЦІЛОЖИТТЄ́ВИЙ</text:p>
            <text:p text:style-name="P16">-а, -е, <text:span text:style-name="T131">прикм., </text:span><text:span text:style-name="T130">інд.-авт.,</text:span></text:p>
            <text:p text:style-name="P16"><text:span text:style-name="T139">утворене способом основословоскладання, похідне від слів:</text:span> <text:span text:style-name="T37">цíлий</text:span> і <text:span text:style-name="T37">життє́вий.</text:span></text:p>
            <text:p text:style-name="P17"><text:soft-page-break/>З <text:span text:style-name="T36">ціложиттєвого</text:span> ждання</text:p>
            <text:p text:style-name="P17">Ти смерть на кілька літ відтрутив,</text:p>
            <text:p text:style-name="P17">аби почути пахощ рути</text:p>
            <text:p text:style-name="P17">і в неї впасти навмання - </text:p>
            <text:p text:style-name="P17">з усіх розлук — на обакрай</text:p>
            <text:p text:style-name="P16"><text:span text:style-name="T131">Вітчизни — і яви, і мрії. </text:span><text:span text:style-name="T2">(П, ІІ, 19)</text:span></text:p>
          </table:table-cell>
          <table:table-cell table:style-name="Dictionary.B2" office:value-type="string">
            <text:p text:style-name="P13">ці́лий</text:p>
            <text:p text:style-name="P16">-а, -е.</text:p>
            <text:p text:style-name="P12"><text:span text:style-name="T96">1) Такий, від якого нічого не відділено, не відокремлено; не розділений, не роздроблений. || </text:span><text:soft-page-break/><text:span text:style-name="T96">Наповнений до країв, по вінця; повний. || Який не був у користуванні, не початий. || У повному складі, без винятку. || Весь від початку до кінця (про певний проміжок часу). || Узятий повністю (про предмети, явища, простір і т. ін.). || </text:span><text:span text:style-name="T112">діал.</text:span><text:span text:style-name="T96"> Увесь (про людину). || </text:span><text:span text:style-name="T112">у сполуч.</text:span><text:span text:style-name="T96"> </text:span><text:span text:style-name="T112">з ім.</text:span><text:span text:style-name="T96"> Означає вищий ступінь виявлення якості, стану і т. ін. || Указує на величину, значущість чого-небудь: а) при кількісних позначеннях; б) при позначенні сукупності яких-небудь предметів, істот, дій; в) при позначенні складності змісту чого-небудь. (ВТСУМ, 1587)</text:span></text:p>
          </table:table-cell>
        </table:table-row>
        <table:table-row>
          <table:covered-table-cell/>
          <table:table-cell table:style-name="Dictionary.B2" office:value-type="string">
            <text:p text:style-name="P13">життє́вий</text:p>
            <text:p text:style-name="P16">-а, -е, життьовий, -а, -е.</text:p>
            <text:p text:style-name="P16">1) Прикм. до життя 2), 3). || Характерний для щоденного, буденного життя; повсякденний.</text:p>
            <text:p text:style-name="P16">2) <text:span text:style-name="T129">перен.</text:span> Дуже важливий у житті, для життя; основний.<text:span text:style-name="T147"> </text:span><text:span text:style-name="T146">(ВТСУМ, 369)</text:span></text:p>
          </table:table-cell>
        </table:table-row>
        <table:table-row>
          <table:table-cell table:style-name="Dictionary.A2" table:number-rows-spanned="2" office:value-type="string">
            <text:p text:style-name="P12">ЦІЛОСВÍТ</text:p>
            <text:p text:style-name="P16">-у, <text:span text:style-name="T131">ім., ч., інд.-авт.,</text:span></text:p>
            <text:p text:style-name="P16"><text:span text:style-name="T10">утворене способом основословоскладання, похідне від слів:</text:span><text:span text:style-name="T149"> </text:span><text:span text:style-name="T38">цíлий</text:span><text:span text:style-name="T149"> і </text:span><text:span text:style-name="T38">світ.</text:span></text:p>
            <text:p text:style-name="P17"><text:soft-page-break/>Тепер ти сам, як вулій цей гулкий,</text:p>
            <text:p text:style-name="P17">стаєш уводноряд до цілосвіту,</text:p>
            <text:p text:style-name="P17">коли з грудей твоїх несамовитих</text:p>
            <text:p text:style-name="P16"><text:span text:style-name="T131">усі повийшли зашпори-голки.</text:span> <text:span text:style-name="T2">(П, ІІ, 181)</text:span></text:p>
          </table:table-cell>
          <table:table-cell table:style-name="Dictionary.B2" office:value-type="string">
            <text:p text:style-name="P16"><text:span text:style-name="T38">цíлий </text:span><text:span text:style-name="T141">(див. </text:span><text:span text:style-name="T38">ЦІЛОЖИТТЄ́ВИЙ</text:span><text:span text:style-name="T141">)</text:span></text:p>
          </table:table-cell>
        </table:table-row>
        <table:table-row>
          <table:covered-table-cell/>
          <table:table-cell table:style-name="Dictionary.B2" office:value-type="string">
            <text:p text:style-name="P16"><text:span text:style-name="T38">світ </text:span><text:span text:style-name="T144">(див. </text:span><text:span text:style-name="T38">ЗА-СВІТИ́</text:span><text:span text:style-name="T144">)</text:span></text:p>
          </table:table-cell>
        </table:table-row>
        <table:table-row>
          <table:table-cell table:style-name="Dictionary.A2" table:number-rows-spanned="2" office:value-type="string">
            <text:p text:style-name="P12">ЧОРНОВÓДДЯ</text:p>
            <text:p text:style-name="P16">-я, <text:span text:style-name="T130">ім., с., інд.-авт.,</text:span></text:p>
            <text:p text:style-name="P16"><text:span text:style-name="T9">утворене способом основоскладання і нульсуфіксальним, похідне від слів:</text:span><text:span text:style-name="T149"> </text:span><text:span text:style-name="T38">чóрний</text:span><text:span text:style-name="T149"> і </text:span><text:span text:style-name="T38">вóддя</text:span><text:span text:style-name="T149"> (від </text:span><text:span text:style-name="T38">водá</text:span><text:span text:style-name="T149">).</text:span></text:p>
            <text:p text:style-name="P17">Червона барка в <text:span text:style-name="T36">чорноводді </text:span>доль</text:p>
            <text:p text:style-name="P17">загубиться. І фенікс довгоногий</text:p>
            <text:p text:style-name="P17">перенесе тебе в ясні чертоги</text:p>
            <text:p text:style-name="P17">від самоволь, покори і сваволь. <text:span text:style-name="T6">(П, І, 56);</text:span></text:p>
            <text:p text:style-name="P17">…Підтале <text:span text:style-name="T36">чорноводдя</text:span> зелен-криги</text:p>
            <text:p text:style-name="P16"><text:span text:style-name="T131">займається світанням на щоці. </text:span><text:span text:style-name="T2">(П, І, 77)</text:span></text:p>
          </table:table-cell>
          <table:table-cell table:style-name="Dictionary.B2" office:value-type="string">
            <text:p text:style-name="P13">чо́рний</text:p>
            <text:p text:style-name="P16">-а, -е.</text:p>
            <text:p text:style-name="P16">2) Темний, темніший порівняно зі звичайним кольором. || Не осяяний світлом, темний. || Непроглядний, густий, темний (про хмару, дим, воду і т. ін.). || Затемнений (про скло). || Огорнутий, оповитий темрявою, дуже темний, похмурий.</text:p>
            <text:p text:style-name="P16">7) Брудний, покритий брудом, сажею, кіптявою і т. ін. || Не випраний; нечистий. <text:span text:style-name="T157">(ВТСУМ, 1605)</text:span></text:p>
          </table:table-cell>
        </table:table-row>
        <table:table-row>
          <table:covered-table-cell/>
          <table:table-cell table:style-name="Dictionary.B2" office:value-type="string">
            <text:p text:style-name="P13">вода́</text:p>
            <text:p text:style-name="P16"><text:span text:style-name="T117">-и, </text:span><text:span text:style-name="T122">ж.</text:span></text:p>
            <text:p text:style-name="P16">2) <text:span text:style-name="T129">перев.</text:span> <text:span text:style-name="T129">мн.</text:span> Водна маса джерел, озер, річок, морів, океанів. || Водна поверхня морів, озер, річок. || Водні простори, ділянки морів, озер, річок.<text:span text:style-name="T147"> </text:span><text:span text:style-name="T146">(ВТСУМ, 197)</text:span></text:p>
          </table:table-cell>
        </table:table-row>
        <table:table-row>
          <table:table-cell table:style-name="Dictionary.A2" table:number-rows-spanned="2" office:value-type="string">
            <text:p text:style-name="P12">ЯСНОДЖЕРÉЛЬНИЙ</text:p>
            <text:p text:style-name="P16">-а, -е, <text:span text:style-name="T131">прикм., </text:span><text:span text:style-name="T130">інд.-авт.,</text:span></text:p>
            <text:p text:style-name="P16"><text:span text:style-name="T9">утворене способом </text:span><text:soft-page-break/><text:span text:style-name="T9">основословоскладання, похідне від слів:</text:span><text:span text:style-name="T149"> </text:span><text:span text:style-name="T38">я́сний</text:span><text:span text:style-name="T149"> і </text:span><text:span text:style-name="T38">джерéльний.</text:span></text:p>
            <text:p text:style-name="P17">Там буриться похмурий амарант</text:p>
            <text:p text:style-name="P17">і айстри у покірній непокорі</text:p>
            <text:p text:style-name="P17">останні долітовують прозорі</text:p>
            <text:p text:style-name="P16"><text:span text:style-name="T131">дні вересня — </text:span><text:span text:style-name="T133">ясноджерельний</text:span><text:span text:style-name="T131"> кант. </text:span><text:span text:style-name="T2">(П, І, 61)</text:span></text:p>
          </table:table-cell>
          <table:table-cell table:style-name="Dictionary.B2" office:value-type="string">
            <text:p text:style-name="P13">я́сни́й</text:p>
            <text:p text:style-name="P16">ясна, ясне.</text:p>
            <text:p text:style-name="P16">2) Нічим не затьмарений; світлий, <text:soft-page-break/>чистий. || Чітко видний завдяки світлу, прозорості повітря. || Те саме, що погожий 1). || Безхмарний (про небо). || Чистий, прозорий, не каламутний (про рідину).</text:p>
            <text:p text:style-name="P16"><text:span text:style-name="T96">3) </text:span><text:span text:style-name="T112">перен.</text:span><text:span text:style-name="T96"> Нічим не засмучений, не затьмарений; спокійний, безтурботний. || Радісний, збуджений. || Сповнений лагідності, спокою, щирості, відвертості (про погляд, усмішку і т. ін.). </text:span><text:span text:style-name="T99">(ВТСУМ, 1649)</text:span></text:p>
          </table:table-cell>
        </table:table-row>
        <table:table-row>
          <table:covered-table-cell/>
          <table:table-cell table:style-name="Dictionary.B2" office:value-type="string">
            <text:p text:style-name="P13">джере́льний</text:p>
            <text:p text:style-name="P16">-а, -е.</text:p>
            <text:p text:style-name="P16">Прикм. до джерело 1). || Який виходить із джерела. || Власт. джерелу; прохолодний, освіжний. <text:span text:style-name="T157">(ВТСУМ, 291)</text:span></text:p>
          </table:table-cell>
        </table:table-row>
      </table:table>
      <text:h text:style-name="P24" text:outline-level="1"><text:bookmark text:name="__RefHeading__18061_1600925806"/>3. <text:span text:style-name="T56">Структурно‑семантичні та стилістичні функції індивідуально‑авторської лексики В. Стуса</text:span><text:bookmark-end text:name="__RefHeading__18061_1600925806"/></text:h>
      <text:p text:style-name="Д_5f_Основной_20_текст">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63" text:note-class="footnote"><text:note-citation>1</text:note-citation><text:note-body><text:p text:style-name="Д_5f_Сноска_5f_Постраничная">Українська мова: Енциклопедія.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Д_5f_Основной_20_текст"><text:span text:style-name="T37">По-перше</text:span>, багато дослідників спирається на факти окремо взятого стилю (переважно художнього, рідше – публіцистичного).</text:p>
      <text:p text:style-name="Д_5f_Основной_20_текст"><text:span text:style-name="T37">По-друге</text:span>, категорію оказіональності обмежують передусім виявом на лексичному рівні.</text:p>
      <text:p text:style-name="Д_5f_Основной_20_текст"><text:span text:style-name="T37">По-третє</text:span>, увагу фокусують насамперед на словотвірному аспекті як механізмі утворення «одноразових» одиниць.</text:p>
      <text:p text:style-name="Д_5f_Основной_20_текст">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широкому витлумаченні) та теорії дериваційних відношень.</text:p>
      <text:p text:style-name="Д_5f_Основной_20_текст">Оказіональна деривація ілюструє те, що стабільність мовної системи є <text:soft-page-break/>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64" text:note-class="footnote"><text:note-citation>1</text:note-citation><text:note-body><text:p text:style-name="Д_5f_Сноска_5f_Постраничная">Матезиус В. О необходимости стабильности литературного языка: Пер. с чешск. // Пражский лингвистический кружок / Под ред. Н. А. Кондрашова. — М.: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65" text:note-class="footnote"><text:note-citation>2</text:note-citation><text:note-body><text:p text:style-name="Д_5f_Сноска_5f_Постраничная">Колоїз Ж. В. Українська оказіональна деривація: Монографія. — Київ: Акцент, 2007. — С. 8‑9</text:p></text:note-body></text:note></text:p>
      <text:p text:style-name="Д_5f_Основной_20_текст">Поезія Василя Стуса сповнена великою кількістю оказіоналізмів. Словник авторських новотворів письменника, поданий у <text:span text:style-name="T37">розділі ІІ</text:span>, містить <text:span text:style-name="T37">209</text:span> словникових статтей.</text:p>
      <text:p text:style-name="Д_5f_Абзац_20_перед_20_рисунком">На основі даних про частиномовну належність та спосіб словотворення ми створили такі діаграми (ПЕРЕВІРИТИ ДАНІ!!!):</text:p>
      <text:p text:style-name="P11"><draw:frame draw:style-name="fr1" draw:name="Объект2" text:anchor-type="paragraph" svg:width="6.2984in" svg:height="3.5429in" draw:z-index="0"><draw:object xlink:href="./Object 1" xlink:type="simple" xlink:show="embed" xlink:actuate="onLoad"/><draw:image xlink:href="./ObjectReplacements/Object 1" xlink:type="simple" xlink:show="embed" xlink:actuate="onLoad"/><svg:desc>chart</svg:desc></draw:frame></text:p>
      <text:p text:style-name="Д_5f_Абзац_20_после_20_таблицы"><draw:frame draw:style-name="fr2" draw:name="Объект1" text:anchor-type="paragraph" svg:x="-0.1965in" svg:y="-0.1118in" svg:width="6.2984in" svg:height="3.5429in" draw:z-index="1"><draw:object xlink:href="./Object 2" xlink:type="simple" xlink:show="embed" xlink:actuate="onLoad"/><draw:image xlink:href="./ObjectReplacements/Object 2" xlink:type="simple" xlink:show="embed" xlink:actuate="onLoad"/><svg:desc>chart</svg:desc></draw:frame><text:soft-page-break/>У словнику, який ми уклали, найбільш уживаними частинами мови є:</text:p>
      <text:list xml:id="list1763992917" text:style-name="L32">
        <text:list-item>
          <text:p text:style-name="P81"><text:span text:style-name="T50">Іменник (138): </text:span><text:span text:style-name="T46">біль-жадá</text:span><text:span text:style-name="T40">, </text:span><text:span text:style-name="T46">чорновóддя</text:span><text:span text:style-name="T40">.</text:span></text:p>
        </text:list-item>
        <text:list-item>
          <text:p text:style-name="P81"><text:span text:style-name="T50">Прикметник (46): </text:span><text:span text:style-name="T46">всебíдий</text:span><text:span text:style-name="T40">, </text:span><text:span text:style-name="T46">ясноджерéльний</text:span><text:span text:style-name="T40">.</text:span></text:p>
        </text:list-item>
        <text:list-item>
          <text:p text:style-name="P81"><text:span text:style-name="T50">Прислівник (14): </text:span><text:span text:style-name="T46">всевіки</text:span><text:span text:style-name="T40">, </text:span><text:span text:style-name="T46">уводноряд</text:span><text:span text:style-name="T40">.</text:span></text:p>
        </text:list-item>
        <text:list-item>
          <text:p text:style-name="P81"><text:span text:style-name="T40">Дієслово</text:span><text:span text:style-name="T155"> (9)</text:span><text:span text:style-name="T156">: </text:span><text:span text:style-name="T46">басамáнити</text:span><text:span text:style-name="T40">, </text:span><text:span text:style-name="T46">тонкоголóсити</text:span><text:span text:style-name="T40">.</text:span></text:p>
        </text:list-item>
        <text:list-item>
          <text:p text:style-name="P81"><text:span text:style-name="T50">Дієприкметник (4): </text:span><text:span text:style-name="T46">вичамрілий</text:span><text:span text:style-name="T40">, </text:span><text:span text:style-name="T46">розбрáтаний</text:span><text:span text:style-name="T40">.</text:span></text:p>
        </text:list-item>
        <text:list-item>
          <text:p text:style-name="P81"><text:span text:style-name="T50">Дієприслівник (1): </text:span><text:span text:style-name="T46">всенедочекáвшися</text:span><text:span text:style-name="T40">.</text:span></text:p>
        </text:list-item>
      </text:list>
      <text:p text:style-name="Д_5f_Основной_20_текст">Автор найчастіше використовує такі способи словотворення:</text:p>
      <text:list xml:id="list558715192" text:style-name="L33">
        <text:list-item>
          <text:p text:style-name="P82">Основоскладання <text:span text:style-name="T162">(70): </text:span><text:span text:style-name="T131">всеглядно</text:span>, <text:span text:style-name="T131">цілосвíт</text:span>.</text:p>
        </text:list-item>
        <text:list-item>
          <text:p text:style-name="P82">Зрощення <text:span text:style-name="T162">(59): </text:span><text:span text:style-name="T131">всебезóдня</text:span>, <text:span text:style-name="T131">усестрімкий</text:span>.</text:p>
        </text:list-item>
        <text:list-item>
          <text:p text:style-name="P82">Префіксальний <text:span text:style-name="T162">(16): </text:span><text:span text:style-name="T131">нáкрик</text:span>, <text:span text:style-name="T131">притінь</text:span>.</text:p>
        </text:list-item>
        <text:list-item>
          <text:p text:style-name="P82">Суфіксальний <text:span text:style-name="T162">(13): </text:span><text:span text:style-name="T131">всенищíвність</text:span><text:span text:style-name="T6">.</text:span></text:p>
        </text:list-item>
        <text:list-item>
          <text:p text:style-name="P82">Словоскладання <text:span text:style-name="T162">(11): </text:span><text:span text:style-name="T131">біль-самотá</text:span>, <text:span text:style-name="T131">сто-морóзи</text:span>.</text:p>
        </text:list-item>
        <text:list-item>
          <text:p text:style-name="P82">Суфіксально-префіксальний <text:span text:style-name="T162">(4): </text:span><text:span text:style-name="T131">овóгнений</text:span>, <text:span text:style-name="T131">розпелюстити</text:span>.</text:p>
        </text:list-item>
      </text:list>
      <text:p text:style-name="Д_5f_Основной_20_текст">Поезія В. Стуса багата на неологізми, утворені поєднанням двох основ слів, часто здавалося б протилежних за значенням, які незвично звучать разом, але 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text:soft-page-break/>підсилюють гостроту думки, наприклад:</text:p>
      <text:p text:style-name="Д_5f_Основной_20_текст"><text:span text:style-name="T46">смертеіснувáння</text:span><text:span text:style-name="T40"> (похідне від смерть і існувáння);</text:span></text:p>
      <text:p text:style-name="Д_5f_Основной_20_текст"><text:span text:style-name="T46">життєсмéрть</text:span><text:span text:style-name="T40"> (похідне від життя і смерть);</text:span></text:p>
      <text:p text:style-name="Д_5f_Основной_20_текст"><text:span text:style-name="T46">всеóчі</text:span><text:span text:style-name="T40"> (похідне від все і óчі);</text:span></text:p>
      <text:p text:style-name="Д_5f_Основной_20_текст"><text:span text:style-name="T46">наднéбо</text:span><text:span text:style-name="T40"> (похідне від над і нéбо);</text:span></text:p>
      <text:p text:style-name="Д_5f_Основной_20_текст"><text:span text:style-name="T46">пажиття</text:span><text:span text:style-name="T40"> (похідне від па... (“подібний”) і життя);</text:span></text:p>
      <text:p text:style-name="Д_5f_Основной_20_текст"><text:span text:style-name="T46">півдуші</text:span><text:span text:style-name="T40"> (похідне від пів і душі);</text:span></text:p>
      <text:p text:style-name="Д_5f_Основной_20_текст"><text:span text:style-name="T46">самоуникáння</text:span><text:span text:style-name="T40"> (похідне від сáмо... і уникáння);</text:span></text:p>
      <text:p text:style-name="Д_5f_Основной_20_текст"><text:span text:style-name="T46">стосиній</text:span><text:span text:style-name="T40"> (похідне від сто і синій);</text:span></text:p>
      <text:p text:style-name="Д_5f_Основной_20_текст"><text:span text:style-name="T131">усенестéрпний</text:span> (похідне від усé і нестéрпний).</text:p>
      <text:p text:style-name="Д_5f_Основной_20_текст"><text:span text:style-name="T44">У творенні поетичних неологізмів активну роль беруть афікси, префіксоїди, продуктивними є композити.</text:span><text:span text:style-name="T30"><text:note text:id="ftn66" text:note-class="footnote"><text:note-citation>1</text:note-citation><text:note-body><text:p text:style-name="Д_5f_Сноска_5f_Постраничная"><text:span text:style-name="T5">Словник поетичної мови Василя Стуса. Рідковживані слова та індивідуально-авторські новотвори / Уклад. Л. В. Оліфіренко. — К.: Абрис, 2003. — С. 1</text:span></text:p></text:note-body></text:note></text:span></text:p>
      <text:p text:style-name="Д_5f_Основной_20_текст"><text:span text:style-name="T29">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29"><text:note text:id="ftn67" text:note-class="footnote"><text:note-citation>2</text:note-citation><text:note-body><text:p text:style-name="Д_5f_Сноска_5f_Постраничная">Бусел В. Т. Великий тлумачний словник сучасної української мови. — Київ, Ірпінь. — Перун, 2005. — 1728 с.</text:p></text:note-body></text:note></text:span><text:span text:style-name="T29"> (ДОПИСАТИ!!!)</text:span></text:p>
      <text:p text:style-name="Д_5f_Основной_20_текст"><text:span text:style-name="T29">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29"><text:note text:id="ftn68" text:note-class="footnote"><text:note-citation>3</text:note-citation><text:note-body><text:p text:style-name="Д_5f_Сноска_5f_Постраничная"><text:span text:style-name="T92">Стус В. Зимові дерева: Перша збірка поезій / Вступ, ст. А. Шум. — Брюс</text:span><text:span text:style-name="T93">сель, «Література і мистецтво», 1970. — С. 1</text:span></text:p></text:note-body></text:note></text:span></text:p>
      <text:p text:style-name="Д_5f_Основной_20_текст">Чільне місце у творчості Стуса посідають роздуми про цілісність духу. 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2; 18]. Цим зумовлений і підбір синтаксичних засобів для характеристики предметів оточуючого світу. Особливо яскраво <text:soft-page-break/>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31">І світ – </text:span><text:span text:style-name="T134">далекий</text:span><text:span text:style-name="T131"> – посиротіє од холоду розлуки, і од стужі, і од навічних сліпосяйних</text:span> <text:span text:style-name="T131">щасть</text:span> [5; 258]). Ще більшої стилістичної ваги набуває ширше за обсягом відокремлене означення (<text:span text:style-name="T131">І даленіє дальня Україна – </text:span><text:span text:style-name="T134">ошукана, оспала, навісна</text:span> [5; 205]).<text:note text:id="ftn69" text:note-class="footnote"><text:note-citation>1</text:note-citation><text:note-body><text:p text:style-name="Д_5f_Сноска_5f_Постраничная"><text:span text:style-name="T4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2">// Молода нація. — 2006. — № 1. Василь Стус. Двадцять років після смерті: сучасне сприйняття і переосмислення. — С. </text:span><text:span text:style-name="T40">2‑3 ???</text:span></text:p></text:note-body></text:note></text:p>
      <text:p text:style-name="Д_5f_Основной_20_текст">У поезії Стуса як стилістичний прийом поширене звертання до неживого суб’єкта: <text:span text:style-name="T130">Пам’яте, верни із чебрецю, із липня жаротою</text:span> [5; 201]. При цьому виникає явище персоніфікації, і контекст набуває емоційного забарвлення: <text:span text:style-name="T130">Ізвомплена душе, ярій!</text:span> [5; 248].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 </text:p>
      <text:p text:style-name="Д_5f_Основной_20_текст">Іноді звертань у реченні буває декілька і вони можуть розташовуватись у градаційному порядку, посилюючи таким чином експресивність тексту:</text:p>
      <text:p text:style-name="Д_5f_Основной_20_текст">Прощайте ви, чотири мури,</text:p>
      <text:p text:style-name="Д_5f_Основной_20_текст">три двері, ґрачене вікно</text:p>
      <text:p text:style-name="Д_5f_Основной_20_текст">і ти, мовчазний і понурий</text:p>
      <text:p text:style-name="Д_5f_Основной_20_текст">мій столе, й ти, вільготне дно</text:p>
      <text:p text:style-name="Д_5f_Основной_20_текст"><text:span text:style-name="T130">ночей тюремних. Прощавайте </text:span>[5; 250].</text:p>
      <text:p text:style-name="Д_5f_Основной_20_текст">Оцінний ефект має перелік антонімічних звертань: <text:span text:style-name="T130">Прощай, Україно, моя Україно, чужа Україно, навіки прощай</text:span> [5; 251].<text:span text:style-name="T28"><text:note text:id="ftn70" text:note-class="footnote"><text:note-citation>2</text:note-citation><text:note-body><text:p text:style-name="Д_5f_Сноска_5f_Постраничная"><text:span text:style-name="T4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2">// Молода нація. — 2006. — № 1. Василь Стус. Двадцять років після смерті: сучасне сприйняття і переосмислення. — С. </text:span>4 ???</text:p></text:note-body></text:note></text:span></text:p>
      <text:p text:style-name="Д_5f_Основной_20_текст"><text:span text:style-name="T163">Якщо у попередніх збірках («Зимові дерева», «Веселий цвинтар») поет намагається своє життя спрямувати у правильне річище сам, то </text:span><text:span text:style-name="T165">в</text:span><text:span text:style-name="T163"> «Палімпсестах» вже більше опирається на волю Божу. В поезіях почастішали звертання до Бога — в них він шукає захисту й духовної </text:span><text:soft-page-break/><text:span text:style-name="T163">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163"><text:note text:id="ftn71" text:note-class="footnote"><text:note-citation>1</text:note-citation><text:note-body><text:p text:style-name="Д_5f_Сноска_5f_Постраничная">Рарицький О. «Палімпсести» Василя Стуса: духовна домінанта // Слово і час. — 1999. — № 12. — С. 62‑64</text:p></text:note-body></text:note></text:span></text:p>
      <text:p text:style-name="Д_5f_Основной_20_текст">Для поета Бог стає вищим моральним орієнтиром, він прагне знайти йому постійний прихисток у своєму серці: <text:span text:style-name="T130">Дякую, Боже, за мить торжества!</text:span> [5; 266]. У житті Стус іде поруч із Богом. За найважчих обставин Бог стає для поета «опорятунком»:</text:p>
      <text:p text:style-name="Д_5f_Основной_20_текст">Боже, не літості – лютості,</text:p>
      <text:p text:style-name="Д_5f_Основной_20_текст">Боже, не ласки, а мсти,</text:p>
      <text:p text:style-name="Д_5f_Основной_20_текст">Дай розірвати нам пута ці,</text:p>
      <text:p text:style-name="Д_5f_Основной_20_текст"><text:span text:style-name="T130">Ретязі ці рознести </text:span>[5; 231].</text:p>
      <text:p text:style-name="Д_5f_Основной_20_текст">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p>
      <text:p text:style-name="Д_5f_Основной_20_текст">На всерозхресті люті і жаху,</text:p>
      <text:p text:style-name="Д_5f_Основной_20_текст">На всепрозрінні смертного крику</text:p>
      <text:p text:style-name="Д_5f_Основной_20_текст">Дай мені, Боже, чесного шляху,</text:p>
      <text:p text:style-name="Д_5f_Основной_20_текст"><text:span text:style-name="T130">Дай мені, Боже, гордого лику!</text:span> [5; 320].<text:note text:id="ftn72" text:note-class="footnote"><text:note-citation>2</text:note-citation><text:note-body><text:p text:style-name="Д_5f_Сноска_5f_Постраничная"><text:span text:style-name="T81">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2">// Молода нація. — 2006. — № 1. Василь Стус. Двадцять років після смерті: сучасне сприйняття і переосмислення. — С. 4 ???</text:span></text:p></text:note-body></text:note></text:p>
      <text:p text:style-name="Д_5f_Основной_20_текст">Дослідження індивідуально-авторського стилю постає актуальним з 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Д_5f_Основной_20_текст">Головним організуючим компонентом мовленнєво-художнього <text:soft-page-break/>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Д_5f_Основной_20_текст">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73" text:note-class="footnote"><text:note-citation>1</text:note-citation><text:note-body><text:p text:style-name="Д_5f_Сноска_5f_Постраничная"><text:span text:style-name="T50">Дубовик Л. І.</text:span><text:span text:style-name="T171"> </text:span><text:span text:style-name="T80">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Д_5f_Основной_20_текст">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уможливлює виразність та індивідуальність стильової манери поета.<text:note text:id="ftn74" text:note-class="footnote"><text:note-citation>2</text:note-citation><text:note-body><text:p text:style-name="P37"><text:span text:style-name="T86">Дубовик Л. І.</text:span><text:span text:style-name="T89"> </text:span><text:span text:style-name="T86">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167">251</text:span></text:p></text:note-body></text:note></text:p>
      <text:p text:style-name="Д_5f_Основной_20_текст">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text:soft-page-break/>та фігур, особливо метафори і порівняння.<text:span text:style-name="T31"><text:note text:id="ftn75" text:note-class="footnote"><text:note-citation>1</text:note-citation><text:note-body><text:p text:style-name="Д_5f_Сноска_5f_Постраничная"><text:span text:style-name="T92">Стус В. Зимові дерева: Перша збірка поезій / Вступ. ст. А. Шум. — Брюс</text:span><text:span text:style-name="T93">сель, «Література і мистецтво», 1970. — С. 4</text:span></text:p></text:note-body></text:note></text:span></text:p>
      <text:p text:style-name="Д_5f_Основной_20_текст"><text:span text:style-name="T31">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span><text:span text:style-name="T31"><text:note text:id="ftn76" text:note-class="footnote"><text:note-citation>2</text:note-citation><text:note-body><text:p text:style-name="Д_5f_Сноска_5f_Постраничная"><text:span text:style-name="T40">Лопушинський І., Ковнір О. </text:span><text:span text:style-name="T50">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67">— С. 5 ???</text:span></text:p></text:note-body></text:note></text:span></text:p>
      <text:p text:style-name="Д_5f_Основной_20_текст"><text:span text:style-name="T31">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span><text:span text:style-name="T31"><text:note text:id="ftn77" text:note-class="footnote"><text:note-citation>3</text:note-citation><text:note-body><text:p text:style-name="Д_5f_Сноска_5f_Постраничная"><text:span text:style-name="T92">Стус В. Зимові дерева: Перша збірка поезій / Вступ. ст. А. Шум. — Брюс</text:span><text:span text:style-name="T93">сель, «Література і мистецтво», 1970. — С. 5</text:span></text:p></text:note-body></text:note></text:span></text:p>
      <text:p text:style-name="Д_5f_Основной_20_текст">Порівняння в Стуса трапляються і дуже прості, і дуже складні. До простих належать такі як «...ранок білий, як божевілля». Бувають в Стуса порівняння, які творять цілу стилістичну «піраміду», так вони нагромаджені одні на других.<text:note text:id="ftn78" text:note-class="footnote"><text:note-citation>4</text:note-citation><text:note-body><text:p text:style-name="Д_5f_Сноска_5f_Постраничная"><text:span text:style-name="T92">Стус В. Зимові дерева: Перша збірка поезій / Вступ. ст. А. Шум. — Брюс</text:span><text:span text:style-name="T93">сель, «Література і мистецтво», 1970. — С. 4</text:span></text:p></text:note-body></text:note></text:p>
      <text:p text:style-name="Д_5f_Основной_20_текст">Одним із найпотужніших образотворчих засобів у художніх текстах поета дослідники вважають метафору.</text:p>
      <text:p text:style-name="Д_5f_Основной_20_текст"><text:span text:style-name="T40">Метафора (грецьк. </text:span><text:span text:style-name="T32">metaphora</text:span><text:span text:style-name="T40"> — перенесення) — один із основних тропів поетичного мовлення. У метафорі слова та словосполучення розкривають сутність одних явищ та предметів через інші за схожістю та контрастністю (2,456).</text:span></text:p>
      <text:p text:style-name="Д_5f_Основной_20_текст">Первинна функція метафори в художньому тексті — тропеїчна, образотворча, спрямована на формування художньої якості.</text:p>
      <text:p text:style-name="Д_5f_Основной_20_текст">Ще в працях Арістотеля, Ціцерона, Квінтіліана серед виражальних засобів мови центральне місце належить метафорі. Ціцерон стверджував: <text:soft-page-break/>«Нема тропа блискучішого, такого, що надавав би мові більшої кількості яскравих образів, ніж метафора» (1,217).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 (6,104).</text:p>
      <text:p text:style-name="Д_5f_Основной_20_текст">Поетичні твори Василя Стуса надзвичайно насичені метафорами, причому певна їх частина є закритою.<text:span text:style-name="T32">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79" text:note-class="footnote"><text:note-citation>1</text:note-citation><text:note-body><text:p text:style-name="Д_5f_Сноска_5f_Постраничная"><text:span text:style-name="T40">Лопушинський І., Ковнір О. </text:span><text:span text:style-name="T50">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67">— С. </text:span>1 ???</text:p></text:note-body></text:note></text:p>
      <text:p text:style-name="Д_5f_Основной_20_текст"><text:span text:style-name="T170">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переносному вживанні, викликається спільністю стилістичного завдання.</text:span><text:span text:style-name="T170"><text:note text:id="ftn80" text:note-class="footnote"><text:note-citation>2</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p></text:note-body></text:note></text:span></text:p>
      <text:p text:style-name="Д_5f_Основной_20_текст">До стилістичних синонімів входить велика кількість слів та фразеологізмів. <text:span text:style-name="T164">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text:span><text:soft-page-break/><text:span text:style-name="T164">Отже, синонімічний ряд можна розглядати як певну мікросистему в синонімічній системі мови (5).</text:span><text:span text:style-name="T164"><text:note text:id="ftn81" text:note-class="footnote"><text:note-citation>1</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5</text:p></text:note-body></text:note></text:span></text:p>
      <text:p text:style-name="Д_5f_Основной_20_текст">Вивчення синонімів, їх сутності, особливостей — це все те, що допомагає нам зрозуміти використання синонімів, а також їх стилістичну роль.</text:p>
      <text:p text:style-name="Д_5f_Основной_20_текст"><text:span text:style-name="T170">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170"><text:note text:id="ftn82" text:note-class="footnote"><text:note-citation>2</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p></text:note-body></text:note></text:span></text:p>
      <text:p text:style-name="Д_5f_Основной_20_текст">У поетичному дискурсі Василя Стуса широко вживається антитеза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 [<text:span text:style-name="T32">3</text:span>; 48], яка підсилює мовну експресію ліричних творів митця, відбиває особливості його двоїстого світовідчуття.</text:p>
      <text:p text:style-name="Д_5f_Основной_20_текст">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яскравіше виявляються їхні якості» [<text:span text:style-name="T32">2</text:span>; 18], пор.: <text:span text:style-name="T131">Прощай, Україно, моя Україно,</text:span><text:span text:style-name="T34"> </text:span><text:span text:style-name="T131">/ чужа Україно, щаслива бувай </text:span>(П-1; 223). У цій антитезі, що виражає образно-парадоксальну ідею, наявна пара антитетичних епітетів: <text:span text:style-name="T131">моя і чужа</text:span>. Такий притаманний для антитези поділ на звичне/незвичне репрезентується й в інших антитетичних лексемних парах: <text:span text:style-name="T131">злет-падіння, стовбур-крона, там-тут, життя-смерть, близько-далеко, зима-літо, лютість-кохання, живий-мрець</text:span> та ін., пор.: <text:span text:style-name="T131">Одна гора — зима, а друга — літо,/ а я стою, мов осінь,— посеред</text:span> (П-1; 132).<text:note text:id="ftn83" text:note-class="footnote"><text:note-citation>3</text:note-citation><text:note-body><text:p text:style-name="P37">Оліфіренко Л. Антитетичність у поетиці Василя Стуса як відображення світогляду митця <text:span text:style-name="T87">// Молода нація. — 2006. — № 1. Василь Стус. Двадцять років після смерті: сучасне сприйняття і переосмислення. — С. 1 ???</text:span></text:p></text:note-body></text:note></text:p>
      <text:p text:style-name="Д_5f_Основной_20_текст"><text:soft-page-break/>Стислість і висока емоційність антитези надають багатьом висловам В. Стуса виразності, афористичності: <text:span text:style-name="T131">Життя — повище зір, життя — понижче пекла... </text:span><text:span text:style-name="T149">(П-2; 57); </text:span><text:span text:style-name="T131">Який високий злет! Яке падіння</text:span>!..(ЧТ; 63); <text:span text:style-name="T131">Живі — у домовині. Мертві — ні, / хоча тюремним муром всіх притисло</text:span> (ЗД; 81) тощо.</text:p>
      <text:p text:style-name="Д_5f_Основной_20_текст">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Д_5f_Основной_20_текст">1) використовуються прийомом вставленого речення для витворення ємнішого висловлення: <text:span text:style-name="T131">Регочи на кутні – буде </text:span><text:span text:style-name="T134">легше </text:span><text:span text:style-name="T131">/ (а як буде </text:span><text:span text:style-name="T134">важче</text:span><text:span text:style-name="T131"> – теж не гріх)</text:span> (ЗД; 62);</text:p>
      <text:list xml:id="list994073793" text:style-name="WW8Num2">
        <text:list-item>
          <text:p text:style-name="P83">перехресно повторюються: <text:span text:style-name="T131">Що </text:span><text:span text:style-name="T134">чуже</text:span><text:span text:style-name="T131"> – то </text:span><text:span text:style-name="T134">наше</text:span><text:span text:style-name="T131">. / А що </text:span><text:span text:style-name="T134">наше</text:span><text:span text:style-name="T131"> – нам же й </text:span><text:span text:style-name="T134">чуже</text:span> (ЗД; 83);</text:p>
        </text:list-item>
        <text:list-item>
          <text:p text:style-name="P83">посилюються атрибутами, що, в свою чергу, є антонімічними: …<text:span text:style-name="T131">по кураях, по </text:span><text:span text:style-name="T134">рідних</text:span><text:span text:style-name="T131"> селах, по містах, / </text:span><text:span text:style-name="T134">чужих</text:span><text:span text:style-name="T131"> містах – ти так і кляк і однокрило ріс угору</text:span> (ЗД; 110);</text:p>
        </text:list-item>
        <text:list-item>
          <text:p text:style-name="P83">парцелюються: <text:span text:style-name="T131">Як став – то вплав, / як брід – то вслід, / як мур – то хоч нурця…</text:span> (П-1; 30);</text:p>
        </text:list-item>
        <text:list-item>
          <text:p text:style-name="P83">підтримуються повтором: <text:span text:style-name="T131">Жертовна молитва, жертовна клятьба, / жертовна любов і прокльони – / довіку не буде із мене раба, / душа поневажить полони</text:span> (П-2; 74).</text:p>
        </text:list-item>
      </text:list>
      <text:p text:style-name="Д_5f_Основной_20_текст">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 <text:span text:style-name="T131">Я — сам. А ти — лиш тінь. / Я є добро, а ти — труха і тлінь, / а спільне в нас — що в’язні ми обоє / дверей обабоки</text:span> (ЧТ; 27); <text:span text:style-name="T131">Ти – не птаха </text:span><text:soft-page-break/><text:span text:style-name="T131">невеличка. Ти – заманливий порив!</text:span> (Кр; 203).<text:note text:id="ftn84" text:note-class="footnote"><text:note-citation>1</text:note-citation><text:note-body><text:p text:style-name="P37">Оліфіренко Л. Антитетичність у поетиці Василя Стуса як відображення світогляду митця <text:span text:style-name="T87">// Молода нація. — 2006. — № 1. Василь Стус. Двадцять років після смерті: сучасне сприйняття і переосмислення. — С. 2</text:span></text:p></text:note-body></text:note></text:p>
      <text:p text:style-name="Д_5f_Основной_20_текст">Поняття антитетичності дуже тісно пов’язане з контрастуванням.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31">Тільки сіль, і вода, і житняк,</text:span><text:span text:style-name="T34"> </text:span><text:span text:style-name="T131">/ і світанок, і ніч, і стозора</text:span><text:span text:style-name="T34"> </text:span><text:span text:style-name="T131">/ небезпека, і сонна і хора</text:span><text:span text:style-name="T34"> </text:span><text:span text:style-name="T131">/ ця душа – вирушає успак!</text:span> (П-1; 105); <text:span text:style-name="T130">З калини сопілка і гілка бузку, / і перша гагілка, і перше ку-ку </text:span>(П-2;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контрастуючих елементів речення. До того ж, вона може підсилюватися супровідною антонімізацією (<text:span text:style-name="T131">і світанок, і ніч</text:span>), римою (<text:span text:style-name="T131">сопілка – гілка – гагілка, гілка бузку – ку-ку</text:span>).</text:p>
      <text:p text:style-name="Д_5f_Основной_20_текст">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85" text:note-class="footnote"><text:note-citation>2</text:note-citation><text:note-body><text:p text:style-name="P37">Оліфіренко Л. Антитетичність у поетиці Василя Стуса як відображення світогляду митця <text:span text:style-name="T87">// Молода нація. — 2006. — № 1. Василь Стус. Двадцять років після смерті: сучасне сприйняття і переосмислення. — С. 3</text:span></text:p></text:note-body></text:note></text:p>
      <text:p text:style-name="Д_5f_Основной_20_текст"><text:span text:style-name="T170">У вірші «Вільготно гойдається зламана віть...» (П, І, 27)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170"><text:note text:id="ftn86" text:note-class="footnote"><text:note-citation>3</text:note-citation><text:note-body><text:p text:style-name="Д_5f_Сноска_5f_Постраничная"><text:span text:style-name="T40">Плющ Л. Вільготно гойдається зламана віть... // «Слово і час», № 11, 1991. </text:span><text:span text:style-name="T168">— С. 44</text:span></text:p></text:note-body></text:note></text:span></text:p>
      <text:p text:style-name="Д_5f_Основной_20_текст">У процесі дослідження ідіостилю Василя Стуса, специфіки ліричного фонду поета вияскравлюється неоднорідність стилю митця, цілковита <text:soft-page-break/>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Д_5f_Основной_20_текст">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підрядні частини зазначених речень повідомляють додаткову, уточнюючу інформацію про істоту, яка є об’єктом (найчастіше) або суб’єктом речення.</text:p>
      <text:p text:style-name="Д_5f_Основной_20_текст"><text:span text:style-name="T170">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собі значення додаткової інформації про суб’єкт/об’єкт:</text:span><text:span text:style-name="T170"><text:note text:id="ftn87" text:note-class="footnote"><text:note-citation>1</text:note-citation><text:note-body><text:p text:style-name="Д_5f_Сноска_5f_Постраничная"><text:span text:style-name="T40">Пономарьова Л. Стилетворчий потенціал складнопідрядних прислівних присубстантивно‑атрибутивних речень в ідіостилі Василя Стуса </text:span><text:span text:style-name="T168">//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Д_5f_Основной_20_текст">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p>
      <text:p text:style-name="Д_5f_Основной_20_текст">Бринить космічна музика струмка,</text:p>
      <text:p text:style-name="Д_5f_Основной_20_текст">Неначе ним усесвіт обізвався</text:p>
      <text:p text:style-name="Д_5f_Основной_20_текст">до себе. Сядь напоруч і змалій</text:p>
      <text:p text:style-name="Д_5f_Основной_20_текст">до крем’яха. І най тебе омиє</text:p>
      <text:p text:style-name="Д_5f_Основной_20_текст">вода прозора...</text:p>
      <text:p text:style-name="Д_5f_Основной_20_текст"><text:span text:style-name="T170">(Із зб. «Палімпсести»)</text:span><text:span text:style-name="T170"><text:note text:id="ftn88" text:note-class="footnote"><text:note-citation>2</text:note-citation><text:note-body><text:p text:style-name="Д_5f_Сноска_5f_Постраничная"><text:span text:style-name="T40">Могила С. Вияви інверсії в поетичних творах Василя Стуса </text:span><text:span text:style-name="T168">//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text:h text:style-name="P23" text:outline-level="1"><text:bookmark text:name="__RefHeading__18063_1600925806"/>Висновки<text:bookmark-end text:name="__RefHeading__18063_1600925806"/></text:h>
      <text:p text:style-name="Д_5f_Основной_20_текст">Філософські поезії В. Стуса неможливо декодувати без знання світоглядного контексту його творчості. І лірику поета не слід сприймати спрощено, як художню ілюстрацію ідей екзистенціалізму чи української «філософії серця».<text:note text:id="ftn89" text:note-class="footnote"><text:note-citation>1</text:note-citation><text:note-body><text:p text:style-name="Д_5f_Сноска_5f_Постраничная"><text:span text:style-name="T66">Бондаренко А.</text:span><text:span text:style-name="T68"> </text:span><text:span text:style-name="T70">Спроба аналізу</text:span><text:span text:style-name="T74"> </text:span><text:span text:style-name="T70">філософських творів</text:span><text:span text:style-name="T74"> </text:span><text:span text:style-name="T70">Василя Стуса // «</text:span><text:span text:style-name="T71">Дивослово», № 8, 1998, С. 1</text:span></text:p></text:note-body></text:note></text:p>
      <text:p text:style-name="Д_5f_Основной_20_текст"/>
      <text:p text:style-name="Д_5f_Основной_20_текст">Екзистенціалізм приваблював В. Стуса ідеєю стоїцизму, пов'язаною з темою «закиненості» людини у світі, згубності соціуму для особистості: важким умовам існування людина може протиставити свої внутрішні сили, свій духовний потенціал. Так сходяться у двобої «біль—білий світ» і дух людини, керований самонаказом: «Стій і стій, допоки скону, допоки світу й сонця — стій і стій». Поет повною мірою зазнав і відчув, як суспільство нищить, нівелює людину, обмежує її свободу, і протистояв цьому нищенню активною життєвою позицією, високими морально-етичними переконаннями і творчістю, яка, за постулатами екзистенціалізму, дає можливість досягти справжньої свободи. Провідна тема у цій творчості — становлення душі, духу. Екзистенціалісти твердять, що духовність людини є майже єдиною її метою. В. Стус теж вважав, що людина «твориться, самонароджується», що у важких умовах існування вона знаходить власну сутність.<text:note text:id="ftn90" text:note-class="footnote"><text:note-citation>2</text:note-citation><text:note-body><text:p text:style-name="Д_5f_Сноска_5f_Постраничная"><text:span text:style-name="T67">Бондаренко А.</text:span><text:span text:style-name="T69"> </text:span><text:span text:style-name="T71">Спроба аналізу</text:span><text:span text:style-name="T75"> </text:span><text:span text:style-name="T71">філософських творів</text:span><text:span text:style-name="T75"> </text:span><text:span text:style-name="T71">Василя Стуса // «Дивослово», № 8, 1998, С. 5</text:span></text:p></text:note-body></text:note></text:p>
      <text:p text:style-name="Д_5f_Основной_20_текст"/>
      <text:p text:style-name="Д_5f_Основной_20_текст"><text:span text:style-name="T170">У поезії Стуса весь час нашаровуються різні стани душі, які на перший погляд</text:span><text:span text:style-name="T64"> </text:span><text:span text:style-name="T170">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text:span><text:soft-page-break/><text:span text:style-name="T170">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span text:style-name="T170"><text:note text:id="ftn91" text:note-class="footnote"><text:note-citation>1</text:note-citation><text:note-body><text:p text:style-name="P102"><text:span text:style-name="T40">Коцюбинська М. Х. Новітні Палімпсести (Кілька думок про феномен Василя Стуса) // «Філософська і соціологічна думка», 1990, № 2. </text:span><text:span text:style-name="T168">— </text:span><text:span text:style-name="T169">C. </text:span><text:span text:style-name="T166">1</text:span></text:p></text:note-body></text:note></text:span></text:p>
      <text:h text:style-name="P23" text:outline-level="1"><text:bookmark text:name="__RefHeading__18065_1600925806"/>Список використаної літератури<text:bookmark-end text:name="__RefHeading__18065_1600925806"/></text:h>
      <text:list xml:id="list788889985" text:style-name="L34">
        <text:list-item>
          <text:p text:style-name="P92"><text:a xlink:type="simple" xlink:href="http://ru.wikipedia.org/wiki/Motörhead">http://ru.wikipedia.org/wiki/Motörhead</text:a> </text:p>
        </text:list-item>
        <text:list-item>
          <text:p text:style-name="P92">С. М. Львовский, Набор и вёрстка в системе LaTeX — 3-е изд., 2003. — 448 c.</text:p>
        </text:list-item>
        <text:list-item>
          <text:p text:style-name="P92">Александра Королькова, Живая типографика — М.: IndexMarket, 2007 — 224 с., ил.</text:p>
        </text:list-item>
        <text:list-item>
          <text:p text:style-name="P92">Мильчин А. Э. Издательский словарь-справочник. — М., 1998. — С. 61.</text:p>
        </text:list-item>
        <text:list-item>
          <text:p text:style-name="P92">Чихольд Я. «Висячие» строки и начальные строки в конце полосы // Облик книги — М., 1980. — С. 177—179.</text:p>
        </text:list-item>
      </text:list>
      <text:p text:style-name="P90">МІНІСТЕРСТВО ОСВІТИ І НАУКИ УКРАЇНИ</text:p>
      <text:p text:style-name="P84">ДЕРЖАВНИЙ ВИЩИЙ НАВЧАЛЬНИЙ ЗАКЛАД</text:p>
      <text:p text:style-name="P84">«УЖГОРОДСЬКИЙ НАЦІОНАЛЬНИЙ УНІВЕРСИТЕТ»</text:p>
      <text:p text:style-name="P84">ФІЛОЛОГІЧНИЙ ФАКУЛЬТЕТ</text:p>
      <text:p text:style-name="P84">КАФЕДРА УКРАЇНСЬКОЇ МОВИ</text:p>
      <text:p text:style-name="P84"/>
      <text:p text:style-name="P84"/>
      <text:p text:style-name="P79"/>
      <text:p text:style-name="P79"/>
      <text:p text:style-name="P79"/>
      <text:p text:style-name="P79"/>
      <text:p text:style-name="P84"/>
      <text:p text:style-name="P86"><text:bookmark text:name="__RefHeading__24486_1443281443"/>ІНДИВІДУАЛЬНО‑АВТОРСЬКІ НОВОТВОРИ<text:bookmark-end text:name="__RefHeading__24486_1443281443"/></text:p>
      <text:p text:style-name="P86"><text:bookmark text:name="__RefHeading__24488_1443281443"/>У ЗБІРЦІ В. СТУСА «ПАЛІМПСЕСТИ»<text:bookmark-end text:name="__RefHeading__24488_1443281443"/></text:p>
      <text:p text:style-name="P84"/>
      <text:p text:style-name="P84"/>
      <text:p text:style-name="P80">Дипломна робота<text:tab/><text:tab/></text:p>
      <text:p text:style-name="P80"><text:span text:style-name="T32">студента V</text:span> курсу<text:tab/><text:tab/></text:p>
      <text:p text:style-name="P85"><text:span text:style-name="T140">Брези І. І.<text:tab/><text:tab/><text:tab/></text:span></text:p>
      <text:p text:style-name="P84"/>
      <text:p text:style-name="P85">Науковий керівник<text:tab/></text:p>
      <text:p text:style-name="P85">доц. Вовченко Г. І.<text:tab/></text:p>
      <text:p text:style-name="P84"/>
      <text:p text:style-name="P84"/>
      <text:p text:style-name="P84"/>
      <text:p text:style-name="P84"/>
      <text:p text:style-name="P84"/>
      <text:p text:style-name="P84"/>
      <text:p text:style-name="P84">Ужгород —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nstantia" svg:font-family="Constantia"/>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2" style:display-name="ListLabel 2" style:family="text">
      <style:text-properties style:font-name-complex="Times New Roman3"/>
    </style:style>
    <style:style style:name="ListLabel_20_3" style:display-name="ListLabel 3"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Д_5f_Верх.Колонтитул">
      <style:paragraph-properties fo:text-align="center" style:justify-single-word="false"/>
    </style:style>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153</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style:master-page style:name="Endnote" style:page-layout-name="Mpm4"/>
    <style:master-page style:name="Footnote" style:page-layout-name="Mpm4"/>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08:53:39</meta:creation-date>
    <meta:editing-duration>PT6H26M11S</meta:editing-duration>
    <meta:editing-cycles>16</meta:editing-cycles>
    <meta:generator>LibreOffice/3.4$Linux LibreOffice_project/340m1$Build-402</meta:generator>
    <dc:title>Diplom</dc:title>
    <dc:date>2012-05-03T15:58:50</dc:date>
    <meta:document-statistic meta:table-count="2" meta:image-count="0" meta:object-count="2" meta:page-count="152" meta:paragraph-count="3059" meta:word-count="27103" meta:character-count="185751" meta:non-whitespace-character-count="161841"/>
    <meta:user-defined meta:name="Поле 1"/>
    <meta:user-defined meta:name="Поле 2"/>
    <meta:user-defined meta:name="Поле 3"/>
    <meta:user-defined meta:name="Поле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4.2cm" style:legend-expansion="high" chart:style-name="ch2"/>
        <chart:plot-area chart:style-name="ch3" chart:data-source-has-labels="both" svg:x="0.769cm" svg:y="0.851cm" svg:width="11.613cm" svg:height="7.549cm">
          <chartooo:coordinate-region svg:x="3.348cm" svg:y="0.851cm" svg:width="8.754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Частини мови</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